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264in"/>
    </style:style>
    <style:style style:name="co2" style:family="table-column">
      <style:table-column-properties fo:break-before="auto" style:column-width="0.53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772in"/>
    </style:style>
    <style:style style:name="co5" style:family="table-column">
      <style:table-column-properties fo:break-before="auto" style:column-width="1.002in"/>
    </style:style>
    <style:style style:name="co6" style:family="table-column">
      <style:table-column-properties fo:break-before="auto" style:column-width="1.3035in"/>
    </style:style>
    <style:style style:name="co7" style:family="table-column">
      <style:table-column-properties fo:break-before="auto" style:column-width="0.9854in"/>
    </style:style>
    <style:style style:name="co8" style:family="table-column">
      <style:table-column-properties fo:break-before="auto" style:column-width="1.3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cccccc" style:text-align-source="fix" style:repeat-content="false" fo:border="0.74pt solid #80808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74pt solid #808080"/>
    </style:style>
    <style:style style:name="ce3" style:family="table-cell" style:parent-style-name="Default">
      <style:table-cell-properties fo:background-color="#cccccc" style:text-align-source="fix" style:repeat-content="false" fo:border="0.74pt solid #80808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81">
      <style:table-cell-properties fo:border="0.74pt solid 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4"/>
        <table:table-column table:style-name="co3" table:default-cell-style-name="ce2"/>
        <table:table-column table:style-name="co7" table:default-cell-style-name="ce2"/>
        <table:table-column table:style-name="co3" table:number-columns-repeated="3" table:default-cell-style-name="ce2"/>
        <table:table-column table:style-name="co3" table:default-cell-style-name="Default"/>
        <table:table-column table:style-name="co8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Animal #</text:p>
          </table:table-cell>
          <table:table-cell table:style-name="ce3" office:value-type="string" calcext:value-type="string">
            <text:p>Row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Arc Length</text:p>
          </table:table-cell>
          <table:table-cell table:style-name="ce3" office:value-type="string" calcext:value-type="string">
            <text:p>Poly2_RSS</text:p>
          </table:table-cell>
          <table:table-cell table:style-name="ce3" office:value-type="string" calcext:value-type="string">
            <text:p>Poly3_RSS</text:p>
          </table:table-cell>
          <table:table-cell table:style-name="ce3" office:value-type="string" calcext:value-type="string">
            <text:p>Poly23_RSS</text:p>
          </table:table-cell>
          <table:table-cell table:style-name="ce3" office:value-type="string" calcext:value-type="string">
            <text:p>Poly234_RSS</text:p>
          </table:table-cell>
          <table:table-cell table:style-name="ce3" office:value-type="string" calcext:value-type="string">
            <text:p>Poly2345_RSS</text:p>
          </table:table-cell>
          <table:table-cell table:style-name="ce3" office:value-type="string" calcext:value-type="string">
            <text:p>Frac_beta_whisker</text:p>
          </table:table-cell>
          <table:table-cell table:style-name="ce3" office:value-type="string" calcext:value-type="string">
            <text:p>Frac_coef</text:p>
          </table:table-cell>
          <table:table-cell table:style-name="ce3" office:value-type="string" calcext:value-type="string">
            <text:p>Frac_RSS</text:p>
          </table:table-cell>
          <table:table-cell table:style-name="ce3" office:value-type="string" calcext:value-type="string">
            <text:p>Elliptical_RSS</text:p>
          </table:table-cell>
          <table:table-cell table:style-name="ce3" office:value-type="string" calcext:value-type="string">
            <text:p>Cesaro_A</text:p>
          </table:table-cell>
          <table:table-cell table:style-name="ce3" office:value-type="string" calcext:value-type="string">
            <text:p>Cesaro_B</text:p>
          </table:table-cell>
          <table:table-cell table:style-name="ce3" office:value-type="string" calcext:value-type="string">
            <text:p>Cesaro_RSS</text:p>
          </table:table-cell>
          <table:table-cell table:style-name="ce5"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.097" calcext:value-type="float">
            <text:p>55.097</text:p>
          </table:table-cell>
          <table:table-cell office:value-type="float" office:value="1325.7" calcext:value-type="float">
            <text:p>1325.7</text:p>
          </table:table-cell>
          <table:table-cell office:value-type="float" office:value="561.3" calcext:value-type="float">
            <text:p>561.3</text:p>
          </table:table-cell>
          <table:table-cell office:value-type="float" office:value="112.29" calcext:value-type="float">
            <text:p>112.29</text:p>
          </table:table-cell>
          <table:table-cell office:value-type="float" office:value="22.388" calcext:value-type="float">
            <text:p>22.388</text:p>
          </table:table-cell>
          <table:table-cell office:value-type="float" office:value="17.135" calcext:value-type="float">
            <text:p>17.135</text:p>
          </table:table-cell>
          <table:table-cell office:value-type="float" office:value="7.0506" calcext:value-type="float">
            <text:p>7.0506</text:p>
          </table:table-cell>
          <table:table-cell office:value-type="float" office:value="0.000047676" calcext:value-type="float">
            <text:p>4.77E-05</text:p>
          </table:table-cell>
          <table:table-cell office:value-type="float" office:value="11.946" calcext:value-type="float">
            <text:p>11.946</text:p>
          </table:table-cell>
          <table:table-cell office:value-type="float" office:value="1265.1" calcext:value-type="float">
            <text:p>1265.1</text:p>
          </table:table-cell>
          <table:table-cell office:value-type="float" office:value="0.00093152" calcext:value-type="float">
            <text:p>0.00093152</text:p>
          </table:table-cell>
          <table:table-cell office:value-type="float" office:value="-0.005938" calcext:value-type="float">
            <text:p>-0.005938</text:p>
          </table:table-cell>
          <table:table-cell office:value-type="float" office:value="22.884" calcext:value-type="float">
            <text:p>22.88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.474" calcext:value-type="float">
            <text:p>34.474</text:p>
          </table:table-cell>
          <table:table-cell office:value-type="float" office:value="243.61" calcext:value-type="float">
            <text:p>243.61</text:p>
          </table:table-cell>
          <table:table-cell office:value-type="float" office:value="109.26" calcext:value-type="float">
            <text:p>109.26</text:p>
          </table:table-cell>
          <table:table-cell office:value-type="float" office:value="11.231" calcext:value-type="float">
            <text:p>11.231</text:p>
          </table:table-cell>
          <table:table-cell office:value-type="float" office:value="3.4917" calcext:value-type="float">
            <text:p>3.4917</text:p>
          </table:table-cell>
          <table:table-cell office:value-type="float" office:value="1.6588" calcext:value-type="float">
            <text:p>1.6588</text:p>
          </table:table-cell>
          <table:table-cell office:value-type="float" office:value="5.5281" calcext:value-type="float">
            <text:p>5.5281</text:p>
          </table:table-cell>
          <table:table-cell office:value-type="float" office:value="0.000051314" calcext:value-type="float">
            <text:p>5.13E-05</text:p>
          </table:table-cell>
          <table:table-cell office:value-type="float" office:value="12.398" calcext:value-type="float">
            <text:p>12.398</text:p>
          </table:table-cell>
          <table:table-cell office:value-type="float" office:value="117.78" calcext:value-type="float">
            <text:p>117.78</text:p>
          </table:table-cell>
          <table:table-cell office:value-type="float" office:value="0.0016027" calcext:value-type="float">
            <text:p>0.0016027</text:p>
          </table:table-cell>
          <table:table-cell office:value-type="float" office:value="-0.0092132" calcext:value-type="float">
            <text:p>-0.0092132</text:p>
          </table:table-cell>
          <table:table-cell office:value-type="float" office:value="9.3965" calcext:value-type="float">
            <text:p>9.396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.278" calcext:value-type="float">
            <text:p>26.278</text:p>
          </table:table-cell>
          <table:table-cell office:value-type="float" office:value="5.3109" calcext:value-type="float">
            <text:p>5.3109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039132" calcext:value-type="float">
            <text:p>0.039132</text:p>
          </table:table-cell>
          <table:table-cell office:value-type="float" office:value="0.040978" calcext:value-type="float">
            <text:p>0.040978</text:p>
          </table:table-cell>
          <table:table-cell office:value-type="float" office:value="0.025893" calcext:value-type="float">
            <text:p>0.025893</text:p>
          </table:table-cell>
          <table:table-cell office:value-type="float" office:value="2.7852" calcext:value-type="float">
            <text:p>2.7852</text:p>
          </table:table-cell>
          <table:table-cell office:value-type="float" office:value="0.000081705" calcext:value-type="float">
            <text:p>8.17E-05</text:p>
          </table:table-cell>
          <table:table-cell office:value-type="float" office:value="0.05202" calcext:value-type="float">
            <text:p>0.05202</text:p>
          </table:table-cell>
          <table:table-cell office:value-type="float" office:value="0.98944" calcext:value-type="float">
            <text:p>0.98944</text:p>
          </table:table-cell>
          <table:table-cell office:value-type="float" office:value="0.00068641" calcext:value-type="float">
            <text:p>0.00068641</text:p>
          </table:table-cell>
          <table:table-cell office:value-type="float" office:value="0.0025346" calcext:value-type="float">
            <text:p>0.0025346</text:p>
          </table:table-cell>
          <table:table-cell office:value-type="float" office:value="0.06667" calcext:value-type="float">
            <text:p>0.0666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.043" calcext:value-type="float">
            <text:p>16.043</text:p>
          </table:table-cell>
          <table:table-cell office:value-type="float" office:value="4.835" calcext:value-type="float">
            <text:p>4.835</text:p>
          </table:table-cell>
          <table:table-cell office:value-type="float" office:value="0.12467" calcext:value-type="float">
            <text:p>0.12467</text:p>
          </table:table-cell>
          <table:table-cell office:value-type="float" office:value="0.1264" calcext:value-type="float">
            <text:p>0.1264</text:p>
          </table:table-cell>
          <table:table-cell office:value-type="float" office:value="0.058888" calcext:value-type="float">
            <text:p>0.058888</text:p>
          </table:table-cell>
          <table:table-cell office:value-type="float" office:value="0.0055989" calcext:value-type="float">
            <text:p>0.0055989</text:p>
          </table:table-cell>
          <table:table-cell office:value-type="float" office:value="3.0684" calcext:value-type="float">
            <text:p>3.0684</text:p>
          </table:table-cell>
          <table:table-cell table:style-name="ce2" office:value-type="float" office:value="0.00060945" calcext:value-type="float">
            <text:p>0.00060945</text:p>
          </table:table-cell>
          <table:table-cell office:value-type="float" office:value="0.091384" calcext:value-type="float">
            <text:p>0.091384</text:p>
          </table:table-cell>
          <table:table-cell office:value-type="float" office:value="0.99831" calcext:value-type="float">
            <text:p>0.99831</text:p>
          </table:table-cell>
          <table:table-cell office:value-type="float" office:value="0.0032463" calcext:value-type="float">
            <text:p>0.0032463</text:p>
          </table:table-cell>
          <table:table-cell office:value-type="float" office:value="0.0075043" calcext:value-type="float">
            <text:p>0.0075043</text:p>
          </table:table-cell>
          <table:table-cell office:value-type="float" office:value="0.067212" calcext:value-type="float">
            <text:p>0.06721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.186" calcext:value-type="float">
            <text:p>37.186</text:p>
          </table:table-cell>
          <table:table-cell office:value-type="float" office:value="23.381" calcext:value-type="float">
            <text:p>23.381</text:p>
          </table:table-cell>
          <table:table-cell office:value-type="float" office:value="1.0754" calcext:value-type="float">
            <text:p>1.0754</text:p>
          </table:table-cell>
          <table:table-cell office:value-type="float" office:value="0.61486" calcext:value-type="float">
            <text:p>0.61486</text:p>
          </table:table-cell>
          <table:table-cell office:value-type="float" office:value="0.24021" calcext:value-type="float">
            <text:p>0.24021</text:p>
          </table:table-cell>
          <table:table-cell office:value-type="float" office:value="0.14709" calcext:value-type="float">
            <text:p>0.14709</text:p>
          </table:table-cell>
          <table:table-cell office:value-type="float" office:value="3.4163" calcext:value-type="float">
            <text:p>3.4163</text:p>
          </table:table-cell>
          <table:table-cell office:value-type="float" office:value="0.000035801" calcext:value-type="float">
            <text:p>3.58E-05</text:p>
          </table:table-cell>
          <table:table-cell office:value-type="float" office:value="0.31436" calcext:value-type="float">
            <text:p>0.31436</text:p>
          </table:table-cell>
          <table:table-cell office:value-type="float" office:value="5.1174" calcext:value-type="float">
            <text:p>5.1174</text:p>
          </table:table-cell>
          <table:table-cell office:value-type="float" office:value="0.00056682" calcext:value-type="float">
            <text:p>0.00056682</text:p>
          </table:table-cell>
          <table:table-cell office:value-type="float" office:value="-0.00056133" calcext:value-type="float">
            <text:p>-0.00056133</text:p>
          </table:table-cell>
          <table:table-cell office:value-type="float" office:value="0.18657" calcext:value-type="float">
            <text:p>0.18657</text:p>
          </table:table-cell>
          <table:table-cell/>
          <table:table-cell table:style-name="ce3" office:value-type="string" calcext:value-type="string">
            <text:p>Frac_Beta_Species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.274" calcext:value-type="float">
            <text:p>22.274</text:p>
          </table:table-cell>
          <table:table-cell office:value-type="float" office:value="21.653" calcext:value-type="float">
            <text:p>21.653</text:p>
          </table:table-cell>
          <table:table-cell office:value-type="float" office:value="0.27111" calcext:value-type="float">
            <text:p>0.27111</text:p>
          </table:table-cell>
          <table:table-cell office:value-type="float" office:value="0.16729" calcext:value-type="float">
            <text:p>0.16729</text:p>
          </table:table-cell>
          <table:table-cell office:value-type="float" office:value="0.14961" calcext:value-type="float">
            <text:p>0.14961</text:p>
          </table:table-cell>
          <table:table-cell office:value-type="float" office:value="0.15251" calcext:value-type="float">
            <text:p>0.15251</text:p>
          </table:table-cell>
          <table:table-cell office:value-type="float" office:value="3.1555" calcext:value-type="float">
            <text:p>3.1555</text:p>
          </table:table-cell>
          <table:table-cell table:style-name="ce2" office:value-type="float" office:value="0.0002503" calcext:value-type="float">
            <text:p>0.0002503</text:p>
          </table:table-cell>
          <table:table-cell office:value-type="float" office:value="0.1698" calcext:value-type="float">
            <text:p>0.1698</text:p>
          </table:table-cell>
          <table:table-cell office:value-type="float" office:value="4.0726" calcext:value-type="float">
            <text:p>4.0726</text:p>
          </table:table-cell>
          <table:table-cell office:value-type="float" office:value="0.0022137" calcext:value-type="float">
            <text:p>0.0022137</text:p>
          </table:table-cell>
          <table:table-cell office:value-type="float" office:value="0.00091732" calcext:value-type="float">
            <text:p>0.00091732</text:p>
          </table:table-cell>
          <table:table-cell office:value-type="float" office:value="1.3981" calcext:value-type="float">
            <text:p>1.3981</text:p>
          </table:table-cell>
          <table:table-cell/>
          <table:table-cell table:style-name="ce2" office:value-type="float" office:value="3.4671" calcext:value-type="float">
            <text:p>3.467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8.676" calcext:value-type="float">
            <text:p>58.676</text:p>
          </table:table-cell>
          <table:table-cell office:value-type="float" office:value="123.38" calcext:value-type="float">
            <text:p>123.38</text:p>
          </table:table-cell>
          <table:table-cell office:value-type="float" office:value="102.06" calcext:value-type="float">
            <text:p>102.06</text:p>
          </table:table-cell>
          <table:table-cell office:value-type="float" office:value="50.056" calcext:value-type="float">
            <text:p>50.056</text:p>
          </table:table-cell>
          <table:table-cell office:value-type="float" office:value="47.462" calcext:value-type="float">
            <text:p>47.462</text:p>
          </table:table-cell>
          <table:table-cell office:value-type="float" office:value="56.784" calcext:value-type="float">
            <text:p>56.784</text:p>
          </table:table-cell>
          <table:table-cell office:value-type="float" office:value="4.4888" calcext:value-type="float">
            <text:p>4.4888</text:p>
          </table:table-cell>
          <table:table-cell office:value-type="float" office:value="0.0000031444" calcext:value-type="float">
            <text:p>3.14E-06</text:p>
          </table:table-cell>
          <table:table-cell office:value-type="float" office:value="77.544" calcext:value-type="float">
            <text:p>77.544</text:p>
          </table:table-cell>
          <table:table-cell office:value-type="float" office:value="84.642" calcext:value-type="float">
            <text:p>84.642</text:p>
          </table:table-cell>
          <table:table-cell table:style-name="ce4" office:value-type="float" office:value="0.000061673" calcext:value-type="float">
            <text:p>6.17E-05</text:p>
          </table:table-cell>
          <table:table-cell office:value-type="float" office:value="0.00052627" calcext:value-type="float">
            <text:p>0.00052627</text:p>
          </table:table-cell>
          <table:table-cell office:value-type="float" office:value="166.06" calcext:value-type="float">
            <text:p>166.06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.87" calcext:value-type="float">
            <text:p>42.87</text:p>
          </table:table-cell>
          <table:table-cell office:value-type="float" office:value="80.86" calcext:value-type="float">
            <text:p>80.86</text:p>
          </table:table-cell>
          <table:table-cell office:value-type="float" office:value="4.9394" calcext:value-type="float">
            <text:p>4.9394</text:p>
          </table:table-cell>
          <table:table-cell office:value-type="float" office:value="0.1908" calcext:value-type="float">
            <text:p>0.1908</text:p>
          </table:table-cell>
          <table:table-cell office:value-type="float" office:value="0.13677" calcext:value-type="float">
            <text:p>0.13677</text:p>
          </table:table-cell>
          <table:table-cell office:value-type="float" office:value="0.1212" calcext:value-type="float">
            <text:p>0.1212</text:p>
          </table:table-cell>
          <table:table-cell office:value-type="float" office:value="3.361" calcext:value-type="float">
            <text:p>3.361</text:p>
          </table:table-cell>
          <table:table-cell office:value-type="float" office:value="0.000023011" calcext:value-type="float">
            <text:p>2.30E-05</text:p>
          </table:table-cell>
          <table:table-cell office:value-type="float" office:value="0.60034" calcext:value-type="float">
            <text:p>0.60034</text:p>
          </table:table-cell>
          <table:table-cell office:value-type="float" office:value="22.276" calcext:value-type="float">
            <text:p>22.276</text:p>
          </table:table-cell>
          <table:table-cell office:value-type="float" office:value="0.0004075" calcext:value-type="float">
            <text:p>0.0004075</text:p>
          </table:table-cell>
          <table:table-cell office:value-type="float" office:value="-0.00070918" calcext:value-type="float">
            <text:p>-0.00070918</text:p>
          </table:table-cell>
          <table:table-cell office:value-type="float" office:value="0.78777" calcext:value-type="float">
            <text:p>0.7877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2.621" calcext:value-type="float">
            <text:p>62.621</text:p>
          </table:table-cell>
          <table:table-cell office:value-type="float" office:value="1733.7" calcext:value-type="float">
            <text:p>1733.7</text:p>
          </table:table-cell>
          <table:table-cell office:value-type="float" office:value="418.61" calcext:value-type="float">
            <text:p>418.61</text:p>
          </table:table-cell>
          <table:table-cell office:value-type="float" office:value="107.59" calcext:value-type="float">
            <text:p>107.59</text:p>
          </table:table-cell>
          <table:table-cell office:value-type="float" office:value="21.242" calcext:value-type="float">
            <text:p>21.242</text:p>
          </table:table-cell>
          <table:table-cell office:value-type="float" office:value="7.3739" calcext:value-type="float">
            <text:p>7.3739</text:p>
          </table:table-cell>
          <table:table-cell office:value-type="float" office:value="4.7742" calcext:value-type="float">
            <text:p>4.7742</text:p>
          </table:table-cell>
          <table:table-cell office:value-type="float" office:value="0.000030949" calcext:value-type="float">
            <text:p>3.09E-05</text:p>
          </table:table-cell>
          <table:table-cell office:value-type="float" office:value="26.015" calcext:value-type="float">
            <text:p>26.015</text:p>
          </table:table-cell>
          <table:table-cell office:value-type="float" office:value="617.24" calcext:value-type="float">
            <text:p>617.24</text:p>
          </table:table-cell>
          <table:table-cell office:value-type="float" office:value="0.00047408" calcext:value-type="float">
            <text:p>0.00047408</text:p>
          </table:table-cell>
          <table:table-cell office:value-type="float" office:value="-0.0015644" calcext:value-type="float">
            <text:p>-0.0015644</text:p>
          </table:table-cell>
          <table:table-cell office:value-type="float" office:value="13.577" calcext:value-type="float">
            <text:p>13.57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.156" calcext:value-type="float">
            <text:p>16.156</text:p>
          </table:table-cell>
          <table:table-cell office:value-type="float" office:value="5.0562" calcext:value-type="float">
            <text:p>5.0562</text:p>
          </table:table-cell>
          <table:table-cell office:value-type="float" office:value="0.089621" calcext:value-type="float">
            <text:p>0.089621</text:p>
          </table:table-cell>
          <table:table-cell office:value-type="float" office:value="0.096035" calcext:value-type="float">
            <text:p>0.096035</text:p>
          </table:table-cell>
          <table:table-cell office:value-type="float" office:value="0.048066" calcext:value-type="float">
            <text:p>0.048066</text:p>
          </table:table-cell>
          <table:table-cell office:value-type="float" office:value="0.0022316" calcext:value-type="float">
            <text:p>0.0022316</text:p>
          </table:table-cell>
          <table:table-cell office:value-type="float" office:value="3.1085" calcext:value-type="float">
            <text:p>3.1085</text:p>
          </table:table-cell>
          <table:table-cell table:style-name="ce2" office:value-type="float" office:value="0.00053933" calcext:value-type="float">
            <text:p>0.00053933</text:p>
          </table:table-cell>
          <table:table-cell office:value-type="float" office:value="0.065601" calcext:value-type="float">
            <text:p>0.065601</text:p>
          </table:table-cell>
          <table:table-cell office:value-type="float" office:value="1.0011" calcext:value-type="float">
            <text:p>1.0011</text:p>
          </table:table-cell>
          <table:table-cell office:value-type="float" office:value="0.0034019" calcext:value-type="float">
            <text:p>0.0034019</text:p>
          </table:table-cell>
          <table:table-cell office:value-type="float" office:value="0.0049065" calcext:value-type="float">
            <text:p>0.0049065</text:p>
          </table:table-cell>
          <table:table-cell office:value-type="float" office:value="0.060339" calcext:value-type="float">
            <text:p>0.060339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.785" calcext:value-type="float">
            <text:p>13.785</text:p>
          </table:table-cell>
          <table:table-cell office:value-type="float" office:value="7.3466" calcext:value-type="float">
            <text:p>7.3466</text:p>
          </table:table-cell>
          <table:table-cell office:value-type="float" office:value="0.6592" calcext:value-type="float">
            <text:p>0.6592</text:p>
          </table:table-cell>
          <table:table-cell office:value-type="float" office:value="0.25703" calcext:value-type="float">
            <text:p>0.25703</text:p>
          </table:table-cell>
          <table:table-cell office:value-type="float" office:value="0.091096" calcext:value-type="float">
            <text:p>0.091096</text:p>
          </table:table-cell>
          <table:table-cell office:value-type="float" office:value="0.0036205" calcext:value-type="float">
            <text:p>0.0036205</text:p>
          </table:table-cell>
          <table:table-cell office:value-type="float" office:value="3.4351" calcext:value-type="float">
            <text:p>3.4351</text:p>
          </table:table-cell>
          <table:table-cell table:style-name="ce2" office:value-type="float" office:value="0.0012864" calcext:value-type="float">
            <text:p>0.0012864</text:p>
          </table:table-cell>
          <table:table-cell office:value-type="float" office:value="0.12381" calcext:value-type="float">
            <text:p>0.12381</text:p>
          </table:table-cell>
          <table:table-cell office:value-type="float" office:value="0.55819" calcext:value-type="float">
            <text:p>0.55819</text:p>
          </table:table-cell>
          <table:table-cell office:value-type="float" office:value="0.0061165" calcext:value-type="float">
            <text:p>0.0061165</text:p>
          </table:table-cell>
          <table:table-cell office:value-type="float" office:value="0.0086966" calcext:value-type="float">
            <text:p>0.0086966</text:p>
          </table:table-cell>
          <table:table-cell office:value-type="float" office:value="0.17031" calcext:value-type="float">
            <text:p>0.1703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9234" calcext:value-type="float">
            <text:p>7.9234</text:p>
          </table:table-cell>
          <table:table-cell office:value-type="float" office:value="1.0705" calcext:value-type="float">
            <text:p>1.0705</text:p>
          </table:table-cell>
          <table:table-cell office:value-type="float" office:value="0.085985" calcext:value-type="float">
            <text:p>0.085985</text:p>
          </table:table-cell>
          <table:table-cell office:value-type="float" office:value="0.0030564" calcext:value-type="float">
            <text:p>0.0030564</text:p>
          </table:table-cell>
          <table:table-cell office:value-type="float" office:value="0.0060399" calcext:value-type="float">
            <text:p>0.0060399</text:p>
          </table:table-cell>
          <table:table-cell office:value-type="float" office:value="0.0069073" calcext:value-type="float">
            <text:p>0.0069073</text:p>
          </table:table-cell>
          <table:table-cell office:value-type="float" office:value="2.8169" calcext:value-type="float">
            <text:p>2.8169</text:p>
          </table:table-cell>
          <table:table-cell table:style-name="ce2" office:value-type="float" office:value="0.0076928" calcext:value-type="float">
            <text:p>0.0076928</text:p>
          </table:table-cell>
          <table:table-cell office:value-type="float" office:value="0.0064986" calcext:value-type="float">
            <text:p>0.0064986</text:p>
          </table:table-cell>
          <table:table-cell office:value-type="float" office:value="0.025454" calcext:value-type="float">
            <text:p>0.025454</text:p>
          </table:table-cell>
          <table:table-cell office:value-type="float" office:value="0.0099319" calcext:value-type="float">
            <text:p>0.0099319</text:p>
          </table:table-cell>
          <table:table-cell office:value-type="float" office:value="0.045399" calcext:value-type="float">
            <text:p>0.045399</text:p>
          </table:table-cell>
          <table:table-cell office:value-type="float" office:value="0.10488" calcext:value-type="float">
            <text:p>0.10488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5.112" calcext:value-type="float">
            <text:p>55.112</text:p>
          </table:table-cell>
          <table:table-cell office:value-type="float" office:value="885.75" calcext:value-type="float">
            <text:p>885.75</text:p>
          </table:table-cell>
          <table:table-cell office:value-type="float" office:value="246.24" calcext:value-type="float">
            <text:p>246.24</text:p>
          </table:table-cell>
          <table:table-cell office:value-type="float" office:value="91.397" calcext:value-type="float">
            <text:p>91.397</text:p>
          </table:table-cell>
          <table:table-cell office:value-type="float" office:value="33.066" calcext:value-type="float">
            <text:p>33.066</text:p>
          </table:table-cell>
          <table:table-cell office:value-type="float" office:value="17.659" calcext:value-type="float">
            <text:p>17.659</text:p>
          </table:table-cell>
          <table:table-cell office:value-type="float" office:value="4.7821" calcext:value-type="float">
            <text:p>4.7821</text:p>
          </table:table-cell>
          <table:table-cell office:value-type="float" office:value="0.000062651" calcext:value-type="float">
            <text:p>6.27E-05</text:p>
          </table:table-cell>
          <table:table-cell office:value-type="float" office:value="39.924" calcext:value-type="float">
            <text:p>39.924</text:p>
          </table:table-cell>
          <table:table-cell office:value-type="float" office:value="615.83" calcext:value-type="float">
            <text:p>615.83</text:p>
          </table:table-cell>
          <table:table-cell office:value-type="float" office:value="0.00074448" calcext:value-type="float">
            <text:p>0.00074448</text:p>
          </table:table-cell>
          <table:table-cell office:value-type="float" office:value="-0.0016708" calcext:value-type="float">
            <text:p>-0.0016708</text:p>
          </table:table-cell>
          <table:table-cell office:value-type="float" office:value="5.9957" calcext:value-type="float">
            <text:p>5.995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1.508" calcext:value-type="float">
            <text:p>41.508</text:p>
          </table:table-cell>
          <table:table-cell office:value-type="float" office:value="382.29" calcext:value-type="float">
            <text:p>382.29</text:p>
          </table:table-cell>
          <table:table-cell office:value-type="float" office:value="71.052" calcext:value-type="float">
            <text:p>71.052</text:p>
          </table:table-cell>
          <table:table-cell office:value-type="float" office:value="20.805" calcext:value-type="float">
            <text:p>20.805</text:p>
          </table:table-cell>
          <table:table-cell office:value-type="float" office:value="3.2544" calcext:value-type="float">
            <text:p>3.2544</text:p>
          </table:table-cell>
          <table:table-cell office:value-type="float" office:value="1.4065" calcext:value-type="float">
            <text:p>1.4065</text:p>
          </table:table-cell>
          <table:table-cell office:value-type="float" office:value="4.4148" calcext:value-type="float">
            <text:p>4.4148</text:p>
          </table:table-cell>
          <table:table-cell office:value-type="float" office:value="0.000080317" calcext:value-type="float">
            <text:p>8.03E-05</text:p>
          </table:table-cell>
          <table:table-cell office:value-type="float" office:value="5.3469" calcext:value-type="float">
            <text:p>5.3469</text:p>
          </table:table-cell>
          <table:table-cell office:value-type="float" office:value="98.648" calcext:value-type="float">
            <text:p>98.648</text:p>
          </table:table-cell>
          <table:table-cell office:value-type="float" office:value="0.00098246" calcext:value-type="float">
            <text:p>0.00098246</text:p>
          </table:table-cell>
          <table:table-cell office:value-type="float" office:value="-0.0020146" calcext:value-type="float">
            <text:p>-0.0020146</text:p>
          </table:table-cell>
          <table:table-cell office:value-type="float" office:value="1.8264" calcext:value-type="float">
            <text:p>1.826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.076" calcext:value-type="float">
            <text:p>28.076</text:p>
          </table:table-cell>
          <table:table-cell office:value-type="float" office:value="47.847" calcext:value-type="float">
            <text:p>47.847</text:p>
          </table:table-cell>
          <table:table-cell office:value-type="float" office:value="3.1445" calcext:value-type="float">
            <text:p>3.1445</text:p>
          </table:table-cell>
          <table:table-cell office:value-type="float" office:value="0.46502" calcext:value-type="float">
            <text:p>0.46502</text:p>
          </table:table-cell>
          <table:table-cell office:value-type="float" office:value="0.13766" calcext:value-type="float">
            <text:p>0.13766</text:p>
          </table:table-cell>
          <table:table-cell office:value-type="float" office:value="0.057657" calcext:value-type="float">
            <text:p>0.057657</text:p>
          </table:table-cell>
          <table:table-cell office:value-type="float" office:value="3.6043" calcext:value-type="float">
            <text:p>3.6043</text:p>
          </table:table-cell>
          <table:table-cell table:style-name="ce2" office:value-type="float" office:value="0.00011586" calcext:value-type="float">
            <text:p>0.00011586</text:p>
          </table:table-cell>
          <table:table-cell office:value-type="float" office:value="0.14613" calcext:value-type="float">
            <text:p>0.14613</text:p>
          </table:table-cell>
          <table:table-cell office:value-type="float" office:value="8.1455" calcext:value-type="float">
            <text:p>8.1455</text:p>
          </table:table-cell>
          <table:table-cell office:value-type="float" office:value="0.0014229" calcext:value-type="float">
            <text:p>0.0014229</text:p>
          </table:table-cell>
          <table:table-cell office:value-type="float" office:value="-0.0013229" calcext:value-type="float">
            <text:p>-0.0013229</text:p>
          </table:table-cell>
          <table:table-cell office:value-type="float" office:value="0.2065" calcext:value-type="float">
            <text:p>0.206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.155" calcext:value-type="float">
            <text:p>13.155</text:p>
          </table:table-cell>
          <table:table-cell office:value-type="float" office:value="3.1764" calcext:value-type="float">
            <text:p>3.1764</text:p>
          </table:table-cell>
          <table:table-cell office:value-type="float" office:value="0.0011594" calcext:value-type="float">
            <text:p>0.0011594</text:p>
          </table:table-cell>
          <table:table-cell office:value-type="float" office:value="0.0012639" calcext:value-type="float">
            <text:p>0.0012639</text:p>
          </table:table-cell>
          <table:table-cell office:value-type="float" office:value="0.0017901" calcext:value-type="float">
            <text:p>0.0017901</text:p>
          </table:table-cell>
          <table:table-cell office:value-type="float" office:value="0.0017793" calcext:value-type="float">
            <text:p>0.0017793</text:p>
          </table:table-cell>
          <table:table-cell office:value-type="float" office:value="3.0025" calcext:value-type="float">
            <text:p>3.0025</text:p>
          </table:table-cell>
          <table:table-cell table:style-name="ce2" office:value-type="float" office:value="0.00091702" calcext:value-type="float">
            <text:p>0.00091702</text:p>
          </table:table-cell>
          <table:table-cell office:value-type="float" office:value="0.0011558" calcext:value-type="float">
            <text:p>0.0011558</text:p>
          </table:table-cell>
          <table:table-cell office:value-type="float" office:value="0.95186" calcext:value-type="float">
            <text:p>0.95186</text:p>
          </table:table-cell>
          <table:table-cell office:value-type="float" office:value="0.0053769" calcext:value-type="float">
            <text:p>0.0053769</text:p>
          </table:table-cell>
          <table:table-cell office:value-type="float" office:value="0.0055112" calcext:value-type="float">
            <text:p>0.0055112</text:p>
          </table:table-cell>
          <table:table-cell office:value-type="float" office:value="0.14537" calcext:value-type="float">
            <text:p>0.1453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.163" calcext:value-type="float">
            <text:p>60.163</text:p>
          </table:table-cell>
          <table:table-cell office:value-type="float" office:value="1251.4" calcext:value-type="float">
            <text:p>1251.4</text:p>
          </table:table-cell>
          <table:table-cell office:value-type="float" office:value="671.95" calcext:value-type="float">
            <text:p>671.95</text:p>
          </table:table-cell>
          <table:table-cell office:value-type="float" office:value="185.16" calcext:value-type="float">
            <text:p>185.16</text:p>
          </table:table-cell>
          <table:table-cell office:value-type="float" office:value="26.958" calcext:value-type="float">
            <text:p>26.958</text:p>
          </table:table-cell>
          <table:table-cell office:value-type="float" office:value="14.988" calcext:value-type="float">
            <text:p>14.988</text:p>
          </table:table-cell>
          <table:table-cell office:value-type="float" office:value="11.804" calcext:value-type="float">
            <text:p>11.804</text:p>
          </table:table-cell>
          <table:table-cell office:value-type="float" office:value="0.000029398" calcext:value-type="float">
            <text:p>2.94E-05</text:p>
          </table:table-cell>
          <table:table-cell office:value-type="float" office:value="25.688" calcext:value-type="float">
            <text:p>25.688</text:p>
          </table:table-cell>
          <table:table-cell office:value-type="float" office:value="1764.2" calcext:value-type="float">
            <text:p>1764.2</text:p>
          </table:table-cell>
          <table:table-cell office:value-type="float" office:value="0.00092793" calcext:value-type="float">
            <text:p>0.00092793</text:p>
          </table:table-cell>
          <table:table-cell office:value-type="float" office:value="-0.009646" calcext:value-type="float">
            <text:p>-0.009646</text:p>
          </table:table-cell>
          <table:table-cell office:value-type="float" office:value="70.826" calcext:value-type="float">
            <text:p>70.826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.661" calcext:value-type="float">
            <text:p>29.661</text:p>
          </table:table-cell>
          <table:table-cell office:value-type="float" office:value="9.7498" calcext:value-type="float">
            <text:p>9.7498</text:p>
          </table:table-cell>
          <table:table-cell office:value-type="float" office:value="1.9988" calcext:value-type="float">
            <text:p>1.9988</text:p>
          </table:table-cell>
          <table:table-cell office:value-type="float" office:value="1.6216" calcext:value-type="float">
            <text:p>1.6216</text:p>
          </table:table-cell>
          <table:table-cell office:value-type="float" office:value="0.12273" calcext:value-type="float">
            <text:p>0.12273</text:p>
          </table:table-cell>
          <table:table-cell office:value-type="float" office:value="0.12275" calcext:value-type="float">
            <text:p>0.12275</text:p>
          </table:table-cell>
          <table:table-cell office:value-type="float" office:value="3.8654" calcext:value-type="float">
            <text:p>3.8654</text:p>
          </table:table-cell>
          <table:table-cell office:value-type="float" office:value="0.000037734" calcext:value-type="float">
            <text:p>3.77E-05</text:p>
          </table:table-cell>
          <table:table-cell office:value-type="float" office:value="0.60951" calcext:value-type="float">
            <text:p>0.60951</text:p>
          </table:table-cell>
          <table:table-cell office:value-type="float" office:value="1.3897" calcext:value-type="float">
            <text:p>1.3897</text:p>
          </table:table-cell>
          <table:table-cell office:value-type="float" office:value="0.00063349" calcext:value-type="float">
            <text:p>0.00063349</text:p>
          </table:table-cell>
          <table:table-cell office:value-type="float" office:value="-0.00096552" calcext:value-type="float">
            <text:p>-0.00096552</text:p>
          </table:table-cell>
          <table:table-cell office:value-type="float" office:value="1.3097" calcext:value-type="float">
            <text:p>1.309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.118" calcext:value-type="float">
            <text:p>27.118</text:p>
          </table:table-cell>
          <table:table-cell office:value-type="float" office:value="7.4216" calcext:value-type="float">
            <text:p>7.4216</text:p>
          </table:table-cell>
          <table:table-cell office:value-type="float" office:value="1.5894" calcext:value-type="float">
            <text:p>1.5894</text:p>
          </table:table-cell>
          <table:table-cell office:value-type="float" office:value="0.28108" calcext:value-type="float">
            <text:p>0.28108</text:p>
          </table:table-cell>
          <table:table-cell office:value-type="float" office:value="0.2993" calcext:value-type="float">
            <text:p>0.2993</text:p>
          </table:table-cell>
          <table:table-cell office:value-type="float" office:value="0.16836" calcext:value-type="float">
            <text:p>0.16836</text:p>
          </table:table-cell>
          <table:table-cell office:value-type="float" office:value="2.6863" calcext:value-type="float">
            <text:p>2.6863</text:p>
          </table:table-cell>
          <table:table-cell table:style-name="ce2" office:value-type="float" office:value="0.00012899" calcext:value-type="float">
            <text:p>0.00012899</text:p>
          </table:table-cell>
          <table:table-cell office:value-type="float" office:value="0.30393" calcext:value-type="float">
            <text:p>0.30393</text:p>
          </table:table-cell>
          <table:table-cell office:value-type="float" office:value="0.13837" calcext:value-type="float">
            <text:p>0.13837</text:p>
          </table:table-cell>
          <table:table-cell office:value-type="float" office:value="0.00075944" calcext:value-type="float">
            <text:p>0.00075944</text:p>
          </table:table-cell>
          <table:table-cell office:value-type="float" office:value="0.00533" calcext:value-type="float">
            <text:p>0.00533</text:p>
          </table:table-cell>
          <table:table-cell office:value-type="float" office:value="0.4818" calcext:value-type="float">
            <text:p>0.4818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.556" calcext:value-type="float">
            <text:p>11.556</text:p>
          </table:table-cell>
          <table:table-cell office:value-type="float" office:value="0.67758" calcext:value-type="float">
            <text:p>0.67758</text:p>
          </table:table-cell>
          <table:table-cell office:value-type="float" office:value="0.1792" calcext:value-type="float">
            <text:p>0.1792</text:p>
          </table:table-cell>
          <table:table-cell office:value-type="float" office:value="0.013136" calcext:value-type="float">
            <text:p>0.013136</text:p>
          </table:table-cell>
          <table:table-cell office:value-type="float" office:value="0.023862" calcext:value-type="float">
            <text:p>0.023862</text:p>
          </table:table-cell>
          <table:table-cell office:value-type="float" office:value="0.0031007" calcext:value-type="float">
            <text:p>0.0031007</text:p>
          </table:table-cell>
          <table:table-cell office:value-type="float" office:value="2.5739" calcext:value-type="float">
            <text:p>2.5739</text:p>
          </table:table-cell>
          <table:table-cell table:style-name="ce2" office:value-type="float" office:value="0.0012329" calcext:value-type="float">
            <text:p>0.0012329</text:p>
          </table:table-cell>
          <table:table-cell office:value-type="float" office:value="0.014785" calcext:value-type="float">
            <text:p>0.014785</text:p>
          </table:table-cell>
          <table:table-cell office:value-type="float" office:value="0.012332" calcext:value-type="float">
            <text:p>0.012332</text:p>
          </table:table-cell>
          <table:table-cell office:value-type="float" office:value="0.0045261" calcext:value-type="float">
            <text:p>0.0045261</text:p>
          </table:table-cell>
          <table:table-cell office:value-type="float" office:value="0.013381" calcext:value-type="float">
            <text:p>0.013381</text:p>
          </table:table-cell>
          <table:table-cell office:value-type="float" office:value="0.068825" calcext:value-type="float">
            <text:p>0.06882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.097" calcext:value-type="float">
            <text:p>44.097</text:p>
          </table:table-cell>
          <table:table-cell office:value-type="float" office:value="548.88" calcext:value-type="float">
            <text:p>548.88</text:p>
          </table:table-cell>
          <table:table-cell office:value-type="float" office:value="120" calcext:value-type="float">
            <text:p>120</text:p>
          </table:table-cell>
          <table:table-cell office:value-type="float" office:value="2.1227" calcext:value-type="float">
            <text:p>2.1227</text:p>
          </table:table-cell>
          <table:table-cell office:value-type="float" office:value="1.6828" calcext:value-type="float">
            <text:p>1.6828</text:p>
          </table:table-cell>
          <table:table-cell office:value-type="float" office:value="7.7421" calcext:value-type="float">
            <text:p>7.7421</text:p>
          </table:table-cell>
          <table:table-cell office:value-type="float" office:value="4.6433" calcext:value-type="float">
            <text:p>4.6433</text:p>
          </table:table-cell>
          <table:table-cell office:value-type="float" office:value="0.000067357" calcext:value-type="float">
            <text:p>6.74E-05</text:p>
          </table:table-cell>
          <table:table-cell office:value-type="float" office:value="1.676" calcext:value-type="float">
            <text:p>1.676</text:p>
          </table:table-cell>
          <table:table-cell office:value-type="float" office:value="108.93" calcext:value-type="float">
            <text:p>108.93</text:p>
          </table:table-cell>
          <table:table-cell office:value-type="float" office:value="0.00087415" calcext:value-type="float">
            <text:p>0.00087415</text:p>
          </table:table-cell>
          <table:table-cell office:value-type="float" office:value="-0.0012723" calcext:value-type="float">
            <text:p>-0.0012723</text:p>
          </table:table-cell>
          <table:table-cell office:value-type="float" office:value="12.288" calcext:value-type="float">
            <text:p>12.28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051" calcext:value-type="float">
            <text:p>18.051</text:p>
          </table:table-cell>
          <table:table-cell office:value-type="float" office:value="5.0479" calcext:value-type="float">
            <text:p>5.0479</text:p>
          </table:table-cell>
          <table:table-cell office:value-type="float" office:value="0.42368" calcext:value-type="float">
            <text:p>0.42368</text:p>
          </table:table-cell>
          <table:table-cell office:value-type="float" office:value="0.10872" calcext:value-type="float">
            <text:p>0.10872</text:p>
          </table:table-cell>
          <table:table-cell office:value-type="float" office:value="0.016596" calcext:value-type="float">
            <text:p>0.016596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3.3548" calcext:value-type="float">
            <text:p>3.3548</text:p>
          </table:table-cell>
          <table:table-cell table:style-name="ce2" office:value-type="float" office:value="0.00016841" calcext:value-type="float">
            <text:p>0.00016841</text:p>
          </table:table-cell>
          <table:table-cell office:value-type="float" office:value="0.186" calcext:value-type="float">
            <text:p>0.186</text:p>
          </table:table-cell>
          <table:table-cell office:value-type="float" office:value="1.7022" calcext:value-type="float">
            <text:p>1.7022</text:p>
          </table:table-cell>
          <table:table-cell office:value-type="float" office:value="0.0020731" calcext:value-type="float">
            <text:p>0.0020731</text:p>
          </table:table-cell>
          <table:table-cell office:value-type="float" office:value="-0.0018356" calcext:value-type="float">
            <text:p>-0.0018356</text:p>
          </table:table-cell>
          <table:table-cell office:value-type="float" office:value="0.21094" calcext:value-type="float">
            <text:p>0.2109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.234" calcext:value-type="float">
            <text:p>12.234</text:p>
          </table:table-cell>
          <table:table-cell office:value-type="float" office:value="0.59767" calcext:value-type="float">
            <text:p>0.59767</text:p>
          </table:table-cell>
          <table:table-cell office:value-type="float" office:value="0.40721" calcext:value-type="float">
            <text:p>0.40721</text:p>
          </table:table-cell>
          <table:table-cell office:value-type="float" office:value="0.010038" calcext:value-type="float">
            <text:p>0.010038</text:p>
          </table:table-cell>
          <table:table-cell office:value-type="float" office:value="0.013499" calcext:value-type="float">
            <text:p>0.013499</text:p>
          </table:table-cell>
          <table:table-cell office:value-type="float" office:value="0.0045932" calcext:value-type="float">
            <text:p>0.0045932</text:p>
          </table:table-cell>
          <table:table-cell office:value-type="float" office:value="2.4492" calcext:value-type="float">
            <text:p>2.4492</text:p>
          </table:table-cell>
          <table:table-cell table:style-name="ce2" office:value-type="float" office:value="0.0010948" calcext:value-type="float">
            <text:p>0.0010948</text:p>
          </table:table-cell>
          <table:table-cell office:value-type="float" office:value="0.0034918" calcext:value-type="float">
            <text:p>0.0034918</text:p>
          </table:table-cell>
          <table:table-cell office:value-type="float" office:value="0.021204" calcext:value-type="float">
            <text:p>0.021204</text:p>
          </table:table-cell>
          <table:table-cell office:value-type="float" office:value="0.0036534" calcext:value-type="float">
            <text:p>0.0036534</text:p>
          </table:table-cell>
          <table:table-cell office:value-type="float" office:value="0.015013" calcext:value-type="float">
            <text:p>0.015013</text:p>
          </table:table-cell>
          <table:table-cell office:value-type="float" office:value="0.10417" calcext:value-type="float">
            <text:p>0.1041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1075" calcext:value-type="float">
            <text:p>6.1075</text:p>
          </table:table-cell>
          <table:table-cell office:value-type="float" office:value="0.47958" calcext:value-type="float">
            <text:p>0.47958</text:p>
          </table:table-cell>
          <table:table-cell office:value-type="float" office:value="0.0026034" calcext:value-type="float">
            <text:p>0.0026034</text:p>
          </table:table-cell>
          <table:table-cell office:value-type="float" office:value="0.0029545" calcext:value-type="float">
            <text:p>0.0029545</text:p>
          </table:table-cell>
          <table:table-cell office:value-type="float" office:value="0.0013451" calcext:value-type="float">
            <text:p>0.0013451</text:p>
          </table:table-cell>
          <table:table-cell office:value-type="float" office:value="0.00029443" calcext:value-type="float">
            <text:p>0.00029443</text:p>
          </table:table-cell>
          <table:table-cell office:value-type="float" office:value="3.0156" calcext:value-type="float">
            <text:p>3.0156</text:p>
          </table:table-cell>
          <table:table-cell table:style-name="ce2" office:value-type="float" office:value="0.0086662" calcext:value-type="float">
            <text:p>0.0086662</text:p>
          </table:table-cell>
          <table:table-cell office:value-type="float" office:value="0.0025799" calcext:value-type="float">
            <text:p>0.0025799</text:p>
          </table:table-cell>
          <table:table-cell office:value-type="float" office:value="0.018833" calcext:value-type="float">
            <text:p>0.018833</text:p>
          </table:table-cell>
          <table:table-cell office:value-type="float" office:value="0.028249" calcext:value-type="float">
            <text:p>0.028249</text:p>
          </table:table-cell>
          <table:table-cell office:value-type="float" office:value="0.01569" calcext:value-type="float">
            <text:p>0.01569</text:p>
          </table:table-cell>
          <table:table-cell office:value-type="float" office:value="0.01662" calcext:value-type="float">
            <text:p>0.01662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.693" calcext:value-type="float">
            <text:p>47.693</text:p>
          </table:table-cell>
          <table:table-cell office:value-type="float" office:value="29.305" calcext:value-type="float">
            <text:p>29.305</text:p>
          </table:table-cell>
          <table:table-cell office:value-type="float" office:value="144.01" calcext:value-type="float">
            <text:p>144.01</text:p>
          </table:table-cell>
          <table:table-cell office:value-type="float" office:value="8.1154" calcext:value-type="float">
            <text:p>8.1154</text:p>
          </table:table-cell>
          <table:table-cell office:value-type="float" office:value="4.425" calcext:value-type="float">
            <text:p>4.425</text:p>
          </table:table-cell>
          <table:table-cell office:value-type="float" office:value="0.33702" calcext:value-type="float">
            <text:p>0.33702</text:p>
          </table:table-cell>
          <table:table-cell office:value-type="float" office:value="1.5254" calcext:value-type="float">
            <text:p>1.5254</text:p>
          </table:table-cell>
          <table:table-cell office:value-type="float" office:value="0.000016693" calcext:value-type="float">
            <text:p>1.67E-05</text:p>
          </table:table-cell>
          <table:table-cell office:value-type="float" office:value="12.266" calcext:value-type="float">
            <text:p>12.266</text:p>
          </table:table-cell>
          <table:table-cell office:value-type="float" office:value="33.977" calcext:value-type="float">
            <text:p>33.977</text:p>
          </table:table-cell>
          <table:table-cell office:value-type="float" office:value="-0.00017752" calcext:value-type="float">
            <text:p>-0.00017752</text:p>
          </table:table-cell>
          <table:table-cell office:value-type="float" office:value="0.00642" calcext:value-type="float">
            <text:p>0.00642</text:p>
          </table:table-cell>
          <table:table-cell office:value-type="float" office:value="7.8939" calcext:value-type="float">
            <text:p>7.8939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2.221" calcext:value-type="float">
            <text:p>52.221</text:p>
          </table:table-cell>
          <table:table-cell office:value-type="float" office:value="5.66" calcext:value-type="float">
            <text:p>5.66</text:p>
          </table:table-cell>
          <table:table-cell office:value-type="float" office:value="6.181" calcext:value-type="float">
            <text:p>6.181</text:p>
          </table:table-cell>
          <table:table-cell office:value-type="float" office:value="5.3916" calcext:value-type="float">
            <text:p>5.3916</text:p>
          </table:table-cell>
          <table:table-cell office:value-type="float" office:value="5.3233" calcext:value-type="float">
            <text:p>5.3233</text:p>
          </table:table-cell>
          <table:table-cell office:value-type="float" office:value="5.2604" calcext:value-type="float">
            <text:p>5.2604</text:p>
          </table:table-cell>
          <table:table-cell office:value-type="float" office:value="1.4455" calcext:value-type="float">
            <text:p>1.4455</text:p>
          </table:table-cell>
          <table:table-cell office:value-type="float" office:value="0.0000041921" calcext:value-type="float">
            <text:p>4.19E-06</text:p>
          </table:table-cell>
          <table:table-cell office:value-type="float" office:value="5.4687" calcext:value-type="float">
            <text:p>5.4687</text:p>
          </table:table-cell>
          <table:table-cell office:value-type="float" office:value="3.6168" calcext:value-type="float">
            <text:p>3.6168</text:p>
          </table:table-cell>
          <table:table-cell table:style-name="ce4" office:value-type="float" office:value="-0.000059638" calcext:value-type="float">
            <text:p>-5.96E-05</text:p>
          </table:table-cell>
          <table:table-cell office:value-type="float" office:value="0.0019287" calcext:value-type="float">
            <text:p>0.0019287</text:p>
          </table:table-cell>
          <table:table-cell office:value-type="float" office:value="5.356" calcext:value-type="float">
            <text:p>5.356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.368" calcext:value-type="float">
            <text:p>39.368</text:p>
          </table:table-cell>
          <table:table-cell office:value-type="float" office:value="11.979" calcext:value-type="float">
            <text:p>11.979</text:p>
          </table:table-cell>
          <table:table-cell office:value-type="float" office:value="0.54198" calcext:value-type="float">
            <text:p>0.54198</text:p>
          </table:table-cell>
          <table:table-cell office:value-type="float" office:value="0.18278" calcext:value-type="float">
            <text:p>0.18278</text:p>
          </table:table-cell>
          <table:table-cell office:value-type="float" office:value="0.26478" calcext:value-type="float">
            <text:p>0.26478</text:p>
          </table:table-cell>
          <table:table-cell office:value-type="float" office:value="0.10074" calcext:value-type="float">
            <text:p>0.10074</text:p>
          </table:table-cell>
          <table:table-cell office:value-type="float" office:value="2.7438" calcext:value-type="float">
            <text:p>2.7438</text:p>
          </table:table-cell>
          <table:table-cell office:value-type="float" office:value="0.000031934" calcext:value-type="float">
            <text:p>3.19E-05</text:p>
          </table:table-cell>
          <table:table-cell office:value-type="float" office:value="0.15036" calcext:value-type="float">
            <text:p>0.15036</text:p>
          </table:table-cell>
          <table:table-cell office:value-type="float" office:value="1.5236" calcext:value-type="float">
            <text:p>1.5236</text:p>
          </table:table-cell>
          <table:table-cell office:value-type="float" office:value="0.00037755" calcext:value-type="float">
            <text:p>0.00037755</text:p>
          </table:table-cell>
          <table:table-cell office:value-type="float" office:value="0.0010617" calcext:value-type="float">
            <text:p>0.0010617</text:p>
          </table:table-cell>
          <table:table-cell office:value-type="float" office:value="0.91488" calcext:value-type="float">
            <text:p>0.91488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.5209" calcext:value-type="float">
            <text:p>9.5209</text:p>
          </table:table-cell>
          <table:table-cell office:value-type="float" office:value="0.0066633" calcext:value-type="float">
            <text:p>0.0066633</text:p>
          </table:table-cell>
          <table:table-cell office:value-type="float" office:value="0.53481" calcext:value-type="float">
            <text:p>0.53481</text:p>
          </table:table-cell>
          <table:table-cell office:value-type="float" office:value="0.0083704" calcext:value-type="float">
            <text:p>0.0083704</text:p>
          </table:table-cell>
          <table:table-cell office:value-type="float" office:value="0.01117" calcext:value-type="float">
            <text:p>0.01117</text:p>
          </table:table-cell>
          <table:table-cell office:value-type="float" office:value="0.0021999" calcext:value-type="float">
            <text:p>0.0021999</text:p>
          </table:table-cell>
          <table:table-cell office:value-type="float" office:value="1.9106" calcext:value-type="float">
            <text:p>1.9106</text:p>
          </table:table-cell>
          <table:table-cell table:style-name="ce2" office:value-type="float" office:value="0.0012543" calcext:value-type="float">
            <text:p>0.0012543</text:p>
          </table:table-cell>
          <table:table-cell office:value-type="float" office:value="0.0030463" calcext:value-type="float">
            <text:p>0.0030463</text:p>
          </table:table-cell>
          <table:table-cell office:value-type="float" office:value="0.022289" calcext:value-type="float">
            <text:p>0.022289</text:p>
          </table:table-cell>
          <table:table-cell office:value-type="float" office:value="0.00062178" calcext:value-type="float">
            <text:p>0.00062178</text:p>
          </table:table-cell>
          <table:table-cell office:value-type="float" office:value="0.022088" calcext:value-type="float">
            <text:p>0.022088</text:p>
          </table:table-cell>
          <table:table-cell office:value-type="float" office:value="0.043423" calcext:value-type="float">
            <text:p>0.043423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.63" calcext:value-type="float">
            <text:p>12.63</text:p>
          </table:table-cell>
          <table:table-cell office:value-type="float" office:value="0.0073785" calcext:value-type="float">
            <text:p>0.0073785</text:p>
          </table:table-cell>
          <table:table-cell office:value-type="float" office:value="0.88135" calcext:value-type="float">
            <text:p>0.88135</text:p>
          </table:table-cell>
          <table:table-cell office:value-type="float" office:value="0.015439" calcext:value-type="float">
            <text:p>0.015439</text:p>
          </table:table-cell>
          <table:table-cell office:value-type="float" office:value="0.027202" calcext:value-type="float">
            <text:p>0.027202</text:p>
          </table:table-cell>
          <table:table-cell office:value-type="float" office:value="0.0078437" calcext:value-type="float">
            <text:p>0.0078437</text:p>
          </table:table-cell>
          <table:table-cell office:value-type="float" office:value="1.9531" calcext:value-type="float">
            <text:p>1.9531</text:p>
          </table:table-cell>
          <table:table-cell table:style-name="ce2" office:value-type="float" office:value="0.00065171" calcext:value-type="float">
            <text:p>0.00065171</text:p>
          </table:table-cell>
          <table:table-cell office:value-type="float" office:value="0.0059897" calcext:value-type="float">
            <text:p>0.0059897</text:p>
          </table:table-cell>
          <table:table-cell office:value-type="float" office:value="0.027616" calcext:value-type="float">
            <text:p>0.027616</text:p>
          </table:table-cell>
          <table:table-cell office:value-type="float" office:value="0.00075404" calcext:value-type="float">
            <text:p>0.00075404</text:p>
          </table:table-cell>
          <table:table-cell office:value-type="float" office:value="0.016931" calcext:value-type="float">
            <text:p>0.016931</text:p>
          </table:table-cell>
          <table:table-cell office:value-type="float" office:value="0.064136" calcext:value-type="float">
            <text:p>0.064136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8613" calcext:value-type="float">
            <text:p>7.8613</text:p>
          </table:table-cell>
          <table:table-cell office:value-type="float" office:value="0.062356" calcext:value-type="float">
            <text:p>0.062356</text:p>
          </table:table-cell>
          <table:table-cell office:value-type="float" office:value="0.80228" calcext:value-type="float">
            <text:p>0.80228</text:p>
          </table:table-cell>
          <table:table-cell office:value-type="float" office:value="0.054681" calcext:value-type="float">
            <text:p>0.054681</text:p>
          </table:table-cell>
          <table:table-cell office:value-type="float" office:value="0.011404" calcext:value-type="float">
            <text:p>0.011404</text:p>
          </table:table-cell>
          <table:table-cell office:value-type="float" office:value="0.001585" calcext:value-type="float">
            <text:p>0.001585</text:p>
          </table:table-cell>
          <table:table-cell office:value-type="float" office:value="2.0268" calcext:value-type="float">
            <text:p>2.0268</text:p>
          </table:table-cell>
          <table:table-cell table:style-name="ce2" office:value-type="float" office:value="0.0037554" calcext:value-type="float">
            <text:p>0.0037554</text:p>
          </table:table-cell>
          <table:table-cell office:value-type="float" office:value="0.061213" calcext:value-type="float">
            <text:p>0.061213</text:p>
          </table:table-cell>
          <table:table-cell office:value-type="float" office:value="0.080531" calcext:value-type="float">
            <text:p>0.080531</text:p>
          </table:table-cell>
          <table:table-cell office:value-type="float" office:value="-0.0039425" calcext:value-type="float">
            <text:p>-0.0039425</text:p>
          </table:table-cell>
          <table:table-cell office:value-type="float" office:value="0.055939" calcext:value-type="float">
            <text:p>0.055939</text:p>
          </table:table-cell>
          <table:table-cell office:value-type="float" office:value="0.076311" calcext:value-type="float">
            <text:p>0.07631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.868" calcext:value-type="float">
            <text:p>41.868</text:p>
          </table:table-cell>
          <table:table-cell office:value-type="float" office:value="260.49" calcext:value-type="float">
            <text:p>260.49</text:p>
          </table:table-cell>
          <table:table-cell office:value-type="float" office:value="37.053" calcext:value-type="float">
            <text:p>37.053</text:p>
          </table:table-cell>
          <table:table-cell office:value-type="float" office:value="15.892" calcext:value-type="float">
            <text:p>15.892</text:p>
          </table:table-cell>
          <table:table-cell office:value-type="float" office:value="4.2538" calcext:value-type="float">
            <text:p>4.2538</text:p>
          </table:table-cell>
          <table:table-cell office:value-type="float" office:value="1.5185" calcext:value-type="float">
            <text:p>1.5185</text:p>
          </table:table-cell>
          <table:table-cell office:value-type="float" office:value="3.98" calcext:value-type="float">
            <text:p>3.98</text:p>
          </table:table-cell>
          <table:table-cell office:value-type="float" office:value="0.000060845" calcext:value-type="float">
            <text:p>6.08E-05</text:p>
          </table:table-cell>
          <table:table-cell office:value-type="float" office:value="6.5647" calcext:value-type="float">
            <text:p>6.5647</text:p>
          </table:table-cell>
          <table:table-cell office:value-type="float" office:value="54.822" calcext:value-type="float">
            <text:p>54.822</text:p>
          </table:table-cell>
          <table:table-cell office:value-type="float" office:value="0.00077092" calcext:value-type="float">
            <text:p>0.00077092</text:p>
          </table:table-cell>
          <table:table-cell office:value-type="float" office:value="-0.00069382" calcext:value-type="float">
            <text:p>-0.00069382</text:p>
          </table:table-cell>
          <table:table-cell office:value-type="float" office:value="0.75435" calcext:value-type="float">
            <text:p>0.7543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.499" calcext:value-type="float">
            <text:p>29.499</text:p>
          </table:table-cell>
          <table:table-cell office:value-type="float" office:value="42.233" calcext:value-type="float">
            <text:p>42.233</text:p>
          </table:table-cell>
          <table:table-cell office:value-type="float" office:value="0.71501" calcext:value-type="float">
            <text:p>0.71501</text:p>
          </table:table-cell>
          <table:table-cell office:value-type="float" office:value="0.29039" calcext:value-type="float">
            <text:p>0.29039</text:p>
          </table:table-cell>
          <table:table-cell office:value-type="float" office:value="0.11622" calcext:value-type="float">
            <text:p>0.11622</text:p>
          </table:table-cell>
          <table:table-cell office:value-type="float" office:value="0.0096747" calcext:value-type="float">
            <text:p>0.0096747</text:p>
          </table:table-cell>
          <table:table-cell office:value-type="float" office:value="3.339" calcext:value-type="float">
            <text:p>3.339</text:p>
          </table:table-cell>
          <table:table-cell table:style-name="ce2" office:value-type="float" office:value="0.0001026" calcext:value-type="float">
            <text:p>0.0001026</text:p>
          </table:table-cell>
          <table:table-cell office:value-type="float" office:value="0.13599" calcext:value-type="float">
            <text:p>0.13599</text:p>
          </table:table-cell>
          <table:table-cell office:value-type="float" office:value="5.8203" calcext:value-type="float">
            <text:p>5.8203</text:p>
          </table:table-cell>
          <table:table-cell office:value-type="float" office:value="0.0011493" calcext:value-type="float">
            <text:p>0.0011493</text:p>
          </table:table-cell>
          <table:table-cell office:value-type="float" office:value="0.00034605" calcext:value-type="float">
            <text:p>0.00034605</text:p>
          </table:table-cell>
          <table:table-cell office:value-type="float" office:value="0.33275" calcext:value-type="float">
            <text:p>0.3327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.014" calcext:value-type="float">
            <text:p>41.014</text:p>
          </table:table-cell>
          <table:table-cell office:value-type="float" office:value="3.8421" calcext:value-type="float">
            <text:p>3.8421</text:p>
          </table:table-cell>
          <table:table-cell office:value-type="float" office:value="2.5065" calcext:value-type="float">
            <text:p>2.5065</text:p>
          </table:table-cell>
          <table:table-cell office:value-type="float" office:value="1.0767" calcext:value-type="float">
            <text:p>1.0767</text:p>
          </table:table-cell>
          <table:table-cell office:value-type="float" office:value="0.5075" calcext:value-type="float">
            <text:p>0.5075</text:p>
          </table:table-cell>
          <table:table-cell office:value-type="float" office:value="0.10524" calcext:value-type="float">
            <text:p>0.10524</text:p>
          </table:table-cell>
          <table:table-cell office:value-type="float" office:value="2.4356" calcext:value-type="float">
            <text:p>2.4356</text:p>
          </table:table-cell>
          <table:table-cell office:value-type="float" office:value="0.000011952" calcext:value-type="float">
            <text:p>1.20E-05</text:p>
          </table:table-cell>
          <table:table-cell office:value-type="float" office:value="0.62039" calcext:value-type="float">
            <text:p>0.62039</text:p>
          </table:table-cell>
          <table:table-cell office:value-type="float" office:value="1.3984" calcext:value-type="float">
            <text:p>1.3984</text:p>
          </table:table-cell>
          <table:table-cell office:value-type="float" office:value="0.00011166" calcext:value-type="float">
            <text:p>0.00011166</text:p>
          </table:table-cell>
          <table:table-cell office:value-type="float" office:value="0.0008726" calcext:value-type="float">
            <text:p>0.0008726</text:p>
          </table:table-cell>
          <table:table-cell office:value-type="float" office:value="1.152" calcext:value-type="float">
            <text:p>1.15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.681" calcext:value-type="float">
            <text:p>60.681</text:p>
          </table:table-cell>
          <table:table-cell office:value-type="float" office:value="543.39" calcext:value-type="float">
            <text:p>543.39</text:p>
          </table:table-cell>
          <table:table-cell office:value-type="float" office:value="127.69" calcext:value-type="float">
            <text:p>127.69</text:p>
          </table:table-cell>
          <table:table-cell office:value-type="float" office:value="61.605" calcext:value-type="float">
            <text:p>61.605</text:p>
          </table:table-cell>
          <table:table-cell office:value-type="float" office:value="46.118" calcext:value-type="float">
            <text:p>46.118</text:p>
          </table:table-cell>
          <table:table-cell office:value-type="float" office:value="2.2576" calcext:value-type="float">
            <text:p>2.2576</text:p>
          </table:table-cell>
          <table:table-cell office:value-type="float" office:value="3.6471" calcext:value-type="float">
            <text:p>3.6471</text:p>
          </table:table-cell>
          <table:table-cell office:value-type="float" office:value="0.000012563" calcext:value-type="float">
            <text:p>1.26E-05</text:p>
          </table:table-cell>
          <table:table-cell office:value-type="float" office:value="77.682" calcext:value-type="float">
            <text:p>77.682</text:p>
          </table:table-cell>
          <table:table-cell office:value-type="float" office:value="370.47" calcext:value-type="float">
            <text:p>370.47</text:p>
          </table:table-cell>
          <table:table-cell office:value-type="float" office:value="0.0003126" calcext:value-type="float">
            <text:p>0.0003126</text:p>
          </table:table-cell>
          <table:table-cell office:value-type="float" office:value="-0.001739" calcext:value-type="float">
            <text:p>-0.001739</text:p>
          </table:table-cell>
          <table:table-cell office:value-type="float" office:value="107.14" calcext:value-type="float">
            <text:p>107.14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.156" calcext:value-type="float">
            <text:p>17.156</text:p>
          </table:table-cell>
          <table:table-cell office:value-type="float" office:value="1.2053" calcext:value-type="float">
            <text:p>1.2053</text:p>
          </table:table-cell>
          <table:table-cell office:value-type="float" office:value="0.013609" calcext:value-type="float">
            <text:p>0.013609</text:p>
          </table:table-cell>
          <table:table-cell office:value-type="float" office:value="0.014046" calcext:value-type="float">
            <text:p>0.014046</text:p>
          </table:table-cell>
          <table:table-cell office:value-type="float" office:value="0.0027601" calcext:value-type="float">
            <text:p>0.0027601</text:p>
          </table:table-cell>
          <table:table-cell office:value-type="float" office:value="0.0016274" calcext:value-type="float">
            <text:p>0.0016274</text:p>
          </table:table-cell>
          <table:table-cell office:value-type="float" office:value="3.2362" calcext:value-type="float">
            <text:p>3.2362</text:p>
          </table:table-cell>
          <table:table-cell table:style-name="ce2" office:value-type="float" office:value="0.00013768" calcext:value-type="float">
            <text:p>0.00013768</text:p>
          </table:table-cell>
          <table:table-cell office:value-type="float" office:value="0.004161" calcext:value-type="float">
            <text:p>0.004161</text:p>
          </table:table-cell>
          <table:table-cell office:value-type="float" office:value="0.10281" calcext:value-type="float">
            <text:p>0.10281</text:p>
          </table:table-cell>
          <table:table-cell office:value-type="float" office:value="0.001508" calcext:value-type="float">
            <text:p>0.001508</text:p>
          </table:table-cell>
          <table:table-cell office:value-type="float" office:value="-0.00038608" calcext:value-type="float">
            <text:p>-0.00038608</text:p>
          </table:table-cell>
          <table:table-cell office:value-type="float" office:value="0.014644" calcext:value-type="float">
            <text:p>0.014644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.604" calcext:value-type="float">
            <text:p>27.604</text:p>
          </table:table-cell>
          <table:table-cell office:value-type="float" office:value="57.612" calcext:value-type="float">
            <text:p>57.612</text:p>
          </table:table-cell>
          <table:table-cell office:value-type="float" office:value="6.1612" calcext:value-type="float">
            <text:p>6.1612</text:p>
          </table:table-cell>
          <table:table-cell office:value-type="float" office:value="0.54217" calcext:value-type="float">
            <text:p>0.54217</text:p>
          </table:table-cell>
          <table:table-cell office:value-type="float" office:value="0.41858" calcext:value-type="float">
            <text:p>0.41858</text:p>
          </table:table-cell>
          <table:table-cell office:value-type="float" office:value="0.1738" calcext:value-type="float">
            <text:p>0.1738</text:p>
          </table:table-cell>
          <table:table-cell office:value-type="float" office:value="3.5995" calcext:value-type="float">
            <text:p>3.5995</text:p>
          </table:table-cell>
          <table:table-cell table:style-name="ce2" office:value-type="float" office:value="0.0001297" calcext:value-type="float">
            <text:p>0.0001297</text:p>
          </table:table-cell>
          <table:table-cell office:value-type="float" office:value="0.42874" calcext:value-type="float">
            <text:p>0.42874</text:p>
          </table:table-cell>
          <table:table-cell office:value-type="float" office:value="12.047" calcext:value-type="float">
            <text:p>12.047</text:p>
          </table:table-cell>
          <table:table-cell office:value-type="float" office:value="0.0015843" calcext:value-type="float">
            <text:p>0.0015843</text:p>
          </table:table-cell>
          <table:table-cell office:value-type="float" office:value="-0.0015642" calcext:value-type="float">
            <text:p>-0.0015642</text:p>
          </table:table-cell>
          <table:table-cell office:value-type="float" office:value="0.71488" calcext:value-type="float">
            <text:p>0.71488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.599" calcext:value-type="float">
            <text:p>13.599</text:p>
          </table:table-cell>
          <table:table-cell office:value-type="float" office:value="5.4874" calcext:value-type="float">
            <text:p>5.4874</text:p>
          </table:table-cell>
          <table:table-cell office:value-type="float" office:value="0.15385" calcext:value-type="float">
            <text:p>0.15385</text:p>
          </table:table-cell>
          <table:table-cell office:value-type="float" office:value="0.17829" calcext:value-type="float">
            <text:p>0.17829</text:p>
          </table:table-cell>
          <table:table-cell office:value-type="float" office:value="0.13038" calcext:value-type="float">
            <text:p>0.13038</text:p>
          </table:table-cell>
          <table:table-cell office:value-type="float" office:value="0.13649" calcext:value-type="float">
            <text:p>0.13649</text:p>
          </table:table-cell>
          <table:table-cell office:value-type="float" office:value="3.0209" calcext:value-type="float">
            <text:p>3.0209</text:p>
          </table:table-cell>
          <table:table-cell table:style-name="ce2" office:value-type="float" office:value="0.0019969" calcext:value-type="float">
            <text:p>0.0019969</text:p>
          </table:table-cell>
          <table:table-cell office:value-type="float" office:value="0.14884" calcext:value-type="float">
            <text:p>0.14884</text:p>
          </table:table-cell>
          <table:table-cell office:value-type="float" office:value="0.41281" calcext:value-type="float">
            <text:p>0.41281</text:p>
          </table:table-cell>
          <table:table-cell office:value-type="float" office:value="0.0046999" calcext:value-type="float">
            <text:p>0.0046999</text:p>
          </table:table-cell>
          <table:table-cell office:value-type="float" office:value="0.021781" calcext:value-type="float">
            <text:p>0.021781</text:p>
          </table:table-cell>
          <table:table-cell office:value-type="float" office:value="0.54668" calcext:value-type="float">
            <text:p>0.54668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.603" calcext:value-type="float">
            <text:p>68.603</text:p>
          </table:table-cell>
          <table:table-cell office:value-type="float" office:value="192.04" calcext:value-type="float">
            <text:p>192.04</text:p>
          </table:table-cell>
          <table:table-cell table:style-name="ce4" office:value-type="float" office:value="354380" calcext:value-type="float">
            <text:p>3.54E+05</text:p>
          </table:table-cell>
          <table:table-cell office:value-type="float" office:value="54.24" calcext:value-type="float">
            <text:p>54.24</text:p>
          </table:table-cell>
          <table:table-cell office:value-type="float" office:value="21.704" calcext:value-type="float">
            <text:p>21.704</text:p>
          </table:table-cell>
          <table:table-cell office:value-type="float" office:value="52.254" calcext:value-type="float">
            <text:p>52.254</text:p>
          </table:table-cell>
          <table:table-cell office:value-type="float" office:value="2.5016" calcext:value-type="float">
            <text:p>2.5016</text:p>
          </table:table-cell>
          <table:table-cell office:value-type="float" office:value="0.000016784" calcext:value-type="float">
            <text:p>1.68E-05</text:p>
          </table:table-cell>
          <table:table-cell office:value-type="float" office:value="41.536" calcext:value-type="float">
            <text:p>41.536</text:p>
          </table:table-cell>
          <table:table-cell office:value-type="float" office:value="85.47" calcext:value-type="float">
            <text:p>85.47</text:p>
          </table:table-cell>
          <table:table-cell office:value-type="float" office:value="0.00010993" calcext:value-type="float">
            <text:p>0.00010993</text:p>
          </table:table-cell>
          <table:table-cell office:value-type="float" office:value="0.0020381" calcext:value-type="float">
            <text:p>0.0020381</text:p>
          </table:table-cell>
          <table:table-cell office:value-type="float" office:value="98.51" calcext:value-type="float">
            <text:p>98.5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.865" calcext:value-type="float">
            <text:p>68.865</text:p>
          </table:table-cell>
          <table:table-cell office:value-type="float" office:value="260.65" calcext:value-type="float">
            <text:p>260.65</text:p>
          </table:table-cell>
          <table:table-cell office:value-type="float" office:value="21.558" calcext:value-type="float">
            <text:p>21.558</text:p>
          </table:table-cell>
          <table:table-cell office:value-type="float" office:value="13.796" calcext:value-type="float">
            <text:p>13.796</text:p>
          </table:table-cell>
          <table:table-cell office:value-type="float" office:value="39.697" calcext:value-type="float">
            <text:p>39.697</text:p>
          </table:table-cell>
          <table:table-cell office:value-type="float" office:value="42.168" calcext:value-type="float">
            <text:p>42.168</text:p>
          </table:table-cell>
          <table:table-cell office:value-type="float" office:value="3.3954" calcext:value-type="float">
            <text:p>3.3954</text:p>
          </table:table-cell>
          <table:table-cell office:value-type="float" office:value="0.0000091418" calcext:value-type="float">
            <text:p>9.14E-06</text:p>
          </table:table-cell>
          <table:table-cell office:value-type="float" office:value="15.023" calcext:value-type="float">
            <text:p>15.023</text:p>
          </table:table-cell>
          <table:table-cell office:value-type="float" office:value="126.89" calcext:value-type="float">
            <text:p>126.89</text:p>
          </table:table-cell>
          <table:table-cell office:value-type="float" office:value="0.00021864" calcext:value-type="float">
            <text:p>0.00021864</text:p>
          </table:table-cell>
          <table:table-cell office:value-type="float" office:value="-0.0014257" calcext:value-type="float">
            <text:p>-0.0014257</text:p>
          </table:table-cell>
          <table:table-cell office:value-type="float" office:value="28.55" calcext:value-type="float">
            <text:p>28.5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.664" calcext:value-type="float">
            <text:p>51.664</text:p>
          </table:table-cell>
          <table:table-cell office:value-type="float" office:value="31.841" calcext:value-type="float">
            <text:p>31.841</text:p>
          </table:table-cell>
          <table:table-cell office:value-type="float" office:value="5.742" calcext:value-type="float">
            <text:p>5.742</text:p>
          </table:table-cell>
          <table:table-cell office:value-type="float" office:value="6.6019" calcext:value-type="float">
            <text:p>6.6019</text:p>
          </table:table-cell>
          <table:table-cell office:value-type="float" office:value="1.7131" calcext:value-type="float">
            <text:p>1.7131</text:p>
          </table:table-cell>
          <table:table-cell office:value-type="float" office:value="1.3978" calcext:value-type="float">
            <text:p>1.3978</text:p>
          </table:table-cell>
          <table:table-cell office:value-type="float" office:value="2.5024" calcext:value-type="float">
            <text:p>2.5024</text:p>
          </table:table-cell>
          <table:table-cell office:value-type="float" office:value="0.000010975" calcext:value-type="float">
            <text:p>1.10E-05</text:p>
          </table:table-cell>
          <table:table-cell office:value-type="float" office:value="3.0645" calcext:value-type="float">
            <text:p>3.0645</text:p>
          </table:table-cell>
          <table:table-cell office:value-type="float" office:value="9.1089" calcext:value-type="float">
            <text:p>9.1089</text:p>
          </table:table-cell>
          <table:table-cell office:value-type="float" office:value="0.00019697" calcext:value-type="float">
            <text:p>0.00019697</text:p>
          </table:table-cell>
          <table:table-cell table:style-name="ce4" office:value-type="float" office:value="0.000042285" calcext:value-type="float">
            <text:p>4.23E-05</text:p>
          </table:table-cell>
          <table:table-cell office:value-type="float" office:value="8.4962" calcext:value-type="float">
            <text:p>8.496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.375" calcext:value-type="float">
            <text:p>14.375</text:p>
          </table:table-cell>
          <table:table-cell office:value-type="float" office:value="3.2189" calcext:value-type="float">
            <text:p>3.2189</text:p>
          </table:table-cell>
          <table:table-cell office:value-type="float" office:value="0.82625" calcext:value-type="float">
            <text:p>0.82625</text:p>
          </table:table-cell>
          <table:table-cell office:value-type="float" office:value="0.22826" calcext:value-type="float">
            <text:p>0.22826</text:p>
          </table:table-cell>
          <table:table-cell office:value-type="float" office:value="0.26623" calcext:value-type="float">
            <text:p>0.26623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2.7056" calcext:value-type="float">
            <text:p>2.7056</text:p>
          </table:table-cell>
          <table:table-cell table:style-name="ce2" office:value-type="float" office:value="0.0016161" calcext:value-type="float">
            <text:p>0.0016161</text:p>
          </table:table-cell>
          <table:table-cell office:value-type="float" office:value="0.21779" calcext:value-type="float">
            <text:p>0.21779</text:p>
          </table:table-cell>
          <table:table-cell office:value-type="float" office:value="0.037553" calcext:value-type="float">
            <text:p>0.037553</text:p>
          </table:table-cell>
          <table:table-cell office:value-type="float" office:value="0.0019706" calcext:value-type="float">
            <text:p>0.0019706</text:p>
          </table:table-cell>
          <table:table-cell office:value-type="float" office:value="0.031531" calcext:value-type="float">
            <text:p>0.031531</text:p>
          </table:table-cell>
          <table:table-cell office:value-type="float" office:value="0.52333" calcext:value-type="float">
            <text:p>0.52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.6188" calcext:value-type="float">
            <text:p>8.6188</text:p>
          </table:table-cell>
          <table:table-cell office:value-type="float" office:value="0.51403" calcext:value-type="float">
            <text:p>0.51403</text:p>
          </table:table-cell>
          <table:table-cell office:value-type="float" office:value="0.35011" calcext:value-type="float">
            <text:p>0.35011</text:p>
          </table:table-cell>
          <table:table-cell office:value-type="float" office:value="0.0059426" calcext:value-type="float">
            <text:p>0.0059426</text:p>
          </table:table-cell>
          <table:table-cell office:value-type="float" office:value="0.0028548" calcext:value-type="float">
            <text:p>0.0028548</text:p>
          </table:table-cell>
          <table:table-cell office:value-type="float" office:value="0.007351" calcext:value-type="float">
            <text:p>0.007351</text:p>
          </table:table-cell>
          <table:table-cell office:value-type="float" office:value="2.4964" calcext:value-type="float">
            <text:p>2.4964</text:p>
          </table:table-cell>
          <table:table-cell table:style-name="ce2" office:value-type="float" office:value="0.0041701" calcext:value-type="float">
            <text:p>0.0041701</text:p>
          </table:table-cell>
          <table:table-cell office:value-type="float" office:value="0.0022038" calcext:value-type="float">
            <text:p>0.0022038</text:p>
          </table:table-cell>
          <table:table-cell office:value-type="float" office:value="0.01108" calcext:value-type="float">
            <text:p>0.01108</text:p>
          </table:table-cell>
          <table:table-cell office:value-type="float" office:value="0.0066654" calcext:value-type="float">
            <text:p>0.0066654</text:p>
          </table:table-cell>
          <table:table-cell office:value-type="float" office:value="0.032462" calcext:value-type="float">
            <text:p>0.032462</text:p>
          </table:table-cell>
          <table:table-cell office:value-type="float" office:value="0.06175" calcext:value-type="float">
            <text:p>0.0617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5.347" calcext:value-type="float">
            <text:p>65.347</text:p>
          </table:table-cell>
          <table:table-cell office:value-type="float" office:value="1051.2" calcext:value-type="float">
            <text:p>1051.2</text:p>
          </table:table-cell>
          <table:table-cell office:value-type="float" office:value="70.394" calcext:value-type="float">
            <text:p>70.394</text:p>
          </table:table-cell>
          <table:table-cell office:value-type="float" office:value="18.791" calcext:value-type="float">
            <text:p>18.791</text:p>
          </table:table-cell>
          <table:table-cell office:value-type="float" office:value="33.857" calcext:value-type="float">
            <text:p>33.857</text:p>
          </table:table-cell>
          <table:table-cell office:value-type="float" office:value="68.757" calcext:value-type="float">
            <text:p>68.757</text:p>
          </table:table-cell>
          <table:table-cell office:value-type="float" office:value="3.4158" calcext:value-type="float">
            <text:p>3.4158</text:p>
          </table:table-cell>
          <table:table-cell office:value-type="float" office:value="0.000028218" calcext:value-type="float">
            <text:p>2.82E-05</text:p>
          </table:table-cell>
          <table:table-cell office:value-type="float" office:value="20.234" calcext:value-type="float">
            <text:p>20.234</text:p>
          </table:table-cell>
          <table:table-cell office:value-type="float" office:value="290.56" calcext:value-type="float">
            <text:p>290.56</text:p>
          </table:table-cell>
          <table:table-cell office:value-type="float" office:value="0.00032923" calcext:value-type="float">
            <text:p>0.00032923</text:p>
          </table:table-cell>
          <table:table-cell table:style-name="ce4" office:value-type="float" office:value="0.000077424" calcext:value-type="float">
            <text:p>7.74E-05</text:p>
          </table:table-cell>
          <table:table-cell office:value-type="float" office:value="177.14" calcext:value-type="float">
            <text:p>177.1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1.204" calcext:value-type="float">
            <text:p>71.204</text:p>
          </table:table-cell>
          <table:table-cell office:value-type="float" office:value="1273.4" calcext:value-type="float">
            <text:p>1273.4</text:p>
          </table:table-cell>
          <table:table-cell office:value-type="float" office:value="163.59" calcext:value-type="float">
            <text:p>163.59</text:p>
          </table:table-cell>
          <table:table-cell office:value-type="float" office:value="50.089" calcext:value-type="float">
            <text:p>50.089</text:p>
          </table:table-cell>
          <table:table-cell office:value-type="float" office:value="3.804" calcext:value-type="float">
            <text:p>3.804</text:p>
          </table:table-cell>
          <table:table-cell office:value-type="float" office:value="2.1199" calcext:value-type="float">
            <text:p>2.1199</text:p>
          </table:table-cell>
          <table:table-cell office:value-type="float" office:value="4.0991" calcext:value-type="float">
            <text:p>4.0991</text:p>
          </table:table-cell>
          <table:table-cell office:value-type="float" office:value="0.000015889" calcext:value-type="float">
            <text:p>1.59E-05</text:p>
          </table:table-cell>
          <table:table-cell office:value-type="float" office:value="8.7932" calcext:value-type="float">
            <text:p>8.7932</text:p>
          </table:table-cell>
          <table:table-cell office:value-type="float" office:value="230.26" calcext:value-type="float">
            <text:p>230.26</text:p>
          </table:table-cell>
          <table:table-cell office:value-type="float" office:value="0.00028614" calcext:value-type="float">
            <text:p>0.00028614</text:p>
          </table:table-cell>
          <table:table-cell office:value-type="float" office:value="-0.0011369" calcext:value-type="float">
            <text:p>-0.0011369</text:p>
          </table:table-cell>
          <table:table-cell office:value-type="float" office:value="12.916" calcext:value-type="float">
            <text:p>12.916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61.755" calcext:value-type="float">
            <text:p>61.755</text:p>
          </table:table-cell>
          <table:table-cell office:value-type="float" office:value="1474.9" calcext:value-type="float">
            <text:p>1474.9</text:p>
          </table:table-cell>
          <table:table-cell office:value-type="float" office:value="428.68" calcext:value-type="float">
            <text:p>428.68</text:p>
          </table:table-cell>
          <table:table-cell office:value-type="float" office:value="78.333" calcext:value-type="float">
            <text:p>78.333</text:p>
          </table:table-cell>
          <table:table-cell office:value-type="float" office:value="1.4368" calcext:value-type="float">
            <text:p>1.4368</text:p>
          </table:table-cell>
          <table:table-cell office:value-type="float" office:value="0.5068" calcext:value-type="float">
            <text:p>0.5068</text:p>
          </table:table-cell>
          <table:table-cell office:value-type="float" office:value="5.4016" calcext:value-type="float">
            <text:p>5.4016</text:p>
          </table:table-cell>
          <table:table-cell office:value-type="float" office:value="0.000021243" calcext:value-type="float">
            <text:p>2.12E-05</text:p>
          </table:table-cell>
          <table:table-cell office:value-type="float" office:value="0.65134" calcext:value-type="float">
            <text:p>0.65134</text:p>
          </table:table-cell>
          <table:table-cell office:value-type="float" office:value="574.07" calcext:value-type="float">
            <text:p>574.07</text:p>
          </table:table-cell>
          <table:table-cell office:value-type="float" office:value="0.00049984" calcext:value-type="float">
            <text:p>0.00049984</text:p>
          </table:table-cell>
          <table:table-cell office:value-type="float" office:value="-0.0036377" calcext:value-type="float">
            <text:p>-0.0036377</text:p>
          </table:table-cell>
          <table:table-cell office:value-type="float" office:value="19.262" calcext:value-type="float">
            <text:p>19.26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4.353" calcext:value-type="float">
            <text:p>44.353</text:p>
          </table:table-cell>
          <table:table-cell office:value-type="float" office:value="637.8" calcext:value-type="float">
            <text:p>637.8</text:p>
          </table:table-cell>
          <table:table-cell office:value-type="float" office:value="242" calcext:value-type="float">
            <text:p>242</text:p>
          </table:table-cell>
          <table:table-cell office:value-type="float" office:value="26.308" calcext:value-type="float">
            <text:p>26.308</text:p>
          </table:table-cell>
          <table:table-cell office:value-type="float" office:value="2.0236" calcext:value-type="float">
            <text:p>2.0236</text:p>
          </table:table-cell>
          <table:table-cell office:value-type="float" office:value="2.1808" calcext:value-type="float">
            <text:p>2.1808</text:p>
          </table:table-cell>
          <table:table-cell office:value-type="float" office:value="6.3633" calcext:value-type="float">
            <text:p>6.3633</text:p>
          </table:table-cell>
          <table:table-cell office:value-type="float" office:value="0.000041031" calcext:value-type="float">
            <text:p>4.10E-05</text:p>
          </table:table-cell>
          <table:table-cell office:value-type="float" office:value="5.5917" calcext:value-type="float">
            <text:p>5.5917</text:p>
          </table:table-cell>
          <table:table-cell office:value-type="float" office:value="229.09" calcext:value-type="float">
            <text:p>229.09</text:p>
          </table:table-cell>
          <table:table-cell office:value-type="float" office:value="0.0010727" calcext:value-type="float">
            <text:p>0.0010727</text:p>
          </table:table-cell>
          <table:table-cell office:value-type="float" office:value="-0.0069572" calcext:value-type="float">
            <text:p>-0.0069572</text:p>
          </table:table-cell>
          <table:table-cell office:value-type="float" office:value="12.476" calcext:value-type="float">
            <text:p>12.47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.037" calcext:value-type="float">
            <text:p>21.037</text:p>
          </table:table-cell>
          <table:table-cell office:value-type="float" office:value="16.578" calcext:value-type="float">
            <text:p>16.578</text:p>
          </table:table-cell>
          <table:table-cell office:value-type="float" office:value="4.4211" calcext:value-type="float">
            <text:p>4.4211</text:p>
          </table:table-cell>
          <table:table-cell office:value-type="float" office:value="0.34073" calcext:value-type="float">
            <text:p>0.34073</text:p>
          </table:table-cell>
          <table:table-cell office:value-type="float" office:value="0.12028" calcext:value-type="float">
            <text:p>0.12028</text:p>
          </table:table-cell>
          <table:table-cell office:value-type="float" office:value="0.11911" calcext:value-type="float">
            <text:p>0.11911</text:p>
          </table:table-cell>
          <table:table-cell office:value-type="float" office:value="3.796" calcext:value-type="float">
            <text:p>3.796</text:p>
          </table:table-cell>
          <table:table-cell table:style-name="ce2" office:value-type="float" office:value="0.00014336" calcext:value-type="float">
            <text:p>0.00014336</text:p>
          </table:table-cell>
          <table:table-cell office:value-type="float" office:value="0.75406" calcext:value-type="float">
            <text:p>0.75406</text:p>
          </table:table-cell>
          <table:table-cell office:value-type="float" office:value="6.096" calcext:value-type="float">
            <text:p>6.096</text:p>
          </table:table-cell>
          <table:table-cell office:value-type="float" office:value="0.0023539" calcext:value-type="float">
            <text:p>0.0023539</text:p>
          </table:table-cell>
          <table:table-cell office:value-type="float" office:value="-0.0054329" calcext:value-type="float">
            <text:p>-0.0054329</text:p>
          </table:table-cell>
          <table:table-cell office:value-type="float" office:value="0.72661" calcext:value-type="float">
            <text:p>0.7266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621" calcext:value-type="float">
            <text:p>11.621</text:p>
          </table:table-cell>
          <table:table-cell office:value-type="float" office:value="3.7842" calcext:value-type="float">
            <text:p>3.7842</text:p>
          </table:table-cell>
          <table:table-cell office:value-type="float" office:value="0.090614" calcext:value-type="float">
            <text:p>0.090614</text:p>
          </table:table-cell>
          <table:table-cell office:value-type="float" office:value="0.052625" calcext:value-type="float">
            <text:p>0.052625</text:p>
          </table:table-cell>
          <table:table-cell office:value-type="float" office:value="0.062902" calcext:value-type="float">
            <text:p>0.062902</text:p>
          </table:table-cell>
          <table:table-cell office:value-type="float" office:value="0.0034647" calcext:value-type="float">
            <text:p>0.0034647</text:p>
          </table:table-cell>
          <table:table-cell office:value-type="float" office:value="3.09" calcext:value-type="float">
            <text:p>3.09</text:p>
          </table:table-cell>
          <table:table-cell table:style-name="ce2" office:value-type="float" office:value="0.0035017" calcext:value-type="float">
            <text:p>0.0035017</text:p>
          </table:table-cell>
          <table:table-cell office:value-type="float" office:value="0.056587" calcext:value-type="float">
            <text:p>0.056587</text:p>
          </table:table-cell>
          <table:table-cell office:value-type="float" office:value="1.7175" calcext:value-type="float">
            <text:p>1.7175</text:p>
          </table:table-cell>
          <table:table-cell office:value-type="float" office:value="0.0051701" calcext:value-type="float">
            <text:p>0.0051701</text:p>
          </table:table-cell>
          <table:table-cell office:value-type="float" office:value="0.03613" calcext:value-type="float">
            <text:p>0.03613</text:p>
          </table:table-cell>
          <table:table-cell office:value-type="float" office:value="0.70206" calcext:value-type="float">
            <text:p>0.70206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4.233" calcext:value-type="float">
            <text:p>64.233</text:p>
          </table:table-cell>
          <table:table-cell office:value-type="float" office:value="2107.6" calcext:value-type="float">
            <text:p>2107.6</text:p>
          </table:table-cell>
          <table:table-cell office:value-type="float" office:value="539.86" calcext:value-type="float">
            <text:p>539.86</text:p>
          </table:table-cell>
          <table:table-cell office:value-type="float" office:value="28.091" calcext:value-type="float">
            <text:p>28.091</text:p>
          </table:table-cell>
          <table:table-cell office:value-type="float" office:value="7.6161" calcext:value-type="float">
            <text:p>7.6161</text:p>
          </table:table-cell>
          <table:table-cell office:value-type="float" office:value="23.109" calcext:value-type="float">
            <text:p>23.109</text:p>
          </table:table-cell>
          <table:table-cell office:value-type="float" office:value="4.7099" calcext:value-type="float">
            <text:p>4.7099</text:p>
          </table:table-cell>
          <table:table-cell office:value-type="float" office:value="0.000027969" calcext:value-type="float">
            <text:p>2.80E-05</text:p>
          </table:table-cell>
          <table:table-cell office:value-type="float" office:value="3.7811" calcext:value-type="float">
            <text:p>3.7811</text:p>
          </table:table-cell>
          <table:table-cell office:value-type="float" office:value="561.04" calcext:value-type="float">
            <text:p>561.04</text:p>
          </table:table-cell>
          <table:table-cell office:value-type="float" office:value="0.00046042" calcext:value-type="float">
            <text:p>0.00046042</text:p>
          </table:table-cell>
          <table:table-cell office:value-type="float" office:value="-0.0015693" calcext:value-type="float">
            <text:p>-0.0015693</text:p>
          </table:table-cell>
          <table:table-cell office:value-type="float" office:value="93.136" calcext:value-type="float">
            <text:p>93.136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6.293" calcext:value-type="float">
            <text:p>56.293</text:p>
          </table:table-cell>
          <table:table-cell office:value-type="float" office:value="2284" calcext:value-type="float">
            <text:p>2284</text:p>
          </table:table-cell>
          <table:table-cell office:value-type="float" office:value="934.01" calcext:value-type="float">
            <text:p>934.01</text:p>
          </table:table-cell>
          <table:table-cell office:value-type="float" office:value="262.77" calcext:value-type="float">
            <text:p>262.77</text:p>
          </table:table-cell>
          <table:table-cell office:value-type="float" office:value="69.577" calcext:value-type="float">
            <text:p>69.577</text:p>
          </table:table-cell>
          <table:table-cell office:value-type="float" office:value="45.312" calcext:value-type="float">
            <text:p>45.312</text:p>
          </table:table-cell>
          <table:table-cell office:value-type="float" office:value="6.9338" calcext:value-type="float">
            <text:p>6.9338</text:p>
          </table:table-cell>
          <table:table-cell office:value-type="float" office:value="0.000044398" calcext:value-type="float">
            <text:p>4.44E-05</text:p>
          </table:table-cell>
          <table:table-cell office:value-type="float" office:value="43.679" calcext:value-type="float">
            <text:p>43.679</text:p>
          </table:table-cell>
          <table:table-cell office:value-type="float" office:value="792.93" calcext:value-type="float">
            <text:p>792.93</text:p>
          </table:table-cell>
          <table:table-cell office:value-type="float" office:value="0.00079377" calcext:value-type="float">
            <text:p>0.00079377</text:p>
          </table:table-cell>
          <table:table-cell office:value-type="float" office:value="-0.0044185" calcext:value-type="float">
            <text:p>-0.0044185</text:p>
          </table:table-cell>
          <table:table-cell office:value-type="float" office:value="22.956" calcext:value-type="float">
            <text:p>22.956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.145" calcext:value-type="float">
            <text:p>31.145</text:p>
          </table:table-cell>
          <table:table-cell office:value-type="float" office:value="11.143" calcext:value-type="float">
            <text:p>11.143</text:p>
          </table:table-cell>
          <table:table-cell office:value-type="float" office:value="12.939" calcext:value-type="float">
            <text:p>12.939</text:p>
          </table:table-cell>
          <table:table-cell office:value-type="float" office:value="4.4921" calcext:value-type="float">
            <text:p>4.4921</text:p>
          </table:table-cell>
          <table:table-cell office:value-type="float" office:value="0.40392" calcext:value-type="float">
            <text:p>0.40392</text:p>
          </table:table-cell>
          <table:table-cell office:value-type="float" office:value="0.39116" calcext:value-type="float">
            <text:p>0.39116</text:p>
          </table:table-cell>
          <table:table-cell office:value-type="float" office:value="2.3466" calcext:value-type="float">
            <text:p>2.3466</text:p>
          </table:table-cell>
          <table:table-cell table:style-name="ce2" office:value-type="float" office:value="0.00018064" calcext:value-type="float">
            <text:p>0.00018064</text:p>
          </table:table-cell>
          <table:table-cell office:value-type="float" office:value="1.0771" calcext:value-type="float">
            <text:p>1.0771</text:p>
          </table:table-cell>
          <table:table-cell office:value-type="float" office:value="11.84" calcext:value-type="float">
            <text:p>11.84</text:p>
          </table:table-cell>
          <table:table-cell office:value-type="float" office:value="0.00026749" calcext:value-type="float">
            <text:p>0.00026749</text:p>
          </table:table-cell>
          <table:table-cell office:value-type="float" office:value="0.0132" calcext:value-type="float">
            <text:p>0.0132</text:p>
          </table:table-cell>
          <table:table-cell office:value-type="float" office:value="10.738" calcext:value-type="float">
            <text:p>10.738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.186" calcext:value-type="float">
            <text:p>31.186</text:p>
          </table:table-cell>
          <table:table-cell office:value-type="float" office:value="101.26" calcext:value-type="float">
            <text:p>101.26</text:p>
          </table:table-cell>
          <table:table-cell office:value-type="float" office:value="13.586" calcext:value-type="float">
            <text:p>13.586</text:p>
          </table:table-cell>
          <table:table-cell office:value-type="float" office:value="1.1982" calcext:value-type="float">
            <text:p>1.1982</text:p>
          </table:table-cell>
          <table:table-cell office:value-type="float" office:value="0.90425" calcext:value-type="float">
            <text:p>0.90425</text:p>
          </table:table-cell>
          <table:table-cell office:value-type="float" office:value="0.8287" calcext:value-type="float">
            <text:p>0.8287</text:p>
          </table:table-cell>
          <table:table-cell office:value-type="float" office:value="3.7432" calcext:value-type="float">
            <text:p>3.7432</text:p>
          </table:table-cell>
          <table:table-cell table:style-name="ce2" office:value-type="float" office:value="0.00010339" calcext:value-type="float">
            <text:p>0.00010339</text:p>
          </table:table-cell>
          <table:table-cell office:value-type="float" office:value="2.375" calcext:value-type="float">
            <text:p>2.375</text:p>
          </table:table-cell>
          <table:table-cell office:value-type="float" office:value="27.813" calcext:value-type="float">
            <text:p>27.813</text:p>
          </table:table-cell>
          <table:table-cell office:value-type="float" office:value="0.0014374" calcext:value-type="float">
            <text:p>0.0014374</text:p>
          </table:table-cell>
          <table:table-cell office:value-type="float" office:value="-0.002987" calcext:value-type="float">
            <text:p>-0.002987</text:p>
          </table:table-cell>
          <table:table-cell office:value-type="float" office:value="5.7865" calcext:value-type="float">
            <text:p>5.786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.103" calcext:value-type="float">
            <text:p>17.103</text:p>
          </table:table-cell>
          <table:table-cell office:value-type="float" office:value="13.169" calcext:value-type="float">
            <text:p>13.169</text:p>
          </table:table-cell>
          <table:table-cell office:value-type="float" office:value="0.67251" calcext:value-type="float">
            <text:p>0.67251</text:p>
          </table:table-cell>
          <table:table-cell office:value-type="float" office:value="0.66875" calcext:value-type="float">
            <text:p>0.6687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0099583" calcext:value-type="float">
            <text:p>0.0099583</text:p>
          </table:table-cell>
          <table:table-cell office:value-type="float" office:value="3.1729" calcext:value-type="float">
            <text:p>3.1729</text:p>
          </table:table-cell>
          <table:table-cell table:style-name="ce2" office:value-type="float" office:value="0.0010599" calcext:value-type="float">
            <text:p>0.0010599</text:p>
          </table:table-cell>
          <table:table-cell office:value-type="float" office:value="0.4572" calcext:value-type="float">
            <text:p>0.4572</text:p>
          </table:table-cell>
          <table:table-cell office:value-type="float" office:value="1.0588" calcext:value-type="float">
            <text:p>1.0588</text:p>
          </table:table-cell>
          <table:table-cell office:value-type="float" office:value="0.0030326" calcext:value-type="float">
            <text:p>0.0030326</text:p>
          </table:table-cell>
          <table:table-cell office:value-type="float" office:value="0.018022" calcext:value-type="float">
            <text:p>0.018022</text:p>
          </table:table-cell>
          <table:table-cell office:value-type="float" office:value="0.69482" calcext:value-type="float">
            <text:p>0.6948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.671" calcext:value-type="float">
            <text:p>14.671</text:p>
          </table:table-cell>
          <table:table-cell office:value-type="float" office:value="2.3657" calcext:value-type="float">
            <text:p>2.3657</text:p>
          </table:table-cell>
          <table:table-cell office:value-type="float" office:value="1.6552" calcext:value-type="float">
            <text:p>1.6552</text:p>
          </table:table-cell>
          <table:table-cell office:value-type="float" office:value="1.0817" calcext:value-type="float">
            <text:p>1.0817</text:p>
          </table:table-cell>
          <table:table-cell office:value-type="float" office:value="0.24498" calcext:value-type="float">
            <text:p>0.24498</text:p>
          </table:table-cell>
          <table:table-cell office:value-type="float" office:value="0.11271" calcext:value-type="float">
            <text:p>0.11271</text:p>
          </table:table-cell>
          <table:table-cell office:value-type="float" office:value="2.5791" calcext:value-type="float">
            <text:p>2.5791</text:p>
          </table:table-cell>
          <table:table-cell table:style-name="ce2" office:value-type="float" office:value="0.00095271" calcext:value-type="float">
            <text:p>0.00095271</text:p>
          </table:table-cell>
          <table:table-cell office:value-type="float" office:value="0.80363" calcext:value-type="float">
            <text:p>0.80363</text:p>
          </table:table-cell>
          <table:table-cell office:value-type="float" office:value="1.4995" calcext:value-type="float">
            <text:p>1.4995</text:p>
          </table:table-cell>
          <table:table-cell office:value-type="float" office:value="0.0019308" calcext:value-type="float">
            <text:p>0.0019308</text:p>
          </table:table-cell>
          <table:table-cell office:value-type="float" office:value="0.020134" calcext:value-type="float">
            <text:p>0.020134</text:p>
          </table:table-cell>
          <table:table-cell office:value-type="float" office:value="1.5739" calcext:value-type="float">
            <text:p>1.5739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1.833" calcext:value-type="float">
            <text:p>21.833</text:p>
          </table:table-cell>
          <table:table-cell office:value-type="float" office:value="58.369" calcext:value-type="float">
            <text:p>58.369</text:p>
          </table:table-cell>
          <table:table-cell office:value-type="float" office:value="14.473" calcext:value-type="float">
            <text:p>14.473</text:p>
          </table:table-cell>
          <table:table-cell office:value-type="float" office:value="0.43709" calcext:value-type="float">
            <text:p>0.43709</text:p>
          </table:table-cell>
          <table:table-cell office:value-type="float" office:value="0.44132" calcext:value-type="float">
            <text:p>0.44132</text:p>
          </table:table-cell>
          <table:table-cell office:value-type="float" office:value="0.34561" calcext:value-type="float">
            <text:p>0.34561</text:p>
          </table:table-cell>
          <table:table-cell office:value-type="float" office:value="4.5273" calcext:value-type="float">
            <text:p>4.5273</text:p>
          </table:table-cell>
          <table:table-cell table:style-name="ce2" office:value-type="float" office:value="0.00028045" calcext:value-type="float">
            <text:p>0.00028045</text:p>
          </table:table-cell>
          <table:table-cell office:value-type="float" office:value="0.75972" calcext:value-type="float">
            <text:p>0.75972</text:p>
          </table:table-cell>
          <table:table-cell office:value-type="float" office:value="21.748" calcext:value-type="float">
            <text:p>21.748</text:p>
          </table:table-cell>
          <table:table-cell office:value-type="float" office:value="0.0038217" calcext:value-type="float">
            <text:p>0.0038217</text:p>
          </table:table-cell>
          <table:table-cell office:value-type="float" office:value="-0.0087377" calcext:value-type="float">
            <text:p>-0.0087377</text:p>
          </table:table-cell>
          <table:table-cell office:value-type="float" office:value="1.5116" calcext:value-type="float">
            <text:p>1.5116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.71" calcext:value-type="float">
            <text:p>21.71</text:p>
          </table:table-cell>
          <table:table-cell office:value-type="float" office:value="4.4996" calcext:value-type="float">
            <text:p>4.4996</text:p>
          </table:table-cell>
          <table:table-cell office:value-type="float" office:value="7.019" calcext:value-type="float">
            <text:p>7.019</text:p>
          </table:table-cell>
          <table:table-cell office:value-type="float" office:value="2.4301" calcext:value-type="float">
            <text:p>2.4301</text:p>
          </table:table-cell>
          <table:table-cell office:value-type="float" office:value="0.19548" calcext:value-type="float">
            <text:p>0.19548</text:p>
          </table:table-cell>
          <table:table-cell office:value-type="float" office:value="0.017715" calcext:value-type="float">
            <text:p>0.017715</text:p>
          </table:table-cell>
          <table:table-cell office:value-type="float" office:value="2.2641" calcext:value-type="float">
            <text:p>2.2641</text:p>
          </table:table-cell>
          <table:table-cell table:style-name="ce2" office:value-type="float" office:value="0.0005925" calcext:value-type="float">
            <text:p>0.0005925</text:p>
          </table:table-cell>
          <table:table-cell office:value-type="float" office:value="0.38501" calcext:value-type="float">
            <text:p>0.38501</text:p>
          </table:table-cell>
          <table:table-cell office:value-type="float" office:value="2.7229" calcext:value-type="float">
            <text:p>2.7229</text:p>
          </table:table-cell>
          <table:table-cell table:style-name="ce4" office:value-type="float" office:value="0.000033901" calcext:value-type="float">
            <text:p>3.39E-05</text:p>
          </table:table-cell>
          <table:table-cell office:value-type="float" office:value="0.026018" calcext:value-type="float">
            <text:p>0.026018</text:p>
          </table:table-cell>
          <table:table-cell office:value-type="float" office:value="4.6221" calcext:value-type="float">
            <text:p>4.622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.952" calcext:value-type="float">
            <text:p>15.952</text:p>
          </table:table-cell>
          <table:table-cell office:value-type="float" office:value="1.5484" calcext:value-type="float">
            <text:p>1.5484</text:p>
          </table:table-cell>
          <table:table-cell office:value-type="float" office:value="5.3589" calcext:value-type="float">
            <text:p>5.3589</text:p>
          </table:table-cell>
          <table:table-cell office:value-type="float" office:value="0.66" calcext:value-type="float">
            <text:p>0.66</text:p>
          </table:table-cell>
          <table:table-cell office:value-type="float" office:value="0.15704" calcext:value-type="float">
            <text:p>0.15704</text:p>
          </table:table-cell>
          <table:table-cell office:value-type="float" office:value="0.17103" calcext:value-type="float">
            <text:p>0.17103</text:p>
          </table:table-cell>
          <table:table-cell office:value-type="float" office:value="2.1937" calcext:value-type="float">
            <text:p>2.1937</text:p>
          </table:table-cell>
          <table:table-cell table:style-name="ce2" office:value-type="float" office:value="0.00088672" calcext:value-type="float">
            <text:p>0.00088672</text:p>
          </table:table-cell>
          <table:table-cell office:value-type="float" office:value="0.43324" calcext:value-type="float">
            <text:p>0.43324</text:p>
          </table:table-cell>
          <table:table-cell office:value-type="float" office:value="1.2688" calcext:value-type="float">
            <text:p>1.2688</text:p>
          </table:table-cell>
          <table:table-cell office:value-type="float" office:value="0.00015973" calcext:value-type="float">
            <text:p>0.00015973</text:p>
          </table:table-cell>
          <table:table-cell office:value-type="float" office:value="0.026816" calcext:value-type="float">
            <text:p>0.026816</text:p>
          </table:table-cell>
          <table:table-cell office:value-type="float" office:value="1.1312" calcext:value-type="float">
            <text:p>1.131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.72" calcext:value-type="float">
            <text:p>57.72</text:p>
          </table:table-cell>
          <table:table-cell office:value-type="float" office:value="1604.1" calcext:value-type="float">
            <text:p>1604.1</text:p>
          </table:table-cell>
          <table:table-cell office:value-type="float" office:value="449.59" calcext:value-type="float">
            <text:p>449.59</text:p>
          </table:table-cell>
          <table:table-cell office:value-type="float" office:value="93.555" calcext:value-type="float">
            <text:p>93.555</text:p>
          </table:table-cell>
          <table:table-cell office:value-type="float" office:value="28.59" calcext:value-type="float">
            <text:p>28.59</text:p>
          </table:table-cell>
          <table:table-cell office:value-type="float" office:value="32.107" calcext:value-type="float">
            <text:p>32.107</text:p>
          </table:table-cell>
          <table:table-cell office:value-type="float" office:value="4.8283" calcext:value-type="float">
            <text:p>4.8283</text:p>
          </table:table-cell>
          <table:table-cell office:value-type="float" office:value="0.000038782" calcext:value-type="float">
            <text:p>3.88E-05</text:p>
          </table:table-cell>
          <table:table-cell office:value-type="float" office:value="26.766" calcext:value-type="float">
            <text:p>26.766</text:p>
          </table:table-cell>
          <table:table-cell office:value-type="float" office:value="802.77" calcext:value-type="float">
            <text:p>802.77</text:p>
          </table:table-cell>
          <table:table-cell office:value-type="float" office:value="0.00062886" calcext:value-type="float">
            <text:p>0.00062886</text:p>
          </table:table-cell>
          <table:table-cell office:value-type="float" office:value="-0.0028428" calcext:value-type="float">
            <text:p>-0.0028428</text:p>
          </table:table-cell>
          <table:table-cell office:value-type="float" office:value="15.351" calcext:value-type="float">
            <text:p>15.35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.375" calcext:value-type="float">
            <text:p>36.375</text:p>
          </table:table-cell>
          <table:table-cell office:value-type="float" office:value="14.618" calcext:value-type="float">
            <text:p>14.618</text:p>
          </table:table-cell>
          <table:table-cell office:value-type="float" office:value="5.6557" calcext:value-type="float">
            <text:p>5.6557</text:p>
          </table:table-cell>
          <table:table-cell office:value-type="float" office:value="6.1713" calcext:value-type="float">
            <text:p>6.1713</text:p>
          </table:table-cell>
          <table:table-cell office:value-type="float" office:value="2.0706" calcext:value-type="float">
            <text:p>2.0706</text:p>
          </table:table-cell>
          <table:table-cell office:value-type="float" office:value="0.79175" calcext:value-type="float">
            <text:p>0.79175</text:p>
          </table:table-cell>
          <table:table-cell office:value-type="float" office:value="2.475" calcext:value-type="float">
            <text:p>2.475</text:p>
          </table:table-cell>
          <table:table-cell office:value-type="float" office:value="0.000029305" calcext:value-type="float">
            <text:p>2.93E-05</text:p>
          </table:table-cell>
          <table:table-cell office:value-type="float" office:value="4.2607" calcext:value-type="float">
            <text:p>4.2607</text:p>
          </table:table-cell>
          <table:table-cell office:value-type="float" office:value="7.0629" calcext:value-type="float">
            <text:p>7.0629</text:p>
          </table:table-cell>
          <table:table-cell office:value-type="float" office:value="0.00043206" calcext:value-type="float">
            <text:p>0.00043206</text:p>
          </table:table-cell>
          <table:table-cell office:value-type="float" office:value="0.00010683" calcext:value-type="float">
            <text:p>0.00010683</text:p>
          </table:table-cell>
          <table:table-cell office:value-type="float" office:value="7.5344" calcext:value-type="float">
            <text:p>7.5344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.839" calcext:value-type="float">
            <text:p>27.839</text:p>
          </table:table-cell>
          <table:table-cell office:value-type="float" office:value="110.35" calcext:value-type="float">
            <text:p>110.35</text:p>
          </table:table-cell>
          <table:table-cell office:value-type="float" office:value="16.554" calcext:value-type="float">
            <text:p>16.554</text:p>
          </table:table-cell>
          <table:table-cell office:value-type="float" office:value="1.3837" calcext:value-type="float">
            <text:p>1.3837</text:p>
          </table:table-cell>
          <table:table-cell office:value-type="float" office:value="0.70219" calcext:value-type="float">
            <text:p>0.70219</text:p>
          </table:table-cell>
          <table:table-cell office:value-type="float" office:value="0.35235" calcext:value-type="float">
            <text:p>0.35235</text:p>
          </table:table-cell>
          <table:table-cell office:value-type="float" office:value="3.9164" calcext:value-type="float">
            <text:p>3.9164</text:p>
          </table:table-cell>
          <table:table-cell table:style-name="ce2" office:value-type="float" office:value="0.0002086" calcext:value-type="float">
            <text:p>0.0002086</text:p>
          </table:table-cell>
          <table:table-cell office:value-type="float" office:value="0.67104" calcext:value-type="float">
            <text:p>0.67104</text:p>
          </table:table-cell>
          <table:table-cell office:value-type="float" office:value="23.982" calcext:value-type="float">
            <text:p>23.982</text:p>
          </table:table-cell>
          <table:table-cell office:value-type="float" office:value="0.0019996" calcext:value-type="float">
            <text:p>0.0019996</text:p>
          </table:table-cell>
          <table:table-cell office:value-type="float" office:value="-0.00092576" calcext:value-type="float">
            <text:p>-0.00092576</text:p>
          </table:table-cell>
          <table:table-cell office:value-type="float" office:value="4.1803" calcext:value-type="float">
            <text:p>4.180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.09" calcext:value-type="float">
            <text:p>15.09</text:p>
          </table:table-cell>
          <table:table-cell office:value-type="float" office:value="4.7521" calcext:value-type="float">
            <text:p>4.7521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18365" calcext:value-type="float">
            <text:p>0.18365</text:p>
          </table:table-cell>
          <table:table-cell office:value-type="float" office:value="0.099328" calcext:value-type="float">
            <text:p>0.099328</text:p>
          </table:table-cell>
          <table:table-cell office:value-type="float" office:value="0.013774" calcext:value-type="float">
            <text:p>0.013774</text:p>
          </table:table-cell>
          <table:table-cell office:value-type="float" office:value="3.0098" calcext:value-type="float">
            <text:p>3.0098</text:p>
          </table:table-cell>
          <table:table-cell table:style-name="ce2" office:value-type="float" office:value="0.0010666" calcext:value-type="float">
            <text:p>0.0010666</text:p>
          </table:table-cell>
          <table:table-cell office:value-type="float" office:value="0.16783" calcext:value-type="float">
            <text:p>0.16783</text:p>
          </table:table-cell>
          <table:table-cell office:value-type="float" office:value="1.1876" calcext:value-type="float">
            <text:p>1.1876</text:p>
          </table:table-cell>
          <table:table-cell office:value-type="float" office:value="0.0034426" calcext:value-type="float">
            <text:p>0.0034426</text:p>
          </table:table-cell>
          <table:table-cell office:value-type="float" office:value="0.016521" calcext:value-type="float">
            <text:p>0.016521</text:p>
          </table:table-cell>
          <table:table-cell office:value-type="float" office:value="0.26213" calcext:value-type="float">
            <text:p>0.2621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9.582" calcext:value-type="float">
            <text:p>69.582</text:p>
          </table:table-cell>
          <table:table-cell office:value-type="float" office:value="158.49" calcext:value-type="float">
            <text:p>158.49</text:p>
          </table:table-cell>
          <table:table-cell office:value-type="float" office:value="77.885" calcext:value-type="float">
            <text:p>77.885</text:p>
          </table:table-cell>
          <table:table-cell office:value-type="float" office:value="86.588" calcext:value-type="float">
            <text:p>86.588</text:p>
          </table:table-cell>
          <table:table-cell office:value-type="float" office:value="78.548" calcext:value-type="float">
            <text:p>78.548</text:p>
          </table:table-cell>
          <table:table-cell office:value-type="float" office:value="62.298" calcext:value-type="float">
            <text:p>62.298</text:p>
          </table:table-cell>
          <table:table-cell office:value-type="float" office:value="2.7021" calcext:value-type="float">
            <text:p>2.7021</text:p>
          </table:table-cell>
          <table:table-cell office:value-type="float" office:value="0.0000078403" calcext:value-type="float">
            <text:p>7.84E-06</text:p>
          </table:table-cell>
          <table:table-cell office:value-type="float" office:value="73.421" calcext:value-type="float">
            <text:p>73.421</text:p>
          </table:table-cell>
          <table:table-cell office:value-type="float" office:value="102.24" calcext:value-type="float">
            <text:p>102.24</text:p>
          </table:table-cell>
          <table:table-cell office:value-type="float" office:value="0.00018219" calcext:value-type="float">
            <text:p>0.00018219</text:p>
          </table:table-cell>
          <table:table-cell office:value-type="float" office:value="-0.0010519" calcext:value-type="float">
            <text:p>-0.0010519</text:p>
          </table:table-cell>
          <table:table-cell office:value-type="float" office:value="127.42" calcext:value-type="float">
            <text:p>127.4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.019" calcext:value-type="float">
            <text:p>49.019</text:p>
          </table:table-cell>
          <table:table-cell office:value-type="float" office:value="27.782" calcext:value-type="float">
            <text:p>27.782</text:p>
          </table:table-cell>
          <table:table-cell table:style-name="ce4" office:value-type="float" office:value="138240" calcext:value-type="float">
            <text:p>1.38E+05</text:p>
          </table:table-cell>
          <table:table-cell office:value-type="float" office:value="16.959" calcext:value-type="float">
            <text:p>16.959</text:p>
          </table:table-cell>
          <table:table-cell office:value-type="float" office:value="4.4426" calcext:value-type="float">
            <text:p>4.4426</text:p>
          </table:table-cell>
          <table:table-cell office:value-type="float" office:value="30.49" calcext:value-type="float">
            <text:p>30.49</text:p>
          </table:table-cell>
          <table:table-cell office:value-type="float" office:value="1.461" calcext:value-type="float">
            <text:p>1.461</text:p>
          </table:table-cell>
          <table:table-cell office:value-type="float" office:value="0.0000085437" calcext:value-type="float">
            <text:p>8.54E-06</text:p>
          </table:table-cell>
          <table:table-cell office:value-type="float" office:value="21.657" calcext:value-type="float">
            <text:p>21.657</text:p>
          </table:table-cell>
          <table:table-cell office:value-type="float" office:value="34.865" calcext:value-type="float">
            <text:p>34.865</text:p>
          </table:table-cell>
          <table:table-cell table:style-name="ce4" office:value-type="float" office:value="0.0000093057" calcext:value-type="float">
            <text:p>9.31E-06</text:p>
          </table:table-cell>
          <table:table-cell office:value-type="float" office:value="0.0018827" calcext:value-type="float">
            <text:p>0.0018827</text:p>
          </table:table-cell>
          <table:table-cell office:value-type="float" office:value="34.551" calcext:value-type="float">
            <text:p>34.55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.291" calcext:value-type="float">
            <text:p>17.291</text:p>
          </table:table-cell>
          <table:table-cell office:value-type="float" office:value="8.0484" calcext:value-type="float">
            <text:p>8.0484</text:p>
          </table:table-cell>
          <table:table-cell office:value-type="float" office:value="0.1409" calcext:value-type="float">
            <text:p>0.1409</text:p>
          </table:table-cell>
          <table:table-cell office:value-type="float" office:value="0.10432" calcext:value-type="float">
            <text:p>0.10432</text:p>
          </table:table-cell>
          <table:table-cell office:value-type="float" office:value="0.12381" calcext:value-type="float">
            <text:p>0.12381</text:p>
          </table:table-cell>
          <table:table-cell office:value-type="float" office:value="0.0054218" calcext:value-type="float">
            <text:p>0.0054218</text:p>
          </table:table-cell>
          <table:table-cell office:value-type="float" office:value="2.9555" calcext:value-type="float">
            <text:p>2.9555</text:p>
          </table:table-cell>
          <table:table-cell table:style-name="ce2" office:value-type="float" office:value="0.00083537" calcext:value-type="float">
            <text:p>0.00083537</text:p>
          </table:table-cell>
          <table:table-cell office:value-type="float" office:value="0.12206" calcext:value-type="float">
            <text:p>0.12206</text:p>
          </table:table-cell>
          <table:table-cell office:value-type="float" office:value="0.43528" calcext:value-type="float">
            <text:p>0.43528</text:p>
          </table:table-cell>
          <table:table-cell office:value-type="float" office:value="0.0025705" calcext:value-type="float">
            <text:p>0.0025705</text:p>
          </table:table-cell>
          <table:table-cell office:value-type="float" office:value="0.015421" calcext:value-type="float">
            <text:p>0.015421</text:p>
          </table:table-cell>
          <table:table-cell office:value-type="float" office:value="1.0895" calcext:value-type="float">
            <text:p>1.089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.7469" calcext:value-type="float">
            <text:p>8.7469</text:p>
          </table:table-cell>
          <table:table-cell office:value-type="float" office:value="5.0034" calcext:value-type="float">
            <text:p>5.0034</text:p>
          </table:table-cell>
          <table:table-cell office:value-type="float" office:value="1.1505" calcext:value-type="float">
            <text:p>1.1505</text:p>
          </table:table-cell>
          <table:table-cell office:value-type="float" office:value="0.41282" calcext:value-type="float">
            <text:p>0.41282</text:p>
          </table:table-cell>
          <table:table-cell office:value-type="float" office:value="0.12672" calcext:value-type="float">
            <text:p>0.12672</text:p>
          </table:table-cell>
          <table:table-cell office:value-type="float" office:value="0.14246" calcext:value-type="float">
            <text:p>0.14246</text:p>
          </table:table-cell>
          <table:table-cell office:value-type="float" office:value="4.2293" calcext:value-type="float">
            <text:p>4.2293</text:p>
          </table:table-cell>
          <table:table-cell table:style-name="ce2" office:value-type="float" office:value="0.0087283" calcext:value-type="float">
            <text:p>0.0087283</text:p>
          </table:table-cell>
          <table:table-cell office:value-type="float" office:value="0.13457" calcext:value-type="float">
            <text:p>0.13457</text:p>
          </table:table-cell>
          <table:table-cell office:value-type="float" office:value="1.221" calcext:value-type="float">
            <text:p>1.22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3296" calcext:value-type="float">
            <text:p>0.023296</text:p>
          </table:table-cell>
          <table:table-cell office:value-type="float" office:value="0.38134" calcext:value-type="float">
            <text:p>0.3813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7.325" calcext:value-type="float">
            <text:p>67.325</text:p>
          </table:table-cell>
          <table:table-cell office:value-type="float" office:value="169.3" calcext:value-type="float">
            <text:p>169.3</text:p>
          </table:table-cell>
          <table:table-cell office:value-type="float" office:value="258.17" calcext:value-type="float">
            <text:p>258.17</text:p>
          </table:table-cell>
          <table:table-cell office:value-type="float" office:value="153.65" calcext:value-type="float">
            <text:p>153.65</text:p>
          </table:table-cell>
          <table:table-cell office:value-type="float" office:value="15.281" calcext:value-type="float">
            <text:p>15.281</text:p>
          </table:table-cell>
          <table:table-cell office:value-type="float" office:value="12.965" calcext:value-type="float">
            <text:p>12.965</text:p>
          </table:table-cell>
          <table:table-cell office:value-type="float" office:value="2.2401" calcext:value-type="float">
            <text:p>2.2401</text:p>
          </table:table-cell>
          <table:table-cell office:value-type="float" office:value="0.000010222" calcext:value-type="float">
            <text:p>1.02E-05</text:p>
          </table:table-cell>
          <table:table-cell office:value-type="float" office:value="142.1" calcext:value-type="float">
            <text:p>142.1</text:p>
          </table:table-cell>
          <table:table-cell office:value-type="float" office:value="159.05" calcext:value-type="float">
            <text:p>159.05</text:p>
          </table:table-cell>
          <table:table-cell table:style-name="ce4" office:value-type="float" office:value="0.000035442" calcext:value-type="float">
            <text:p>3.54E-05</text:p>
          </table:table-cell>
          <table:table-cell office:value-type="float" office:value="0.0026637" calcext:value-type="float">
            <text:p>0.0026637</text:p>
          </table:table-cell>
          <table:table-cell office:value-type="float" office:value="184.55" calcext:value-type="float">
            <text:p>184.5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0.688" calcext:value-type="float">
            <text:p>70.688</text:p>
          </table:table-cell>
          <table:table-cell office:value-type="float" office:value="642.55" calcext:value-type="float">
            <text:p>642.55</text:p>
          </table:table-cell>
          <table:table-cell office:value-type="float" office:value="94.343" calcext:value-type="float">
            <text:p>94.343</text:p>
          </table:table-cell>
          <table:table-cell office:value-type="float" office:value="24.389" calcext:value-type="float">
            <text:p>24.389</text:p>
          </table:table-cell>
          <table:table-cell office:value-type="float" office:value="42.155" calcext:value-type="float">
            <text:p>42.155</text:p>
          </table:table-cell>
          <table:table-cell office:value-type="float" office:value="43.147" calcext:value-type="float">
            <text:p>43.147</text:p>
          </table:table-cell>
          <table:table-cell office:value-type="float" office:value="3.4675" calcext:value-type="float">
            <text:p>3.4675</text:p>
          </table:table-cell>
          <table:table-cell office:value-type="float" office:value="0.000010338" calcext:value-type="float">
            <text:p>1.03E-05</text:p>
          </table:table-cell>
          <table:table-cell office:value-type="float" office:value="26.835" calcext:value-type="float">
            <text:p>26.835</text:p>
          </table:table-cell>
          <table:table-cell office:value-type="float" office:value="277.65" calcext:value-type="float">
            <text:p>277.65</text:p>
          </table:table-cell>
          <table:table-cell office:value-type="float" office:value="0.00022488" calcext:value-type="float">
            <text:p>0.00022488</text:p>
          </table:table-cell>
          <table:table-cell office:value-type="float" office:value="-0.001202" calcext:value-type="float">
            <text:p>-0.001202</text:p>
          </table:table-cell>
          <table:table-cell office:value-type="float" office:value="52.083" calcext:value-type="float">
            <text:p>52.083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61.956" calcext:value-type="float">
            <text:p>61.956</text:p>
          </table:table-cell>
          <table:table-cell office:value-type="float" office:value="1589.5" calcext:value-type="float">
            <text:p>1589.5</text:p>
          </table:table-cell>
          <table:table-cell office:value-type="float" office:value="679.59" calcext:value-type="float">
            <text:p>679.59</text:p>
          </table:table-cell>
          <table:table-cell office:value-type="float" office:value="5.8599" calcext:value-type="float">
            <text:p>5.8599</text:p>
          </table:table-cell>
          <table:table-cell office:value-type="float" office:value="13.791" calcext:value-type="float">
            <text:p>13.791</text:p>
          </table:table-cell>
          <table:table-cell office:value-type="float" office:value="71.958" calcext:value-type="float">
            <text:p>71.958</text:p>
          </table:table-cell>
          <table:table-cell office:value-type="float" office:value="4.8644" calcext:value-type="float">
            <text:p>4.8644</text:p>
          </table:table-cell>
          <table:table-cell office:value-type="float" office:value="0.000013812" calcext:value-type="float">
            <text:p>1.38E-05</text:p>
          </table:table-cell>
          <table:table-cell office:value-type="float" office:value="104.21" calcext:value-type="float">
            <text:p>104.21</text:p>
          </table:table-cell>
          <table:table-cell office:value-type="float" office:value="702.65" calcext:value-type="float">
            <text:p>702.65</text:p>
          </table:table-cell>
          <table:table-cell office:value-type="float" office:value="0.00051871" calcext:value-type="float">
            <text:p>0.00051871</text:p>
          </table:table-cell>
          <table:table-cell office:value-type="float" office:value="-0.0051203" calcext:value-type="float">
            <text:p>-0.0051203</text:p>
          </table:table-cell>
          <table:table-cell office:value-type="float" office:value="49.032" calcext:value-type="float">
            <text:p>49.03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.513" calcext:value-type="float">
            <text:p>21.513</text:p>
          </table:table-cell>
          <table:table-cell office:value-type="float" office:value="2.481" calcext:value-type="float">
            <text:p>2.481</text:p>
          </table:table-cell>
          <table:table-cell office:value-type="float" office:value="1.4032" calcext:value-type="float">
            <text:p>1.4032</text:p>
          </table:table-cell>
          <table:table-cell office:value-type="float" office:value="0.19385" calcext:value-type="float">
            <text:p>0.19385</text:p>
          </table:table-cell>
          <table:table-cell office:value-type="float" office:value="0.099826" calcext:value-type="float">
            <text:p>0.099826</text:p>
          </table:table-cell>
          <table:table-cell office:value-type="float" office:value="0.018012" calcext:value-type="float">
            <text:p>0.018012</text:p>
          </table:table-cell>
          <table:table-cell office:value-type="float" office:value="2.3946" calcext:value-type="float">
            <text:p>2.3946</text:p>
          </table:table-cell>
          <table:table-cell table:style-name="ce2" office:value-type="float" office:value="0.00021623" calcext:value-type="float">
            <text:p>0.00021623</text:p>
          </table:table-cell>
          <table:table-cell office:value-type="float" office:value="0.037754" calcext:value-type="float">
            <text:p>0.037754</text:p>
          </table:table-cell>
          <table:table-cell office:value-type="float" office:value="0.11936" calcext:value-type="float">
            <text:p>0.11936</text:p>
          </table:table-cell>
          <table:table-cell office:value-type="float" office:value="0.00097267" calcext:value-type="float">
            <text:p>0.00097267</text:p>
          </table:table-cell>
          <table:table-cell office:value-type="float" office:value="0.0077067" calcext:value-type="float">
            <text:p>0.0077067</text:p>
          </table:table-cell>
          <table:table-cell office:value-type="float" office:value="0.40751" calcext:value-type="float">
            <text:p>0.4075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.927" calcext:value-type="float">
            <text:p>25.927</text:p>
          </table:table-cell>
          <table:table-cell office:value-type="float" office:value="66.561" calcext:value-type="float">
            <text:p>66.561</text:p>
          </table:table-cell>
          <table:table-cell office:value-type="float" office:value="17.222" calcext:value-type="float">
            <text:p>17.222</text:p>
          </table:table-cell>
          <table:table-cell office:value-type="float" office:value="0.31233" calcext:value-type="float">
            <text:p>0.31233</text:p>
          </table:table-cell>
          <table:table-cell office:value-type="float" office:value="0.30887" calcext:value-type="float">
            <text:p>0.30887</text:p>
          </table:table-cell>
          <table:table-cell office:value-type="float" office:value="0.12398" calcext:value-type="float">
            <text:p>0.12398</text:p>
          </table:table-cell>
          <table:table-cell office:value-type="float" office:value="4.4499" calcext:value-type="float">
            <text:p>4.4499</text:p>
          </table:table-cell>
          <table:table-cell table:style-name="ce2" office:value-type="float" office:value="0.0001211" calcext:value-type="float">
            <text:p>0.0001211</text:p>
          </table:table-cell>
          <table:table-cell office:value-type="float" office:value="2.1499" calcext:value-type="float">
            <text:p>2.1499</text:p>
          </table:table-cell>
          <table:table-cell office:value-type="float" office:value="24.6" calcext:value-type="float">
            <text:p>24.6</text:p>
          </table:table-cell>
          <table:table-cell office:value-type="float" office:value="0.002269" calcext:value-type="float">
            <text:p>0.002269</text:p>
          </table:table-cell>
          <table:table-cell office:value-type="float" office:value="-0.0072683" calcext:value-type="float">
            <text:p>-0.0072683</text:p>
          </table:table-cell>
          <table:table-cell office:value-type="float" office:value="2.3117" calcext:value-type="float">
            <text:p>2.311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8.497" calcext:value-type="float">
            <text:p>58.497</text:p>
          </table:table-cell>
          <table:table-cell office:value-type="float" office:value="1058.2" calcext:value-type="float">
            <text:p>1058.2</text:p>
          </table:table-cell>
          <table:table-cell office:value-type="float" office:value="207.51" calcext:value-type="float">
            <text:p>207.51</text:p>
          </table:table-cell>
          <table:table-cell office:value-type="float" office:value="32.071" calcext:value-type="float">
            <text:p>32.071</text:p>
          </table:table-cell>
          <table:table-cell office:value-type="float" office:value="1.7108" calcext:value-type="float">
            <text:p>1.7108</text:p>
          </table:table-cell>
          <table:table-cell office:value-type="float" office:value="1.5702" calcext:value-type="float">
            <text:p>1.5702</text:p>
          </table:table-cell>
          <table:table-cell office:value-type="float" office:value="4.3412" calcext:value-type="float">
            <text:p>4.3412</text:p>
          </table:table-cell>
          <table:table-cell office:value-type="float" office:value="0.000028631" calcext:value-type="float">
            <text:p>2.86E-05</text:p>
          </table:table-cell>
          <table:table-cell office:value-type="float" office:value="3.2132" calcext:value-type="float">
            <text:p>3.2132</text:p>
          </table:table-cell>
          <table:table-cell office:value-type="float" office:value="311.39" calcext:value-type="float">
            <text:p>311.39</text:p>
          </table:table-cell>
          <table:table-cell office:value-type="float" office:value="0.00047883" calcext:value-type="float">
            <text:p>0.00047883</text:p>
          </table:table-cell>
          <table:table-cell office:value-type="float" office:value="-0.0015439" calcext:value-type="float">
            <text:p>-0.0015439</text:p>
          </table:table-cell>
          <table:table-cell office:value-type="float" office:value="16.167" calcext:value-type="float">
            <text:p>16.1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4.869" calcext:value-type="float">
            <text:p>54.869</text:p>
          </table:table-cell>
          <table:table-cell office:value-type="float" office:value="1136.9" calcext:value-type="float">
            <text:p>1136.9</text:p>
          </table:table-cell>
          <table:table-cell office:value-type="float" office:value="291.23" calcext:value-type="float">
            <text:p>291.23</text:p>
          </table:table-cell>
          <table:table-cell office:value-type="float" office:value="47.907" calcext:value-type="float">
            <text:p>47.907</text:p>
          </table:table-cell>
          <table:table-cell office:value-type="float" office:value="2.0106" calcext:value-type="float">
            <text:p>2.0106</text:p>
          </table:table-cell>
          <table:table-cell office:value-type="float" office:value="1.8017" calcext:value-type="float">
            <text:p>1.8017</text:p>
          </table:table-cell>
          <table:table-cell office:value-type="float" office:value="5.0991" calcext:value-type="float">
            <text:p>5.0991</text:p>
          </table:table-cell>
          <table:table-cell office:value-type="float" office:value="0.000038645" calcext:value-type="float">
            <text:p>3.86E-05</text:p>
          </table:table-cell>
          <table:table-cell office:value-type="float" office:value="2.8185" calcext:value-type="float">
            <text:p>2.8185</text:p>
          </table:table-cell>
          <table:table-cell office:value-type="float" office:value="388.28" calcext:value-type="float">
            <text:p>388.28</text:p>
          </table:table-cell>
          <table:table-cell office:value-type="float" office:value="0.00064939" calcext:value-type="float">
            <text:p>0.00064939</text:p>
          </table:table-cell>
          <table:table-cell office:value-type="float" office:value="-0.0030735" calcext:value-type="float">
            <text:p>-0.0030735</text:p>
          </table:table-cell>
          <table:table-cell office:value-type="float" office:value="44.214" calcext:value-type="float">
            <text:p>44.214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5.466" calcext:value-type="float">
            <text:p>45.466</text:p>
          </table:table-cell>
          <table:table-cell office:value-type="float" office:value="280.82" calcext:value-type="float">
            <text:p>280.82</text:p>
          </table:table-cell>
          <table:table-cell office:value-type="float" office:value="27.145" calcext:value-type="float">
            <text:p>27.145</text:p>
          </table:table-cell>
          <table:table-cell office:value-type="float" office:value="4.0862" calcext:value-type="float">
            <text:p>4.0862</text:p>
          </table:table-cell>
          <table:table-cell office:value-type="float" office:value="3.9265" calcext:value-type="float">
            <text:p>3.9265</text:p>
          </table:table-cell>
          <table:table-cell office:value-type="float" office:value="0.35057" calcext:value-type="float">
            <text:p>0.35057</text:p>
          </table:table-cell>
          <table:table-cell office:value-type="float" office:value="3.579" calcext:value-type="float">
            <text:p>3.579</text:p>
          </table:table-cell>
          <table:table-cell office:value-type="float" office:value="0.000042315" calcext:value-type="float">
            <text:p>4.23E-05</text:p>
          </table:table-cell>
          <table:table-cell office:value-type="float" office:value="3.6277" calcext:value-type="float">
            <text:p>3.6277</text:p>
          </table:table-cell>
          <table:table-cell office:value-type="float" office:value="138.28" calcext:value-type="float">
            <text:p>138.28</text:p>
          </table:table-cell>
          <table:table-cell office:value-type="float" office:value="0.00058339" calcext:value-type="float">
            <text:p>0.00058339</text:p>
          </table:table-cell>
          <table:table-cell office:value-type="float" office:value="-0.00029863" calcext:value-type="float">
            <text:p>-0.00029863</text:p>
          </table:table-cell>
          <table:table-cell office:value-type="float" office:value="14.861" calcext:value-type="float">
            <text:p>14.86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.435" calcext:value-type="float">
            <text:p>35.435</text:p>
          </table:table-cell>
          <table:table-cell office:value-type="float" office:value="168.69" calcext:value-type="float">
            <text:p>168.69</text:p>
          </table:table-cell>
          <table:table-cell office:value-type="float" office:value="17.666" calcext:value-type="float">
            <text:p>17.666</text:p>
          </table:table-cell>
          <table:table-cell office:value-type="float" office:value="1.6136" calcext:value-type="float">
            <text:p>1.6136</text:p>
          </table:table-cell>
          <table:table-cell office:value-type="float" office:value="1.4929" calcext:value-type="float">
            <text:p>1.4929</text:p>
          </table:table-cell>
          <table:table-cell office:value-type="float" office:value="0.88485" calcext:value-type="float">
            <text:p>0.88485</text:p>
          </table:table-cell>
          <table:table-cell office:value-type="float" office:value="3.645" calcext:value-type="float">
            <text:p>3.645</text:p>
          </table:table-cell>
          <table:table-cell office:value-type="float" office:value="0.000098957" calcext:value-type="float">
            <text:p>9.90E-05</text:p>
          </table:table-cell>
          <table:table-cell office:value-type="float" office:value="1.4869" calcext:value-type="float">
            <text:p>1.4869</text:p>
          </table:table-cell>
          <table:table-cell office:value-type="float" office:value="39.399" calcext:value-type="float">
            <text:p>39.399</text:p>
          </table:table-cell>
          <table:table-cell office:value-type="float" office:value="0.0011505" calcext:value-type="float">
            <text:p>0.0011505</text:p>
          </table:table-cell>
          <table:table-cell office:value-type="float" office:value="-0.0013041" calcext:value-type="float">
            <text:p>-0.0013041</text:p>
          </table:table-cell>
          <table:table-cell office:value-type="float" office:value="6.662" calcext:value-type="float">
            <text:p>6.66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.749" calcext:value-type="float">
            <text:p>20.749</text:p>
          </table:table-cell>
          <table:table-cell office:value-type="float" office:value="51.386" calcext:value-type="float">
            <text:p>51.386</text:p>
          </table:table-cell>
          <table:table-cell office:value-type="float" office:value="6.7317" calcext:value-type="float">
            <text:p>6.7317</text:p>
          </table:table-cell>
          <table:table-cell office:value-type="float" office:value="2.9925" calcext:value-type="float">
            <text:p>2.9925</text:p>
          </table:table-cell>
          <table:table-cell office:value-type="float" office:value="1.0681" calcext:value-type="float">
            <text:p>1.0681</text:p>
          </table:table-cell>
          <table:table-cell office:value-type="float" office:value="0.41794" calcext:value-type="float">
            <text:p>0.41794</text:p>
          </table:table-cell>
          <table:table-cell office:value-type="float" office:value="3.9206" calcext:value-type="float">
            <text:p>3.9206</text:p>
          </table:table-cell>
          <table:table-cell table:style-name="ce2" office:value-type="float" office:value="0.00088999" calcext:value-type="float">
            <text:p>0.00088999</text:p>
          </table:table-cell>
          <table:table-cell office:value-type="float" office:value="1.0902" calcext:value-type="float">
            <text:p>1.0902</text:p>
          </table:table-cell>
          <table:table-cell office:value-type="float" office:value="8.8224" calcext:value-type="float">
            <text:p>8.8224</text:p>
          </table:table-cell>
          <table:table-cell office:value-type="float" office:value="0.0033299" calcext:value-type="float">
            <text:p>0.0033299</text:p>
          </table:table-cell>
          <table:table-cell office:value-type="float" office:value="0.0090047" calcext:value-type="float">
            <text:p>0.0090047</text:p>
          </table:table-cell>
          <table:table-cell office:value-type="float" office:value="2.9308" calcext:value-type="float">
            <text:p>2.9308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.907" calcext:value-type="float">
            <text:p>10.907</text:p>
          </table:table-cell>
          <table:table-cell office:value-type="float" office:value="6.397" calcext:value-type="float">
            <text:p>6.397</text:p>
          </table:table-cell>
          <table:table-cell office:value-type="float" office:value="0.90951" calcext:value-type="float">
            <text:p>0.90951</text:p>
          </table:table-cell>
          <table:table-cell office:value-type="float" office:value="0.567" calcext:value-type="float">
            <text:p>0.567</text:p>
          </table:table-cell>
          <table:table-cell office:value-type="float" office:value="0.087655" calcext:value-type="float">
            <text:p>0.087655</text:p>
          </table:table-cell>
          <table:table-cell office:value-type="float" office:value="0.0070421" calcext:value-type="float">
            <text:p>0.0070421</text:p>
          </table:table-cell>
          <table:table-cell office:value-type="float" office:value="3.4764" calcext:value-type="float">
            <text:p>3.4764</text:p>
          </table:table-cell>
          <table:table-cell table:style-name="ce2" office:value-type="float" office:value="0.005218" calcext:value-type="float">
            <text:p>0.005218</text:p>
          </table:table-cell>
          <table:table-cell office:value-type="float" office:value="0.17043" calcext:value-type="float">
            <text:p>0.17043</text:p>
          </table:table-cell>
          <table:table-cell office:value-type="float" office:value="0.55482" calcext:value-type="float">
            <text:p>0.55482</text:p>
          </table:table-cell>
          <table:table-cell office:value-type="float" office:value="0.0072798" calcext:value-type="float">
            <text:p>0.0072798</text:p>
          </table:table-cell>
          <table:table-cell office:value-type="float" office:value="0.042954" calcext:value-type="float">
            <text:p>0.042954</text:p>
          </table:table-cell>
          <table:table-cell office:value-type="float" office:value="0.58371" calcext:value-type="float">
            <text:p>0.5837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.19" calcext:value-type="float">
            <text:p>18.19</text:p>
          </table:table-cell>
          <table:table-cell office:value-type="float" office:value="13.739" calcext:value-type="float">
            <text:p>13.739</text:p>
          </table:table-cell>
          <table:table-cell office:value-type="float" office:value="0.43972" calcext:value-type="float">
            <text:p>0.43972</text:p>
          </table:table-cell>
          <table:table-cell office:value-type="float" office:value="0.078244" calcext:value-type="float">
            <text:p>0.078244</text:p>
          </table:table-cell>
          <table:table-cell office:value-type="float" office:value="0.086402" calcext:value-type="float">
            <text:p>0.086402</text:p>
          </table:table-cell>
          <table:table-cell office:value-type="float" office:value="0.014266" calcext:value-type="float">
            <text:p>0.014266</text:p>
          </table:table-cell>
          <table:table-cell office:value-type="float" office:value="3.2129" calcext:value-type="float">
            <text:p>3.2129</text:p>
          </table:table-cell>
          <table:table-cell table:style-name="ce2" office:value-type="float" office:value="0.00058376" calcext:value-type="float">
            <text:p>0.00058376</text:p>
          </table:table-cell>
          <table:table-cell office:value-type="float" office:value="0.083647" calcext:value-type="float">
            <text:p>0.083647</text:p>
          </table:table-cell>
          <table:table-cell office:value-type="float" office:value="2.6997" calcext:value-type="float">
            <text:p>2.6997</text:p>
          </table:table-cell>
          <table:table-cell office:value-type="float" office:value="0.0032068" calcext:value-type="float">
            <text:p>0.0032068</text:p>
          </table:table-cell>
          <table:table-cell office:value-type="float" office:value="0.0067777" calcext:value-type="float">
            <text:p>0.0067777</text:p>
          </table:table-cell>
          <table:table-cell office:value-type="float" office:value="0.85685" calcext:value-type="float">
            <text:p>0.8568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.509" calcext:value-type="float">
            <text:p>22.509</text:p>
          </table:table-cell>
          <table:table-cell office:value-type="float" office:value="21.429" calcext:value-type="float">
            <text:p>21.429</text:p>
          </table:table-cell>
          <table:table-cell office:value-type="float" office:value="0.62417" calcext:value-type="float">
            <text:p>0.62417</text:p>
          </table:table-cell>
          <table:table-cell office:value-type="float" office:value="0.64491" calcext:value-type="float">
            <text:p>0.64491</text:p>
          </table:table-cell>
          <table:table-cell office:value-type="float" office:value="0.20211" calcext:value-type="float">
            <text:p>0.20211</text:p>
          </table:table-cell>
          <table:table-cell office:value-type="float" office:value="0.052151" calcext:value-type="float">
            <text:p>0.052151</text:p>
          </table:table-cell>
          <table:table-cell office:value-type="float" office:value="2.8986" calcext:value-type="float">
            <text:p>2.8986</text:p>
          </table:table-cell>
          <table:table-cell table:style-name="ce2" office:value-type="float" office:value="0.00035398" calcext:value-type="float">
            <text:p>0.00035398</text:p>
          </table:table-cell>
          <table:table-cell office:value-type="float" office:value="0.40082" calcext:value-type="float">
            <text:p>0.40082</text:p>
          </table:table-cell>
          <table:table-cell office:value-type="float" office:value="5.4426" calcext:value-type="float">
            <text:p>5.4426</text:p>
          </table:table-cell>
          <table:table-cell office:value-type="float" office:value="0.0015215" calcext:value-type="float">
            <text:p>0.0015215</text:p>
          </table:table-cell>
          <table:table-cell office:value-type="float" office:value="0.0093659" calcext:value-type="float">
            <text:p>0.0093659</text:p>
          </table:table-cell>
          <table:table-cell office:value-type="float" office:value="2.9613" calcext:value-type="float">
            <text:p>2.961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.26" calcext:value-type="float">
            <text:p>16.26</text:p>
          </table:table-cell>
          <table:table-cell office:value-type="float" office:value="6.7429" calcext:value-type="float">
            <text:p>6.7429</text:p>
          </table:table-cell>
          <table:table-cell office:value-type="float" office:value="0.025578" calcext:value-type="float">
            <text:p>0.025578</text:p>
          </table:table-cell>
          <table:table-cell office:value-type="float" office:value="0.015443" calcext:value-type="float">
            <text:p>0.015443</text:p>
          </table:table-cell>
          <table:table-cell office:value-type="float" office:value="0.021685" calcext:value-type="float">
            <text:p>0.021685</text:p>
          </table:table-cell>
          <table:table-cell office:value-type="float" office:value="0.0055837" calcext:value-type="float">
            <text:p>0.0055837</text:p>
          </table:table-cell>
          <table:table-cell office:value-type="float" office:value="3.0231" calcext:value-type="float">
            <text:p>3.0231</text:p>
          </table:table-cell>
          <table:table-cell table:style-name="ce2" office:value-type="float" office:value="0.00072075" calcext:value-type="float">
            <text:p>0.00072075</text:p>
          </table:table-cell>
          <table:table-cell office:value-type="float" office:value="0.022139" calcext:value-type="float">
            <text:p>0.022139</text:p>
          </table:table-cell>
          <table:table-cell office:value-type="float" office:value="1.4526" calcext:value-type="float">
            <text:p>1.4526</text:p>
          </table:table-cell>
          <table:table-cell office:value-type="float" office:value="0.0032866" calcext:value-type="float">
            <text:p>0.0032866</text:p>
          </table:table-cell>
          <table:table-cell office:value-type="float" office:value="0.010456" calcext:value-type="float">
            <text:p>0.010456</text:p>
          </table:table-cell>
          <table:table-cell office:value-type="float" office:value="0.49801" calcext:value-type="float">
            <text:p>0.49801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.797" calcext:value-type="float">
            <text:p>64.797</text:p>
          </table:table-cell>
          <table:table-cell office:value-type="float" office:value="501.59" calcext:value-type="float">
            <text:p>501.59</text:p>
          </table:table-cell>
          <table:table-cell office:value-type="float" office:value="133.08" calcext:value-type="float">
            <text:p>133.08</text:p>
          </table:table-cell>
          <table:table-cell office:value-type="float" office:value="58.673" calcext:value-type="float">
            <text:p>58.673</text:p>
          </table:table-cell>
          <table:table-cell office:value-type="float" office:value="52.41" calcext:value-type="float">
            <text:p>52.41</text:p>
          </table:table-cell>
          <table:table-cell office:value-type="float" office:value="114.49" calcext:value-type="float">
            <text:p>114.49</text:p>
          </table:table-cell>
          <table:table-cell office:value-type="float" office:value="3.8204" calcext:value-type="float">
            <text:p>3.8204</text:p>
          </table:table-cell>
          <table:table-cell office:value-type="float" office:value="0.0000085508" calcext:value-type="float">
            <text:p>8.55E-06</text:p>
          </table:table-cell>
          <table:table-cell office:value-type="float" office:value="72.747" calcext:value-type="float">
            <text:p>72.747</text:p>
          </table:table-cell>
          <table:table-cell office:value-type="float" office:value="329.68" calcext:value-type="float">
            <text:p>329.68</text:p>
          </table:table-cell>
          <table:table-cell office:value-type="float" office:value="0.00023051" calcext:value-type="float">
            <text:p>0.00023051</text:p>
          </table:table-cell>
          <table:table-cell office:value-type="float" office:value="-0.0014189" calcext:value-type="float">
            <text:p>-0.0014189</text:p>
          </table:table-cell>
          <table:table-cell office:value-type="float" office:value="85.45" calcext:value-type="float">
            <text:p>85.45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3.3" calcext:value-type="float">
            <text:p>53.3</text:p>
          </table:table-cell>
          <table:table-cell office:value-type="float" office:value="496.95" calcext:value-type="float">
            <text:p>496.95</text:p>
          </table:table-cell>
          <table:table-cell office:value-type="float" office:value="133.15" calcext:value-type="float">
            <text:p>133.15</text:p>
          </table:table-cell>
          <table:table-cell office:value-type="float" office:value="0.98173" calcext:value-type="float">
            <text:p>0.98173</text:p>
          </table:table-cell>
          <table:table-cell office:value-type="float" office:value="11.173" calcext:value-type="float">
            <text:p>11.173</text:p>
          </table:table-cell>
          <table:table-cell office:value-type="float" office:value="48.562" calcext:value-type="float">
            <text:p>48.562</text:p>
          </table:table-cell>
          <table:table-cell office:value-type="float" office:value="4.5328" calcext:value-type="float">
            <text:p>4.5328</text:p>
          </table:table-cell>
          <table:table-cell office:value-type="float" office:value="0.000017145" calcext:value-type="float">
            <text:p>1.71E-05</text:p>
          </table:table-cell>
          <table:table-cell office:value-type="float" office:value="2.3864" calcext:value-type="float">
            <text:p>2.3864</text:p>
          </table:table-cell>
          <table:table-cell office:value-type="float" office:value="155.88" calcext:value-type="float">
            <text:p>155.88</text:p>
          </table:table-cell>
          <table:table-cell office:value-type="float" office:value="0.00047466" calcext:value-type="float">
            <text:p>0.00047466</text:p>
          </table:table-cell>
          <table:table-cell office:value-type="float" office:value="-0.0030374" calcext:value-type="float">
            <text:p>-0.0030374</text:p>
          </table:table-cell>
          <table:table-cell office:value-type="float" office:value="4.1148" calcext:value-type="float">
            <text:p>4.1148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.404" calcext:value-type="float">
            <text:p>35.404</text:p>
          </table:table-cell>
          <table:table-cell office:value-type="float" office:value="123.25" calcext:value-type="float">
            <text:p>123.25</text:p>
          </table:table-cell>
          <table:table-cell office:value-type="float" office:value="26.599" calcext:value-type="float">
            <text:p>26.599</text:p>
          </table:table-cell>
          <table:table-cell office:value-type="float" office:value="0.35808" calcext:value-type="float">
            <text:p>0.35808</text:p>
          </table:table-cell>
          <table:table-cell office:value-type="float" office:value="0.29169" calcext:value-type="float">
            <text:p>0.29169</text:p>
          </table:table-cell>
          <table:table-cell office:value-type="float" office:value="0.19987" calcext:value-type="float">
            <text:p>0.19987</text:p>
          </table:table-cell>
          <table:table-cell office:value-type="float" office:value="4.1943" calcext:value-type="float">
            <text:p>4.1943</text:p>
          </table:table-cell>
          <table:table-cell office:value-type="float" office:value="0.000048244" calcext:value-type="float">
            <text:p>4.82E-05</text:p>
          </table:table-cell>
          <table:table-cell office:value-type="float" office:value="1.8085" calcext:value-type="float">
            <text:p>1.8085</text:p>
          </table:table-cell>
          <table:table-cell office:value-type="float" office:value="39.413" calcext:value-type="float">
            <text:p>39.413</text:p>
          </table:table-cell>
          <table:table-cell office:value-type="float" office:value="0.0010135" calcext:value-type="float">
            <text:p>0.0010135</text:p>
          </table:table-cell>
          <table:table-cell office:value-type="float" office:value="-0.0039477" calcext:value-type="float">
            <text:p>-0.0039477</text:p>
          </table:table-cell>
          <table:table-cell office:value-type="float" office:value="1.6539" calcext:value-type="float">
            <text:p>1.6539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3.006" calcext:value-type="float">
            <text:p>73.006</text:p>
          </table:table-cell>
          <table:table-cell office:value-type="float" office:value="856.7" calcext:value-type="float">
            <text:p>856.7</text:p>
          </table:table-cell>
          <table:table-cell office:value-type="float" office:value="30.908" calcext:value-type="float">
            <text:p>30.908</text:p>
          </table:table-cell>
          <table:table-cell office:value-type="float" office:value="8.9664" calcext:value-type="float">
            <text:p>8.9664</text:p>
          </table:table-cell>
          <table:table-cell office:value-type="float" office:value="29.38" calcext:value-type="float">
            <text:p>29.38</text:p>
          </table:table-cell>
          <table:table-cell office:value-type="float" office:value="65.541" calcext:value-type="float">
            <text:p>65.541</text:p>
          </table:table-cell>
          <table:table-cell office:value-type="float" office:value="3.4542" calcext:value-type="float">
            <text:p>3.4542</text:p>
          </table:table-cell>
          <table:table-cell office:value-type="float" office:value="0.000017022" calcext:value-type="float">
            <text:p>1.70E-05</text:p>
          </table:table-cell>
          <table:table-cell office:value-type="float" office:value="8.7677" calcext:value-type="float">
            <text:p>8.7677</text:p>
          </table:table-cell>
          <table:table-cell office:value-type="float" office:value="150.55" calcext:value-type="float">
            <text:p>150.55</text:p>
          </table:table-cell>
          <table:table-cell office:value-type="float" office:value="0.00024098" calcext:value-type="float">
            <text:p>0.00024098</text:p>
          </table:table-cell>
          <table:table-cell table:style-name="ce4" office:value-type="float" office:value="0.000050998" calcext:value-type="float">
            <text:p>5.10E-05</text:p>
          </table:table-cell>
          <table:table-cell office:value-type="float" office:value="107.17" calcext:value-type="float">
            <text:p>107.1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6.041" calcext:value-type="float">
            <text:p>66.041</text:p>
          </table:table-cell>
          <table:table-cell office:value-type="float" office:value="614.69" calcext:value-type="float">
            <text:p>614.69</text:p>
          </table:table-cell>
          <table:table-cell office:value-type="float" office:value="94.52" calcext:value-type="float">
            <text:p>94.52</text:p>
          </table:table-cell>
          <table:table-cell office:value-type="float" office:value="9.5967" calcext:value-type="float">
            <text:p>9.5967</text:p>
          </table:table-cell>
          <table:table-cell office:value-type="float" office:value="9.457" calcext:value-type="float">
            <text:p>9.457</text:p>
          </table:table-cell>
          <table:table-cell office:value-type="float" office:value="99.935" calcext:value-type="float">
            <text:p>99.935</text:p>
          </table:table-cell>
          <table:table-cell office:value-type="float" office:value="3.7271" calcext:value-type="float">
            <text:p>3.7271</text:p>
          </table:table-cell>
          <table:table-cell office:value-type="float" office:value="0.00001014" calcext:value-type="float">
            <text:p>1.01E-05</text:p>
          </table:table-cell>
          <table:table-cell office:value-type="float" office:value="16.373" calcext:value-type="float">
            <text:p>16.373</text:p>
          </table:table-cell>
          <table:table-cell office:value-type="float" office:value="277.3" calcext:value-type="float">
            <text:p>277.3</text:p>
          </table:table-cell>
          <table:table-cell office:value-type="float" office:value="0.00024278" calcext:value-type="float">
            <text:p>0.00024278</text:p>
          </table:table-cell>
          <table:table-cell office:value-type="float" office:value="-0.0011993" calcext:value-type="float">
            <text:p>-0.0011993</text:p>
          </table:table-cell>
          <table:table-cell office:value-type="float" office:value="22.897" calcext:value-type="float">
            <text:p>22.89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.393" calcext:value-type="float">
            <text:p>51.393</text:p>
          </table:table-cell>
          <table:table-cell office:value-type="float" office:value="267.22" calcext:value-type="float">
            <text:p>267.22</text:p>
          </table:table-cell>
          <table:table-cell office:value-type="float" office:value="40.071" calcext:value-type="float">
            <text:p>40.071</text:p>
          </table:table-cell>
          <table:table-cell office:value-type="float" office:value="5.3319" calcext:value-type="float">
            <text:p>5.3319</text:p>
          </table:table-cell>
          <table:table-cell office:value-type="float" office:value="1.4309" calcext:value-type="float">
            <text:p>1.4309</text:p>
          </table:table-cell>
          <table:table-cell office:value-type="float" office:value="0.67297" calcext:value-type="float">
            <text:p>0.67297</text:p>
          </table:table-cell>
          <table:table-cell office:value-type="float" office:value="4.1937" calcext:value-type="float">
            <text:p>4.1937</text:p>
          </table:table-cell>
          <table:table-cell office:value-type="float" office:value="0.000018627" calcext:value-type="float">
            <text:p>1.86E-05</text:p>
          </table:table-cell>
          <table:table-cell office:value-type="float" office:value="1.5432" calcext:value-type="float">
            <text:p>1.5432</text:p>
          </table:table-cell>
          <table:table-cell office:value-type="float" office:value="61.005" calcext:value-type="float">
            <text:p>61.005</text:p>
          </table:table-cell>
          <table:table-cell office:value-type="float" office:value="0.00042795" calcext:value-type="float">
            <text:p>0.00042795</text:p>
          </table:table-cell>
          <table:table-cell office:value-type="float" office:value="-0.0023012" calcext:value-type="float">
            <text:p>-0.0023012</text:p>
          </table:table-cell>
          <table:table-cell office:value-type="float" office:value="3.2141" calcext:value-type="float">
            <text:p>3.2141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.268" calcext:value-type="float">
            <text:p>28.268</text:p>
          </table:table-cell>
          <table:table-cell office:value-type="float" office:value="1.003" calcext:value-type="float">
            <text:p>1.003</text:p>
          </table:table-cell>
          <table:table-cell office:value-type="float" office:value="1.6519" calcext:value-type="float">
            <text:p>1.6519</text:p>
          </table:table-cell>
          <table:table-cell office:value-type="float" office:value="0.26855" calcext:value-type="float">
            <text:p>0.26855</text:p>
          </table:table-cell>
          <table:table-cell office:value-type="float" office:value="0.051869" calcext:value-type="float">
            <text:p>0.051869</text:p>
          </table:table-cell>
          <table:table-cell office:value-type="float" office:value="0.038516" calcext:value-type="float">
            <text:p>0.038516</text:p>
          </table:table-cell>
          <table:table-cell office:value-type="float" office:value="2.3284" calcext:value-type="float">
            <text:p>2.3284</text:p>
          </table:table-cell>
          <table:table-cell office:value-type="float" office:value="0.000064587" calcext:value-type="float">
            <text:p>6.46E-05</text:p>
          </table:table-cell>
          <table:table-cell office:value-type="float" office:value="0.018347" calcext:value-type="float">
            <text:p>0.018347</text:p>
          </table:table-cell>
          <table:table-cell office:value-type="float" office:value="0.053262" calcext:value-type="float">
            <text:p>0.053262</text:p>
          </table:table-cell>
          <table:table-cell office:value-type="float" office:value="0.00042817" calcext:value-type="float">
            <text:p>0.00042817</text:p>
          </table:table-cell>
          <table:table-cell office:value-type="float" office:value="0.0033023" calcext:value-type="float">
            <text:p>0.0033023</text:p>
          </table:table-cell>
          <table:table-cell office:value-type="float" office:value="0.43966" calcext:value-type="float">
            <text:p>0.43966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.224" calcext:value-type="float">
            <text:p>20.224</text:p>
          </table:table-cell>
          <table:table-cell office:value-type="float" office:value="5.6058" calcext:value-type="float">
            <text:p>5.6058</text:p>
          </table:table-cell>
          <table:table-cell office:value-type="float" office:value="0.12674" calcext:value-type="float">
            <text:p>0.12674</text:p>
          </table:table-cell>
          <table:table-cell office:value-type="float" office:value="0.067376" calcext:value-type="float">
            <text:p>0.067376</text:p>
          </table:table-cell>
          <table:table-cell office:value-type="float" office:value="0.038641" calcext:value-type="float">
            <text:p>0.038641</text:p>
          </table:table-cell>
          <table:table-cell office:value-type="float" office:value="0.019972" calcext:value-type="float">
            <text:p>0.019972</text:p>
          </table:table-cell>
          <table:table-cell office:value-type="float" office:value="3.0322" calcext:value-type="float">
            <text:p>3.0322</text:p>
          </table:table-cell>
          <table:table-cell table:style-name="ce2" office:value-type="float" office:value="0.00014886" calcext:value-type="float">
            <text:p>0.00014886</text:p>
          </table:table-cell>
          <table:table-cell office:value-type="float" office:value="0.057445" calcext:value-type="float">
            <text:p>0.057445</text:p>
          </table:table-cell>
          <table:table-cell office:value-type="float" office:value="1.5063" calcext:value-type="float">
            <text:p>1.5063</text:p>
          </table:table-cell>
          <table:table-cell office:value-type="float" office:value="0.0015586" calcext:value-type="float">
            <text:p>0.0015586</text:p>
          </table:table-cell>
          <table:table-cell office:value-type="float" office:value="0.00012321" calcext:value-type="float">
            <text:p>0.00012321</text:p>
          </table:table-cell>
          <table:table-cell office:value-type="float" office:value="0.13368" calcext:value-type="float">
            <text:p>0.13368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.843" calcext:value-type="float">
            <text:p>60.843</text:p>
          </table:table-cell>
          <table:table-cell office:value-type="float" office:value="514.65" calcext:value-type="float">
            <text:p>514.65</text:p>
          </table:table-cell>
          <table:table-cell table:style-name="ce4" office:value-type="float" office:value="250820" calcext:value-type="float">
            <text:p>2.51E+05</text:p>
          </table:table-cell>
          <table:table-cell office:value-type="float" office:value="3.0521" calcext:value-type="float">
            <text:p>3.0521</text:p>
          </table:table-cell>
          <table:table-cell office:value-type="float" office:value="3.7424" calcext:value-type="float">
            <text:p>3.7424</text:p>
          </table:table-cell>
          <table:table-cell office:value-type="float" office:value="76.019" calcext:value-type="float">
            <text:p>76.019</text:p>
          </table:table-cell>
          <table:table-cell office:value-type="float" office:value="3.5082" calcext:value-type="float">
            <text:p>3.5082</text:p>
          </table:table-cell>
          <table:table-cell office:value-type="float" office:value="0.000015073" calcext:value-type="float">
            <text:p>1.51E-05</text:p>
          </table:table-cell>
          <table:table-cell office:value-type="float" office:value="9.8806" calcext:value-type="float">
            <text:p>9.8806</text:p>
          </table:table-cell>
          <table:table-cell office:value-type="float" office:value="317.75" calcext:value-type="float">
            <text:p>317.75</text:p>
          </table:table-cell>
          <table:table-cell office:value-type="float" office:value="0.00028986" calcext:value-type="float">
            <text:p>0.00028986</text:p>
          </table:table-cell>
          <table:table-cell office:value-type="float" office:value="-0.00072505" calcext:value-type="float">
            <text:p>-0.00072505</text:p>
          </table:table-cell>
          <table:table-cell office:value-type="float" office:value="19.847" calcext:value-type="float">
            <text:p>19.84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9.307" calcext:value-type="float">
            <text:p>69.307</text:p>
          </table:table-cell>
          <table:table-cell office:value-type="float" office:value="927.62" calcext:value-type="float">
            <text:p>927.62</text:p>
          </table:table-cell>
          <table:table-cell office:value-type="float" office:value="114.38" calcext:value-type="float">
            <text:p>114.38</text:p>
          </table:table-cell>
          <table:table-cell office:value-type="float" office:value="15.174" calcext:value-type="float">
            <text:p>15.174</text:p>
          </table:table-cell>
          <table:table-cell office:value-type="float" office:value="17.482" calcext:value-type="float">
            <text:p>17.482</text:p>
          </table:table-cell>
          <table:table-cell office:value-type="float" office:value="110.33" calcext:value-type="float">
            <text:p>110.33</text:p>
          </table:table-cell>
          <table:table-cell office:value-type="float" office:value="3.6116" calcext:value-type="float">
            <text:p>3.6116</text:p>
          </table:table-cell>
          <table:table-cell office:value-type="float" office:value="0.000012524" calcext:value-type="float">
            <text:p>1.25E-05</text:p>
          </table:table-cell>
          <table:table-cell office:value-type="float" office:value="31.013" calcext:value-type="float">
            <text:p>31.013</text:p>
          </table:table-cell>
          <table:table-cell office:value-type="float" office:value="699.43" calcext:value-type="float">
            <text:p>699.43</text:p>
          </table:table-cell>
          <table:table-cell office:value-type="float" office:value="0.00024011" calcext:value-type="float">
            <text:p>0.00024011</text:p>
          </table:table-cell>
          <table:table-cell office:value-type="float" office:value="-0.00057484" calcext:value-type="float">
            <text:p>-0.00057484</text:p>
          </table:table-cell>
          <table:table-cell office:value-type="float" office:value="68.449" calcext:value-type="float">
            <text:p>68.44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2.181" calcext:value-type="float">
            <text:p>52.181</text:p>
          </table:table-cell>
          <table:table-cell office:value-type="float" office:value="4.0388" calcext:value-type="float">
            <text:p>4.0388</text:p>
          </table:table-cell>
          <table:table-cell table:style-name="ce4" office:value-type="float" office:value="168580" calcext:value-type="float">
            <text:p>1.69E+05</text:p>
          </table:table-cell>
          <table:table-cell office:value-type="float" office:value="4.287" calcext:value-type="float">
            <text:p>4.287</text:p>
          </table:table-cell>
          <table:table-cell office:value-type="float" office:value="6.0254" calcext:value-type="float">
            <text:p>6.0254</text:p>
          </table:table-cell>
          <table:table-cell office:value-type="float" office:value="19.08" calcext:value-type="float">
            <text:p>19.08</text:p>
          </table:table-cell>
          <table:table-cell office:value-type="float" office:value="2.0474" calcext:value-type="float">
            <text:p>2.0474</text:p>
          </table:table-cell>
          <table:table-cell office:value-type="float" office:value="0.0000042518" calcext:value-type="float">
            <text:p>4.25E-06</text:p>
          </table:table-cell>
          <table:table-cell office:value-type="float" office:value="3.9211" calcext:value-type="float">
            <text:p>3.9211</text:p>
          </table:table-cell>
          <table:table-cell office:value-type="float" office:value="5.1621" calcext:value-type="float">
            <text:p>5.1621</text:p>
          </table:table-cell>
          <table:table-cell table:style-name="ce4" office:value-type="float" office:value="-0.0000013648" calcext:value-type="float">
            <text:p>-1.36E-06</text:p>
          </table:table-cell>
          <table:table-cell office:value-type="float" office:value="0.0019926" calcext:value-type="float">
            <text:p>0.0019926</text:p>
          </table:table-cell>
          <table:table-cell office:value-type="float" office:value="4.3038" calcext:value-type="float">
            <text:p>4.303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6.278" calcext:value-type="float">
            <text:p>56.278</text:p>
          </table:table-cell>
          <table:table-cell office:value-type="float" office:value="76.324" calcext:value-type="float">
            <text:p>76.324</text:p>
          </table:table-cell>
          <table:table-cell office:value-type="float" office:value="4.7324" calcext:value-type="float">
            <text:p>4.7324</text:p>
          </table:table-cell>
          <table:table-cell office:value-type="float" office:value="6.0967" calcext:value-type="float">
            <text:p>6.0967</text:p>
          </table:table-cell>
          <table:table-cell office:value-type="float" office:value="0.78001" calcext:value-type="float">
            <text:p>0.78001</text:p>
          </table:table-cell>
          <table:table-cell office:value-type="float" office:value="65.269" calcext:value-type="float">
            <text:p>65.269</text:p>
          </table:table-cell>
          <table:table-cell office:value-type="float" office:value="2.7701" calcext:value-type="float">
            <text:p>2.7701</text:p>
          </table:table-cell>
          <table:table-cell office:value-type="float" office:value="0.000013969" calcext:value-type="float">
            <text:p>1.40E-05</text:p>
          </table:table-cell>
          <table:table-cell office:value-type="float" office:value="2.5388" calcext:value-type="float">
            <text:p>2.5388</text:p>
          </table:table-cell>
          <table:table-cell office:value-type="float" office:value="15.876" calcext:value-type="float">
            <text:p>15.876</text:p>
          </table:table-cell>
          <table:table-cell office:value-type="float" office:value="0.00026881" calcext:value-type="float">
            <text:p>0.00026881</text:p>
          </table:table-cell>
          <table:table-cell office:value-type="float" office:value="-0.00072037" calcext:value-type="float">
            <text:p>-0.00072037</text:p>
          </table:table-cell>
          <table:table-cell office:value-type="float" office:value="17.36" calcext:value-type="float">
            <text:p>17.3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4.097" calcext:value-type="float">
            <text:p>54.097</text:p>
          </table:table-cell>
          <table:table-cell office:value-type="float" office:value="268.04" calcext:value-type="float">
            <text:p>268.04</text:p>
          </table:table-cell>
          <table:table-cell office:value-type="float" office:value="20.978" calcext:value-type="float">
            <text:p>20.978</text:p>
          </table:table-cell>
          <table:table-cell office:value-type="float" office:value="7.3585" calcext:value-type="float">
            <text:p>7.3585</text:p>
          </table:table-cell>
          <table:table-cell office:value-type="float" office:value="2.966" calcext:value-type="float">
            <text:p>2.966</text:p>
          </table:table-cell>
          <table:table-cell office:value-type="float" office:value="55.275" calcext:value-type="float">
            <text:p>55.275</text:p>
          </table:table-cell>
          <table:table-cell office:value-type="float" office:value="3.3199" calcext:value-type="float">
            <text:p>3.3199</text:p>
          </table:table-cell>
          <table:table-cell office:value-type="float" office:value="0.000018878" calcext:value-type="float">
            <text:p>1.89E-05</text:p>
          </table:table-cell>
          <table:table-cell office:value-type="float" office:value="10.975" calcext:value-type="float">
            <text:p>10.975</text:p>
          </table:table-cell>
          <table:table-cell office:value-type="float" office:value="173.66" calcext:value-type="float">
            <text:p>173.66</text:p>
          </table:table-cell>
          <table:table-cell office:value-type="float" office:value="0.00031051" calcext:value-type="float">
            <text:p>0.00031051</text:p>
          </table:table-cell>
          <table:table-cell office:value-type="float" office:value="-0.00018889" calcext:value-type="float">
            <text:p>-0.00018889</text:p>
          </table:table-cell>
          <table:table-cell office:value-type="float" office:value="19.8" calcext:value-type="float">
            <text:p>19.8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40.927" calcext:value-type="float">
            <text:p>40.927</text:p>
          </table:table-cell>
          <table:table-cell office:value-type="float" office:value="143.94" calcext:value-type="float">
            <text:p>143.94</text:p>
          </table:table-cell>
          <table:table-cell office:value-type="float" office:value="15.521" calcext:value-type="float">
            <text:p>15.521</text:p>
          </table:table-cell>
          <table:table-cell office:value-type="float" office:value="0.66831" calcext:value-type="float">
            <text:p>0.66831</text:p>
          </table:table-cell>
          <table:table-cell office:value-type="float" office:value="0.40362" calcext:value-type="float">
            <text:p>0.40362</text:p>
          </table:table-cell>
          <table:table-cell office:value-type="float" office:value="6.2214" calcext:value-type="float">
            <text:p>6.2214</text:p>
          </table:table-cell>
          <table:table-cell office:value-type="float" office:value="3.5986" calcext:value-type="float">
            <text:p>3.5986</text:p>
          </table:table-cell>
          <table:table-cell office:value-type="float" office:value="0.000037711" calcext:value-type="float">
            <text:p>3.77E-05</text:p>
          </table:table-cell>
          <table:table-cell office:value-type="float" office:value="2.121" calcext:value-type="float">
            <text:p>2.121</text:p>
          </table:table-cell>
          <table:table-cell office:value-type="float" office:value="71.747" calcext:value-type="float">
            <text:p>71.747</text:p>
          </table:table-cell>
          <table:table-cell office:value-type="float" office:value="0.00062859" calcext:value-type="float">
            <text:p>0.00062859</text:p>
          </table:table-cell>
          <table:table-cell office:value-type="float" office:value="-0.001228" calcext:value-type="float">
            <text:p>-0.001228</text:p>
          </table:table-cell>
          <table:table-cell office:value-type="float" office:value="4.0114" calcext:value-type="float">
            <text:p>4.011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.391" calcext:value-type="float">
            <text:p>25.391</text:p>
          </table:table-cell>
          <table:table-cell office:value-type="float" office:value="17.355" calcext:value-type="float">
            <text:p>17.355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5906" calcext:value-type="float">
            <text:p>0.5906</text:p>
          </table:table-cell>
          <table:table-cell office:value-type="float" office:value="0.093118" calcext:value-type="float">
            <text:p>0.093118</text:p>
          </table:table-cell>
          <table:table-cell office:value-type="float" office:value="0.081335" calcext:value-type="float">
            <text:p>0.081335</text:p>
          </table:table-cell>
          <table:table-cell office:value-type="float" office:value="3.0381" calcext:value-type="float">
            <text:p>3.0381</text:p>
          </table:table-cell>
          <table:table-cell table:style-name="ce2" office:value-type="float" office:value="0.00011134" calcext:value-type="float">
            <text:p>0.00011134</text:p>
          </table:table-cell>
          <table:table-cell office:value-type="float" office:value="0.56918" calcext:value-type="float">
            <text:p>0.56918</text:p>
          </table:table-cell>
          <table:table-cell office:value-type="float" office:value="5.2847" calcext:value-type="float">
            <text:p>5.2847</text:p>
          </table:table-cell>
          <table:table-cell office:value-type="float" office:value="0.0011497" calcext:value-type="float">
            <text:p>0.0011497</text:p>
          </table:table-cell>
          <table:table-cell office:value-type="float" office:value="0.00086277" calcext:value-type="float">
            <text:p>0.00086277</text:p>
          </table:table-cell>
          <table:table-cell office:value-type="float" office:value="1.2429" calcext:value-type="float">
            <text:p>1.2429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.609" calcext:value-type="float">
            <text:p>15.609</text:p>
          </table:table-cell>
          <table:table-cell office:value-type="float" office:value="5.084" calcext:value-type="float">
            <text:p>5.084</text:p>
          </table:table-cell>
          <table:table-cell office:value-type="float" office:value="0.54159" calcext:value-type="float">
            <text:p>0.54159</text:p>
          </table:table-cell>
          <table:table-cell office:value-type="float" office:value="0.32674" calcext:value-type="float">
            <text:p>0.32674</text:p>
          </table:table-cell>
          <table:table-cell office:value-type="float" office:value="0.073934" calcext:value-type="float">
            <text:p>0.073934</text:p>
          </table:table-cell>
          <table:table-cell office:value-type="float" office:value="0.02055" calcext:value-type="float">
            <text:p>0.02055</text:p>
          </table:table-cell>
          <table:table-cell office:value-type="float" office:value="3.25" calcext:value-type="float">
            <text:p>3.25</text:p>
          </table:table-cell>
          <table:table-cell table:style-name="ce2" office:value-type="float" office:value="0.00034384" calcext:value-type="float">
            <text:p>0.00034384</text:p>
          </table:table-cell>
          <table:table-cell office:value-type="float" office:value="0.40617" calcext:value-type="float">
            <text:p>0.40617</text:p>
          </table:table-cell>
          <table:table-cell office:value-type="float" office:value="2.1819" calcext:value-type="float">
            <text:p>2.1819</text:p>
          </table:table-cell>
          <table:table-cell office:value-type="float" office:value="0.0033216" calcext:value-type="float">
            <text:p>0.0033216</text:p>
          </table:table-cell>
          <table:table-cell office:value-type="float" office:value="-0.00091565" calcext:value-type="float">
            <text:p>-0.00091565</text:p>
          </table:table-cell>
          <table:table-cell office:value-type="float" office:value="0.56421" calcext:value-type="float">
            <text:p>0.56421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.927" calcext:value-type="float">
            <text:p>19.927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69204" calcext:value-type="float">
            <text:p>0.69204</text:p>
          </table:table-cell>
          <table:table-cell office:value-type="float" office:value="0.22723" calcext:value-type="float">
            <text:p>0.22723</text:p>
          </table:table-cell>
          <table:table-cell office:value-type="float" office:value="0.1609" calcext:value-type="float">
            <text:p>0.1609</text:p>
          </table:table-cell>
          <table:table-cell office:value-type="float" office:value="0.14758" calcext:value-type="float">
            <text:p>0.14758</text:p>
          </table:table-cell>
          <table:table-cell office:value-type="float" office:value="2.6578" calcext:value-type="float">
            <text:p>2.6578</text:p>
          </table:table-cell>
          <table:table-cell table:style-name="ce2" office:value-type="float" office:value="0.00015868" calcext:value-type="float">
            <text:p>0.00015868</text:p>
          </table:table-cell>
          <table:table-cell office:value-type="float" office:value="0.23742" calcext:value-type="float">
            <text:p>0.23742</text:p>
          </table:table-cell>
          <table:table-cell office:value-type="float" office:value="0.1443" calcext:value-type="float">
            <text:p>0.1443</text:p>
          </table:table-cell>
          <table:table-cell office:value-type="float" office:value="0.00086866" calcext:value-type="float">
            <text:p>0.00086866</text:p>
          </table:table-cell>
          <table:table-cell office:value-type="float" office:value="0.0049354" calcext:value-type="float">
            <text:p>0.0049354</text:p>
          </table:table-cell>
          <table:table-cell office:value-type="float" office:value="0.19926" calcext:value-type="float">
            <text:p>0.19926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.422" calcext:value-type="float">
            <text:p>14.422</text:p>
          </table:table-cell>
          <table:table-cell office:value-type="float" office:value="0.068768" calcext:value-type="float">
            <text:p>0.068768</text:p>
          </table:table-cell>
          <table:table-cell office:value-type="float" office:value="0.6685" calcext:value-type="float">
            <text:p>0.6685</text:p>
          </table:table-cell>
          <table:table-cell office:value-type="float" office:value="0.082318" calcext:value-type="float">
            <text:p>0.082318</text:p>
          </table:table-cell>
          <table:table-cell office:value-type="float" office:value="0.02564" calcext:value-type="float">
            <text:p>0.02564</text:p>
          </table:table-cell>
          <table:table-cell office:value-type="float" office:value="0.00837" calcext:value-type="float">
            <text:p>0.00837</text:p>
          </table:table-cell>
          <table:table-cell office:value-type="float" office:value="2.0886" calcext:value-type="float">
            <text:p>2.0886</text:p>
          </table:table-cell>
          <table:table-cell table:style-name="ce2" office:value-type="float" office:value="0.00029375" calcext:value-type="float">
            <text:p>0.00029375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79291" calcext:value-type="float">
            <text:p>0.079291</text:p>
          </table:table-cell>
          <table:table-cell office:value-type="float" office:value="0.00071385" calcext:value-type="float">
            <text:p>0.00071385</text:p>
          </table:table-cell>
          <table:table-cell office:value-type="float" office:value="0.0081574" calcext:value-type="float">
            <text:p>0.0081574</text:p>
          </table:table-cell>
          <table:table-cell office:value-type="float" office:value="0.15801" calcext:value-type="float">
            <text:p>0.15801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3.928" calcext:value-type="float">
            <text:p>63.928</text:p>
          </table:table-cell>
          <table:table-cell office:value-type="float" office:value="541.43" calcext:value-type="float">
            <text:p>541.43</text:p>
          </table:table-cell>
          <table:table-cell office:value-type="float" office:value="78.181" calcext:value-type="float">
            <text:p>78.181</text:p>
          </table:table-cell>
          <table:table-cell office:value-type="float" office:value="9.8868" calcext:value-type="float">
            <text:p>9.8868</text:p>
          </table:table-cell>
          <table:table-cell office:value-type="float" office:value="1.4013" calcext:value-type="float">
            <text:p>1.4013</text:p>
          </table:table-cell>
          <table:table-cell office:value-type="float" office:value="42.384" calcext:value-type="float">
            <text:p>42.384</text:p>
          </table:table-cell>
          <table:table-cell office:value-type="float" office:value="4.1785" calcext:value-type="float">
            <text:p>4.1785</text:p>
          </table:table-cell>
          <table:table-cell office:value-type="float" office:value="0.000012058" calcext:value-type="float">
            <text:p>1.21E-05</text:p>
          </table:table-cell>
          <table:table-cell office:value-type="float" office:value="3.7358" calcext:value-type="float">
            <text:p>3.7358</text:p>
          </table:table-cell>
          <table:table-cell office:value-type="float" office:value="125.1" calcext:value-type="float">
            <text:p>125.1</text:p>
          </table:table-cell>
          <table:table-cell office:value-type="float" office:value="0.00032341" calcext:value-type="float">
            <text:p>0.00032341</text:p>
          </table:table-cell>
          <table:table-cell office:value-type="float" office:value="-0.0029388" calcext:value-type="float">
            <text:p>-0.0029388</text:p>
          </table:table-cell>
          <table:table-cell office:value-type="float" office:value="4.6789" calcext:value-type="float">
            <text:p>4.6789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.292" calcext:value-type="float">
            <text:p>51.292</text:p>
          </table:table-cell>
          <table:table-cell office:value-type="float" office:value="417.19" calcext:value-type="float">
            <text:p>417.19</text:p>
          </table:table-cell>
          <table:table-cell office:value-type="float" office:value="107.74" calcext:value-type="float">
            <text:p>107.74</text:p>
          </table:table-cell>
          <table:table-cell office:value-type="float" office:value="28.925" calcext:value-type="float">
            <text:p>28.925</text:p>
          </table:table-cell>
          <table:table-cell office:value-type="float" office:value="2.358" calcext:value-type="float">
            <text:p>2.358</text:p>
          </table:table-cell>
          <table:table-cell office:value-type="float" office:value="18.065" calcext:value-type="float">
            <text:p>18.065</text:p>
          </table:table-cell>
          <table:table-cell office:value-type="float" office:value="4.8134" calcext:value-type="float">
            <text:p>4.8134</text:p>
          </table:table-cell>
          <table:table-cell office:value-type="float" office:value="0.0000207" calcext:value-type="float">
            <text:p>2.07E-05</text:p>
          </table:table-cell>
          <table:table-cell office:value-type="float" office:value="4.6814" calcext:value-type="float">
            <text:p>4.6814</text:p>
          </table:table-cell>
          <table:table-cell office:value-type="float" office:value="121.7" calcext:value-type="float">
            <text:p>121.7</text:p>
          </table:table-cell>
          <table:table-cell office:value-type="float" office:value="0.00055057" calcext:value-type="float">
            <text:p>0.00055057</text:p>
          </table:table-cell>
          <table:table-cell office:value-type="float" office:value="-0.0039461" calcext:value-type="float">
            <text:p>-0.0039461</text:p>
          </table:table-cell>
          <table:table-cell office:value-type="float" office:value="9.2663" calcext:value-type="float">
            <text:p>9.266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.379" calcext:value-type="float">
            <text:p>37.379</text:p>
          </table:table-cell>
          <table:table-cell office:value-type="float" office:value="75.134" calcext:value-type="float">
            <text:p>75.134</text:p>
          </table:table-cell>
          <table:table-cell office:value-type="float" office:value="2.6855" calcext:value-type="float">
            <text:p>2.6855</text:p>
          </table:table-cell>
          <table:table-cell office:value-type="float" office:value="0.21762" calcext:value-type="float">
            <text:p>0.21762</text:p>
          </table:table-cell>
          <table:table-cell office:value-type="float" office:value="0.19825" calcext:value-type="float">
            <text:p>0.19825</text:p>
          </table:table-cell>
          <table:table-cell office:value-type="float" office:value="0.19803" calcext:value-type="float">
            <text:p>0.19803</text:p>
          </table:table-cell>
          <table:table-cell office:value-type="float" office:value="3.2608" calcext:value-type="float">
            <text:p>3.2608</text:p>
          </table:table-cell>
          <table:table-cell office:value-type="float" office:value="0.000044076" calcext:value-type="float">
            <text:p>4.41E-05</text:p>
          </table:table-cell>
          <table:table-cell office:value-type="float" office:value="0.31862" calcext:value-type="float">
            <text:p>0.31862</text:p>
          </table:table-cell>
          <table:table-cell office:value-type="float" office:value="24.825" calcext:value-type="float">
            <text:p>24.825</text:p>
          </table:table-cell>
          <table:table-cell office:value-type="float" office:value="0.00063917" calcext:value-type="float">
            <text:p>0.00063917</text:p>
          </table:table-cell>
          <table:table-cell office:value-type="float" office:value="-0.00037654" calcext:value-type="float">
            <text:p>-0.00037654</text:p>
          </table:table-cell>
          <table:table-cell office:value-type="float" office:value="1.3574" calcext:value-type="float">
            <text:p>1.357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.67" calcext:value-type="float">
            <text:p>66.67</text:p>
          </table:table-cell>
          <table:table-cell office:value-type="float" office:value="722.87" calcext:value-type="float">
            <text:p>722.87</text:p>
          </table:table-cell>
          <table:table-cell office:value-type="float" office:value="54.809" calcext:value-type="float">
            <text:p>54.809</text:p>
          </table:table-cell>
          <table:table-cell office:value-type="float" office:value="12.136" calcext:value-type="float">
            <text:p>12.136</text:p>
          </table:table-cell>
          <table:table-cell office:value-type="float" office:value="10.37" calcext:value-type="float">
            <text:p>10.37</text:p>
          </table:table-cell>
          <table:table-cell office:value-type="float" office:value="98.99" calcext:value-type="float">
            <text:p>98.99</text:p>
          </table:table-cell>
          <table:table-cell office:value-type="float" office:value="3.4036" calcext:value-type="float">
            <text:p>3.4036</text:p>
          </table:table-cell>
          <table:table-cell office:value-type="float" office:value="0.000015052" calcext:value-type="float">
            <text:p>1.51E-05</text:p>
          </table:table-cell>
          <table:table-cell office:value-type="float" office:value="21.058" calcext:value-type="float">
            <text:p>21.058</text:p>
          </table:table-cell>
          <table:table-cell office:value-type="float" office:value="583.28" calcext:value-type="float">
            <text:p>583.28</text:p>
          </table:table-cell>
          <table:table-cell office:value-type="float" office:value="0.00023883" calcext:value-type="float">
            <text:p>0.00023883</text:p>
          </table:table-cell>
          <table:table-cell office:value-type="float" office:value="0.00011112" calcext:value-type="float">
            <text:p>0.00011112</text:p>
          </table:table-cell>
          <table:table-cell office:value-type="float" office:value="56.693" calcext:value-type="float">
            <text:p>56.69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3.263" calcext:value-type="float">
            <text:p>73.263</text:p>
          </table:table-cell>
          <table:table-cell office:value-type="float" office:value="1409.3" calcext:value-type="float">
            <text:p>1409.3</text:p>
          </table:table-cell>
          <table:table-cell office:value-type="float" office:value="161.11" calcext:value-type="float">
            <text:p>161.11</text:p>
          </table:table-cell>
          <table:table-cell office:value-type="float" office:value="25.677" calcext:value-type="float">
            <text:p>25.677</text:p>
          </table:table-cell>
          <table:table-cell office:value-type="float" office:value="26.185" calcext:value-type="float">
            <text:p>26.185</text:p>
          </table:table-cell>
          <table:table-cell office:value-type="float" office:value="2.5616" calcext:value-type="float">
            <text:p>2.5616</text:p>
          </table:table-cell>
          <table:table-cell office:value-type="float" office:value="3.6125" calcext:value-type="float">
            <text:p>3.6125</text:p>
          </table:table-cell>
          <table:table-cell office:value-type="float" office:value="0.000014721" calcext:value-type="float">
            <text:p>1.47E-05</text:p>
          </table:table-cell>
          <table:table-cell office:value-type="float" office:value="37.852" calcext:value-type="float">
            <text:p>37.852</text:p>
          </table:table-cell>
          <table:table-cell office:value-type="float" office:value="842.53" calcext:value-type="float">
            <text:p>842.53</text:p>
          </table:table-cell>
          <table:table-cell office:value-type="float" office:value="0.00023985" calcext:value-type="float">
            <text:p>0.00023985</text:p>
          </table:table-cell>
          <table:table-cell office:value-type="float" office:value="-0.00024971" calcext:value-type="float">
            <text:p>-0.00024971</text:p>
          </table:table-cell>
          <table:table-cell office:value-type="float" office:value="145.74" calcext:value-type="float">
            <text:p>145.7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.272" calcext:value-type="float">
            <text:p>66.272</text:p>
          </table:table-cell>
          <table:table-cell office:value-type="float" office:value="417.2" calcext:value-type="float">
            <text:p>417.2</text:p>
          </table:table-cell>
          <table:table-cell office:value-type="float" office:value="10.322" calcext:value-type="float">
            <text:p>10.322</text:p>
          </table:table-cell>
          <table:table-cell office:value-type="float" office:value="1.7062" calcext:value-type="float">
            <text:p>1.7062</text:p>
          </table:table-cell>
          <table:table-cell office:value-type="float" office:value="1.3762" calcext:value-type="float">
            <text:p>1.3762</text:p>
          </table:table-cell>
          <table:table-cell office:value-type="float" office:value="0.93476" calcext:value-type="float">
            <text:p>0.93476</text:p>
          </table:table-cell>
          <table:table-cell office:value-type="float" office:value="3.382" calcext:value-type="float">
            <text:p>3.382</text:p>
          </table:table-cell>
          <table:table-cell office:value-type="float" office:value="0.000014864" calcext:value-type="float">
            <text:p>1.49E-05</text:p>
          </table:table-cell>
          <table:table-cell office:value-type="float" office:value="1.2956" calcext:value-type="float">
            <text:p>1.2956</text:p>
          </table:table-cell>
          <table:table-cell office:value-type="float" office:value="57.769" calcext:value-type="float">
            <text:p>57.769</text:p>
          </table:table-cell>
          <table:table-cell office:value-type="float" office:value="0.00024917" calcext:value-type="float">
            <text:p>0.00024917</text:p>
          </table:table-cell>
          <table:table-cell office:value-type="float" office:value="-0.00012181" calcext:value-type="float">
            <text:p>-0.00012181</text:p>
          </table:table-cell>
          <table:table-cell office:value-type="float" office:value="18.005" calcext:value-type="float">
            <text:p>18.005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.58" calcext:value-type="float">
            <text:p>49.58</text:p>
          </table:table-cell>
          <table:table-cell office:value-type="float" office:value="338.12" calcext:value-type="float">
            <text:p>338.12</text:p>
          </table:table-cell>
          <table:table-cell office:value-type="float" office:value="79.849" calcext:value-type="float">
            <text:p>79.849</text:p>
          </table:table-cell>
          <table:table-cell office:value-type="float" office:value="4.1614" calcext:value-type="float">
            <text:p>4.1614</text:p>
          </table:table-cell>
          <table:table-cell office:value-type="float" office:value="0.74737" calcext:value-type="float">
            <text:p>0.74737</text:p>
          </table:table-cell>
          <table:table-cell office:value-type="float" office:value="12.053" calcext:value-type="float">
            <text:p>12.053</text:p>
          </table:table-cell>
          <table:table-cell office:value-type="float" office:value="4.5641" calcext:value-type="float">
            <text:p>4.5641</text:p>
          </table:table-cell>
          <table:table-cell office:value-type="float" office:value="0.000020668" calcext:value-type="float">
            <text:p>2.07E-05</text:p>
          </table:table-cell>
          <table:table-cell office:value-type="float" office:value="0.65333" calcext:value-type="float">
            <text:p>0.65333</text:p>
          </table:table-cell>
          <table:table-cell office:value-type="float" office:value="80.391" calcext:value-type="float">
            <text:p>80.391</text:p>
          </table:table-cell>
          <table:table-cell office:value-type="float" office:value="0.00050344" calcext:value-type="float">
            <text:p>0.00050344</text:p>
          </table:table-cell>
          <table:table-cell office:value-type="float" office:value="-0.0025915" calcext:value-type="float">
            <text:p>-0.0025915</text:p>
          </table:table-cell>
          <table:table-cell office:value-type="float" office:value="4.4891" calcext:value-type="float">
            <text:p>4.4891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.411" calcext:value-type="float">
            <text:p>30.411</text:p>
          </table:table-cell>
          <table:table-cell office:value-type="float" office:value="53.956" calcext:value-type="float">
            <text:p>53.956</text:p>
          </table:table-cell>
          <table:table-cell office:value-type="float" office:value="19.253" calcext:value-type="float">
            <text:p>19.253</text:p>
          </table:table-cell>
          <table:table-cell office:value-type="float" office:value="0.90148" calcext:value-type="float">
            <text:p>0.90148</text:p>
          </table:table-cell>
          <table:table-cell office:value-type="float" office:value="0.74224" calcext:value-type="float">
            <text:p>0.74224</text:p>
          </table:table-cell>
          <table:table-cell office:value-type="float" office:value="0.10169" calcext:value-type="float">
            <text:p>0.10169</text:p>
          </table:table-cell>
          <table:table-cell office:value-type="float" office:value="4.3404" calcext:value-type="float">
            <text:p>4.3404</text:p>
          </table:table-cell>
          <table:table-cell office:value-type="float" office:value="0.000039904" calcext:value-type="float">
            <text:p>3.99E-05</text:p>
          </table:table-cell>
          <table:table-cell office:value-type="float" office:value="4.7719" calcext:value-type="float">
            <text:p>4.7719</text:p>
          </table:table-cell>
          <table:table-cell office:value-type="float" office:value="26.576" calcext:value-type="float">
            <text:p>26.576</text:p>
          </table:table-cell>
          <table:table-cell office:value-type="float" office:value="0.0012089" calcext:value-type="float">
            <text:p>0.0012089</text:p>
          </table:table-cell>
          <table:table-cell office:value-type="float" office:value="-0.0063279" calcext:value-type="float">
            <text:p>-0.0063279</text:p>
          </table:table-cell>
          <table:table-cell office:value-type="float" office:value="1.6778" calcext:value-type="float">
            <text:p>1.6778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3.033" calcext:value-type="float">
            <text:p>63.033</text:p>
          </table:table-cell>
          <table:table-cell office:value-type="float" office:value="387.4" calcext:value-type="float">
            <text:p>387.4</text:p>
          </table:table-cell>
          <table:table-cell table:style-name="ce4" office:value-type="float" office:value="254840" calcext:value-type="float">
            <text:p>2.55E+05</text:p>
          </table:table-cell>
          <table:table-cell office:value-type="float" office:value="29.016" calcext:value-type="float">
            <text:p>29.016</text:p>
          </table:table-cell>
          <table:table-cell office:value-type="float" office:value="11.263" calcext:value-type="float">
            <text:p>11.263</text:p>
          </table:table-cell>
          <table:table-cell office:value-type="float" office:value="63.437" calcext:value-type="float">
            <text:p>63.437</text:p>
          </table:table-cell>
          <table:table-cell office:value-type="float" office:value="3.1739" calcext:value-type="float">
            <text:p>3.1739</text:p>
          </table:table-cell>
          <table:table-cell office:value-type="float" office:value="0.00001285" calcext:value-type="float">
            <text:p>1.29E-05</text:p>
          </table:table-cell>
          <table:table-cell office:value-type="float" office:value="33.257" calcext:value-type="float">
            <text:p>33.257</text:p>
          </table:table-cell>
          <table:table-cell office:value-type="float" office:value="217.92" calcext:value-type="float">
            <text:p>217.92</text:p>
          </table:table-cell>
          <table:table-cell office:value-type="float" office:value="0.00020889" calcext:value-type="float">
            <text:p>0.00020889</text:p>
          </table:table-cell>
          <table:table-cell office:value-type="float" office:value="0.00029889" calcext:value-type="float">
            <text:p>0.00029889</text:p>
          </table:table-cell>
          <table:table-cell office:value-type="float" office:value="56.591" calcext:value-type="float">
            <text:p>56.591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9.891" calcext:value-type="float">
            <text:p>59.891</text:p>
          </table:table-cell>
          <table:table-cell office:value-type="float" office:value="585.18" calcext:value-type="float">
            <text:p>585.18</text:p>
          </table:table-cell>
          <table:table-cell office:value-type="float" office:value="136.02" calcext:value-type="float">
            <text:p>136.02</text:p>
          </table:table-cell>
          <table:table-cell office:value-type="float" office:value="5.3532" calcext:value-type="float">
            <text:p>5.3532</text:p>
          </table:table-cell>
          <table:table-cell office:value-type="float" office:value="3.7855" calcext:value-type="float">
            <text:p>3.7855</text:p>
          </table:table-cell>
          <table:table-cell office:value-type="float" office:value="4.4819" calcext:value-type="float">
            <text:p>4.4819</text:p>
          </table:table-cell>
          <table:table-cell office:value-type="float" office:value="4.1576" calcext:value-type="float">
            <text:p>4.1576</text:p>
          </table:table-cell>
          <table:table-cell office:value-type="float" office:value="0.000013346" calcext:value-type="float">
            <text:p>1.33E-05</text:p>
          </table:table-cell>
          <table:table-cell office:value-type="float" office:value="4.264" calcext:value-type="float">
            <text:p>4.264</text:p>
          </table:table-cell>
          <table:table-cell office:value-type="float" office:value="187.26" calcext:value-type="float">
            <text:p>187.26</text:p>
          </table:table-cell>
          <table:table-cell office:value-type="float" office:value="0.00033958" calcext:value-type="float">
            <text:p>0.00033958</text:p>
          </table:table-cell>
          <table:table-cell office:value-type="float" office:value="-0.0019668" calcext:value-type="float">
            <text:p>-0.0019668</text:p>
          </table:table-cell>
          <table:table-cell office:value-type="float" office:value="7.9692" calcext:value-type="float">
            <text:p>7.969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.163" calcext:value-type="float">
            <text:p>49.163</text:p>
          </table:table-cell>
          <table:table-cell office:value-type="float" office:value="355.78" calcext:value-type="float">
            <text:p>355.78</text:p>
          </table:table-cell>
          <table:table-cell office:value-type="float" office:value="58.264" calcext:value-type="float">
            <text:p>58.264</text:p>
          </table:table-cell>
          <table:table-cell office:value-type="float" office:value="0.83712" calcext:value-type="float">
            <text:p>0.83712</text:p>
          </table:table-cell>
          <table:table-cell office:value-type="float" office:value="2.554" calcext:value-type="float">
            <text:p>2.554</text:p>
          </table:table-cell>
          <table:table-cell office:value-type="float" office:value="10.67" calcext:value-type="float">
            <text:p>10.67</text:p>
          </table:table-cell>
          <table:table-cell office:value-type="float" office:value="3.9655" calcext:value-type="float">
            <text:p>3.9655</text:p>
          </table:table-cell>
          <table:table-cell office:value-type="float" office:value="0.000027828" calcext:value-type="float">
            <text:p>2.78E-05</text:p>
          </table:table-cell>
          <table:table-cell office:value-type="float" office:value="0.99017" calcext:value-type="float">
            <text:p>0.99017</text:p>
          </table:table-cell>
          <table:table-cell office:value-type="float" office:value="91.766" calcext:value-type="float">
            <text:p>91.766</text:p>
          </table:table-cell>
          <table:table-cell office:value-type="float" office:value="0.00052227" calcext:value-type="float">
            <text:p>0.00052227</text:p>
          </table:table-cell>
          <table:table-cell office:value-type="float" office:value="-0.0018566" calcext:value-type="float">
            <text:p>-0.0018566</text:p>
          </table:table-cell>
          <table:table-cell office:value-type="float" office:value="2.9025" calcext:value-type="float">
            <text:p>2.9025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.313" calcext:value-type="float">
            <text:p>39.313</text:p>
          </table:table-cell>
          <table:table-cell office:value-type="float" office:value="145.16" calcext:value-type="float">
            <text:p>145.16</text:p>
          </table:table-cell>
          <table:table-cell office:value-type="float" office:value="23.28" calcext:value-type="float">
            <text:p>23.28</text:p>
          </table:table-cell>
          <table:table-cell office:value-type="float" office:value="1.4456" calcext:value-type="float">
            <text:p>1.4456</text:p>
          </table:table-cell>
          <table:table-cell office:value-type="float" office:value="1.0589" calcext:value-type="float">
            <text:p>1.0589</text:p>
          </table:table-cell>
          <table:table-cell office:value-type="float" office:value="0.20393" calcext:value-type="float">
            <text:p>0.20393</text:p>
          </table:table-cell>
          <table:table-cell office:value-type="float" office:value="3.8032" calcext:value-type="float">
            <text:p>3.8032</text:p>
          </table:table-cell>
          <table:table-cell office:value-type="float" office:value="0.000039128" calcext:value-type="float">
            <text:p>3.91E-05</text:p>
          </table:table-cell>
          <table:table-cell office:value-type="float" office:value="4.2575" calcext:value-type="float">
            <text:p>4.2575</text:p>
          </table:table-cell>
          <table:table-cell office:value-type="float" office:value="64.206" calcext:value-type="float">
            <text:p>64.206</text:p>
          </table:table-cell>
          <table:table-cell office:value-type="float" office:value="0.00072587" calcext:value-type="float">
            <text:p>0.00072587</text:p>
          </table:table-cell>
          <table:table-cell office:value-type="float" office:value="-0.0021401" calcext:value-type="float">
            <text:p>-0.0021401</text:p>
          </table:table-cell>
          <table:table-cell office:value-type="float" office:value="5.6992" calcext:value-type="float">
            <text:p>5.699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.691" calcext:value-type="float">
            <text:p>23.691</text:p>
          </table:table-cell>
          <table:table-cell office:value-type="float" office:value="28.215" calcext:value-type="float">
            <text:p>28.215</text:p>
          </table:table-cell>
          <table:table-cell office:value-type="float" office:value="4.7701" calcext:value-type="float">
            <text:p>4.7701</text:p>
          </table:table-cell>
          <table:table-cell office:value-type="float" office:value="0.10695" calcext:value-type="float">
            <text:p>0.10695</text:p>
          </table:table-cell>
          <table:table-cell office:value-type="float" office:value="0.058192" calcext:value-type="float">
            <text:p>0.058192</text:p>
          </table:table-cell>
          <table:table-cell office:value-type="float" office:value="0.046186" calcext:value-type="float">
            <text:p>0.046186</text:p>
          </table:table-cell>
          <table:table-cell office:value-type="float" office:value="3.8115" calcext:value-type="float">
            <text:p>3.8115</text:p>
          </table:table-cell>
          <table:table-cell table:style-name="ce2" office:value-type="float" office:value="0.00012776" calcext:value-type="float">
            <text:p>0.00012776</text:p>
          </table:table-cell>
          <table:table-cell office:value-type="float" office:value="0.57455" calcext:value-type="float">
            <text:p>0.57455</text:p>
          </table:table-cell>
          <table:table-cell office:value-type="float" office:value="9.0612" calcext:value-type="float">
            <text:p>9.0612</text:p>
          </table:table-cell>
          <table:table-cell office:value-type="float" office:value="0.0019949" calcext:value-type="float">
            <text:p>0.0019949</text:p>
          </table:table-cell>
          <table:table-cell office:value-type="float" office:value="-0.0041389" calcext:value-type="float">
            <text:p>-0.0041389</text:p>
          </table:table-cell>
          <table:table-cell office:value-type="float" office:value="0.66502" calcext:value-type="float">
            <text:p>0.6650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.632" calcext:value-type="float">
            <text:p>10.632</text:p>
          </table:table-cell>
          <table:table-cell office:value-type="float" office:value="0.12437" calcext:value-type="float">
            <text:p>0.12437</text:p>
          </table:table-cell>
          <table:table-cell office:value-type="float" office:value="0.80279" calcext:value-type="float">
            <text:p>0.80279</text:p>
          </table:table-cell>
          <table:table-cell office:value-type="float" office:value="0.045989" calcext:value-type="float">
            <text:p>0.045989</text:p>
          </table:table-cell>
          <table:table-cell office:value-type="float" office:value="0.0085132" calcext:value-type="float">
            <text:p>0.0085132</text:p>
          </table:table-cell>
          <table:table-cell office:value-type="float" office:value="0.004045" calcext:value-type="float">
            <text:p>0.004045</text:p>
          </table:table-cell>
          <table:table-cell office:value-type="float" office:value="2.1465" calcext:value-type="float">
            <text:p>2.1465</text:p>
          </table:table-cell>
          <table:table-cell table:style-name="ce2" office:value-type="float" office:value="0.0018057" calcext:value-type="float">
            <text:p>0.0018057</text:p>
          </table:table-cell>
          <table:table-cell office:value-type="float" office:value="0.0036288" calcext:value-type="float">
            <text:p>0.0036288</text:p>
          </table:table-cell>
          <table:table-cell office:value-type="float" office:value="0.016836" calcext:value-type="float">
            <text:p>0.016836</text:p>
          </table:table-cell>
          <table:table-cell office:value-type="float" office:value="0.0024537" calcext:value-type="float">
            <text:p>0.0024537</text:p>
          </table:table-cell>
          <table:table-cell office:value-type="float" office:value="0.026381" calcext:value-type="float">
            <text:p>0.026381</text:p>
          </table:table-cell>
          <table:table-cell office:value-type="float" office:value="0.12682" calcext:value-type="float">
            <text:p>0.1268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4.672" calcext:value-type="float">
            <text:p>54.672</text:p>
          </table:table-cell>
          <table:table-cell office:value-type="float" office:value="47.902" calcext:value-type="float">
            <text:p>47.902</text:p>
          </table:table-cell>
          <table:table-cell office:value-type="float" office:value="6.5277" calcext:value-type="float">
            <text:p>6.5277</text:p>
          </table:table-cell>
          <table:table-cell office:value-type="float" office:value="6.0159" calcext:value-type="float">
            <text:p>6.0159</text:p>
          </table:table-cell>
          <table:table-cell office:value-type="float" office:value="0.66404" calcext:value-type="float">
            <text:p>0.66404</text:p>
          </table:table-cell>
          <table:table-cell office:value-type="float" office:value="0.43383" calcext:value-type="float">
            <text:p>0.43383</text:p>
          </table:table-cell>
          <table:table-cell office:value-type="float" office:value="3.1642" calcext:value-type="float">
            <text:p>3.1642</text:p>
          </table:table-cell>
          <table:table-cell office:value-type="float" office:value="0.0000059544" calcext:value-type="float">
            <text:p>5.95E-06</text:p>
          </table:table-cell>
          <table:table-cell office:value-type="float" office:value="5.8583" calcext:value-type="float">
            <text:p>5.8583</text:p>
          </table:table-cell>
          <table:table-cell office:value-type="float" office:value="22.506" calcext:value-type="float">
            <text:p>22.506</text:p>
          </table:table-cell>
          <table:table-cell office:value-type="float" office:value="0.00014279" calcext:value-type="float">
            <text:p>0.00014279</text:p>
          </table:table-cell>
          <table:table-cell office:value-type="float" office:value="-0.00066761" calcext:value-type="float">
            <text:p>-0.00066761</text:p>
          </table:table-cell>
          <table:table-cell office:value-type="float" office:value="6.8236" calcext:value-type="float">
            <text:p>6.823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4.114" calcext:value-type="float">
            <text:p>54.114</text:p>
          </table:table-cell>
          <table:table-cell office:value-type="float" office:value="177.34" calcext:value-type="float">
            <text:p>177.34</text:p>
          </table:table-cell>
          <table:table-cell office:value-type="float" office:value="10.271" calcext:value-type="float">
            <text:p>10.271</text:p>
          </table:table-cell>
          <table:table-cell office:value-type="float" office:value="10.31" calcext:value-type="float">
            <text:p>10.31</text:p>
          </table:table-cell>
          <table:table-cell office:value-type="float" office:value="7.1933" calcext:value-type="float">
            <text:p>7.1933</text:p>
          </table:table-cell>
          <table:table-cell office:value-type="float" office:value="57.304" calcext:value-type="float">
            <text:p>57.304</text:p>
          </table:table-cell>
          <table:table-cell office:value-type="float" office:value="3.0234" calcext:value-type="float">
            <text:p>3.0234</text:p>
          </table:table-cell>
          <table:table-cell office:value-type="float" office:value="0.000016563" calcext:value-type="float">
            <text:p>1.66E-05</text:p>
          </table:table-cell>
          <table:table-cell office:value-type="float" office:value="10.207" calcext:value-type="float">
            <text:p>10.207</text:p>
          </table:table-cell>
          <table:table-cell office:value-type="float" office:value="147.81" calcext:value-type="float">
            <text:p>147.81</text:p>
          </table:table-cell>
          <table:table-cell office:value-type="float" office:value="0.0002448" calcext:value-type="float">
            <text:p>0.0002448</text:p>
          </table:table-cell>
          <table:table-cell office:value-type="float" office:value="0.00074082" calcext:value-type="float">
            <text:p>0.00074082</text:p>
          </table:table-cell>
          <table:table-cell office:value-type="float" office:value="19.631" calcext:value-type="float">
            <text:p>19.63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.659" calcext:value-type="float">
            <text:p>52.659</text:p>
          </table:table-cell>
          <table:table-cell office:value-type="float" office:value="457.42" calcext:value-type="float">
            <text:p>457.42</text:p>
          </table:table-cell>
          <table:table-cell office:value-type="float" office:value="86.963" calcext:value-type="float">
            <text:p>86.963</text:p>
          </table:table-cell>
          <table:table-cell office:value-type="float" office:value="4.2851" calcext:value-type="float">
            <text:p>4.2851</text:p>
          </table:table-cell>
          <table:table-cell office:value-type="float" office:value="4.6506" calcext:value-type="float">
            <text:p>4.6506</text:p>
          </table:table-cell>
          <table:table-cell office:value-type="float" office:value="2.1704" calcext:value-type="float">
            <text:p>2.1704</text:p>
          </table:table-cell>
          <table:table-cell office:value-type="float" office:value="4.0841" calcext:value-type="float">
            <text:p>4.0841</text:p>
          </table:table-cell>
          <table:table-cell office:value-type="float" office:value="0.00002146" calcext:value-type="float">
            <text:p>2.15E-05</text:p>
          </table:table-cell>
          <table:table-cell office:value-type="float" office:value="8.1567" calcext:value-type="float">
            <text:p>8.1567</text:p>
          </table:table-cell>
          <table:table-cell office:value-type="float" office:value="164.39" calcext:value-type="float">
            <text:p>164.39</text:p>
          </table:table-cell>
          <table:table-cell office:value-type="float" office:value="0.00047919" calcext:value-type="float">
            <text:p>0.00047919</text:p>
          </table:table-cell>
          <table:table-cell office:value-type="float" office:value="-0.0024039" calcext:value-type="float">
            <text:p>-0.0024039</text:p>
          </table:table-cell>
          <table:table-cell office:value-type="float" office:value="16.162" calcext:value-type="float">
            <text:p>16.162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8.921" calcext:value-type="float">
            <text:p>38.921</text:p>
          </table:table-cell>
          <table:table-cell office:value-type="float" office:value="61.463" calcext:value-type="float">
            <text:p>61.463</text:p>
          </table:table-cell>
          <table:table-cell office:value-type="float" office:value="2.1037" calcext:value-type="float">
            <text:p>2.1037</text:p>
          </table:table-cell>
          <table:table-cell office:value-type="float" office:value="1.9314" calcext:value-type="float">
            <text:p>1.9314</text:p>
          </table:table-cell>
          <table:table-cell office:value-type="float" office:value="1.792" calcext:value-type="float">
            <text:p>1.792</text:p>
          </table:table-cell>
          <table:table-cell office:value-type="float" office:value="0.45919" calcext:value-type="float">
            <text:p>0.45919</text:p>
          </table:table-cell>
          <table:table-cell office:value-type="float" office:value="3.1206" calcext:value-type="float">
            <text:p>3.1206</text:p>
          </table:table-cell>
          <table:table-cell office:value-type="float" office:value="0.000039074" calcext:value-type="float">
            <text:p>3.91E-05</text:p>
          </table:table-cell>
          <table:table-cell office:value-type="float" office:value="1.9871" calcext:value-type="float">
            <text:p>1.9871</text:p>
          </table:table-cell>
          <table:table-cell office:value-type="float" office:value="17.404" calcext:value-type="float">
            <text:p>17.404</text:p>
          </table:table-cell>
          <table:table-cell office:value-type="float" office:value="0.00055689" calcext:value-type="float">
            <text:p>0.00055689</text:p>
          </table:table-cell>
          <table:table-cell office:value-type="float" office:value="-0.00024527" calcext:value-type="float">
            <text:p>-0.00024527</text:p>
          </table:table-cell>
          <table:table-cell office:value-type="float" office:value="4.1364" calcext:value-type="float">
            <text:p>4.136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.2678" calcext:value-type="float">
            <text:p>9.2678</text:p>
          </table:table-cell>
          <table:table-cell office:value-type="float" office:value="0.17019" calcext:value-type="float">
            <text:p>0.17019</text:p>
          </table:table-cell>
          <table:table-cell office:value-type="float" office:value="0.093422" calcext:value-type="float">
            <text:p>0.093422</text:p>
          </table:table-cell>
          <table:table-cell office:value-type="float" office:value="0.00089972" calcext:value-type="float">
            <text:p>0.00089972</text:p>
          </table:table-cell>
          <table:table-cell office:value-type="float" office:value="0.0033926" calcext:value-type="float">
            <text:p>0.0033926</text:p>
          </table:table-cell>
          <table:table-cell office:value-type="float" office:value="0.0017947" calcext:value-type="float">
            <text:p>0.0017947</text:p>
          </table:table-cell>
          <table:table-cell office:value-type="float" office:value="2.4901" calcext:value-type="float">
            <text:p>2.4901</text:p>
          </table:table-cell>
          <table:table-cell table:style-name="ce2" office:value-type="float" office:value="0.001492" calcext:value-type="float">
            <text:p>0.001492</text:p>
          </table:table-cell>
          <table:table-cell office:value-type="float" office:value="0.0012491" calcext:value-type="float">
            <text:p>0.0012491</text:p>
          </table:table-cell>
          <table:table-cell office:value-type="float" office:value="0.0060045" calcext:value-type="float">
            <text:p>0.0060045</text:p>
          </table:table-cell>
          <table:table-cell office:value-type="float" office:value="0.0054889" calcext:value-type="float">
            <text:p>0.0054889</text:p>
          </table:table-cell>
          <table:table-cell office:value-type="float" office:value="0.013039" calcext:value-type="float">
            <text:p>0.013039</text:p>
          </table:table-cell>
          <table:table-cell office:value-type="float" office:value="0.022327" calcext:value-type="float">
            <text:p>0.02232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1.719" calcext:value-type="float">
            <text:p>21.719</text:p>
          </table:table-cell>
          <table:table-cell office:value-type="float" office:value="1.2975" calcext:value-type="float">
            <text:p>1.2975</text:p>
          </table:table-cell>
          <table:table-cell office:value-type="float" office:value="3.1573" calcext:value-type="float">
            <text:p>3.1573</text:p>
          </table:table-cell>
          <table:table-cell office:value-type="float" office:value="0.14661" calcext:value-type="float">
            <text:p>0.14661</text:p>
          </table:table-cell>
          <table:table-cell office:value-type="float" office:value="0.034976" calcext:value-type="float">
            <text:p>0.034976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1.161" calcext:value-type="float">
            <text:p>1.161</text:p>
          </table:table-cell>
          <table:table-cell office:value-type="float" office:value="0.000028381" calcext:value-type="float">
            <text:p>2.84E-05</text:p>
          </table:table-cell>
          <table:table-cell office:value-type="float" office:value="0.56826" calcext:value-type="float">
            <text:p>0.56826</text:p>
          </table:table-cell>
          <table:table-cell office:value-type="float" office:value="1.6516" calcext:value-type="float">
            <text:p>1.6516</text:p>
          </table:table-cell>
          <table:table-cell office:value-type="float" office:value="-0.00064881" calcext:value-type="float">
            <text:p>-0.00064881</text:p>
          </table:table-cell>
          <table:table-cell office:value-type="float" office:value="0.0062413" calcext:value-type="float">
            <text:p>0.0062413</text:p>
          </table:table-cell>
          <table:table-cell office:value-type="float" office:value="0.25399" calcext:value-type="float">
            <text:p>0.25399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.389" calcext:value-type="float">
            <text:p>21.389</text:p>
          </table:table-cell>
          <table:table-cell office:value-type="float" office:value="2.9599" calcext:value-type="float">
            <text:p>2.9599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18865" calcext:value-type="float">
            <text:p>0.18865</text:p>
          </table:table-cell>
          <table:table-cell office:value-type="float" office:value="0.07879" calcext:value-type="float">
            <text:p>0.07879</text:p>
          </table:table-cell>
          <table:table-cell office:value-type="float" office:value="0.023599" calcext:value-type="float">
            <text:p>0.023599</text:p>
          </table:table-cell>
          <table:table-cell office:value-type="float" office:value="3.0798" calcext:value-type="float">
            <text:p>3.0798</text:p>
          </table:table-cell>
          <table:table-cell office:value-type="float" office:value="0.000069251" calcext:value-type="float">
            <text:p>6.93E-05</text:p>
          </table:table-cell>
          <table:table-cell office:value-type="float" office:value="0.17198" calcext:value-type="float">
            <text:p>0.17198</text:p>
          </table:table-cell>
          <table:table-cell office:value-type="float" office:value="1.0495" calcext:value-type="float">
            <text:p>1.0495</text:p>
          </table:table-cell>
          <table:table-cell office:value-type="float" office:value="0.0010689" calcext:value-type="float">
            <text:p>0.0010689</text:p>
          </table:table-cell>
          <table:table-cell office:value-type="float" office:value="-0.0020267" calcext:value-type="float">
            <text:p>-0.0020267</text:p>
          </table:table-cell>
          <table:table-cell office:value-type="float" office:value="0.30988" calcext:value-type="float">
            <text:p>0.30988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.143" calcext:value-type="float">
            <text:p>62.143</text:p>
          </table:table-cell>
          <table:table-cell office:value-type="float" office:value="725.7" calcext:value-type="float">
            <text:p>725.7</text:p>
          </table:table-cell>
          <table:table-cell office:value-type="float" office:value="93.7" calcext:value-type="float">
            <text:p>93.7</text:p>
          </table:table-cell>
          <table:table-cell office:value-type="float" office:value="3.7693" calcext:value-type="float">
            <text:p>3.7693</text:p>
          </table:table-cell>
          <table:table-cell office:value-type="float" office:value="3.1823" calcext:value-type="float">
            <text:p>3.1823</text:p>
          </table:table-cell>
          <table:table-cell office:value-type="float" office:value="12.8" calcext:value-type="float">
            <text:p>12.8</text:p>
          </table:table-cell>
          <table:table-cell office:value-type="float" office:value="3.8034" calcext:value-type="float">
            <text:p>3.8034</text:p>
          </table:table-cell>
          <table:table-cell office:value-type="float" office:value="0.000016812" calcext:value-type="float">
            <text:p>1.68E-05</text:p>
          </table:table-cell>
          <table:table-cell office:value-type="float" office:value="0.42003" calcext:value-type="float">
            <text:p>0.42003</text:p>
          </table:table-cell>
          <table:table-cell office:value-type="float" office:value="224.47" calcext:value-type="float">
            <text:p>224.47</text:p>
          </table:table-cell>
          <table:table-cell office:value-type="float" office:value="0.00031987" calcext:value-type="float">
            <text:p>0.00031987</text:p>
          </table:table-cell>
          <table:table-cell office:value-type="float" office:value="-0.00090911" calcext:value-type="float">
            <text:p>-0.00090911</text:p>
          </table:table-cell>
          <table:table-cell office:value-type="float" office:value="7.5006" calcext:value-type="float">
            <text:p>7.5006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.917" calcext:value-type="float">
            <text:p>59.917</text:p>
          </table:table-cell>
          <table:table-cell office:value-type="float" office:value="1910.8" calcext:value-type="float">
            <text:p>1910.8</text:p>
          </table:table-cell>
          <table:table-cell office:value-type="float" office:value="702.38" calcext:value-type="float">
            <text:p>702.38</text:p>
          </table:table-cell>
          <table:table-cell office:value-type="float" office:value="174.99" calcext:value-type="float">
            <text:p>174.99</text:p>
          </table:table-cell>
          <table:table-cell office:value-type="float" office:value="41.46" calcext:value-type="float">
            <text:p>41.46</text:p>
          </table:table-cell>
          <table:table-cell office:value-type="float" office:value="21.296" calcext:value-type="float">
            <text:p>21.296</text:p>
          </table:table-cell>
          <table:table-cell office:value-type="float" office:value="5.8452" calcext:value-type="float">
            <text:p>5.8452</text:p>
          </table:table-cell>
          <table:table-cell office:value-type="float" office:value="0.000028389" calcext:value-type="float">
            <text:p>2.84E-05</text:p>
          </table:table-cell>
          <table:table-cell office:value-type="float" office:value="33.232" calcext:value-type="float">
            <text:p>33.232</text:p>
          </table:table-cell>
          <table:table-cell office:value-type="float" office:value="655.18" calcext:value-type="float">
            <text:p>655.18</text:p>
          </table:table-cell>
          <table:table-cell office:value-type="float" office:value="0.00060198" calcext:value-type="float">
            <text:p>0.00060198</text:p>
          </table:table-cell>
          <table:table-cell office:value-type="float" office:value="-0.0037336" calcext:value-type="float">
            <text:p>-0.0037336</text:p>
          </table:table-cell>
          <table:table-cell office:value-type="float" office:value="10.977" calcext:value-type="float">
            <text:p>10.97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.372" calcext:value-type="float">
            <text:p>50.372</text:p>
          </table:table-cell>
          <table:table-cell office:value-type="float" office:value="43.524" calcext:value-type="float">
            <text:p>43.524</text:p>
          </table:table-cell>
          <table:table-cell office:value-type="float" office:value="6.3268" calcext:value-type="float">
            <text:p>6.3268</text:p>
          </table:table-cell>
          <table:table-cell office:value-type="float" office:value="4.9631" calcext:value-type="float">
            <text:p>4.9631</text:p>
          </table:table-cell>
          <table:table-cell office:value-type="float" office:value="0.76552" calcext:value-type="float">
            <text:p>0.76552</text:p>
          </table:table-cell>
          <table:table-cell office:value-type="float" office:value="0.19117" calcext:value-type="float">
            <text:p>0.19117</text:p>
          </table:table-cell>
          <table:table-cell office:value-type="float" office:value="2.517" calcext:value-type="float">
            <text:p>2.517</text:p>
          </table:table-cell>
          <table:table-cell office:value-type="float" office:value="0.000018078" calcext:value-type="float">
            <text:p>1.81E-05</text:p>
          </table:table-cell>
          <table:table-cell office:value-type="float" office:value="2.6402" calcext:value-type="float">
            <text:p>2.6402</text:p>
          </table:table-cell>
          <table:table-cell office:value-type="float" office:value="14.439" calcext:value-type="float">
            <text:p>14.439</text:p>
          </table:table-cell>
          <table:table-cell office:value-type="float" office:value="0.00022712" calcext:value-type="float">
            <text:p>0.00022712</text:p>
          </table:table-cell>
          <table:table-cell office:value-type="float" office:value="0.00083334" calcext:value-type="float">
            <text:p>0.00083334</text:p>
          </table:table-cell>
          <table:table-cell office:value-type="float" office:value="9.8399" calcext:value-type="float">
            <text:p>9.8399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.501" calcext:value-type="float">
            <text:p>31.501</text:p>
          </table:table-cell>
          <table:table-cell office:value-type="float" office:value="107.99" calcext:value-type="float">
            <text:p>107.99</text:p>
          </table:table-cell>
          <table:table-cell office:value-type="float" office:value="21.093" calcext:value-type="float">
            <text:p>21.093</text:p>
          </table:table-cell>
          <table:table-cell office:value-type="float" office:value="0.5827" calcext:value-type="float">
            <text:p>0.5827</text:p>
          </table:table-cell>
          <table:table-cell office:value-type="float" office:value="0.57346" calcext:value-type="float">
            <text:p>0.57346</text:p>
          </table:table-cell>
          <table:table-cell office:value-type="float" office:value="0.10825" calcext:value-type="float">
            <text:p>0.10825</text:p>
          </table:table-cell>
          <table:table-cell office:value-type="float" office:value="4.1006" calcext:value-type="float">
            <text:p>4.1006</text:p>
          </table:table-cell>
          <table:table-cell office:value-type="float" office:value="0.000080505" calcext:value-type="float">
            <text:p>8.05E-05</text:p>
          </table:table-cell>
          <table:table-cell office:value-type="float" office:value="1.9632" calcext:value-type="float">
            <text:p>1.9632</text:p>
          </table:table-cell>
          <table:table-cell office:value-type="float" office:value="33.707" calcext:value-type="float">
            <text:p>33.707</text:p>
          </table:table-cell>
          <table:table-cell office:value-type="float" office:value="0.0013888" calcext:value-type="float">
            <text:p>0.0013888</text:p>
          </table:table-cell>
          <table:table-cell office:value-type="float" office:value="-0.0041213" calcext:value-type="float">
            <text:p>-0.0041213</text:p>
          </table:table-cell>
          <table:table-cell office:value-type="float" office:value="3.6278" calcext:value-type="float">
            <text:p>3.6278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507" calcext:value-type="float">
            <text:p>12.507</text:p>
          </table:table-cell>
          <table:table-cell office:value-type="float" office:value="0.084674" calcext:value-type="float">
            <text:p>0.084674</text:p>
          </table:table-cell>
          <table:table-cell office:value-type="float" office:value="0.10414" calcext:value-type="float">
            <text:p>0.10414</text:p>
          </table:table-cell>
          <table:table-cell office:value-type="float" office:value="0.019957" calcext:value-type="float">
            <text:p>0.019957</text:p>
          </table:table-cell>
          <table:table-cell office:value-type="float" office:value="0.0052986" calcext:value-type="float">
            <text:p>0.0052986</text:p>
          </table:table-cell>
          <table:table-cell office:value-type="float" office:value="0.0033343" calcext:value-type="float">
            <text:p>0.0033343</text:p>
          </table:table-cell>
          <table:table-cell office:value-type="float" office:value="2.2549" calcext:value-type="float">
            <text:p>2.2549</text:p>
          </table:table-cell>
          <table:table-cell table:style-name="ce2" office:value-type="float" office:value="0.00032025" calcext:value-type="float">
            <text:p>0.00032025</text:p>
          </table:table-cell>
          <table:table-cell office:value-type="float" office:value="0.010912" calcext:value-type="float">
            <text:p>0.010912</text:p>
          </table:table-cell>
          <table:table-cell office:value-type="float" office:value="0.025627" calcext:value-type="float">
            <text:p>0.025627</text:p>
          </table:table-cell>
          <table:table-cell office:value-type="float" office:value="0.0013994" calcext:value-type="float">
            <text:p>0.0013994</text:p>
          </table:table-cell>
          <table:table-cell office:value-type="float" office:value="0.0052712" calcext:value-type="float">
            <text:p>0.0052712</text:p>
          </table:table-cell>
          <table:table-cell office:value-type="float" office:value="0.071758" calcext:value-type="float">
            <text:p>0.071758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.635" calcext:value-type="float">
            <text:p>65.635</text:p>
          </table:table-cell>
          <table:table-cell office:value-type="float" office:value="71.143" calcext:value-type="float">
            <text:p>71.143</text:p>
          </table:table-cell>
          <table:table-cell office:value-type="float" office:value="646.18" calcext:value-type="float">
            <text:p>646.18</text:p>
          </table:table-cell>
          <table:table-cell office:value-type="float" office:value="71.636" calcext:value-type="float">
            <text:p>71.636</text:p>
          </table:table-cell>
          <table:table-cell office:value-type="float" office:value="37.465" calcext:value-type="float">
            <text:p>37.465</text:p>
          </table:table-cell>
          <table:table-cell office:value-type="float" office:value="36.535" calcext:value-type="float">
            <text:p>36.535</text:p>
          </table:table-cell>
          <table:table-cell office:value-type="float" office:value="1.9986" calcext:value-type="float">
            <text:p>1.9986</text:p>
          </table:table-cell>
          <table:table-cell office:value-type="float" office:value="0.000012253" calcext:value-type="float">
            <text:p>1.23E-05</text:p>
          </table:table-cell>
          <table:table-cell office:value-type="float" office:value="71.078" calcext:value-type="float">
            <text:p>71.078</text:p>
          </table:table-cell>
          <table:table-cell office:value-type="float" office:value="141.99" calcext:value-type="float">
            <text:p>141.99</text:p>
          </table:table-cell>
          <table:table-cell office:value-type="float" office:value="0.00010756" calcext:value-type="float">
            <text:p>0.00010756</text:p>
          </table:table-cell>
          <table:table-cell office:value-type="float" office:value="0.0018659" calcext:value-type="float">
            <text:p>0.0018659</text:p>
          </table:table-cell>
          <table:table-cell office:value-type="float" office:value="178.93" calcext:value-type="float">
            <text:p>178.9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.261" calcext:value-type="float">
            <text:p>75.261</text:p>
          </table:table-cell>
          <table:table-cell office:value-type="float" office:value="99.138" calcext:value-type="float">
            <text:p>99.138</text:p>
          </table:table-cell>
          <table:table-cell office:value-type="float" office:value="166.45" calcext:value-type="float">
            <text:p>166.45</text:p>
          </table:table-cell>
          <table:table-cell office:value-type="float" office:value="92.335" calcext:value-type="float">
            <text:p>92.335</text:p>
          </table:table-cell>
          <table:table-cell office:value-type="float" office:value="26.363" calcext:value-type="float">
            <text:p>26.363</text:p>
          </table:table-cell>
          <table:table-cell office:value-type="float" office:value="8.3412" calcext:value-type="float">
            <text:p>8.3412</text:p>
          </table:table-cell>
          <table:table-cell office:value-type="float" office:value="2.152" calcext:value-type="float">
            <text:p>2.152</text:p>
          </table:table-cell>
          <table:table-cell office:value-type="float" office:value="0.0000090095" calcext:value-type="float">
            <text:p>9.01E-06</text:p>
          </table:table-cell>
          <table:table-cell office:value-type="float" office:value="89.777" calcext:value-type="float">
            <text:p>89.777</text:p>
          </table:table-cell>
          <table:table-cell office:value-type="float" office:value="145.51" calcext:value-type="float">
            <text:p>145.51</text:p>
          </table:table-cell>
          <table:table-cell office:value-type="float" office:value="0.00010232" calcext:value-type="float">
            <text:p>0.00010232</text:p>
          </table:table-cell>
          <table:table-cell office:value-type="float" office:value="0.0012569" calcext:value-type="float">
            <text:p>0.0012569</text:p>
          </table:table-cell>
          <table:table-cell office:value-type="float" office:value="218.88" calcext:value-type="float">
            <text:p>218.88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5.675" calcext:value-type="float">
            <text:p>65.675</text:p>
          </table:table-cell>
          <table:table-cell office:value-type="float" office:value="722.21" calcext:value-type="float">
            <text:p>722.21</text:p>
          </table:table-cell>
          <table:table-cell office:value-type="float" office:value="30.613" calcext:value-type="float">
            <text:p>30.613</text:p>
          </table:table-cell>
          <table:table-cell office:value-type="float" office:value="2.527" calcext:value-type="float">
            <text:p>2.527</text:p>
          </table:table-cell>
          <table:table-cell office:value-type="float" office:value="1.0589" calcext:value-type="float">
            <text:p>1.0589</text:p>
          </table:table-cell>
          <table:table-cell office:value-type="float" office:value="1.0556" calcext:value-type="float">
            <text:p>1.0556</text:p>
          </table:table-cell>
          <table:table-cell office:value-type="float" office:value="3.5285" calcext:value-type="float">
            <text:p>3.5285</text:p>
          </table:table-cell>
          <table:table-cell office:value-type="float" office:value="0.000017925" calcext:value-type="float">
            <text:p>1.79E-05</text:p>
          </table:table-cell>
          <table:table-cell office:value-type="float" office:value="1.0647" calcext:value-type="float">
            <text:p>1.0647</text:p>
          </table:table-cell>
          <table:table-cell office:value-type="float" office:value="123.17" calcext:value-type="float">
            <text:p>123.17</text:p>
          </table:table-cell>
          <table:table-cell office:value-type="float" office:value="0.00027181" calcext:value-type="float">
            <text:p>0.00027181</text:p>
          </table:table-cell>
          <table:table-cell table:style-name="ce4" office:value-type="float" office:value="0.000071777" calcext:value-type="float">
            <text:p>7.18E-05</text:p>
          </table:table-cell>
          <table:table-cell office:value-type="float" office:value="14.614" calcext:value-type="float">
            <text:p>14.61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.432" calcext:value-type="float">
            <text:p>19.432</text:p>
          </table:table-cell>
          <table:table-cell office:value-type="float" office:value="9.8882" calcext:value-type="float">
            <text:p>9.8882</text:p>
          </table:table-cell>
          <table:table-cell office:value-type="float" office:value="5.7481" calcext:value-type="float">
            <text:p>5.7481</text:p>
          </table:table-cell>
          <table:table-cell office:value-type="float" office:value="0.085547" calcext:value-type="float">
            <text:p>0.085547</text:p>
          </table:table-cell>
          <table:table-cell office:value-type="float" office:value="0.029858" calcext:value-type="float">
            <text:p>0.029858</text:p>
          </table:table-cell>
          <table:table-cell office:value-type="float" office:value="0.023172" calcext:value-type="float">
            <text:p>0.023172</text:p>
          </table:table-cell>
          <table:table-cell office:value-type="float" office:value="8.1132" calcext:value-type="float">
            <text:p>8.1132</text:p>
          </table:table-cell>
          <table:table-cell office:value-type="float" office:value="0.000060369" calcext:value-type="float">
            <text:p>6.04E-05</text:p>
          </table:table-cell>
          <table:table-cell office:value-type="float" office:value="1.3414" calcext:value-type="float">
            <text:p>1.3414</text:p>
          </table:table-cell>
          <table:table-cell office:value-type="float" office:value="6.3085" calcext:value-type="float">
            <text:p>6.3085</text:p>
          </table:table-cell>
          <table:table-cell office:value-type="float" office:value="0.0025249" calcext:value-type="float">
            <text:p>0.0025249</text:p>
          </table:table-cell>
          <table:table-cell office:value-type="float" office:value="-0.010675" calcext:value-type="float">
            <text:p>-0.010675</text:p>
          </table:table-cell>
          <table:table-cell office:value-type="float" office:value="0.16212" calcext:value-type="float">
            <text:p>0.16212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.95" calcext:value-type="float">
            <text:p>15.95</text:p>
          </table:table-cell>
          <table:table-cell office:value-type="float" office:value="12.18" calcext:value-type="float">
            <text:p>12.18</text:p>
          </table:table-cell>
          <table:table-cell office:value-type="float" office:value="2.9084" calcext:value-type="float">
            <text:p>2.9084</text:p>
          </table:table-cell>
          <table:table-cell office:value-type="float" office:value="0.092351" calcext:value-type="float">
            <text:p>0.092351</text:p>
          </table:table-cell>
          <table:table-cell office:value-type="float" office:value="0.0097367" calcext:value-type="float">
            <text:p>0.0097367</text:p>
          </table:table-cell>
          <table:table-cell office:value-type="float" office:value="0.0040931" calcext:value-type="float">
            <text:p>0.0040931</text:p>
          </table:table-cell>
          <table:table-cell office:value-type="float" office:value="4.275" calcext:value-type="float">
            <text:p>4.275</text:p>
          </table:table-cell>
          <table:table-cell table:style-name="ce2" office:value-type="float" office:value="0.00038397" calcext:value-type="float">
            <text:p>0.00038397</text:p>
          </table:table-cell>
          <table:table-cell office:value-type="float" office:value="0.053236" calcext:value-type="float">
            <text:p>0.053236</text:p>
          </table:table-cell>
          <table:table-cell office:value-type="float" office:value="3.3964" calcext:value-type="float">
            <text:p>3.3964</text:p>
          </table:table-cell>
          <table:table-cell office:value-type="float" office:value="0.0052886" calcext:value-type="float">
            <text:p>0.0052886</text:p>
          </table:table-cell>
          <table:table-cell office:value-type="float" office:value="-0.0085125" calcext:value-type="float">
            <text:p>-0.0085125</text:p>
          </table:table-cell>
          <table:table-cell office:value-type="float" office:value="0.081093" calcext:value-type="float">
            <text:p>0.08109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.482" calcext:value-type="float">
            <text:p>26.482</text:p>
          </table:table-cell>
          <table:table-cell office:value-type="float" office:value="0.39709" calcext:value-type="float">
            <text:p>0.39709</text:p>
          </table:table-cell>
          <table:table-cell office:value-type="float" office:value="23762" calcext:value-type="float">
            <text:p>23762</text:p>
          </table:table-cell>
          <table:table-cell office:value-type="float" office:value="0.19463" calcext:value-type="float">
            <text:p>0.19463</text:p>
          </table:table-cell>
          <table:table-cell office:value-type="float" office:value="0.039599" calcext:value-type="float">
            <text:p>0.039599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2.7939" calcext:value-type="float">
            <text:p>2.7939</text:p>
          </table:table-cell>
          <table:table-cell office:value-type="float" office:value="0.000009465" calcext:value-type="float">
            <text:p>9.47E-06</text:p>
          </table:table-cell>
          <table:table-cell office:value-type="float" office:value="0.18016" calcext:value-type="float">
            <text:p>0.18016</text:p>
          </table:table-cell>
          <table:table-cell office:value-type="float" office:value="0.30236" calcext:value-type="float">
            <text:p>0.30236</text:p>
          </table:table-cell>
          <table:table-cell office:value-type="float" office:value="0.00012264" calcext:value-type="float">
            <text:p>0.00012264</text:p>
          </table:table-cell>
          <table:table-cell table:style-name="ce4" office:value-type="float" office:value="-0.000017172" calcext:value-type="float">
            <text:p>-1.72E-05</text:p>
          </table:table-cell>
          <table:table-cell office:value-type="float" office:value="0.31665" calcext:value-type="float">
            <text:p>0.31665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8.882" calcext:value-type="float">
            <text:p>48.882</text:p>
          </table:table-cell>
          <table:table-cell office:value-type="float" office:value="70.349" calcext:value-type="float">
            <text:p>70.349</text:p>
          </table:table-cell>
          <table:table-cell office:value-type="float" office:value="2.7398" calcext:value-type="float">
            <text:p>2.7398</text:p>
          </table:table-cell>
          <table:table-cell office:value-type="float" office:value="2.8952" calcext:value-type="float">
            <text:p>2.8952</text:p>
          </table:table-cell>
          <table:table-cell office:value-type="float" office:value="1.4168" calcext:value-type="float">
            <text:p>1.4168</text:p>
          </table:table-cell>
          <table:table-cell office:value-type="float" office:value="0.5698" calcext:value-type="float">
            <text:p>0.5698</text:p>
          </table:table-cell>
          <table:table-cell office:value-type="float" office:value="2.8315" calcext:value-type="float">
            <text:p>2.8315</text:p>
          </table:table-cell>
          <table:table-cell office:value-type="float" office:value="0.000019408" calcext:value-type="float">
            <text:p>1.94E-05</text:p>
          </table:table-cell>
          <table:table-cell office:value-type="float" office:value="2.2862" calcext:value-type="float">
            <text:p>2.2862</text:p>
          </table:table-cell>
          <table:table-cell office:value-type="float" office:value="13.562" calcext:value-type="float">
            <text:p>13.562</text:p>
          </table:table-cell>
          <table:table-cell office:value-type="float" office:value="0.00029537" calcext:value-type="float">
            <text:p>0.00029537</text:p>
          </table:table-cell>
          <table:table-cell office:value-type="float" office:value="0.00050243" calcext:value-type="float">
            <text:p>0.00050243</text:p>
          </table:table-cell>
          <table:table-cell office:value-type="float" office:value="6.883" calcext:value-type="float">
            <text:p>6.88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.684" calcext:value-type="float">
            <text:p>30.684</text:p>
          </table:table-cell>
          <table:table-cell office:value-type="float" office:value="7.549" calcext:value-type="float">
            <text:p>7.549</text:p>
          </table:table-cell>
          <table:table-cell office:value-type="float" office:value="14.852" calcext:value-type="float">
            <text:p>14.852</text:p>
          </table:table-cell>
          <table:table-cell office:value-type="float" office:value="7.1475" calcext:value-type="float">
            <text:p>7.1475</text:p>
          </table:table-cell>
          <table:table-cell office:value-type="float" office:value="0.14463" calcext:value-type="float">
            <text:p>0.14463</text:p>
          </table:table-cell>
          <table:table-cell office:value-type="float" office:value="1.0574" calcext:value-type="float">
            <text:p>1.0574</text:p>
          </table:table-cell>
          <table:table-cell office:value-type="float" office:value="1.9506" calcext:value-type="float">
            <text:p>1.9506</text:p>
          </table:table-cell>
          <table:table-cell office:value-type="float" office:value="0.000032393" calcext:value-type="float">
            <text:p>3.24E-05</text:p>
          </table:table-cell>
          <table:table-cell office:value-type="float" office:value="7.4425" calcext:value-type="float">
            <text:p>7.4425</text:p>
          </table:table-cell>
          <table:table-cell office:value-type="float" office:value="8.8761" calcext:value-type="float">
            <text:p>8.8761</text:p>
          </table:table-cell>
          <table:table-cell office:value-type="float" office:value="-0.00014204" calcext:value-type="float">
            <text:p>-0.00014204</text:p>
          </table:table-cell>
          <table:table-cell office:value-type="float" office:value="0.0060131" calcext:value-type="float">
            <text:p>0.0060131</text:p>
          </table:table-cell>
          <table:table-cell office:value-type="float" office:value="7.3384" calcext:value-type="float">
            <text:p>7.338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.26" calcext:value-type="float">
            <text:p>18.26</text:p>
          </table:table-cell>
          <table:table-cell office:value-type="float" office:value="11.258" calcext:value-type="float">
            <text:p>11.258</text:p>
          </table:table-cell>
          <table:table-cell office:value-type="float" office:value="2.4192" calcext:value-type="float">
            <text:p>2.4192</text:p>
          </table:table-cell>
          <table:table-cell office:value-type="float" office:value="0.033778" calcext:value-type="float">
            <text:p>0.033778</text:p>
          </table:table-cell>
          <table:table-cell office:value-type="float" office:value="0.033225" calcext:value-type="float">
            <text:p>0.033225</text:p>
          </table:table-cell>
          <table:table-cell office:value-type="float" office:value="0.024525" calcext:value-type="float">
            <text:p>0.024525</text:p>
          </table:table-cell>
          <table:table-cell office:value-type="float" office:value="4.0483" calcext:value-type="float">
            <text:p>4.0483</text:p>
          </table:table-cell>
          <table:table-cell table:style-name="ce2" office:value-type="float" office:value="0.00018621" calcext:value-type="float">
            <text:p>0.00018621</text:p>
          </table:table-cell>
          <table:table-cell office:value-type="float" office:value="0.18811" calcext:value-type="float">
            <text:p>0.18811</text:p>
          </table:table-cell>
          <table:table-cell office:value-type="float" office:value="3.8622" calcext:value-type="float">
            <text:p>3.8622</text:p>
          </table:table-cell>
          <table:table-cell office:value-type="float" office:value="0.0030546" calcext:value-type="float">
            <text:p>0.0030546</text:p>
          </table:table-cell>
          <table:table-cell office:value-type="float" office:value="-0.0061018" calcext:value-type="float">
            <text:p>-0.0061018</text:p>
          </table:table-cell>
          <table:table-cell office:value-type="float" office:value="0.093829" calcext:value-type="float">
            <text:p>0.093829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.318" calcext:value-type="float">
            <text:p>60.318</text:p>
          </table:table-cell>
          <table:table-cell office:value-type="float" office:value="145.38" calcext:value-type="float">
            <text:p>145.38</text:p>
          </table:table-cell>
          <table:table-cell office:value-type="float" office:value="40.736" calcext:value-type="float">
            <text:p>40.736</text:p>
          </table:table-cell>
          <table:table-cell office:value-type="float" office:value="34.813" calcext:value-type="float">
            <text:p>34.813</text:p>
          </table:table-cell>
          <table:table-cell office:value-type="float" office:value="1.4557" calcext:value-type="float">
            <text:p>1.4557</text:p>
          </table:table-cell>
          <table:table-cell office:value-type="float" office:value="1.4162" calcext:value-type="float">
            <text:p>1.4162</text:p>
          </table:table-cell>
          <table:table-cell office:value-type="float" office:value="2.6554" calcext:value-type="float">
            <text:p>2.6554</text:p>
          </table:table-cell>
          <table:table-cell office:value-type="float" office:value="0.000013595" calcext:value-type="float">
            <text:p>1.36E-05</text:p>
          </table:table-cell>
          <table:table-cell office:value-type="float" office:value="25.312" calcext:value-type="float">
            <text:p>25.312</text:p>
          </table:table-cell>
          <table:table-cell office:value-type="float" office:value="79.27" calcext:value-type="float">
            <text:p>79.27</text:p>
          </table:table-cell>
          <table:table-cell office:value-type="float" office:value="0.00016311" calcext:value-type="float">
            <text:p>0.00016311</text:p>
          </table:table-cell>
          <table:table-cell office:value-type="float" office:value="0.0010461" calcext:value-type="float">
            <text:p>0.0010461</text:p>
          </table:table-cell>
          <table:table-cell office:value-type="float" office:value="54.977" calcext:value-type="float">
            <text:p>54.97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2.773" calcext:value-type="float">
            <text:p>52.773</text:p>
          </table:table-cell>
          <table:table-cell office:value-type="float" office:value="469.99" calcext:value-type="float">
            <text:p>469.99</text:p>
          </table:table-cell>
          <table:table-cell office:value-type="float" office:value="44.68" calcext:value-type="float">
            <text:p>44.68</text:p>
          </table:table-cell>
          <table:table-cell office:value-type="float" office:value="8.9246" calcext:value-type="float">
            <text:p>8.9246</text:p>
          </table:table-cell>
          <table:table-cell office:value-type="float" office:value="1.6524" calcext:value-type="float">
            <text:p>1.6524</text:p>
          </table:table-cell>
          <table:table-cell office:value-type="float" office:value="10.609" calcext:value-type="float">
            <text:p>10.609</text:p>
          </table:table-cell>
          <table:table-cell office:value-type="float" office:value="4.0221" calcext:value-type="float">
            <text:p>4.0221</text:p>
          </table:table-cell>
          <table:table-cell office:value-type="float" office:value="0.000042804" calcext:value-type="float">
            <text:p>4.28E-05</text:p>
          </table:table-cell>
          <table:table-cell office:value-type="float" office:value="1.5706" calcext:value-type="float">
            <text:p>1.5706</text:p>
          </table:table-cell>
          <table:table-cell office:value-type="float" office:value="97.71" calcext:value-type="float">
            <text:p>97.71</text:p>
          </table:table-cell>
          <table:table-cell office:value-type="float" office:value="0.00051716" calcext:value-type="float">
            <text:p>0.00051716</text:p>
          </table:table-cell>
          <table:table-cell office:value-type="float" office:value="-0.001714" calcext:value-type="float">
            <text:p>-0.001714</text:p>
          </table:table-cell>
          <table:table-cell office:value-type="float" office:value="4.168" calcext:value-type="float">
            <text:p>4.168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5.528" calcext:value-type="float">
            <text:p>45.528</text:p>
          </table:table-cell>
          <table:table-cell office:value-type="float" office:value="329.01" calcext:value-type="float">
            <text:p>329.01</text:p>
          </table:table-cell>
          <table:table-cell office:value-type="float" office:value="39.533" calcext:value-type="float">
            <text:p>39.533</text:p>
          </table:table-cell>
          <table:table-cell office:value-type="float" office:value="0.54447" calcext:value-type="float">
            <text:p>0.54447</text:p>
          </table:table-cell>
          <table:table-cell office:value-type="float" office:value="0.46805" calcext:value-type="float">
            <text:p>0.46805</text:p>
          </table:table-cell>
          <table:table-cell office:value-type="float" office:value="0.24797" calcext:value-type="float">
            <text:p>0.24797</text:p>
          </table:table-cell>
          <table:table-cell office:value-type="float" office:value="3.734" calcext:value-type="float">
            <text:p>3.734</text:p>
          </table:table-cell>
          <table:table-cell office:value-type="float" office:value="0.00004267" calcext:value-type="float">
            <text:p>4.27E-05</text:p>
          </table:table-cell>
          <table:table-cell office:value-type="float" office:value="1.8046" calcext:value-type="float">
            <text:p>1.8046</text:p>
          </table:table-cell>
          <table:table-cell office:value-type="float" office:value="91.957" calcext:value-type="float">
            <text:p>91.957</text:p>
          </table:table-cell>
          <table:table-cell office:value-type="float" office:value="0.00063475" calcext:value-type="float">
            <text:p>0.00063475</text:p>
          </table:table-cell>
          <table:table-cell office:value-type="float" office:value="-0.0010872" calcext:value-type="float">
            <text:p>-0.0010872</text:p>
          </table:table-cell>
          <table:table-cell office:value-type="float" office:value="12.477" calcext:value-type="float">
            <text:p>12.47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.052" calcext:value-type="float">
            <text:p>12.052</text:p>
          </table:table-cell>
          <table:table-cell office:value-type="float" office:value="0.36515" calcext:value-type="float">
            <text:p>0.36515</text:p>
          </table:table-cell>
          <table:table-cell office:value-type="float" office:value="0.063267" calcext:value-type="float">
            <text:p>0.063267</text:p>
          </table:table-cell>
          <table:table-cell office:value-type="float" office:value="0.045625" calcext:value-type="float">
            <text:p>0.045625</text:p>
          </table:table-cell>
          <table:table-cell office:value-type="float" office:value="0.010065" calcext:value-type="float">
            <text:p>0.010065</text:p>
          </table:table-cell>
          <table:table-cell office:value-type="float" office:value="0.002034" calcext:value-type="float">
            <text:p>0.002034</text:p>
          </table:table-cell>
          <table:table-cell office:value-type="float" office:value="2.5609" calcext:value-type="float">
            <text:p>2.5609</text:p>
          </table:table-cell>
          <table:table-cell table:style-name="ce2" office:value-type="float" office:value="0.00042322" calcext:value-type="float">
            <text:p>0.00042322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002695" calcext:value-type="float">
            <text:p>0.002695</text:p>
          </table:table-cell>
          <table:table-cell office:value-type="float" office:value="0.003089" calcext:value-type="float">
            <text:p>0.003089</text:p>
          </table:table-cell>
          <table:table-cell office:value-type="float" office:value="0.091837" calcext:value-type="float">
            <text:p>0.09183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.799" calcext:value-type="float">
            <text:p>20.799</text:p>
          </table:table-cell>
          <table:table-cell office:value-type="float" office:value="6.5109" calcext:value-type="float">
            <text:p>6.5109</text:p>
          </table:table-cell>
          <table:table-cell office:value-type="float" office:value="0.24136" calcext:value-type="float">
            <text:p>0.24136</text:p>
          </table:table-cell>
          <table:table-cell office:value-type="float" office:value="0.01761" calcext:value-type="float">
            <text:p>0.01761</text:p>
          </table:table-cell>
          <table:table-cell office:value-type="float" office:value="0.017511" calcext:value-type="float">
            <text:p>0.017511</text:p>
          </table:table-cell>
          <table:table-cell office:value-type="float" office:value="0.014583" calcext:value-type="float">
            <text:p>0.014583</text:p>
          </table:table-cell>
          <table:table-cell office:value-type="float" office:value="3.2758" calcext:value-type="float">
            <text:p>3.2758</text:p>
          </table:table-cell>
          <table:table-cell table:style-name="ce2" office:value-type="float" office:value="0.00011481" calcext:value-type="float">
            <text:p>0.00011481</text:p>
          </table:table-cell>
          <table:table-cell office:value-type="float" office:value="0.025442" calcext:value-type="float">
            <text:p>0.025442</text:p>
          </table:table-cell>
          <table:table-cell office:value-type="float" office:value="1.685" calcext:value-type="float">
            <text:p>1.685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-0.001574" calcext:value-type="float">
            <text:p>-0.001574</text:p>
          </table:table-cell>
          <table:table-cell office:value-type="float" office:value="0.048159" calcext:value-type="float">
            <text:p>0.04815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.54" calcext:value-type="float">
            <text:p>21.54</text:p>
          </table:table-cell>
          <table:table-cell office:value-type="float" office:value="0.17385" calcext:value-type="float">
            <text:p>0.17385</text:p>
          </table:table-cell>
          <table:table-cell office:value-type="float" office:value="0.36164" calcext:value-type="float">
            <text:p>0.36164</text:p>
          </table:table-cell>
          <table:table-cell office:value-type="float" office:value="0.085958" calcext:value-type="float">
            <text:p>0.085958</text:p>
          </table:table-cell>
          <table:table-cell office:value-type="float" office:value="0.0056559" calcext:value-type="float">
            <text:p>0.0056559</text:p>
          </table:table-cell>
          <table:table-cell office:value-type="float" office:value="0.0054789" calcext:value-type="float">
            <text:p>0.0054789</text:p>
          </table:table-cell>
          <table:table-cell office:value-type="float" office:value="2.2258" calcext:value-type="float">
            <text:p>2.2258</text:p>
          </table:table-cell>
          <table:table-cell office:value-type="float" office:value="0.000073305" calcext:value-type="float">
            <text:p>7.33E-05</text:p>
          </table:table-cell>
          <table:table-cell office:value-type="float" office:value="0.017303" calcext:value-type="float">
            <text:p>0.017303</text:p>
          </table:table-cell>
          <table:table-cell office:value-type="float" office:value="0.037309" calcext:value-type="float">
            <text:p>0.037309</text:p>
          </table:table-cell>
          <table:table-cell office:value-type="float" office:value="0.00044568" calcext:value-type="float">
            <text:p>0.00044568</text:p>
          </table:table-cell>
          <table:table-cell office:value-type="float" office:value="0.0027273" calcext:value-type="float">
            <text:p>0.0027273</text:p>
          </table:table-cell>
          <table:table-cell office:value-type="float" office:value="0.14903" calcext:value-type="float">
            <text:p>0.1490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.91" calcext:value-type="float">
            <text:p>15.91</text:p>
          </table:table-cell>
          <table:table-cell office:value-type="float" office:value="0.13568" calcext:value-type="float">
            <text:p>0.13568</text:p>
          </table:table-cell>
          <table:table-cell office:value-type="float" office:value="0.050006" calcext:value-type="float">
            <text:p>0.050006</text:p>
          </table:table-cell>
          <table:table-cell office:value-type="float" office:value="0.054499" calcext:value-type="float">
            <text:p>0.054499</text:p>
          </table:table-cell>
          <table:table-cell office:value-type="float" office:value="0.011897" calcext:value-type="float">
            <text:p>0.011897</text:p>
          </table:table-cell>
          <table:table-cell office:value-type="float" office:value="0.0082481" calcext:value-type="float">
            <text:p>0.0082481</text:p>
          </table:table-cell>
          <table:table-cell office:value-type="float" office:value="2.9019" calcext:value-type="float">
            <text:p>2.9019</text:p>
          </table:table-cell>
          <table:table-cell office:value-type="float" office:value="0.000041864" calcext:value-type="float">
            <text:p>4.19E-05</text:p>
          </table:table-cell>
          <table:table-cell office:value-type="float" office:value="0.049162" calcext:value-type="float">
            <text:p>0.049162</text:p>
          </table:table-cell>
          <table:table-cell office:value-type="float" office:value="0.091963" calcext:value-type="float">
            <text:p>0.091963</text:p>
          </table:table-cell>
          <table:table-cell office:value-type="float" office:value="0.00043024" calcext:value-type="float">
            <text:p>0.00043024</text:p>
          </table:table-cell>
          <table:table-cell table:style-name="ce4" office:value-type="float" office:value="-0.000093861" calcext:value-type="float">
            <text:p>-9.39E-05</text:p>
          </table:table-cell>
          <table:table-cell office:value-type="float" office:value="0.12657" calcext:value-type="float">
            <text:p>0.1265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.884" calcext:value-type="float">
            <text:p>67.884</text:p>
          </table:table-cell>
          <table:table-cell office:value-type="float" office:value="729.46" calcext:value-type="float">
            <text:p>729.46</text:p>
          </table:table-cell>
          <table:table-cell office:value-type="float" office:value="41.317" calcext:value-type="float">
            <text:p>41.317</text:p>
          </table:table-cell>
          <table:table-cell office:value-type="float" office:value="7.6139" calcext:value-type="float">
            <text:p>7.6139</text:p>
          </table:table-cell>
          <table:table-cell office:value-type="float" office:value="6.1635" calcext:value-type="float">
            <text:p>6.1635</text:p>
          </table:table-cell>
          <table:table-cell office:value-type="float" office:value="4.7174" calcext:value-type="float">
            <text:p>4.7174</text:p>
          </table:table-cell>
          <table:table-cell office:value-type="float" office:value="3.5239" calcext:value-type="float">
            <text:p>3.5239</text:p>
          </table:table-cell>
          <table:table-cell office:value-type="float" office:value="0.00001424" calcext:value-type="float">
            <text:p>1.42E-05</text:p>
          </table:table-cell>
          <table:table-cell office:value-type="float" office:value="6.0431" calcext:value-type="float">
            <text:p>6.0431</text:p>
          </table:table-cell>
          <table:table-cell office:value-type="float" office:value="113.36" calcext:value-type="float">
            <text:p>113.36</text:p>
          </table:table-cell>
          <table:table-cell office:value-type="float" office:value="0.00025414" calcext:value-type="float">
            <text:p>0.00025414</text:p>
          </table:table-cell>
          <table:table-cell office:value-type="float" office:value="-0.00055469" calcext:value-type="float">
            <text:p>-0.00055469</text:p>
          </table:table-cell>
          <table:table-cell office:value-type="float" office:value="11.205" calcext:value-type="float">
            <text:p>11.205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.378" calcext:value-type="float">
            <text:p>68.378</text:p>
          </table:table-cell>
          <table:table-cell office:value-type="float" office:value="344.73" calcext:value-type="float">
            <text:p>344.73</text:p>
          </table:table-cell>
          <table:table-cell table:style-name="ce4" office:value-type="float" office:value="353150" calcext:value-type="float">
            <text:p>3.53E+05</text:p>
          </table:table-cell>
          <table:table-cell office:value-type="float" office:value="120.86" calcext:value-type="float">
            <text:p>120.86</text:p>
          </table:table-cell>
          <table:table-cell office:value-type="float" office:value="29.081" calcext:value-type="float">
            <text:p>29.081</text:p>
          </table:table-cell>
          <table:table-cell office:value-type="float" office:value="123.09" calcext:value-type="float">
            <text:p>123.09</text:p>
          </table:table-cell>
          <table:table-cell office:value-type="float" office:value="2.6618" calcext:value-type="float">
            <text:p>2.6618</text:p>
          </table:table-cell>
          <table:table-cell office:value-type="float" office:value="0.000010534" calcext:value-type="float">
            <text:p>1.05E-05</text:p>
          </table:table-cell>
          <table:table-cell office:value-type="float" office:value="108.33" calcext:value-type="float">
            <text:p>108.33</text:p>
          </table:table-cell>
          <table:table-cell office:value-type="float" office:value="232.47" calcext:value-type="float">
            <text:p>232.47</text:p>
          </table:table-cell>
          <table:table-cell office:value-type="float" office:value="0.00011257" calcext:value-type="float">
            <text:p>0.00011257</text:p>
          </table:table-cell>
          <table:table-cell office:value-type="float" office:value="0.0021189" calcext:value-type="float">
            <text:p>0.0021189</text:p>
          </table:table-cell>
          <table:table-cell office:value-type="float" office:value="175.68" calcext:value-type="float">
            <text:p>175.68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.96" calcext:value-type="float">
            <text:p>50.96</text:p>
          </table:table-cell>
          <table:table-cell office:value-type="float" office:value="686.36" calcext:value-type="float">
            <text:p>686.36</text:p>
          </table:table-cell>
          <table:table-cell office:value-type="float" office:value="139.51" calcext:value-type="float">
            <text:p>139.51</text:p>
          </table:table-cell>
          <table:table-cell office:value-type="float" office:value="5.6388" calcext:value-type="float">
            <text:p>5.6388</text:p>
          </table:table-cell>
          <table:table-cell office:value-type="float" office:value="0.57323" calcext:value-type="float">
            <text:p>0.57323</text:p>
          </table:table-cell>
          <table:table-cell office:value-type="float" office:value="7.1891" calcext:value-type="float">
            <text:p>7.1891</text:p>
          </table:table-cell>
          <table:table-cell office:value-type="float" office:value="4.2674" calcext:value-type="float">
            <text:p>4.2674</text:p>
          </table:table-cell>
          <table:table-cell office:value-type="float" office:value="0.00003655" calcext:value-type="float">
            <text:p>3.66E-05</text:p>
          </table:table-cell>
          <table:table-cell office:value-type="float" office:value="0.6248" calcext:value-type="float">
            <text:p>0.6248</text:p>
          </table:table-cell>
          <table:table-cell office:value-type="float" office:value="156.75" calcext:value-type="float">
            <text:p>156.75</text:p>
          </table:table-cell>
          <table:table-cell office:value-type="float" office:value="0.00061405" calcext:value-type="float">
            <text:p>0.00061405</text:p>
          </table:table-cell>
          <table:table-cell office:value-type="float" office:value="-0.0018036" calcext:value-type="float">
            <text:p>-0.0018036</text:p>
          </table:table-cell>
          <table:table-cell office:value-type="float" office:value="15.702" calcext:value-type="float">
            <text:p>15.702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.643" calcext:value-type="float">
            <text:p>30.643</text:p>
          </table:table-cell>
          <table:table-cell office:value-type="float" office:value="79.957" calcext:value-type="float">
            <text:p>79.957</text:p>
          </table:table-cell>
          <table:table-cell office:value-type="float" office:value="8.1908" calcext:value-type="float">
            <text:p>8.1908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11198" calcext:value-type="float">
            <text:p>0.11198</text:p>
          </table:table-cell>
          <table:table-cell office:value-type="float" office:value="0.20683" calcext:value-type="float">
            <text:p>0.20683</text:p>
          </table:table-cell>
          <table:table-cell office:value-type="float" office:value="3.593" calcext:value-type="float">
            <text:p>3.593</text:p>
          </table:table-cell>
          <table:table-cell table:style-name="ce2" office:value-type="float" office:value="0.00010116" calcext:value-type="float">
            <text:p>0.00010116</text:p>
          </table:table-cell>
          <table:table-cell office:value-type="float" office:value="0.74979" calcext:value-type="float">
            <text:p>0.74979</text:p>
          </table:table-cell>
          <table:table-cell office:value-type="float" office:value="24.184" calcext:value-type="float">
            <text:p>24.184</text:p>
          </table:table-cell>
          <table:table-cell office:value-type="float" office:value="0.0013052" calcext:value-type="float">
            <text:p>0.0013052</text:p>
          </table:table-cell>
          <table:table-cell office:value-type="float" office:value="-0.0016378" calcext:value-type="float">
            <text:p>-0.0016378</text:p>
          </table:table-cell>
          <table:table-cell office:value-type="float" office:value="3.1156" calcext:value-type="float">
            <text:p>3.1156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.06" calcext:value-type="float">
            <text:p>14.06</text:p>
          </table:table-cell>
          <table:table-cell office:value-type="float" office:value="5.1824" calcext:value-type="float">
            <text:p>5.1824</text:p>
          </table:table-cell>
          <table:table-cell office:value-type="float" office:value="0.092792" calcext:value-type="float">
            <text:p>0.092792</text:p>
          </table:table-cell>
          <table:table-cell office:value-type="float" office:value="0.040217" calcext:value-type="float">
            <text:p>0.040217</text:p>
          </table:table-cell>
          <table:table-cell office:value-type="float" office:value="0.0029687" calcext:value-type="float">
            <text:p>0.0029687</text:p>
          </table:table-cell>
          <table:table-cell office:value-type="float" office:value="0.0021118" calcext:value-type="float">
            <text:p>0.0021118</text:p>
          </table:table-cell>
          <table:table-cell office:value-type="float" office:value="3.3124" calcext:value-type="float">
            <text:p>3.3124</text:p>
          </table:table-cell>
          <table:table-cell table:style-name="ce2" office:value-type="float" office:value="0.00079454" calcext:value-type="float">
            <text:p>0.00079454</text:p>
          </table:table-cell>
          <table:table-cell office:value-type="float" office:value="0.0058214" calcext:value-type="float">
            <text:p>0.0058214</text:p>
          </table:table-cell>
          <table:table-cell office:value-type="float" office:value="1.1822" calcext:value-type="float">
            <text:p>1.1822</text:p>
          </table:table-cell>
          <table:table-cell office:value-type="float" office:value="0.0052242" calcext:value-type="float">
            <text:p>0.0052242</text:p>
          </table:table-cell>
          <table:table-cell office:value-type="float" office:value="0.0033872" calcext:value-type="float">
            <text:p>0.0033872</text:p>
          </table:table-cell>
          <table:table-cell office:value-type="float" office:value="0.088776" calcext:value-type="float">
            <text:p>0.088776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6.541" calcext:value-type="float">
            <text:p>66.541</text:p>
          </table:table-cell>
          <table:table-cell office:value-type="float" office:value="1149.6" calcext:value-type="float">
            <text:p>1149.6</text:p>
          </table:table-cell>
          <table:table-cell office:value-type="float" office:value="145.56" calcext:value-type="float">
            <text:p>145.56</text:p>
          </table:table-cell>
          <table:table-cell office:value-type="float" office:value="7.1584" calcext:value-type="float">
            <text:p>7.1584</text:p>
          </table:table-cell>
          <table:table-cell office:value-type="float" office:value="9.1417" calcext:value-type="float">
            <text:p>9.1417</text:p>
          </table:table-cell>
          <table:table-cell office:value-type="float" office:value="91.074" calcext:value-type="float">
            <text:p>91.074</text:p>
          </table:table-cell>
          <table:table-cell office:value-type="float" office:value="3.7395" calcext:value-type="float">
            <text:p>3.7395</text:p>
          </table:table-cell>
          <table:table-cell office:value-type="float" office:value="0.000018471" calcext:value-type="float">
            <text:p>1.85E-05</text:p>
          </table:table-cell>
          <table:table-cell office:value-type="float" office:value="20.921" calcext:value-type="float">
            <text:p>20.921</text:p>
          </table:table-cell>
          <table:table-cell office:value-type="float" office:value="577.1" calcext:value-type="float">
            <text:p>577.1</text:p>
          </table:table-cell>
          <table:table-cell office:value-type="float" office:value="0.0002983" calcext:value-type="float">
            <text:p>0.0002983</text:p>
          </table:table-cell>
          <table:table-cell office:value-type="float" office:value="-0.00030866" calcext:value-type="float">
            <text:p>-0.00030866</text:p>
          </table:table-cell>
          <table:table-cell office:value-type="float" office:value="79.883" calcext:value-type="float">
            <text:p>79.88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.187" calcext:value-type="float">
            <text:p>16.187</text:p>
          </table:table-cell>
          <table:table-cell office:value-type="float" office:value="0.42267" calcext:value-type="float">
            <text:p>0.42267</text:p>
          </table:table-cell>
          <table:table-cell office:value-type="float" office:value="3.3836" calcext:value-type="float">
            <text:p>3.3836</text:p>
          </table:table-cell>
          <table:table-cell office:value-type="float" office:value="0.080281" calcext:value-type="float">
            <text:p>0.080281</text:p>
          </table:table-cell>
          <table:table-cell office:value-type="float" office:value="0.042753" calcext:value-type="float">
            <text:p>0.042753</text:p>
          </table:table-cell>
          <table:table-cell office:value-type="float" office:value="0.031443" calcext:value-type="float">
            <text:p>0.031443</text:p>
          </table:table-cell>
          <table:table-cell office:value-type="float" office:value="1.4341" calcext:value-type="float">
            <text:p>1.4341</text:p>
          </table:table-cell>
          <table:table-cell table:style-name="ce2" office:value-type="float" office:value="0.00018871" calcext:value-type="float">
            <text:p>0.00018871</text:p>
          </table:table-cell>
          <table:table-cell office:value-type="float" office:value="0.12127" calcext:value-type="float">
            <text:p>0.12127</text:p>
          </table:table-cell>
          <table:table-cell office:value-type="float" office:value="0.66135" calcext:value-type="float">
            <text:p>0.66135</text:p>
          </table:table-cell>
          <table:table-cell office:value-type="float" office:value="-0.0011704" calcext:value-type="float">
            <text:p>-0.0011704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13349" calcext:value-type="float">
            <text:p>0.13349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.062" calcext:value-type="float">
            <text:p>33.062</text:p>
          </table:table-cell>
          <table:table-cell office:value-type="float" office:value="46.863" calcext:value-type="float">
            <text:p>46.863</text:p>
          </table:table-cell>
          <table:table-cell office:value-type="float" office:value="1.5933" calcext:value-type="float">
            <text:p>1.5933</text:p>
          </table:table-cell>
          <table:table-cell office:value-type="float" office:value="2.1029" calcext:value-type="float">
            <text:p>2.1029</text:p>
          </table:table-cell>
          <table:table-cell office:value-type="float" office:value="0.79056" calcext:value-type="float">
            <text:p>0.79056</text:p>
          </table:table-cell>
          <table:table-cell office:value-type="float" office:value="0.11691" calcext:value-type="float">
            <text:p>0.11691</text:p>
          </table:table-cell>
          <table:table-cell office:value-type="float" office:value="3.0435" calcext:value-type="float">
            <text:p>3.0435</text:p>
          </table:table-cell>
          <table:table-cell office:value-type="float" office:value="0.000063039" calcext:value-type="float">
            <text:p>6.30E-05</text:p>
          </table:table-cell>
          <table:table-cell office:value-type="float" office:value="1.5365" calcext:value-type="float">
            <text:p>1.5365</text:p>
          </table:table-cell>
          <table:table-cell office:value-type="float" office:value="16.03" calcext:value-type="float">
            <text:p>16.03</text:p>
          </table:table-cell>
          <table:table-cell office:value-type="float" office:value="0.00089469" calcext:value-type="float">
            <text:p>0.00089469</text:p>
          </table:table-cell>
          <table:table-cell office:value-type="float" office:value="-0.0013522" calcext:value-type="float">
            <text:p>-0.0013522</text:p>
          </table:table-cell>
          <table:table-cell office:value-type="float" office:value="5.1129" calcext:value-type="float">
            <text:p>5.1129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.9148" calcext:value-type="float">
            <text:p>9.9148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13791" calcext:value-type="float">
            <text:p>0.13791</text:p>
          </table:table-cell>
          <table:table-cell office:value-type="float" office:value="0.0034651" calcext:value-type="float">
            <text:p>0.0034651</text:p>
          </table:table-cell>
          <table:table-cell office:value-type="float" office:value="0.0012327" calcext:value-type="float">
            <text:p>0.0012327</text:p>
          </table:table-cell>
          <table:table-cell office:value-type="float" office:value="0.00065639" calcext:value-type="float">
            <text:p>0.00065639</text:p>
          </table:table-cell>
          <table:table-cell office:value-type="float" office:value="2.2312" calcext:value-type="float">
            <text:p>2.2312</text:p>
          </table:table-cell>
          <table:table-cell table:style-name="ce2" office:value-type="float" office:value="0.00093557" calcext:value-type="float">
            <text:p>0.00093557</text:p>
          </table:table-cell>
          <table:table-cell office:value-type="float" office:value="0.00039764" calcext:value-type="float">
            <text:p>0.00039764</text:p>
          </table:table-cell>
          <table:table-cell office:value-type="float" office:value="0.0065683" calcext:value-type="float">
            <text:p>0.0065683</text:p>
          </table:table-cell>
          <table:table-cell office:value-type="float" office:value="0.0028761" calcext:value-type="float">
            <text:p>0.0028761</text:p>
          </table:table-cell>
          <table:table-cell office:value-type="float" office:value="0.011095" calcext:value-type="float">
            <text:p>0.011095</text:p>
          </table:table-cell>
          <table:table-cell office:value-type="float" office:value="0.034478" calcext:value-type="float">
            <text:p>0.034478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5.154" calcext:value-type="float">
            <text:p>65.154</text:p>
          </table:table-cell>
          <table:table-cell office:value-type="float" office:value="496.45" calcext:value-type="float">
            <text:p>496.45</text:p>
          </table:table-cell>
          <table:table-cell office:value-type="float" office:value="75.507" calcext:value-type="float">
            <text:p>75.507</text:p>
          </table:table-cell>
          <table:table-cell office:value-type="float" office:value="73.448" calcext:value-type="float">
            <text:p>73.448</text:p>
          </table:table-cell>
          <table:table-cell office:value-type="float" office:value="10.405" calcext:value-type="float">
            <text:p>10.405</text:p>
          </table:table-cell>
          <table:table-cell office:value-type="float" office:value="3.961" calcext:value-type="float">
            <text:p>3.961</text:p>
          </table:table-cell>
          <table:table-cell office:value-type="float" office:value="3.0054" calcext:value-type="float">
            <text:p>3.0054</text:p>
          </table:table-cell>
          <table:table-cell office:value-type="float" office:value="0.000015089" calcext:value-type="float">
            <text:p>1.51E-05</text:p>
          </table:table-cell>
          <table:table-cell office:value-type="float" office:value="75.496" calcext:value-type="float">
            <text:p>75.496</text:p>
          </table:table-cell>
          <table:table-cell office:value-type="float" office:value="351.08" calcext:value-type="float">
            <text:p>351.08</text:p>
          </table:table-cell>
          <table:table-cell office:value-type="float" office:value="0.00020916" calcext:value-type="float">
            <text:p>0.00020916</text:p>
          </table:table-cell>
          <table:table-cell office:value-type="float" office:value="0.00058062" calcext:value-type="float">
            <text:p>0.00058062</text:p>
          </table:table-cell>
          <table:table-cell office:value-type="float" office:value="150.13" calcext:value-type="float">
            <text:p>150.1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.528" calcext:value-type="float">
            <text:p>60.528</text:p>
          </table:table-cell>
          <table:table-cell office:value-type="float" office:value="192.64" calcext:value-type="float">
            <text:p>192.64</text:p>
          </table:table-cell>
          <table:table-cell office:value-type="float" office:value="58.893" calcext:value-type="float">
            <text:p>58.893</text:p>
          </table:table-cell>
          <table:table-cell office:value-type="float" office:value="41.215" calcext:value-type="float">
            <text:p>41.215</text:p>
          </table:table-cell>
          <table:table-cell office:value-type="float" office:value="4.0563" calcext:value-type="float">
            <text:p>4.0563</text:p>
          </table:table-cell>
          <table:table-cell office:value-type="float" office:value="63.307" calcext:value-type="float">
            <text:p>63.307</text:p>
          </table:table-cell>
          <table:table-cell office:value-type="float" office:value="2.6155" calcext:value-type="float">
            <text:p>2.6155</text:p>
          </table:table-cell>
          <table:table-cell office:value-type="float" office:value="0.000017739" calcext:value-type="float">
            <text:p>1.77E-05</text:p>
          </table:table-cell>
          <table:table-cell office:value-type="float" office:value="33.404" calcext:value-type="float">
            <text:p>33.404</text:p>
          </table:table-cell>
          <table:table-cell office:value-type="float" office:value="122.14" calcext:value-type="float">
            <text:p>122.14</text:p>
          </table:table-cell>
          <table:table-cell office:value-type="float" office:value="0.00012724" calcext:value-type="float">
            <text:p>0.00012724</text:p>
          </table:table-cell>
          <table:table-cell office:value-type="float" office:value="0.0032959" calcext:value-type="float">
            <text:p>0.0032959</text:p>
          </table:table-cell>
          <table:table-cell office:value-type="float" office:value="69.841" calcext:value-type="float">
            <text:p>69.841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.805" calcext:value-type="float">
            <text:p>60.805</text:p>
          </table:table-cell>
          <table:table-cell office:value-type="float" office:value="197.97" calcext:value-type="float">
            <text:p>197.97</text:p>
          </table:table-cell>
          <table:table-cell office:value-type="float" office:value="20.092" calcext:value-type="float">
            <text:p>20.092</text:p>
          </table:table-cell>
          <table:table-cell office:value-type="float" office:value="17.606" calcext:value-type="float">
            <text:p>17.606</text:p>
          </table:table-cell>
          <table:table-cell office:value-type="float" office:value="4.7211" calcext:value-type="float">
            <text:p>4.7211</text:p>
          </table:table-cell>
          <table:table-cell office:value-type="float" office:value="0.49386" calcext:value-type="float">
            <text:p>0.49386</text:p>
          </table:table-cell>
          <table:table-cell office:value-type="float" office:value="2.733" calcext:value-type="float">
            <text:p>2.733</text:p>
          </table:table-cell>
          <table:table-cell office:value-type="float" office:value="0.000016509" calcext:value-type="float">
            <text:p>1.65E-05</text:p>
          </table:table-cell>
          <table:table-cell office:value-type="float" office:value="12.864" calcext:value-type="float">
            <text:p>12.864</text:p>
          </table:table-cell>
          <table:table-cell office:value-type="float" office:value="134.89" calcext:value-type="float">
            <text:p>134.89</text:p>
          </table:table-cell>
          <table:table-cell office:value-type="float" office:value="0.00018621" calcext:value-type="float">
            <text:p>0.00018621</text:p>
          </table:table-cell>
          <table:table-cell office:value-type="float" office:value="0.0013025" calcext:value-type="float">
            <text:p>0.0013025</text:p>
          </table:table-cell>
          <table:table-cell office:value-type="float" office:value="39.961" calcext:value-type="float">
            <text:p>39.961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.101" calcext:value-type="float">
            <text:p>39.101</text:p>
          </table:table-cell>
          <table:table-cell office:value-type="float" office:value="1.3531" calcext:value-type="float">
            <text:p>1.3531</text:p>
          </table:table-cell>
          <table:table-cell office:value-type="float" office:value="8.6207" calcext:value-type="float">
            <text:p>8.6207</text:p>
          </table:table-cell>
          <table:table-cell office:value-type="float" office:value="1.5244" calcext:value-type="float">
            <text:p>1.5244</text:p>
          </table:table-cell>
          <table:table-cell office:value-type="float" office:value="1.3071" calcext:value-type="float">
            <text:p>1.3071</text:p>
          </table:table-cell>
          <table:table-cell office:value-type="float" office:value="0.59504" calcext:value-type="float">
            <text:p>0.59504</text:p>
          </table:table-cell>
          <table:table-cell office:value-type="float" office:value="2.2204" calcext:value-type="float">
            <text:p>2.2204</text:p>
          </table:table-cell>
          <table:table-cell office:value-type="float" office:value="0.000031279" calcext:value-type="float">
            <text:p>3.13E-05</text:p>
          </table:table-cell>
          <table:table-cell office:value-type="float" office:value="0.97181" calcext:value-type="float">
            <text:p>0.97181</text:p>
          </table:table-cell>
          <table:table-cell office:value-type="float" office:value="1.0156" calcext:value-type="float">
            <text:p>1.0156</text:p>
          </table:table-cell>
          <table:table-cell office:value-type="float" office:value="0.00018329" calcext:value-type="float">
            <text:p>0.00018329</text:p>
          </table:table-cell>
          <table:table-cell office:value-type="float" office:value="0.0032874" calcext:value-type="float">
            <text:p>0.0032874</text:p>
          </table:table-cell>
          <table:table-cell office:value-type="float" office:value="1.6738" calcext:value-type="float">
            <text:p>1.6738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.974" calcext:value-type="float">
            <text:p>35.974</text:p>
          </table:table-cell>
          <table:table-cell office:value-type="float" office:value="19.936" calcext:value-type="float">
            <text:p>19.936</text:p>
          </table:table-cell>
          <table:table-cell office:value-type="float" office:value="4.4798" calcext:value-type="float">
            <text:p>4.4798</text:p>
          </table:table-cell>
          <table:table-cell office:value-type="float" office:value="6.0187" calcext:value-type="float">
            <text:p>6.0187</text:p>
          </table:table-cell>
          <table:table-cell office:value-type="float" office:value="1.0699" calcext:value-type="float">
            <text:p>1.0699</text:p>
          </table:table-cell>
          <table:table-cell office:value-type="float" office:value="0.44444" calcext:value-type="float">
            <text:p>0.44444</text:p>
          </table:table-cell>
          <table:table-cell office:value-type="float" office:value="2.5525" calcext:value-type="float">
            <text:p>2.5525</text:p>
          </table:table-cell>
          <table:table-cell office:value-type="float" office:value="0.00004281" calcext:value-type="float">
            <text:p>4.28E-05</text:p>
          </table:table-cell>
          <table:table-cell office:value-type="float" office:value="2.9833" calcext:value-type="float">
            <text:p>2.9833</text:p>
          </table:table-cell>
          <table:table-cell office:value-type="float" office:value="10.228" calcext:value-type="float">
            <text:p>10.228</text:p>
          </table:table-cell>
          <table:table-cell office:value-type="float" office:value="0.00060679" calcext:value-type="float">
            <text:p>0.00060679</text:p>
          </table:table-cell>
          <table:table-cell office:value-type="float" office:value="-0.0002787" calcext:value-type="float">
            <text:p>-0.0002787</text:p>
          </table:table-cell>
          <table:table-cell office:value-type="float" office:value="9.1437" calcext:value-type="float">
            <text:p>9.143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.075" calcext:value-type="float">
            <text:p>21.075</text:p>
          </table:table-cell>
          <table:table-cell office:value-type="float" office:value="3.8986" calcext:value-type="float">
            <text:p>3.8986</text:p>
          </table:table-cell>
          <table:table-cell office:value-type="float" office:value="0.17228" calcext:value-type="float">
            <text:p>0.17228</text:p>
          </table:table-cell>
          <table:table-cell office:value-type="float" office:value="0.16113" calcext:value-type="float">
            <text:p>0.16113</text:p>
          </table:table-cell>
          <table:table-cell office:value-type="float" office:value="0.065201" calcext:value-type="float">
            <text:p>0.065201</text:p>
          </table:table-cell>
          <table:table-cell office:value-type="float" office:value="0.024164" calcext:value-type="float">
            <text:p>0.024164</text:p>
          </table:table-cell>
          <table:table-cell office:value-type="float" office:value="2.7541" calcext:value-type="float">
            <text:p>2.7541</text:p>
          </table:table-cell>
          <table:table-cell table:style-name="ce2" office:value-type="float" office:value="0.00011737" calcext:value-type="float">
            <text:p>0.00011737</text:p>
          </table:table-cell>
          <table:table-cell office:value-type="float" office:value="0.12455" calcext:value-type="float">
            <text:p>0.12455</text:p>
          </table:table-cell>
          <table:table-cell office:value-type="float" office:value="1.3116" calcext:value-type="float">
            <text:p>1.3116</text:p>
          </table:table-cell>
          <table:table-cell office:value-type="float" office:value="0.0013004" calcext:value-type="float">
            <text:p>0.0013004</text:p>
          </table:table-cell>
          <table:table-cell table:style-name="ce4" office:value-type="float" office:value="0.000063773" calcext:value-type="float">
            <text:p>6.38E-05</text:p>
          </table:table-cell>
          <table:table-cell office:value-type="float" office:value="0.36268" calcext:value-type="float">
            <text:p>0.36268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3.822" calcext:value-type="float">
            <text:p>53.822</text:p>
          </table:table-cell>
          <table:table-cell office:value-type="float" office:value="63.097" calcext:value-type="float">
            <text:p>63.097</text:p>
          </table:table-cell>
          <table:table-cell office:value-type="float" office:value="38.161" calcext:value-type="float">
            <text:p>38.161</text:p>
          </table:table-cell>
          <table:table-cell office:value-type="float" office:value="25.402" calcext:value-type="float">
            <text:p>25.402</text:p>
          </table:table-cell>
          <table:table-cell office:value-type="float" office:value="1.371" calcext:value-type="float">
            <text:p>1.371</text:p>
          </table:table-cell>
          <table:table-cell office:value-type="float" office:value="4.6968" calcext:value-type="float">
            <text:p>4.6968</text:p>
          </table:table-cell>
          <table:table-cell office:value-type="float" office:value="2.4941" calcext:value-type="float">
            <text:p>2.4941</text:p>
          </table:table-cell>
          <table:table-cell office:value-type="float" office:value="0.000015163" calcext:value-type="float">
            <text:p>1.52E-05</text:p>
          </table:table-cell>
          <table:table-cell office:value-type="float" office:value="19.576" calcext:value-type="float">
            <text:p>19.576</text:p>
          </table:table-cell>
          <table:table-cell office:value-type="float" office:value="37.892" calcext:value-type="float">
            <text:p>37.892</text:p>
          </table:table-cell>
          <table:table-cell office:value-type="float" office:value="0.0001129" calcext:value-type="float">
            <text:p>0.0001129</text:p>
          </table:table-cell>
          <table:table-cell office:value-type="float" office:value="0.0024696" calcext:value-type="float">
            <text:p>0.0024696</text:p>
          </table:table-cell>
          <table:table-cell office:value-type="float" office:value="29.222" calcext:value-type="float">
            <text:p>29.222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8.381" calcext:value-type="float">
            <text:p>58.381</text:p>
          </table:table-cell>
          <table:table-cell office:value-type="float" office:value="1294.8" calcext:value-type="float">
            <text:p>1294.8</text:p>
          </table:table-cell>
          <table:table-cell office:value-type="float" office:value="337.09" calcext:value-type="float">
            <text:p>337.09</text:p>
          </table:table-cell>
          <table:table-cell office:value-type="float" office:value="12.74" calcext:value-type="float">
            <text:p>12.74</text:p>
          </table:table-cell>
          <table:table-cell office:value-type="float" office:value="1.1228" calcext:value-type="float">
            <text:p>1.1228</text:p>
          </table:table-cell>
          <table:table-cell office:value-type="float" office:value="0.73222" calcext:value-type="float">
            <text:p>0.73222</text:p>
          </table:table-cell>
          <table:table-cell office:value-type="float" office:value="4.8214" calcext:value-type="float">
            <text:p>4.8214</text:p>
          </table:table-cell>
          <table:table-cell office:value-type="float" office:value="0.000026306" calcext:value-type="float">
            <text:p>2.63E-05</text:p>
          </table:table-cell>
          <table:table-cell office:value-type="float" office:value="12.192" calcext:value-type="float">
            <text:p>12.192</text:p>
          </table:table-cell>
          <table:table-cell office:value-type="float" office:value="421.33" calcext:value-type="float">
            <text:p>421.33</text:p>
          </table:table-cell>
          <table:table-cell office:value-type="float" office:value="0.00053817" calcext:value-type="float">
            <text:p>0.00053817</text:p>
          </table:table-cell>
          <table:table-cell office:value-type="float" office:value="-0.0028822" calcext:value-type="float">
            <text:p>-0.0028822</text:p>
          </table:table-cell>
          <table:table-cell office:value-type="float" office:value="43.873" calcext:value-type="float">
            <text:p>43.87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.575" calcext:value-type="float">
            <text:p>27.575</text:p>
          </table:table-cell>
          <table:table-cell office:value-type="float" office:value="11.438" calcext:value-type="float">
            <text:p>11.438</text:p>
          </table:table-cell>
          <table:table-cell office:value-type="float" office:value="2.6436" calcext:value-type="float">
            <text:p>2.6436</text:p>
          </table:table-cell>
          <table:table-cell office:value-type="float" office:value="0.73568" calcext:value-type="float">
            <text:p>0.73568</text:p>
          </table:table-cell>
          <table:table-cell office:value-type="float" office:value="0.59076" calcext:value-type="float">
            <text:p>0.59076</text:p>
          </table:table-cell>
          <table:table-cell office:value-type="float" office:value="0.15282" calcext:value-type="float">
            <text:p>0.15282</text:p>
          </table:table-cell>
          <table:table-cell office:value-type="float" office:value="4.1276" calcext:value-type="float">
            <text:p>4.1276</text:p>
          </table:table-cell>
          <table:table-cell office:value-type="float" office:value="0.000033972" calcext:value-type="float">
            <text:p>3.40E-05</text:p>
          </table:table-cell>
          <table:table-cell office:value-type="float" office:value="0.62771" calcext:value-type="float">
            <text:p>0.62771</text:p>
          </table:table-cell>
          <table:table-cell office:value-type="float" office:value="4.3883" calcext:value-type="float">
            <text:p>4.3883</text:p>
          </table:table-cell>
          <table:table-cell office:value-type="float" office:value="0.00077811" calcext:value-type="float">
            <text:p>0.00077811</text:p>
          </table:table-cell>
          <table:table-cell office:value-type="float" office:value="-0.0030203" calcext:value-type="float">
            <text:p>-0.0030203</text:p>
          </table:table-cell>
          <table:table-cell office:value-type="float" office:value="0.78057" calcext:value-type="float">
            <text:p>0.7805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.012" calcext:value-type="float">
            <text:p>14.012</text:p>
          </table:table-cell>
          <table:table-cell office:value-type="float" office:value="0.25927" calcext:value-type="float">
            <text:p>0.25927</text:p>
          </table:table-cell>
          <table:table-cell office:value-type="float" office:value="0.0078956" calcext:value-type="float">
            <text:p>0.0078956</text:p>
          </table:table-cell>
          <table:table-cell office:value-type="float" office:value="0.0048038" calcext:value-type="float">
            <text:p>0.0048038</text:p>
          </table:table-cell>
          <table:table-cell office:value-type="float" office:value="0.0021581" calcext:value-type="float">
            <text:p>0.0021581</text:p>
          </table:table-cell>
          <table:table-cell office:value-type="float" office:value="0.00062945" calcext:value-type="float">
            <text:p>0.00062945</text:p>
          </table:table-cell>
          <table:table-cell office:value-type="float" office:value="2.7251" calcext:value-type="float">
            <text:p>2.7251</text:p>
          </table:table-cell>
          <table:table-cell table:style-name="ce2" office:value-type="float" office:value="0.00015696" calcext:value-type="float">
            <text:p>0.00015696</text:p>
          </table:table-cell>
          <table:table-cell office:value-type="float" office:value="0.0039329" calcext:value-type="float">
            <text:p>0.0039329</text:p>
          </table:table-cell>
          <table:table-cell office:value-type="float" office:value="0.052805" calcext:value-type="float">
            <text:p>0.052805</text:p>
          </table:table-cell>
          <table:table-cell office:value-type="float" office:value="0.0012995" calcext:value-type="float">
            <text:p>0.0012995</text:p>
          </table:table-cell>
          <table:table-cell office:value-type="float" office:value="0.0007896" calcext:value-type="float">
            <text:p>0.0007896</text:p>
          </table:table-cell>
          <table:table-cell office:value-type="float" office:value="0.048688" calcext:value-type="float">
            <text:p>0.048688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.741" calcext:value-type="float">
            <text:p>21.741</text:p>
          </table:table-cell>
          <table:table-cell office:value-type="float" office:value="8.3026" calcext:value-type="float">
            <text:p>8.3026</text:p>
          </table:table-cell>
          <table:table-cell office:value-type="float" office:value="0.67751" calcext:value-type="float">
            <text:p>0.67751</text:p>
          </table:table-cell>
          <table:table-cell office:value-type="float" office:value="0.5991" calcext:value-type="float">
            <text:p>0.5991</text:p>
          </table:table-cell>
          <table:table-cell office:value-type="float" office:value="0.031417" calcext:value-type="float">
            <text:p>0.031417</text:p>
          </table:table-cell>
          <table:table-cell office:value-type="float" office:value="0.028326" calcext:value-type="float">
            <text:p>0.028326</text:p>
          </table:table-cell>
          <table:table-cell office:value-type="float" office:value="2.8005" calcext:value-type="float">
            <text:p>2.8005</text:p>
          </table:table-cell>
          <table:table-cell table:style-name="ce2" office:value-type="float" office:value="0.0001711" calcext:value-type="float">
            <text:p>0.0001711</text:p>
          </table:table-cell>
          <table:table-cell office:value-type="float" office:value="0.45483" calcext:value-type="float">
            <text:p>0.45483</text:p>
          </table:table-cell>
          <table:table-cell office:value-type="float" office:value="2.9695" calcext:value-type="float">
            <text:p>2.9695</text:p>
          </table:table-cell>
          <table:table-cell office:value-type="float" office:value="0.0013987" calcext:value-type="float">
            <text:p>0.0013987</text:p>
          </table:table-cell>
          <table:table-cell office:value-type="float" office:value="0.0024305" calcext:value-type="float">
            <text:p>0.0024305</text:p>
          </table:table-cell>
          <table:table-cell office:value-type="float" office:value="1.1992" calcext:value-type="float">
            <text:p>1.199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.186" calcext:value-type="float">
            <text:p>22.186</text:p>
          </table:table-cell>
          <table:table-cell office:value-type="float" office:value="9.4507" calcext:value-type="float">
            <text:p>9.4507</text:p>
          </table:table-cell>
          <table:table-cell office:value-type="float" office:value="4.9328" calcext:value-type="float">
            <text:p>4.9328</text:p>
          </table:table-cell>
          <table:table-cell office:value-type="float" office:value="0.14613" calcext:value-type="float">
            <text:p>0.14613</text:p>
          </table:table-cell>
          <table:table-cell office:value-type="float" office:value="0.049573" calcext:value-type="float">
            <text:p>0.049573</text:p>
          </table:table-cell>
          <table:table-cell office:value-type="float" office:value="0.018547" calcext:value-type="float">
            <text:p>0.018547</text:p>
          </table:table-cell>
          <table:table-cell office:value-type="float" office:value="7.0596" calcext:value-type="float">
            <text:p>7.0596</text:p>
          </table:table-cell>
          <table:table-cell office:value-type="float" office:value="0.00003878" calcext:value-type="float">
            <text:p>3.88E-05</text:p>
          </table:table-cell>
          <table:table-cell office:value-type="float" office:value="0.84198" calcext:value-type="float">
            <text:p>0.84198</text:p>
          </table:table-cell>
          <table:table-cell office:value-type="float" office:value="5.4627" calcext:value-type="float">
            <text:p>5.4627</text:p>
          </table:table-cell>
          <table:table-cell office:value-type="float" office:value="0.0015103" calcext:value-type="float">
            <text:p>0.0015103</text:p>
          </table:table-cell>
          <table:table-cell office:value-type="float" office:value="-0.006893" calcext:value-type="float">
            <text:p>-0.006893</text:p>
          </table:table-cell>
          <table:table-cell office:value-type="float" office:value="0.23747" calcext:value-type="float">
            <text:p>0.2374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.194" calcext:value-type="float">
            <text:p>17.194</text:p>
          </table:table-cell>
          <table:table-cell office:value-type="float" office:value="0.18332" calcext:value-type="float">
            <text:p>0.18332</text:p>
          </table:table-cell>
          <table:table-cell office:value-type="float" office:value="2.3123" calcext:value-type="float">
            <text:p>2.3123</text:p>
          </table:table-cell>
          <table:table-cell office:value-type="float" office:value="0.097132" calcext:value-type="float">
            <text:p>0.097132</text:p>
          </table:table-cell>
          <table:table-cell office:value-type="float" office:value="0.030296" calcext:value-type="float">
            <text:p>0.030296</text:p>
          </table:table-cell>
          <table:table-cell office:value-type="float" office:value="0.0065302" calcext:value-type="float">
            <text:p>0.0065302</text:p>
          </table:table-cell>
          <table:table-cell office:value-type="float" office:value="1.7681" calcext:value-type="float">
            <text:p>1.7681</text:p>
          </table:table-cell>
          <table:table-cell table:style-name="ce2" office:value-type="float" office:value="0.00015" calcext:value-type="float">
            <text:p>0.00015</text:p>
          </table:table-cell>
          <table:table-cell office:value-type="float" office:value="0.11769" calcext:value-type="float">
            <text:p>0.11769</text:p>
          </table:table-cell>
          <table:table-cell office:value-type="float" office:value="0.27616" calcext:value-type="float">
            <text:p>0.27616</text:p>
          </table:table-cell>
          <table:table-cell office:value-type="float" office:value="-0.00029533" calcext:value-type="float">
            <text:p>-0.00029533</text:p>
          </table:table-cell>
          <table:table-cell office:value-type="float" office:value="0.0090428" calcext:value-type="float">
            <text:p>0.0090428</text:p>
          </table:table-cell>
          <table:table-cell office:value-type="float" office:value="0.21781" calcext:value-type="float">
            <text:p>0.21781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.23" calcext:value-type="float">
            <text:p>58.23</text:p>
          </table:table-cell>
          <table:table-cell office:value-type="float" office:value="533.95" calcext:value-type="float">
            <text:p>533.95</text:p>
          </table:table-cell>
          <table:table-cell office:value-type="float" office:value="19.041" calcext:value-type="float">
            <text:p>19.041</text:p>
          </table:table-cell>
          <table:table-cell office:value-type="float" office:value="14.644" calcext:value-type="float">
            <text:p>14.644</text:p>
          </table:table-cell>
          <table:table-cell office:value-type="float" office:value="12.706" calcext:value-type="float">
            <text:p>12.706</text:p>
          </table:table-cell>
          <table:table-cell office:value-type="float" office:value="2.9232" calcext:value-type="float">
            <text:p>2.9232</text:p>
          </table:table-cell>
          <table:table-cell office:value-type="float" office:value="3.151" calcext:value-type="float">
            <text:p>3.151</text:p>
          </table:table-cell>
          <table:table-cell office:value-type="float" office:value="0.000032786" calcext:value-type="float">
            <text:p>3.28E-05</text:p>
          </table:table-cell>
          <table:table-cell office:value-type="float" office:value="14.774" calcext:value-type="float">
            <text:p>14.774</text:p>
          </table:table-cell>
          <table:table-cell office:value-type="float" office:value="291.35" calcext:value-type="float">
            <text:p>291.35</text:p>
          </table:table-cell>
          <table:table-cell office:value-type="float" office:value="0.00035136" calcext:value-type="float">
            <text:p>0.00035136</text:p>
          </table:table-cell>
          <table:table-cell office:value-type="float" office:value="0.001069" calcext:value-type="float">
            <text:p>0.001069</text:p>
          </table:table-cell>
          <table:table-cell office:value-type="float" office:value="103.34" calcext:value-type="float">
            <text:p>103.34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.942" calcext:value-type="float">
            <text:p>17.942</text:p>
          </table:table-cell>
          <table:table-cell office:value-type="float" office:value="2.1729" calcext:value-type="float">
            <text:p>2.1729</text:p>
          </table:table-cell>
          <table:table-cell office:value-type="float" office:value="0.6989" calcext:value-type="float">
            <text:p>0.6989</text:p>
          </table:table-cell>
          <table:table-cell office:value-type="float" office:value="0.26002" calcext:value-type="float">
            <text:p>0.26002</text:p>
          </table:table-cell>
          <table:table-cell office:value-type="float" office:value="0.044937" calcext:value-type="float">
            <text:p>0.044937</text:p>
          </table:table-cell>
          <table:table-cell office:value-type="float" office:value="0.03207" calcext:value-type="float">
            <text:p>0.03207</text:p>
          </table:table-cell>
          <table:table-cell office:value-type="float" office:value="3.9146" calcext:value-type="float">
            <text:p>3.9146</text:p>
          </table:table-cell>
          <table:table-cell office:value-type="float" office:value="0.000070789" calcext:value-type="float">
            <text:p>7.08E-05</text:p>
          </table:table-cell>
          <table:table-cell office:value-type="float" office:value="0.3917" calcext:value-type="float">
            <text:p>0.3917</text:p>
          </table:table-cell>
          <table:table-cell office:value-type="float" office:value="1.2231" calcext:value-type="float">
            <text:p>1.2231</text:p>
          </table:table-cell>
          <table:table-cell office:value-type="float" office:value="0.0014996" calcext:value-type="float">
            <text:p>0.0014996</text:p>
          </table:table-cell>
          <table:table-cell office:value-type="float" office:value="-0.0041426" calcext:value-type="float">
            <text:p>-0.0041426</text:p>
          </table:table-cell>
          <table:table-cell office:value-type="float" office:value="0.32778" calcext:value-type="float">
            <text:p>0.3277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.285" calcext:value-type="float">
            <text:p>45.285</text:p>
          </table:table-cell>
          <table:table-cell office:value-type="float" office:value="5.2441" calcext:value-type="float">
            <text:p>5.2441</text:p>
          </table:table-cell>
          <table:table-cell office:value-type="float" office:value="10.278" calcext:value-type="float">
            <text:p>10.278</text:p>
          </table:table-cell>
          <table:table-cell office:value-type="float" office:value="4.3987" calcext:value-type="float">
            <text:p>4.3987</text:p>
          </table:table-cell>
          <table:table-cell office:value-type="float" office:value="0.23585" calcext:value-type="float">
            <text:p>0.23585</text:p>
          </table:table-cell>
          <table:table-cell office:value-type="float" office:value="0.23222" calcext:value-type="float">
            <text:p>0.23222</text:p>
          </table:table-cell>
          <table:table-cell office:value-type="float" office:value="2.3078" calcext:value-type="float">
            <text:p>2.3078</text:p>
          </table:table-cell>
          <table:table-cell office:value-type="float" office:value="0.000029842" calcext:value-type="float">
            <text:p>2.98E-05</text:p>
          </table:table-cell>
          <table:table-cell office:value-type="float" office:value="0.58087" calcext:value-type="float">
            <text:p>0.58087</text:p>
          </table:table-cell>
          <table:table-cell office:value-type="float" office:value="2.4985" calcext:value-type="float">
            <text:p>2.4985</text:p>
          </table:table-cell>
          <table:table-cell office:value-type="float" office:value="0.00023084" calcext:value-type="float">
            <text:p>0.00023084</text:p>
          </table:table-cell>
          <table:table-cell office:value-type="float" office:value="0.0028547" calcext:value-type="float">
            <text:p>0.0028547</text:p>
          </table:table-cell>
          <table:table-cell office:value-type="float" office:value="7.8005" calcext:value-type="float">
            <text:p>7.800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.547" calcext:value-type="float">
            <text:p>51.547</text:p>
          </table:table-cell>
          <table:table-cell office:value-type="float" office:value="179.95" calcext:value-type="float">
            <text:p>179.95</text:p>
          </table:table-cell>
          <table:table-cell office:value-type="float" office:value="2.0746" calcext:value-type="float">
            <text:p>2.0746</text:p>
          </table:table-cell>
          <table:table-cell office:value-type="float" office:value="0.12382" calcext:value-type="float">
            <text:p>0.12382</text:p>
          </table:table-cell>
          <table:table-cell office:value-type="float" office:value="0.12163" calcext:value-type="float">
            <text:p>0.12163</text:p>
          </table:table-cell>
          <table:table-cell office:value-type="float" office:value="0.078237" calcext:value-type="float">
            <text:p>0.078237</text:p>
          </table:table-cell>
          <table:table-cell office:value-type="float" office:value="3.1122" calcext:value-type="float">
            <text:p>3.1122</text:p>
          </table:table-cell>
          <table:table-cell office:value-type="float" office:value="0.000021057" calcext:value-type="float">
            <text:p>2.11E-05</text:p>
          </table:table-cell>
          <table:table-cell office:value-type="float" office:value="0.12395" calcext:value-type="float">
            <text:p>0.12395</text:p>
          </table:table-cell>
          <table:table-cell office:value-type="float" office:value="146.15" calcext:value-type="float">
            <text:p>146.15</text:p>
          </table:table-cell>
          <table:table-cell office:value-type="float" office:value="0.00030431" calcext:value-type="float">
            <text:p>0.00030431</text:p>
          </table:table-cell>
          <table:table-cell office:value-type="float" office:value="0.00055936" calcext:value-type="float">
            <text:p>0.00055936</text:p>
          </table:table-cell>
          <table:table-cell office:value-type="float" office:value="2.7268" calcext:value-type="float">
            <text:p>2.726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.341" calcext:value-type="float">
            <text:p>22.341</text:p>
          </table:table-cell>
          <table:table-cell office:value-type="float" office:value="1.1895" calcext:value-type="float">
            <text:p>1.1895</text:p>
          </table:table-cell>
          <table:table-cell office:value-type="float" office:value="1.2372" calcext:value-type="float">
            <text:p>1.2372</text:p>
          </table:table-cell>
          <table:table-cell office:value-type="float" office:value="0.45686" calcext:value-type="float">
            <text:p>0.45686</text:p>
          </table:table-cell>
          <table:table-cell office:value-type="float" office:value="0.013404" calcext:value-type="float">
            <text:p>0.013404</text:p>
          </table:table-cell>
          <table:table-cell office:value-type="float" office:value="0.012808" calcext:value-type="float">
            <text:p>0.012808</text:p>
          </table:table-cell>
          <table:table-cell office:value-type="float" office:value="2.3842" calcext:value-type="float">
            <text:p>2.3842</text:p>
          </table:table-cell>
          <table:table-cell office:value-type="float" office:value="0.00008407" calcext:value-type="float">
            <text:p>8.41E-05</text:p>
          </table:table-cell>
          <table:table-cell office:value-type="float" office:value="0.2744" calcext:value-type="float">
            <text:p>0.2744</text:p>
          </table:table-cell>
          <table:table-cell office:value-type="float" office:value="0.62321" calcext:value-type="float">
            <text:p>0.62321</text:p>
          </table:table-cell>
          <table:table-cell office:value-type="float" office:value="0.00046876" calcext:value-type="float">
            <text:p>0.00046876</text:p>
          </table:table-cell>
          <table:table-cell office:value-type="float" office:value="0.0031962" calcext:value-type="float">
            <text:p>0.0031962</text:p>
          </table:table-cell>
          <table:table-cell office:value-type="float" office:value="0.56441" calcext:value-type="float">
            <text:p>0.56441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.26" calcext:value-type="float">
            <text:p>27.26</text:p>
          </table:table-cell>
          <table:table-cell office:value-type="float" office:value="41.733" calcext:value-type="float">
            <text:p>41.733</text:p>
          </table:table-cell>
          <table:table-cell office:value-type="float" office:value="7.7579" calcext:value-type="float">
            <text:p>7.7579</text:p>
          </table:table-cell>
          <table:table-cell office:value-type="float" office:value="1.1627" calcext:value-type="float">
            <text:p>1.1627</text:p>
          </table:table-cell>
          <table:table-cell office:value-type="float" office:value="0.27436" calcext:value-type="float">
            <text:p>0.27436</text:p>
          </table:table-cell>
          <table:table-cell office:value-type="float" office:value="0.10954" calcext:value-type="float">
            <text:p>0.10954</text:p>
          </table:table-cell>
          <table:table-cell office:value-type="float" office:value="3.7681" calcext:value-type="float">
            <text:p>3.7681</text:p>
          </table:table-cell>
          <table:table-cell office:value-type="float" office:value="0.000083744" calcext:value-type="float">
            <text:p>8.37E-05</text:p>
          </table:table-cell>
          <table:table-cell office:value-type="float" office:value="2.237" calcext:value-type="float">
            <text:p>2.237</text:p>
          </table:table-cell>
          <table:table-cell office:value-type="float" office:value="16.042" calcext:value-type="float">
            <text:p>16.042</text:p>
          </table:table-cell>
          <table:table-cell office:value-type="float" office:value="0.0015211" calcext:value-type="float">
            <text:p>0.0015211</text:p>
          </table:table-cell>
          <table:table-cell office:value-type="float" office:value="-0.0046977" calcext:value-type="float">
            <text:p>-0.0046977</text:p>
          </table:table-cell>
          <table:table-cell office:value-type="float" office:value="2.8072" calcext:value-type="float">
            <text:p>2.8072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.93" calcext:value-type="float">
            <text:p>11.93</text:p>
          </table:table-cell>
          <table:table-cell office:value-type="float" office:value="1.8842" calcext:value-type="float">
            <text:p>1.8842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019329" calcext:value-type="float">
            <text:p>0.019329</text:p>
          </table:table-cell>
          <table:table-cell office:value-type="float" office:value="0.019192" calcext:value-type="float">
            <text:p>0.019192</text:p>
          </table:table-cell>
          <table:table-cell office:value-type="float" office:value="0.0029908" calcext:value-type="float">
            <text:p>0.0029908</text:p>
          </table:table-cell>
          <table:table-cell office:value-type="float" office:value="2.9101" calcext:value-type="float">
            <text:p>2.9101</text:p>
          </table:table-cell>
          <table:table-cell table:style-name="ce2" office:value-type="float" office:value="0.0014848" calcext:value-type="float">
            <text:p>0.0014848</text:p>
          </table:table-cell>
          <table:table-cell office:value-type="float" office:value="0.018173" calcext:value-type="float">
            <text:p>0.018173</text:p>
          </table:table-cell>
          <table:table-cell office:value-type="float" office:value="0.055251" calcext:value-type="float">
            <text:p>0.055251</text:p>
          </table:table-cell>
          <table:table-cell office:value-type="float" office:value="0.0058576" calcext:value-type="float">
            <text:p>0.0058576</text:p>
          </table:table-cell>
          <table:table-cell office:value-type="float" office:value="0.013128" calcext:value-type="float">
            <text:p>0.013128</text:p>
          </table:table-cell>
          <table:table-cell office:value-type="float" office:value="0.095686" calcext:value-type="float">
            <text:p>0.095686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2.377" calcext:value-type="float">
            <text:p>62.377</text:p>
          </table:table-cell>
          <table:table-cell office:value-type="float" office:value="988.07" calcext:value-type="float">
            <text:p>988.07</text:p>
          </table:table-cell>
          <table:table-cell office:value-type="float" office:value="112.03" calcext:value-type="float">
            <text:p>112.03</text:p>
          </table:table-cell>
          <table:table-cell office:value-type="float" office:value="2.8474" calcext:value-type="float">
            <text:p>2.8474</text:p>
          </table:table-cell>
          <table:table-cell office:value-type="float" office:value="2.9643" calcext:value-type="float">
            <text:p>2.9643</text:p>
          </table:table-cell>
          <table:table-cell office:value-type="float" office:value="1.4272" calcext:value-type="float">
            <text:p>1.4272</text:p>
          </table:table-cell>
          <table:table-cell office:value-type="float" office:value="3.6884" calcext:value-type="float">
            <text:p>3.6884</text:p>
          </table:table-cell>
          <table:table-cell office:value-type="float" office:value="0.000025187" calcext:value-type="float">
            <text:p>2.52E-05</text:p>
          </table:table-cell>
          <table:table-cell office:value-type="float" office:value="9.6229" calcext:value-type="float">
            <text:p>9.6229</text:p>
          </table:table-cell>
          <table:table-cell office:value-type="float" office:value="489.41" calcext:value-type="float">
            <text:p>489.41</text:p>
          </table:table-cell>
          <table:table-cell office:value-type="float" office:value="0.00033807" calcext:value-type="float">
            <text:p>0.00033807</text:p>
          </table:table-cell>
          <table:table-cell office:value-type="float" office:value="0.00028769" calcext:value-type="float">
            <text:p>0.00028769</text:p>
          </table:table-cell>
          <table:table-cell office:value-type="float" office:value="72.591" calcext:value-type="float">
            <text:p>72.591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4.86" calcext:value-type="float">
            <text:p>64.86</text:p>
          </table:table-cell>
          <table:table-cell office:value-type="float" office:value="935.06" calcext:value-type="float">
            <text:p>935.06</text:p>
          </table:table-cell>
          <table:table-cell office:value-type="float" office:value="95.717" calcext:value-type="float">
            <text:p>95.717</text:p>
          </table:table-cell>
          <table:table-cell office:value-type="float" office:value="23.006" calcext:value-type="float">
            <text:p>23.006</text:p>
          </table:table-cell>
          <table:table-cell office:value-type="float" office:value="21.428" calcext:value-type="float">
            <text:p>21.428</text:p>
          </table:table-cell>
          <table:table-cell office:value-type="float" office:value="5.7291" calcext:value-type="float">
            <text:p>5.7291</text:p>
          </table:table-cell>
          <table:table-cell office:value-type="float" office:value="3.52" calcext:value-type="float">
            <text:p>3.52</text:p>
          </table:table-cell>
          <table:table-cell office:value-type="float" office:value="0.000020824" calcext:value-type="float">
            <text:p>2.08E-05</text:p>
          </table:table-cell>
          <table:table-cell office:value-type="float" office:value="32.642" calcext:value-type="float">
            <text:p>32.642</text:p>
          </table:table-cell>
          <table:table-cell office:value-type="float" office:value="613.07" calcext:value-type="float">
            <text:p>613.07</text:p>
          </table:table-cell>
          <table:table-cell office:value-type="float" office:value="0.00029839" calcext:value-type="float">
            <text:p>0.00029839</text:p>
          </table:table-cell>
          <table:table-cell table:style-name="ce4" office:value-type="float" office:value="-0.00000094915" calcext:value-type="float">
            <text:p>-9.49E-07</text:p>
          </table:table-cell>
          <table:table-cell office:value-type="float" office:value="122.28" calcext:value-type="float">
            <text:p>122.2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.849" calcext:value-type="float">
            <text:p>31.849</text:p>
          </table:table-cell>
          <table:table-cell office:value-type="float" office:value="1.9857" calcext:value-type="float">
            <text:p>1.9857</text:p>
          </table:table-cell>
          <table:table-cell office:value-type="float" office:value="8.3391" calcext:value-type="float">
            <text:p>8.3391</text:p>
          </table:table-cell>
          <table:table-cell office:value-type="float" office:value="1.7189" calcext:value-type="float">
            <text:p>1.7189</text:p>
          </table:table-cell>
          <table:table-cell office:value-type="float" office:value="0.19606" calcext:value-type="float">
            <text:p>0.19606</text:p>
          </table:table-cell>
          <table:table-cell office:value-type="float" office:value="0.27875" calcext:value-type="float">
            <text:p>0.27875</text:p>
          </table:table-cell>
          <table:table-cell office:value-type="float" office:value="2.1671" calcext:value-type="float">
            <text:p>2.1671</text:p>
          </table:table-cell>
          <table:table-cell office:value-type="float" office:value="0.00003496" calcext:value-type="float">
            <text:p>3.50E-05</text:p>
          </table:table-cell>
          <table:table-cell office:value-type="float" office:value="1.4097" calcext:value-type="float">
            <text:p>1.4097</text:p>
          </table:table-cell>
          <table:table-cell office:value-type="float" office:value="1.7989" calcext:value-type="float">
            <text:p>1.7989</text:p>
          </table:table-cell>
          <table:table-cell table:style-name="ce4" office:value-type="float" office:value="0.00005905" calcext:value-type="float">
            <text:p>5.91E-05</text:p>
          </table:table-cell>
          <table:table-cell office:value-type="float" office:value="0.0040427" calcext:value-type="float">
            <text:p>0.0040427</text:p>
          </table:table-cell>
          <table:table-cell office:value-type="float" office:value="1.8028" calcext:value-type="float">
            <text:p>1.802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.289" calcext:value-type="float">
            <text:p>18.289</text:p>
          </table:table-cell>
          <table:table-cell office:value-type="float" office:value="0.62345" calcext:value-type="float">
            <text:p>0.62345</text:p>
          </table:table-cell>
          <table:table-cell office:value-type="float" office:value="3.1031" calcext:value-type="float">
            <text:p>3.1031</text:p>
          </table:table-cell>
          <table:table-cell office:value-type="float" office:value="0.64971" calcext:value-type="float">
            <text:p>0.64971</text:p>
          </table:table-cell>
          <table:table-cell office:value-type="float" office:value="0.11214" calcext:value-type="float">
            <text:p>0.11214</text:p>
          </table:table-cell>
          <table:table-cell office:value-type="float" office:value="0.015051" calcext:value-type="float">
            <text:p>0.015051</text:p>
          </table:table-cell>
          <table:table-cell office:value-type="float" office:value="2.1238" calcext:value-type="float">
            <text:p>2.1238</text:p>
          </table:table-cell>
          <table:table-cell table:style-name="ce2" office:value-type="float" office:value="0.00018654" calcext:value-type="float">
            <text:p>0.00018654</text:p>
          </table:table-cell>
          <table:table-cell office:value-type="float" office:value="0.52238" calcext:value-type="float">
            <text:p>0.52238</text:p>
          </table:table-cell>
          <table:table-cell office:value-type="float" office:value="0.61829" calcext:value-type="float">
            <text:p>0.61829</text:p>
          </table:table-cell>
          <table:table-cell office:value-type="float" office:value="0.00018193" calcext:value-type="float">
            <text:p>0.00018193</text:p>
          </table:table-cell>
          <table:table-cell office:value-type="float" office:value="0.0089959" calcext:value-type="float">
            <text:p>0.0089959</text:p>
          </table:table-cell>
          <table:table-cell office:value-type="float" office:value="0.72964" calcext:value-type="float">
            <text:p>0.72964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4.137" calcext:value-type="float">
            <text:p>54.137</text:p>
          </table:table-cell>
          <table:table-cell office:value-type="float" office:value="588.01" calcext:value-type="float">
            <text:p>588.01</text:p>
          </table:table-cell>
          <table:table-cell office:value-type="float" office:value="66.817" calcext:value-type="float">
            <text:p>66.817</text:p>
          </table:table-cell>
          <table:table-cell office:value-type="float" office:value="1.4249" calcext:value-type="float">
            <text:p>1.4249</text:p>
          </table:table-cell>
          <table:table-cell office:value-type="float" office:value="1.2935" calcext:value-type="float">
            <text:p>1.2935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3.7027" calcext:value-type="float">
            <text:p>3.7027</text:p>
          </table:table-cell>
          <table:table-cell office:value-type="float" office:value="0.000030937" calcext:value-type="float">
            <text:p>3.09E-05</text:p>
          </table:table-cell>
          <table:table-cell office:value-type="float" office:value="5.5005" calcext:value-type="float">
            <text:p>5.5005</text:p>
          </table:table-cell>
          <table:table-cell office:value-type="float" office:value="179.46" calcext:value-type="float">
            <text:p>179.46</text:p>
          </table:table-cell>
          <table:table-cell office:value-type="float" office:value="0.00046202" calcext:value-type="float">
            <text:p>0.00046202</text:p>
          </table:table-cell>
          <table:table-cell office:value-type="float" office:value="-0.00072034" calcext:value-type="float">
            <text:p>-0.00072034</text:p>
          </table:table-cell>
          <table:table-cell office:value-type="float" office:value="35.023" calcext:value-type="float">
            <text:p>35.023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2.483" calcext:value-type="float">
            <text:p>32.483</text:p>
          </table:table-cell>
          <table:table-cell office:value-type="float" office:value="0.43638" calcext:value-type="float">
            <text:p>0.43638</text:p>
          </table:table-cell>
          <table:table-cell office:value-type="float" office:value="0.43567" calcext:value-type="float">
            <text:p>0.43567</text:p>
          </table:table-cell>
          <table:table-cell office:value-type="float" office:value="0.13133" calcext:value-type="float">
            <text:p>0.13133</text:p>
          </table:table-cell>
          <table:table-cell office:value-type="float" office:value="0.10732" calcext:value-type="float">
            <text:p>0.10732</text:p>
          </table:table-cell>
          <table:table-cell office:value-type="float" office:value="0.071774" calcext:value-type="float">
            <text:p>0.071774</text:p>
          </table:table-cell>
          <table:table-cell office:value-type="float" office:value="4.3098" calcext:value-type="float">
            <text:p>4.3098</text:p>
          </table:table-cell>
          <table:table-cell office:value-type="float" office:value="0.000000084333" calcext:value-type="float">
            <text:p>8.43E-08</text:p>
          </table:table-cell>
          <table:table-cell office:value-type="float" office:value="0.42765" calcext:value-type="float">
            <text:p>0.42765</text:p>
          </table:table-cell>
          <table:table-cell office:value-type="float" office:value="0.43656" calcext:value-type="float">
            <text:p>0.43656</text:p>
          </table:table-cell>
          <table:table-cell table:style-name="ce4" office:value-type="float" office:value="0.0000822" calcext:value-type="float">
            <text:p>8.22E-05</text:p>
          </table:table-cell>
          <table:table-cell office:value-type="float" office:value="-0.00087157" calcext:value-type="float">
            <text:p>-0.00087157</text:p>
          </table:table-cell>
          <table:table-cell office:value-type="float" office:value="0.17374" calcext:value-type="float">
            <text:p>0.17374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.683" calcext:value-type="float">
            <text:p>20.683</text:p>
          </table:table-cell>
          <table:table-cell office:value-type="float" office:value="0.90227" calcext:value-type="float">
            <text:p>0.90227</text:p>
          </table:table-cell>
          <table:table-cell office:value-type="float" office:value="3.1191" calcext:value-type="float">
            <text:p>3.1191</text:p>
          </table:table-cell>
          <table:table-cell office:value-type="float" office:value="0.89108" calcext:value-type="float">
            <text:p>0.89108</text:p>
          </table:table-cell>
          <table:table-cell office:value-type="float" office:value="0.056917" calcext:value-type="float">
            <text:p>0.056917</text:p>
          </table:table-cell>
          <table:table-cell office:value-type="float" office:value="0.016092" calcext:value-type="float">
            <text:p>0.016092</text:p>
          </table:table-cell>
          <table:table-cell office:value-type="float" office:value="2.1919" calcext:value-type="float">
            <text:p>2.1919</text:p>
          </table:table-cell>
          <table:table-cell table:style-name="ce2" office:value-type="float" office:value="0.00013254" calcext:value-type="float">
            <text:p>0.00013254</text:p>
          </table:table-cell>
          <table:table-cell office:value-type="float" office:value="0.62256" calcext:value-type="float">
            <text:p>0.62256</text:p>
          </table:table-cell>
          <table:table-cell office:value-type="float" office:value="0.78149" calcext:value-type="float">
            <text:p>0.78149</text:p>
          </table:table-cell>
          <table:table-cell office:value-type="float" office:value="0.00031803" calcext:value-type="float">
            <text:p>0.00031803</text:p>
          </table:table-cell>
          <table:table-cell office:value-type="float" office:value="0.0065552" calcext:value-type="float">
            <text:p>0.0065552</text:p>
          </table:table-cell>
          <table:table-cell office:value-type="float" office:value="1.014" calcext:value-type="float">
            <text:p>1.014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.429" calcext:value-type="float">
            <text:p>47.429</text:p>
          </table:table-cell>
          <table:table-cell office:value-type="float" office:value="199.34" calcext:value-type="float">
            <text:p>199.34</text:p>
          </table:table-cell>
          <table:table-cell office:value-type="float" office:value="15.166" calcext:value-type="float">
            <text:p>15.166</text:p>
          </table:table-cell>
          <table:table-cell office:value-type="float" office:value="14.11" calcext:value-type="float">
            <text:p>14.11</text:p>
          </table:table-cell>
          <table:table-cell office:value-type="float" office:value="10.514" calcext:value-type="float">
            <text:p>10.514</text:p>
          </table:table-cell>
          <table:table-cell office:value-type="float" office:value="3.7317" calcext:value-type="float">
            <text:p>3.7317</text:p>
          </table:table-cell>
          <table:table-cell office:value-type="float" office:value="2.8411" calcext:value-type="float">
            <text:p>2.8411</text:p>
          </table:table-cell>
          <table:table-cell office:value-type="float" office:value="0.000058779" calcext:value-type="float">
            <text:p>5.88E-05</text:p>
          </table:table-cell>
          <table:table-cell office:value-type="float" office:value="12.876" calcext:value-type="float">
            <text:p>12.876</text:p>
          </table:table-cell>
          <table:table-cell office:value-type="float" office:value="545.85" calcext:value-type="float">
            <text:p>545.85</text:p>
          </table:table-cell>
          <table:table-cell office:value-type="float" office:value="0.00035681" calcext:value-type="float">
            <text:p>0.00035681</text:p>
          </table:table-cell>
          <table:table-cell office:value-type="float" office:value="0.0043355" calcext:value-type="float">
            <text:p>0.0043355</text:p>
          </table:table-cell>
          <table:table-cell office:value-type="float" office:value="56.134" calcext:value-type="float">
            <text:p>56.134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.387" calcext:value-type="float">
            <text:p>46.387</text:p>
          </table:table-cell>
          <table:table-cell office:value-type="float" office:value="214.75" calcext:value-type="float">
            <text:p>214.75</text:p>
          </table:table-cell>
          <table:table-cell office:value-type="float" office:value="21.182" calcext:value-type="float">
            <text:p>21.182</text:p>
          </table:table-cell>
          <table:table-cell office:value-type="float" office:value="20.867" calcext:value-type="float">
            <text:p>20.867</text:p>
          </table:table-cell>
          <table:table-cell office:value-type="float" office:value="6.594" calcext:value-type="float">
            <text:p>6.594</text:p>
          </table:table-cell>
          <table:table-cell office:value-type="float" office:value="4.8159" calcext:value-type="float">
            <text:p>4.8159</text:p>
          </table:table-cell>
          <table:table-cell office:value-type="float" office:value="3.0766" calcext:value-type="float">
            <text:p>3.0766</text:p>
          </table:table-cell>
          <table:table-cell office:value-type="float" office:value="0.000043066" calcext:value-type="float">
            <text:p>4.31E-05</text:p>
          </table:table-cell>
          <table:table-cell office:value-type="float" office:value="20.857" calcext:value-type="float">
            <text:p>20.857</text:p>
          </table:table-cell>
          <table:table-cell office:value-type="float" office:value="164.53" calcext:value-type="float">
            <text:p>164.53</text:p>
          </table:table-cell>
          <table:table-cell office:value-type="float" office:value="0.00046454" calcext:value-type="float">
            <text:p>0.00046454</text:p>
          </table:table-cell>
          <table:table-cell office:value-type="float" office:value="0.0012254" calcext:value-type="float">
            <text:p>0.0012254</text:p>
          </table:table-cell>
          <table:table-cell office:value-type="float" office:value="59.598" calcext:value-type="float">
            <text:p>59.59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.401" calcext:value-type="float">
            <text:p>21.401</text:p>
          </table:table-cell>
          <table:table-cell office:value-type="float" office:value="9.8436" calcext:value-type="float">
            <text:p>9.8436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77882" calcext:value-type="float">
            <text:p>0.77882</text:p>
          </table:table-cell>
          <table:table-cell office:value-type="float" office:value="0.052275" calcext:value-type="float">
            <text:p>0.052275</text:p>
          </table:table-cell>
          <table:table-cell office:value-type="float" office:value="0.024275" calcext:value-type="float">
            <text:p>0.024275</text:p>
          </table:table-cell>
          <table:table-cell office:value-type="float" office:value="3.1213" calcext:value-type="float">
            <text:p>3.1213</text:p>
          </table:table-cell>
          <table:table-cell table:style-name="ce2" office:value-type="float" office:value="0.0001376" calcext:value-type="float">
            <text:p>0.0001376</text:p>
          </table:table-cell>
          <table:table-cell office:value-type="float" office:value="0.8274" calcext:value-type="float">
            <text:p>0.8274</text:p>
          </table:table-cell>
          <table:table-cell office:value-type="float" office:value="4.0641" calcext:value-type="float">
            <text:p>4.0641</text:p>
          </table:table-cell>
          <table:table-cell office:value-type="float" office:value="0.0015622" calcext:value-type="float">
            <text:p>0.0015622</text:p>
          </table:table-cell>
          <table:table-cell office:value-type="float" office:value="-0.00027351" calcext:value-type="float">
            <text:p>-0.00027351</text:p>
          </table:table-cell>
          <table:table-cell office:value-type="float" office:value="1.2093" calcext:value-type="float">
            <text:p>1.2093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.363" calcext:value-type="float">
            <text:p>42.363</text:p>
          </table:table-cell>
          <table:table-cell office:value-type="float" office:value="47.747" calcext:value-type="float">
            <text:p>47.747</text:p>
          </table:table-cell>
          <table:table-cell office:value-type="float" office:value="204.99" calcext:value-type="float">
            <text:p>204.99</text:p>
          </table:table-cell>
          <table:table-cell office:value-type="float" office:value="26.937" calcext:value-type="float">
            <text:p>26.937</text:p>
          </table:table-cell>
          <table:table-cell office:value-type="float" office:value="0.86276" calcext:value-type="float">
            <text:p>0.86276</text:p>
          </table:table-cell>
          <table:table-cell office:value-type="float" office:value="0.17436" calcext:value-type="float">
            <text:p>0.17436</text:p>
          </table:table-cell>
          <table:table-cell office:value-type="float" office:value="1.7062" calcext:value-type="float">
            <text:p>1.7062</text:p>
          </table:table-cell>
          <table:table-cell office:value-type="float" office:value="0.000038391" calcext:value-type="float">
            <text:p>3.84E-05</text:p>
          </table:table-cell>
          <table:table-cell office:value-type="float" office:value="37.168" calcext:value-type="float">
            <text:p>37.168</text:p>
          </table:table-cell>
          <table:table-cell office:value-type="float" office:value="66.397" calcext:value-type="float">
            <text:p>66.397</text:p>
          </table:table-cell>
          <table:table-cell office:value-type="float" office:value="-0.00031075" calcext:value-type="float">
            <text:p>-0.00031075</text:p>
          </table:table-cell>
          <table:table-cell office:value-type="float" office:value="0.010413" calcext:value-type="float">
            <text:p>0.010413</text:p>
          </table:table-cell>
          <table:table-cell office:value-type="float" office:value="26.985" calcext:value-type="float">
            <text:p>26.98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.101" calcext:value-type="float">
            <text:p>48.101</text:p>
          </table:table-cell>
          <table:table-cell office:value-type="float" office:value="89.38" calcext:value-type="float">
            <text:p>89.38</text:p>
          </table:table-cell>
          <table:table-cell office:value-type="float" office:value="25.454" calcext:value-type="float">
            <text:p>25.454</text:p>
          </table:table-cell>
          <table:table-cell office:value-type="float" office:value="27.563" calcext:value-type="float">
            <text:p>27.563</text:p>
          </table:table-cell>
          <table:table-cell office:value-type="float" office:value="4.9226" calcext:value-type="float">
            <text:p>4.9226</text:p>
          </table:table-cell>
          <table:table-cell office:value-type="float" office:value="4.5426" calcext:value-type="float">
            <text:p>4.5426</text:p>
          </table:table-cell>
          <table:table-cell office:value-type="float" office:value="2.8439" calcext:value-type="float">
            <text:p>2.8439</text:p>
          </table:table-cell>
          <table:table-cell office:value-type="float" office:value="0.000018824" calcext:value-type="float">
            <text:p>1.88E-05</text:p>
          </table:table-cell>
          <table:table-cell office:value-type="float" office:value="23.673" calcext:value-type="float">
            <text:p>23.673</text:p>
          </table:table-cell>
          <table:table-cell office:value-type="float" office:value="52.959" calcext:value-type="float">
            <text:p>52.959</text:p>
          </table:table-cell>
          <table:table-cell office:value-type="float" office:value="0.00023447" calcext:value-type="float">
            <text:p>0.00023447</text:p>
          </table:table-cell>
          <table:table-cell office:value-type="float" office:value="0.0010645" calcext:value-type="float">
            <text:p>0.0010645</text:p>
          </table:table-cell>
          <table:table-cell office:value-type="float" office:value="31.31" calcext:value-type="float">
            <text:p>31.31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.59" calcext:value-type="float">
            <text:p>19.59</text:p>
          </table:table-cell>
          <table:table-cell office:value-type="float" office:value="1.3829" calcext:value-type="float">
            <text:p>1.3829</text:p>
          </table:table-cell>
          <table:table-cell office:value-type="float" office:value="0.17151" calcext:value-type="float">
            <text:p>0.17151</text:p>
          </table:table-cell>
          <table:table-cell office:value-type="float" office:value="0.18546" calcext:value-type="float">
            <text:p>0.18546</text:p>
          </table:table-cell>
          <table:table-cell office:value-type="float" office:value="0.038956" calcext:value-type="float">
            <text:p>0.038956</text:p>
          </table:table-cell>
          <table:table-cell office:value-type="float" office:value="0.026025" calcext:value-type="float">
            <text:p>0.026025</text:p>
          </table:table-cell>
          <table:table-cell office:value-type="float" office:value="2.9707" calcext:value-type="float">
            <text:p>2.9707</text:p>
          </table:table-cell>
          <table:table-cell office:value-type="float" office:value="0.000066521" calcext:value-type="float">
            <text:p>6.65E-05</text:p>
          </table:table-cell>
          <table:table-cell office:value-type="float" office:value="0.17054" calcext:value-type="float">
            <text:p>0.17054</text:p>
          </table:table-cell>
          <table:table-cell office:value-type="float" office:value="0.57673" calcext:value-type="float">
            <text:p>0.57673</text:p>
          </table:table-cell>
          <table:table-cell office:value-type="float" office:value="0.00081043" calcext:value-type="float">
            <text:p>0.00081043</text:p>
          </table:table-cell>
          <table:table-cell office:value-type="float" office:value="-0.00019532" calcext:value-type="float">
            <text:p>-0.00019532</text:p>
          </table:table-cell>
          <table:table-cell office:value-type="float" office:value="0.24663" calcext:value-type="float">
            <text:p>0.24663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9.713" calcext:value-type="float">
            <text:p>59.713</text:p>
          </table:table-cell>
          <table:table-cell office:value-type="float" office:value="891.51" calcext:value-type="float">
            <text:p>891.51</text:p>
          </table:table-cell>
          <table:table-cell office:value-type="float" office:value="88.515" calcext:value-type="float">
            <text:p>88.515</text:p>
          </table:table-cell>
          <table:table-cell office:value-type="float" office:value="10.694" calcext:value-type="float">
            <text:p>10.694</text:p>
          </table:table-cell>
          <table:table-cell office:value-type="float" office:value="7.9043" calcext:value-type="float">
            <text:p>7.9043</text:p>
          </table:table-cell>
          <table:table-cell office:value-type="float" office:value="1.1961" calcext:value-type="float">
            <text:p>1.1961</text:p>
          </table:table-cell>
          <table:table-cell office:value-type="float" office:value="3.6072" calcext:value-type="float">
            <text:p>3.6072</text:p>
          </table:table-cell>
          <table:table-cell office:value-type="float" office:value="0.000032109" calcext:value-type="float">
            <text:p>3.21E-05</text:p>
          </table:table-cell>
          <table:table-cell office:value-type="float" office:value="17.102" calcext:value-type="float">
            <text:p>17.102</text:p>
          </table:table-cell>
          <table:table-cell office:value-type="float" office:value="464.33" calcext:value-type="float">
            <text:p>464.33</text:p>
          </table:table-cell>
          <table:table-cell office:value-type="float" office:value="0.00036938" calcext:value-type="float">
            <text:p>0.00036938</text:p>
          </table:table-cell>
          <table:table-cell office:value-type="float" office:value="0.00072055" calcext:value-type="float">
            <text:p>0.00072055</text:p>
          </table:table-cell>
          <table:table-cell office:value-type="float" office:value="114.67" calcext:value-type="float">
            <text:p>114.67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6.427" calcext:value-type="float">
            <text:p>66.427</text:p>
          </table:table-cell>
          <table:table-cell office:value-type="float" office:value="580.01" calcext:value-type="float">
            <text:p>580.01</text:p>
          </table:table-cell>
          <table:table-cell office:value-type="float" office:value="84.672" calcext:value-type="float">
            <text:p>84.672</text:p>
          </table:table-cell>
          <table:table-cell office:value-type="float" office:value="52.859" calcext:value-type="float">
            <text:p>52.859</text:p>
          </table:table-cell>
          <table:table-cell office:value-type="float" office:value="35.123" calcext:value-type="float">
            <text:p>35.123</text:p>
          </table:table-cell>
          <table:table-cell office:value-type="float" office:value="103.6" calcext:value-type="float">
            <text:p>103.6</text:p>
          </table:table-cell>
          <table:table-cell office:value-type="float" office:value="3.3182" calcext:value-type="float">
            <text:p>3.3182</text:p>
          </table:table-cell>
          <table:table-cell office:value-type="float" office:value="0.000011986" calcext:value-type="float">
            <text:p>1.20E-05</text:p>
          </table:table-cell>
          <table:table-cell office:value-type="float" office:value="64.516" calcext:value-type="float">
            <text:p>64.516</text:p>
          </table:table-cell>
          <table:table-cell office:value-type="float" office:value="607.76" calcext:value-type="float">
            <text:p>607.76</text:p>
          </table:table-cell>
          <table:table-cell office:value-type="float" office:value="0.00021482" calcext:value-type="float">
            <text:p>0.00021482</text:p>
          </table:table-cell>
          <table:table-cell office:value-type="float" office:value="-0.00018413" calcext:value-type="float">
            <text:p>-0.00018413</text:p>
          </table:table-cell>
          <table:table-cell office:value-type="float" office:value="100.15" calcext:value-type="float">
            <text:p>100.1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2.201" calcext:value-type="float">
            <text:p>52.201</text:p>
          </table:table-cell>
          <table:table-cell office:value-type="float" office:value="367.43" calcext:value-type="float">
            <text:p>367.43</text:p>
          </table:table-cell>
          <table:table-cell office:value-type="float" office:value="50.255" calcext:value-type="float">
            <text:p>50.255</text:p>
          </table:table-cell>
          <table:table-cell office:value-type="float" office:value="13.433" calcext:value-type="float">
            <text:p>13.433</text:p>
          </table:table-cell>
          <table:table-cell office:value-type="float" office:value="2.4859" calcext:value-type="float">
            <text:p>2.4859</text:p>
          </table:table-cell>
          <table:table-cell office:value-type="float" office:value="2.6167" calcext:value-type="float">
            <text:p>2.6167</text:p>
          </table:table-cell>
          <table:table-cell office:value-type="float" office:value="4.1396" calcext:value-type="float">
            <text:p>4.1396</text:p>
          </table:table-cell>
          <table:table-cell office:value-type="float" office:value="0.000024809" calcext:value-type="float">
            <text:p>2.48E-05</text:p>
          </table:table-cell>
          <table:table-cell office:value-type="float" office:value="3.2178" calcext:value-type="float">
            <text:p>3.2178</text:p>
          </table:table-cell>
          <table:table-cell office:value-type="float" office:value="66.08" calcext:value-type="float">
            <text:p>66.08</text:p>
          </table:table-cell>
          <table:table-cell office:value-type="float" office:value="0.00047445" calcext:value-type="float">
            <text:p>0.00047445</text:p>
          </table:table-cell>
          <table:table-cell office:value-type="float" office:value="-0.00207" calcext:value-type="float">
            <text:p>-0.00207</text:p>
          </table:table-cell>
          <table:table-cell office:value-type="float" office:value="5.8793" calcext:value-type="float">
            <text:p>5.8793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.627" calcext:value-type="float">
            <text:p>37.627</text:p>
          </table:table-cell>
          <table:table-cell office:value-type="float" office:value="154.97" calcext:value-type="float">
            <text:p>154.97</text:p>
          </table:table-cell>
          <table:table-cell office:value-type="float" office:value="27.614" calcext:value-type="float">
            <text:p>27.614</text:p>
          </table:table-cell>
          <table:table-cell office:value-type="float" office:value="3.3356" calcext:value-type="float">
            <text:p>3.3356</text:p>
          </table:table-cell>
          <table:table-cell office:value-type="float" office:value="3.4011" calcext:value-type="float">
            <text:p>3.4011</text:p>
          </table:table-cell>
          <table:table-cell office:value-type="float" office:value="2.504" calcext:value-type="float">
            <text:p>2.504</text:p>
          </table:table-cell>
          <table:table-cell office:value-type="float" office:value="3.9453" calcext:value-type="float">
            <text:p>3.9453</text:p>
          </table:table-cell>
          <table:table-cell office:value-type="float" office:value="0.000074003" calcext:value-type="float">
            <text:p>7.40E-05</text:p>
          </table:table-cell>
          <table:table-cell office:value-type="float" office:value="4.6216" calcext:value-type="float">
            <text:p>4.6216</text:p>
          </table:table-cell>
          <table:table-cell office:value-type="float" office:value="57.657" calcext:value-type="float">
            <text:p>57.657</text:p>
          </table:table-cell>
          <table:table-cell office:value-type="float" office:value="0.00087518" calcext:value-type="float">
            <text:p>0.00087518</text:p>
          </table:table-cell>
          <table:table-cell office:value-type="float" office:value="-0.0024183" calcext:value-type="float">
            <text:p>-0.0024183</text:p>
          </table:table-cell>
          <table:table-cell office:value-type="float" office:value="7.7846" calcext:value-type="float">
            <text:p>7.7846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.555" calcext:value-type="float">
            <text:p>26.555</text:p>
          </table:table-cell>
          <table:table-cell office:value-type="float" office:value="65.87" calcext:value-type="float">
            <text:p>65.87</text:p>
          </table:table-cell>
          <table:table-cell office:value-type="float" office:value="25.652" calcext:value-type="float">
            <text:p>25.652</text:p>
          </table:table-cell>
          <table:table-cell office:value-type="float" office:value="1.6913" calcext:value-type="float">
            <text:p>1.6913</text:p>
          </table:table-cell>
          <table:table-cell office:value-type="float" office:value="0.79539" calcext:value-type="float">
            <text:p>0.79539</text:p>
          </table:table-cell>
          <table:table-cell office:value-type="float" office:value="0.44659" calcext:value-type="float">
            <text:p>0.44659</text:p>
          </table:table-cell>
          <table:table-cell office:value-type="float" office:value="4.929" calcext:value-type="float">
            <text:p>4.929</text:p>
          </table:table-cell>
          <table:table-cell office:value-type="float" office:value="0.00007507" calcext:value-type="float">
            <text:p>7.51E-05</text:p>
          </table:table-cell>
          <table:table-cell office:value-type="float" office:value="7.0949" calcext:value-type="float">
            <text:p>7.0949</text:p>
          </table:table-cell>
          <table:table-cell office:value-type="float" office:value="34.053" calcext:value-type="float">
            <text:p>34.053</text:p>
          </table:table-cell>
          <table:table-cell office:value-type="float" office:value="0.002253" calcext:value-type="float">
            <text:p>0.002253</text:p>
          </table:table-cell>
          <table:table-cell office:value-type="float" office:value="-0.011511" calcext:value-type="float">
            <text:p>-0.011511</text:p>
          </table:table-cell>
          <table:table-cell office:value-type="float" office:value="3.8341" calcext:value-type="float">
            <text:p>3.8341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.299" calcext:value-type="float">
            <text:p>16.299</text:p>
          </table:table-cell>
          <table:table-cell office:value-type="float" office:value="6.9696" calcext:value-type="float">
            <text:p>6.9696</text:p>
          </table:table-cell>
          <table:table-cell office:value-type="float" office:value="0.021978" calcext:value-type="float">
            <text:p>0.021978</text:p>
          </table:table-cell>
          <table:table-cell office:value-type="float" office:value="0.011862" calcext:value-type="float">
            <text:p>0.011862</text:p>
          </table:table-cell>
          <table:table-cell office:value-type="float" office:value="0.0064025" calcext:value-type="float">
            <text:p>0.0064025</text:p>
          </table:table-cell>
          <table:table-cell office:value-type="float" office:value="0.006523" calcext:value-type="float">
            <text:p>0.006523</text:p>
          </table:table-cell>
          <table:table-cell office:value-type="float" office:value="3.1262" calcext:value-type="float">
            <text:p>3.1262</text:p>
          </table:table-cell>
          <table:table-cell table:style-name="ce2" office:value-type="float" office:value="0.0005398" calcext:value-type="float">
            <text:p>0.0005398</text:p>
          </table:table-cell>
          <table:table-cell office:value-type="float" office:value="0.0061855" calcext:value-type="float">
            <text:p>0.0061855</text:p>
          </table:table-cell>
          <table:table-cell office:value-type="float" office:value="3.8213" calcext:value-type="float">
            <text:p>3.8213</text:p>
          </table:table-cell>
          <table:table-cell office:value-type="float" office:value="0.003523" calcext:value-type="float">
            <text:p>0.003523</text:p>
          </table:table-cell>
          <table:table-cell office:value-type="float" office:value="0.0043329" calcext:value-type="float">
            <text:p>0.0043329</text:p>
          </table:table-cell>
          <table:table-cell office:value-type="float" office:value="0.21421" calcext:value-type="float">
            <text:p>0.21421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.503" calcext:value-type="float">
            <text:p>21.503</text:p>
          </table:table-cell>
          <table:table-cell office:value-type="float" office:value="0.28352" calcext:value-type="float">
            <text:p>0.28352</text:p>
          </table:table-cell>
          <table:table-cell office:value-type="float" office:value="0.052585" calcext:value-type="float">
            <text:p>0.052585</text:p>
          </table:table-cell>
          <table:table-cell office:value-type="float" office:value="0.039537" calcext:value-type="float">
            <text:p>0.039537</text:p>
          </table:table-cell>
          <table:table-cell office:value-type="float" office:value="0.0089113" calcext:value-type="float">
            <text:p>0.0089113</text:p>
          </table:table-cell>
          <table:table-cell office:value-type="float" office:value="0.0074411" calcext:value-type="float">
            <text:p>0.0074411</text:p>
          </table:table-cell>
          <table:table-cell office:value-type="float" office:value="3.8994" calcext:value-type="float">
            <text:p>3.8994</text:p>
          </table:table-cell>
          <table:table-cell office:value-type="float" office:value="0.000019931" calcext:value-type="float">
            <text:p>1.99E-05</text:p>
          </table:table-cell>
          <table:table-cell office:value-type="float" office:value="0.016643" calcext:value-type="float">
            <text:p>0.016643</text:p>
          </table:table-cell>
          <table:table-cell office:value-type="float" office:value="0.04469" calcext:value-type="float">
            <text:p>0.04469</text:p>
          </table:table-cell>
          <table:table-cell office:value-type="float" office:value="0.0002963" calcext:value-type="float">
            <text:p>0.0002963</text:p>
          </table:table-cell>
          <table:table-cell office:value-type="float" office:value="-0.00040034" calcext:value-type="float">
            <text:p>-0.00040034</text:p>
          </table:table-cell>
          <table:table-cell office:value-type="float" office:value="0.074228" calcext:value-type="float">
            <text:p>0.07422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1.833" calcext:value-type="float">
            <text:p>51.833</text:p>
          </table:table-cell>
          <table:table-cell office:value-type="float" office:value="248.17" calcext:value-type="float">
            <text:p>248.17</text:p>
          </table:table-cell>
          <table:table-cell office:value-type="float" office:value="16.859" calcext:value-type="float">
            <text:p>16.859</text:p>
          </table:table-cell>
          <table:table-cell office:value-type="float" office:value="6.2851" calcext:value-type="float">
            <text:p>6.2851</text:p>
          </table:table-cell>
          <table:table-cell office:value-type="float" office:value="3.9294" calcext:value-type="float">
            <text:p>3.9294</text:p>
          </table:table-cell>
          <table:table-cell office:value-type="float" office:value="1.2422" calcext:value-type="float">
            <text:p>1.2422</text:p>
          </table:table-cell>
          <table:table-cell office:value-type="float" office:value="3.3013" calcext:value-type="float">
            <text:p>3.3013</text:p>
          </table:table-cell>
          <table:table-cell office:value-type="float" office:value="0.000023022" calcext:value-type="float">
            <text:p>2.30E-05</text:p>
          </table:table-cell>
          <table:table-cell office:value-type="float" office:value="8.4462" calcext:value-type="float">
            <text:p>8.4462</text:p>
          </table:table-cell>
          <table:table-cell office:value-type="float" office:value="276.4" calcext:value-type="float">
            <text:p>276.4</text:p>
          </table:table-cell>
          <table:table-cell office:value-type="float" office:value="0.00034389" calcext:value-type="float">
            <text:p>0.00034389</text:p>
          </table:table-cell>
          <table:table-cell table:style-name="ce4" office:value-type="float" office:value="0.000058912" calcext:value-type="float">
            <text:p>5.89E-05</text:p>
          </table:table-cell>
          <table:table-cell office:value-type="float" office:value="18.625" calcext:value-type="float">
            <text:p>18.62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.299" calcext:value-type="float">
            <text:p>31.299</text:p>
          </table:table-cell>
          <table:table-cell office:value-type="float" office:value="1.4505" calcext:value-type="float">
            <text:p>1.4505</text:p>
          </table:table-cell>
          <table:table-cell office:value-type="float" office:value="5.5629" calcext:value-type="float">
            <text:p>5.5629</text:p>
          </table:table-cell>
          <table:table-cell office:value-type="float" office:value="1.0838" calcext:value-type="float">
            <text:p>1.0838</text:p>
          </table:table-cell>
          <table:table-cell office:value-type="float" office:value="0.097338" calcext:value-type="float">
            <text:p>0.097338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1.5147" calcext:value-type="float">
            <text:p>1.5147</text:p>
          </table:table-cell>
          <table:table-cell office:value-type="float" office:value="0.000017836" calcext:value-type="float">
            <text:p>1.78E-05</text:p>
          </table:table-cell>
          <table:table-cell office:value-type="float" office:value="1.0028" calcext:value-type="float">
            <text:p>1.0028</text:p>
          </table:table-cell>
          <table:table-cell office:value-type="float" office:value="1.7884" calcext:value-type="float">
            <text:p>1.7884</text:p>
          </table:table-cell>
          <table:table-cell office:value-type="float" office:value="-0.0001024" calcext:value-type="float">
            <text:p>-0.0001024</text:p>
          </table:table-cell>
          <table:table-cell office:value-type="float" office:value="0.0034719" calcext:value-type="float">
            <text:p>0.0034719</text:p>
          </table:table-cell>
          <table:table-cell office:value-type="float" office:value="1.2548" calcext:value-type="float">
            <text:p>1.254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.038" calcext:value-type="float">
            <text:p>35.038</text:p>
          </table:table-cell>
          <table:table-cell office:value-type="float" office:value="51.124" calcext:value-type="float">
            <text:p>51.124</text:p>
          </table:table-cell>
          <table:table-cell office:value-type="float" office:value="4.5932" calcext:value-type="float">
            <text:p>4.5932</text:p>
          </table:table-cell>
          <table:table-cell office:value-type="float" office:value="0.77879" calcext:value-type="float">
            <text:p>0.77879</text:p>
          </table:table-cell>
          <table:table-cell office:value-type="float" office:value="1.1685" calcext:value-type="float">
            <text:p>1.1685</text:p>
          </table:table-cell>
          <table:table-cell office:value-type="float" office:value="6.198" calcext:value-type="float">
            <text:p>6.198</text:p>
          </table:table-cell>
          <table:table-cell office:value-type="float" office:value="3.7818" calcext:value-type="float">
            <text:p>3.7818</text:p>
          </table:table-cell>
          <table:table-cell office:value-type="float" office:value="0.000039756" calcext:value-type="float">
            <text:p>3.98E-05</text:p>
          </table:table-cell>
          <table:table-cell office:value-type="float" office:value="0.46646" calcext:value-type="float">
            <text:p>0.46646</text:p>
          </table:table-cell>
          <table:table-cell office:value-type="float" office:value="9.1274" calcext:value-type="float">
            <text:p>9.1274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-0.0010102" calcext:value-type="float">
            <text:p>-0.0010102</text:p>
          </table:table-cell>
          <table:table-cell office:value-type="float" office:value="0.63364" calcext:value-type="float">
            <text:p>0.63364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.895" calcext:value-type="float">
            <text:p>14.895</text:p>
          </table:table-cell>
          <table:table-cell office:value-type="float" office:value="3.1175" calcext:value-type="float">
            <text:p>3.1175</text:p>
          </table:table-cell>
          <table:table-cell office:value-type="float" office:value="2.4101" calcext:value-type="float">
            <text:p>2.4101</text:p>
          </table:table-cell>
          <table:table-cell office:value-type="float" office:value="0.067571" calcext:value-type="float">
            <text:p>0.067571</text:p>
          </table:table-cell>
          <table:table-cell office:value-type="float" office:value="0.039499" calcext:value-type="float">
            <text:p>0.039499</text:p>
          </table:table-cell>
          <table:table-cell office:value-type="float" office:value="0.0022819" calcext:value-type="float">
            <text:p>0.0022819</text:p>
          </table:table-cell>
          <table:table-cell office:value-type="float" office:value="10.844" calcext:value-type="float">
            <text:p>10.844</text:p>
          </table:table-cell>
          <table:table-cell office:value-type="float" office:value="0.000051111" calcext:value-type="float">
            <text:p>5.11E-05</text:p>
          </table:table-cell>
          <table:table-cell office:value-type="float" office:value="1.0585" calcext:value-type="float">
            <text:p>1.0585</text:p>
          </table:table-cell>
          <table:table-cell office:value-type="float" office:value="2.7687" calcext:value-type="float">
            <text:p>2.7687</text:p>
          </table:table-cell>
          <table:table-cell office:value-type="float" office:value="0.0034436" calcext:value-type="float">
            <text:p>0.0034436</text:p>
          </table:table-cell>
          <table:table-cell office:value-type="float" office:value="-0.012632" calcext:value-type="float">
            <text:p>-0.012632</text:p>
          </table:table-cell>
          <table:table-cell office:value-type="float" office:value="0.10225" calcext:value-type="float">
            <text:p>0.10225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4.623" calcext:value-type="float">
            <text:p>54.623</text:p>
          </table:table-cell>
          <table:table-cell office:value-type="float" office:value="55.98" calcext:value-type="float">
            <text:p>55.98</text:p>
          </table:table-cell>
          <table:table-cell office:value-type="float" office:value="2.0208" calcext:value-type="float">
            <text:p>2.0208</text:p>
          </table:table-cell>
          <table:table-cell office:value-type="float" office:value="2.012" calcext:value-type="float">
            <text:p>2.012</text:p>
          </table:table-cell>
          <table:table-cell office:value-type="float" office:value="1.7704" calcext:value-type="float">
            <text:p>1.7704</text:p>
          </table:table-cell>
          <table:table-cell office:value-type="float" office:value="51.607" calcext:value-type="float">
            <text:p>51.607</text:p>
          </table:table-cell>
          <table:table-cell office:value-type="float" office:value="3.1254" calcext:value-type="float">
            <text:p>3.1254</text:p>
          </table:table-cell>
          <table:table-cell office:value-type="float" office:value="0.000013839" calcext:value-type="float">
            <text:p>1.38E-05</text:p>
          </table:table-cell>
          <table:table-cell office:value-type="float" office:value="1.7364" calcext:value-type="float">
            <text:p>1.7364</text:p>
          </table:table-cell>
          <table:table-cell office:value-type="float" office:value="13.132" calcext:value-type="float">
            <text:p>13.132</text:p>
          </table:table-cell>
          <table:table-cell office:value-type="float" office:value="0.00030911" calcext:value-type="float">
            <text:p>0.00030911</text:p>
          </table:table-cell>
          <table:table-cell office:value-type="float" office:value="-0.0016374" calcext:value-type="float">
            <text:p>-0.0016374</text:p>
          </table:table-cell>
          <table:table-cell office:value-type="float" office:value="7.6814" calcext:value-type="float">
            <text:p>7.6814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.768" calcext:value-type="float">
            <text:p>33.768</text:p>
          </table:table-cell>
          <table:table-cell office:value-type="float" office:value="126.31" calcext:value-type="float">
            <text:p>126.31</text:p>
          </table:table-cell>
          <table:table-cell office:value-type="float" office:value="20.198" calcext:value-type="float">
            <text:p>20.198</text:p>
          </table:table-cell>
          <table:table-cell office:value-type="float" office:value="3.3133" calcext:value-type="float">
            <text:p>3.3133</text:p>
          </table:table-cell>
          <table:table-cell office:value-type="float" office:value="1.6451" calcext:value-type="float">
            <text:p>1.6451</text:p>
          </table:table-cell>
          <table:table-cell office:value-type="float" office:value="1.159" calcext:value-type="float">
            <text:p>1.159</text:p>
          </table:table-cell>
          <table:table-cell office:value-type="float" office:value="3.9642" calcext:value-type="float">
            <text:p>3.9642</text:p>
          </table:table-cell>
          <table:table-cell office:value-type="float" office:value="0.000075928" calcext:value-type="float">
            <text:p>7.59E-05</text:p>
          </table:table-cell>
          <table:table-cell office:value-type="float" office:value="1.6498" calcext:value-type="float">
            <text:p>1.6498</text:p>
          </table:table-cell>
          <table:table-cell office:value-type="float" office:value="28.153" calcext:value-type="float">
            <text:p>28.153</text:p>
          </table:table-cell>
          <table:table-cell office:value-type="float" office:value="0.0011691" calcext:value-type="float">
            <text:p>0.0011691</text:p>
          </table:table-cell>
          <table:table-cell office:value-type="float" office:value="-0.0026333" calcext:value-type="float">
            <text:p>-0.0026333</text:p>
          </table:table-cell>
          <table:table-cell office:value-type="float" office:value="0.55561" calcext:value-type="float">
            <text:p>0.55561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2.92" calcext:value-type="float">
            <text:p>62.92</text:p>
          </table:table-cell>
          <table:table-cell office:value-type="float" office:value="350.3" calcext:value-type="float">
            <text:p>350.3</text:p>
          </table:table-cell>
          <table:table-cell office:value-type="float" office:value="15.772" calcext:value-type="float">
            <text:p>15.772</text:p>
          </table:table-cell>
          <table:table-cell office:value-type="float" office:value="2.0656" calcext:value-type="float">
            <text:p>2.0656</text:p>
          </table:table-cell>
          <table:table-cell office:value-type="float" office:value="0.89887" calcext:value-type="float">
            <text:p>0.89887</text:p>
          </table:table-cell>
          <table:table-cell office:value-type="float" office:value="0.70534" calcext:value-type="float">
            <text:p>0.70534</text:p>
          </table:table-cell>
          <table:table-cell office:value-type="float" office:value="3.4336" calcext:value-type="float">
            <text:p>3.4336</text:p>
          </table:table-cell>
          <table:table-cell office:value-type="float" office:value="0.000011191" calcext:value-type="float">
            <text:p>1.12E-05</text:p>
          </table:table-cell>
          <table:table-cell office:value-type="float" office:value="1.1284" calcext:value-type="float">
            <text:p>1.1284</text:p>
          </table:table-cell>
          <table:table-cell office:value-type="float" office:value="122.22" calcext:value-type="float">
            <text:p>122.22</text:p>
          </table:table-cell>
          <table:table-cell office:value-type="float" office:value="0.00022017" calcext:value-type="float">
            <text:p>0.00022017</text:p>
          </table:table-cell>
          <table:table-cell office:value-type="float" office:value="-0.00023054" calcext:value-type="float">
            <text:p>-0.00023054</text:p>
          </table:table-cell>
          <table:table-cell office:value-type="float" office:value="1.1546" calcext:value-type="float">
            <text:p>1.1546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8.563" calcext:value-type="float">
            <text:p>48.563</text:p>
          </table:table-cell>
          <table:table-cell office:value-type="float" office:value="167.14" calcext:value-type="float">
            <text:p>167.14</text:p>
          </table:table-cell>
          <table:table-cell office:value-type="float" office:value="3.2062" calcext:value-type="float">
            <text:p>3.2062</text:p>
          </table:table-cell>
          <table:table-cell office:value-type="float" office:value="3.8552" calcext:value-type="float">
            <text:p>3.8552</text:p>
          </table:table-cell>
          <table:table-cell office:value-type="float" office:value="1.3439" calcext:value-type="float">
            <text:p>1.3439</text:p>
          </table:table-cell>
          <table:table-cell office:value-type="float" office:value="34.433" calcext:value-type="float">
            <text:p>34.433</text:p>
          </table:table-cell>
          <table:table-cell office:value-type="float" office:value="3.1187" calcext:value-type="float">
            <text:p>3.1187</text:p>
          </table:table-cell>
          <table:table-cell office:value-type="float" office:value="0.000025563" calcext:value-type="float">
            <text:p>2.56E-05</text:p>
          </table:table-cell>
          <table:table-cell office:value-type="float" office:value="1.8265" calcext:value-type="float">
            <text:p>1.8265</text:p>
          </table:table-cell>
          <table:table-cell office:value-type="float" office:value="47.887" calcext:value-type="float">
            <text:p>47.887</text:p>
          </table:table-cell>
          <table:table-cell office:value-type="float" office:value="0.00047972" calcext:value-type="float">
            <text:p>0.00047972</text:p>
          </table:table-cell>
          <table:table-cell office:value-type="float" office:value="-0.0020777" calcext:value-type="float">
            <text:p>-0.0020777</text:p>
          </table:table-cell>
          <table:table-cell office:value-type="float" office:value="14.076" calcext:value-type="float">
            <text:p>14.076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.107" calcext:value-type="float">
            <text:p>40.107</text:p>
          </table:table-cell>
          <table:table-cell office:value-type="float" office:value="8.5037" calcext:value-type="float">
            <text:p>8.5037</text:p>
          </table:table-cell>
          <table:table-cell office:value-type="float" office:value="83927" calcext:value-type="float">
            <text:p>83927</text:p>
          </table:table-cell>
          <table:table-cell office:value-type="float" office:value="0.54515" calcext:value-type="float">
            <text:p>0.54515</text:p>
          </table:table-cell>
          <table:table-cell office:value-type="float" office:value="0.44306" calcext:value-type="float">
            <text:p>0.44306</text:p>
          </table:table-cell>
          <table:table-cell office:value-type="float" office:value="9.7794" calcext:value-type="float">
            <text:p>9.7794</text:p>
          </table:table-cell>
          <table:table-cell office:value-type="float" office:value="3.1432" calcext:value-type="float">
            <text:p>3.1432</text:p>
          </table:table-cell>
          <table:table-cell office:value-type="float" office:value="0.000027069" calcext:value-type="float">
            <text:p>2.71E-05</text:p>
          </table:table-cell>
          <table:table-cell office:value-type="float" office:value="0.50724" calcext:value-type="float">
            <text:p>0.50724</text:p>
          </table:table-cell>
          <table:table-cell office:value-type="float" office:value="2.1567" calcext:value-type="float">
            <text:p>2.1567</text:p>
          </table:table-cell>
          <table:table-cell office:value-type="float" office:value="0.00040285" calcext:value-type="float">
            <text:p>0.00040285</text:p>
          </table:table-cell>
          <table:table-cell office:value-type="float" office:value="-0.0026965" calcext:value-type="float">
            <text:p>-0.0026965</text:p>
          </table:table-cell>
          <table:table-cell office:value-type="float" office:value="1.3871" calcext:value-type="float">
            <text:p>1.3871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.139" calcext:value-type="float">
            <text:p>22.139</text:p>
          </table:table-cell>
          <table:table-cell office:value-type="float" office:value="68.034" calcext:value-type="float">
            <text:p>68.034</text:p>
          </table:table-cell>
          <table:table-cell office:value-type="float" office:value="21.01" calcext:value-type="float">
            <text:p>21.01</text:p>
          </table:table-cell>
          <table:table-cell office:value-type="float" office:value="0.68244" calcext:value-type="float">
            <text:p>0.68244</text:p>
          </table:table-cell>
          <table:table-cell office:value-type="float" office:value="0.097674" calcext:value-type="float">
            <text:p>0.097674</text:p>
          </table:table-cell>
          <table:table-cell office:value-type="float" office:value="0.049213" calcext:value-type="float">
            <text:p>0.049213</text:p>
          </table:table-cell>
          <table:table-cell office:value-type="float" office:value="5.0779" calcext:value-type="float">
            <text:p>5.0779</text:p>
          </table:table-cell>
          <table:table-cell table:style-name="ce2" office:value-type="float" office:value="0.00023949" calcext:value-type="float">
            <text:p>0.00023949</text:p>
          </table:table-cell>
          <table:table-cell office:value-type="float" office:value="0.98437" calcext:value-type="float">
            <text:p>0.98437</text:p>
          </table:table-cell>
          <table:table-cell office:value-type="float" office:value="24.172" calcext:value-type="float">
            <text:p>24.172</text:p>
          </table:table-cell>
          <table:table-cell office:value-type="float" office:value="0.0038823" calcext:value-type="float">
            <text:p>0.0038823</text:p>
          </table:table-cell>
          <table:table-cell office:value-type="float" office:value="-0.010252" calcext:value-type="float">
            <text:p>-0.010252</text:p>
          </table:table-cell>
          <table:table-cell office:value-type="float" office:value="1.8277" calcext:value-type="float">
            <text:p>1.8277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491" calcext:value-type="float">
            <text:p>33.491</text:p>
          </table:table-cell>
          <table:table-cell office:value-type="float" office:value="5.491" calcext:value-type="float">
            <text:p>5.491</text:p>
          </table:table-cell>
          <table:table-cell office:value-type="float" office:value="2.2534" calcext:value-type="float">
            <text:p>2.2534</text:p>
          </table:table-cell>
          <table:table-cell office:value-type="float" office:value="1.7914" calcext:value-type="float">
            <text:p>1.7914</text:p>
          </table:table-cell>
          <table:table-cell office:value-type="float" office:value="0.20362" calcext:value-type="float">
            <text:p>0.20362</text:p>
          </table:table-cell>
          <table:table-cell office:value-type="float" office:value="0.029656" calcext:value-type="float">
            <text:p>0.029656</text:p>
          </table:table-cell>
          <table:table-cell office:value-type="float" office:value="2.5947" calcext:value-type="float">
            <text:p>2.5947</text:p>
          </table:table-cell>
          <table:table-cell office:value-type="float" office:value="0.000021349" calcext:value-type="float">
            <text:p>2.13E-05</text:p>
          </table:table-cell>
          <table:table-cell office:value-type="float" office:value="1.526" calcext:value-type="float">
            <text:p>1.526</text:p>
          </table:table-cell>
          <table:table-cell office:value-type="float" office:value="3.271" calcext:value-type="float">
            <text:p>3.271</text:p>
          </table:table-cell>
          <table:table-cell office:value-type="float" office:value="0.00020955" calcext:value-type="float">
            <text:p>0.00020955</text:p>
          </table:table-cell>
          <table:table-cell office:value-type="float" office:value="0.001235" calcext:value-type="float">
            <text:p>0.001235</text:p>
          </table:table-cell>
          <table:table-cell office:value-type="float" office:value="2.0416" calcext:value-type="float">
            <text:p>2.0416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.835" calcext:value-type="float">
            <text:p>54.835</text:p>
          </table:table-cell>
          <table:table-cell office:value-type="float" office:value="26.723" calcext:value-type="float">
            <text:p>26.723</text:p>
          </table:table-cell>
          <table:table-cell office:value-type="float" office:value="9.3037" calcext:value-type="float">
            <text:p>9.3037</text:p>
          </table:table-cell>
          <table:table-cell office:value-type="float" office:value="2.1185" calcext:value-type="float">
            <text:p>2.1185</text:p>
          </table:table-cell>
          <table:table-cell office:value-type="float" office:value="0.99073" calcext:value-type="float">
            <text:p>0.99073</text:p>
          </table:table-cell>
          <table:table-cell office:value-type="float" office:value="0.54873" calcext:value-type="float">
            <text:p>0.54873</text:p>
          </table:table-cell>
          <table:table-cell office:value-type="float" office:value="2.4538" calcext:value-type="float">
            <text:p>2.4538</text:p>
          </table:table-cell>
          <table:table-cell office:value-type="float" office:value="0.000014068" calcext:value-type="float">
            <text:p>1.41E-05</text:p>
          </table:table-cell>
          <table:table-cell office:value-type="float" office:value="1.5191" calcext:value-type="float">
            <text:p>1.5191</text:p>
          </table:table-cell>
          <table:table-cell office:value-type="float" office:value="4.8735" calcext:value-type="float">
            <text:p>4.8735</text:p>
          </table:table-cell>
          <table:table-cell office:value-type="float" office:value="0.00014001" calcext:value-type="float">
            <text:p>0.00014001</text:p>
          </table:table-cell>
          <table:table-cell office:value-type="float" office:value="0.0016792" calcext:value-type="float">
            <text:p>0.0016792</text:p>
          </table:table-cell>
          <table:table-cell office:value-type="float" office:value="5.5413" calcext:value-type="float">
            <text:p>5.5413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3.331" calcext:value-type="float">
            <text:p>53.331</text:p>
          </table:table-cell>
          <table:table-cell office:value-type="float" office:value="160.9" calcext:value-type="float">
            <text:p>160.9</text:p>
          </table:table-cell>
          <table:table-cell office:value-type="float" office:value="47.317" calcext:value-type="float">
            <text:p>47.317</text:p>
          </table:table-cell>
          <table:table-cell office:value-type="float" office:value="3.5472" calcext:value-type="float">
            <text:p>3.5472</text:p>
          </table:table-cell>
          <table:table-cell office:value-type="float" office:value="4.2938" calcext:value-type="float">
            <text:p>4.2938</text:p>
          </table:table-cell>
          <table:table-cell office:value-type="float" office:value="55.274" calcext:value-type="float">
            <text:p>55.274</text:p>
          </table:table-cell>
          <table:table-cell office:value-type="float" office:value="3.2812" calcext:value-type="float">
            <text:p>3.2812</text:p>
          </table:table-cell>
          <table:table-cell office:value-type="float" office:value="0.000015135" calcext:value-type="float">
            <text:p>1.51E-05</text:p>
          </table:table-cell>
          <table:table-cell office:value-type="float" office:value="4.2108" calcext:value-type="float">
            <text:p>4.2108</text:p>
          </table:table-cell>
          <table:table-cell office:value-type="float" office:value="47.123" calcext:value-type="float">
            <text:p>47.123</text:p>
          </table:table-cell>
          <table:table-cell office:value-type="float" office:value="0.00025837" calcext:value-type="float">
            <text:p>0.00025837</text:p>
          </table:table-cell>
          <table:table-cell office:value-type="float" office:value="0.00016845" calcext:value-type="float">
            <text:p>0.00016845</text:p>
          </table:table-cell>
          <table:table-cell office:value-type="float" office:value="6.4237" calcext:value-type="float">
            <text:p>6.4237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.935" calcext:value-type="float">
            <text:p>31.935</text:p>
          </table:table-cell>
          <table:table-cell office:value-type="float" office:value="55.088" calcext:value-type="float">
            <text:p>55.088</text:p>
          </table:table-cell>
          <table:table-cell office:value-type="float" office:value="1.7095" calcext:value-type="float">
            <text:p>1.7095</text:p>
          </table:table-cell>
          <table:table-cell office:value-type="float" office:value="1.0907" calcext:value-type="float">
            <text:p>1.0907</text:p>
          </table:table-cell>
          <table:table-cell office:value-type="float" office:value="0.9735" calcext:value-type="float">
            <text:p>0.9735</text:p>
          </table:table-cell>
          <table:table-cell office:value-type="float" office:value="0.99884" calcext:value-type="float">
            <text:p>0.99884</text:p>
          </table:table-cell>
          <table:table-cell office:value-type="float" office:value="3.252" calcext:value-type="float">
            <text:p>3.252</text:p>
          </table:table-cell>
          <table:table-cell table:style-name="ce2" office:value-type="float" office:value="0.0001256" calcext:value-type="float">
            <text:p>0.0001256</text:p>
          </table:table-cell>
          <table:table-cell office:value-type="float" office:value="1.0418" calcext:value-type="float">
            <text:p>1.0418</text:p>
          </table:table-cell>
          <table:table-cell office:value-type="float" office:value="8.2528" calcext:value-type="float">
            <text:p>8.2528</text:p>
          </table:table-cell>
          <table:table-cell office:value-type="float" office:value="0.0012591" calcext:value-type="float">
            <text:p>0.0012591</text:p>
          </table:table-cell>
          <table:table-cell office:value-type="float" office:value="-0.00020761" calcext:value-type="float">
            <text:p>-0.00020761</text:p>
          </table:table-cell>
          <table:table-cell office:value-type="float" office:value="7.6337" calcext:value-type="float">
            <text:p>7.6337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.861" calcext:value-type="float">
            <text:p>21.861</text:p>
          </table:table-cell>
          <table:table-cell office:value-type="float" office:value="13.651" calcext:value-type="float">
            <text:p>13.651</text:p>
          </table:table-cell>
          <table:table-cell office:value-type="float" office:value="4.788" calcext:value-type="float">
            <text:p>4.788</text:p>
          </table:table-cell>
          <table:table-cell office:value-type="float" office:value="4.9847" calcext:value-type="float">
            <text:p>4.9847</text:p>
          </table:table-cell>
          <table:table-cell office:value-type="float" office:value="0.50809" calcext:value-type="float">
            <text:p>0.50809</text:p>
          </table:table-cell>
          <table:table-cell office:value-type="float" office:value="0.34558" calcext:value-type="float">
            <text:p>0.34558</text:p>
          </table:table-cell>
          <table:table-cell office:value-type="float" office:value="3.0406" calcext:value-type="float">
            <text:p>3.0406</text:p>
          </table:table-cell>
          <table:table-cell table:style-name="ce2" office:value-type="float" office:value="0.00014236" calcext:value-type="float">
            <text:p>0.00014236</text:p>
          </table:table-cell>
          <table:table-cell office:value-type="float" office:value="4.7349" calcext:value-type="float">
            <text:p>4.7349</text:p>
          </table:table-cell>
          <table:table-cell office:value-type="float" office:value="8.8013" calcext:value-type="float">
            <text:p>8.8013</text:p>
          </table:table-cell>
          <table:table-cell office:value-type="float" office:value="0.0015868" calcext:value-type="float">
            <text:p>0.0015868</text:p>
          </table:table-cell>
          <table:table-cell office:value-type="float" office:value="-0.00079053" calcext:value-type="float">
            <text:p>-0.00079053</text:p>
          </table:table-cell>
          <table:table-cell office:value-type="float" office:value="6.1292" calcext:value-type="float">
            <text:p>6.1292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.156" calcext:value-type="float">
            <text:p>12.156</text:p>
          </table:table-cell>
          <table:table-cell office:value-type="float" office:value="7.5381" calcext:value-type="float">
            <text:p>7.5381</text:p>
          </table:table-cell>
          <table:table-cell office:value-type="float" office:value="1.0858" calcext:value-type="float">
            <text:p>1.0858</text:p>
          </table:table-cell>
          <table:table-cell office:value-type="float" office:value="0.33409" calcext:value-type="float">
            <text:p>0.33409</text:p>
          </table:table-cell>
          <table:table-cell office:value-type="float" office:value="0.018383" calcext:value-type="float">
            <text:p>0.018383</text:p>
          </table:table-cell>
          <table:table-cell office:value-type="float" office:value="0.012805" calcext:value-type="float">
            <text:p>0.012805</text:p>
          </table:table-cell>
          <table:table-cell office:value-type="float" office:value="3.6654" calcext:value-type="float">
            <text:p>3.6654</text:p>
          </table:table-cell>
          <table:table-cell table:style-name="ce2" office:value-type="float" office:value="0.0022634" calcext:value-type="float">
            <text:p>0.0022634</text:p>
          </table:table-cell>
          <table:table-cell office:value-type="float" office:value="0.073924" calcext:value-type="float">
            <text:p>0.073924</text:p>
          </table:table-cell>
          <table:table-cell office:value-type="float" office:value="1.0288" calcext:value-type="float">
            <text:p>1.0288</text:p>
          </table:table-cell>
          <table:table-cell office:value-type="float" office:value="0.0089893" calcext:value-type="float">
            <text:p>0.0089893</text:p>
          </table:table-cell>
          <table:table-cell office:value-type="float" office:value="0.012196" calcext:value-type="float">
            <text:p>0.012196</text:p>
          </table:table-cell>
          <table:table-cell office:value-type="float" office:value="0.3748" calcext:value-type="float">
            <text:p>0.3748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0.744" calcext:value-type="float">
            <text:p>70.744</text:p>
          </table:table-cell>
          <table:table-cell office:value-type="float" office:value="57.207" calcext:value-type="float">
            <text:p>57.207</text:p>
          </table:table-cell>
          <table:table-cell office:value-type="float" office:value="113.2" calcext:value-type="float">
            <text:p>113.2</text:p>
          </table:table-cell>
          <table:table-cell office:value-type="float" office:value="35.333" calcext:value-type="float">
            <text:p>35.333</text:p>
          </table:table-cell>
          <table:table-cell office:value-type="float" office:value="7.2609" calcext:value-type="float">
            <text:p>7.2609</text:p>
          </table:table-cell>
          <table:table-cell office:value-type="float" office:value="20.481" calcext:value-type="float">
            <text:p>20.481</text:p>
          </table:table-cell>
          <table:table-cell office:value-type="float" office:value="2.2853" calcext:value-type="float">
            <text:p>2.2853</text:p>
          </table:table-cell>
          <table:table-cell office:value-type="float" office:value="0.0000075011" calcext:value-type="float">
            <text:p>7.50E-06</text:p>
          </table:table-cell>
          <table:table-cell office:value-type="float" office:value="22.767" calcext:value-type="float">
            <text:p>22.767</text:p>
          </table:table-cell>
          <table:table-cell office:value-type="float" office:value="37.99" calcext:value-type="float">
            <text:p>37.99</text:p>
          </table:table-cell>
          <table:table-cell table:style-name="ce4" office:value-type="float" office:value="0.000051787" calcext:value-type="float">
            <text:p>5.18E-05</text:p>
          </table:table-cell>
          <table:table-cell office:value-type="float" office:value="0.0017851" calcext:value-type="float">
            <text:p>0.0017851</text:p>
          </table:table-cell>
          <table:table-cell office:value-type="float" office:value="44.927" calcext:value-type="float">
            <text:p>44.927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8.169" calcext:value-type="float">
            <text:p>68.169</text:p>
          </table:table-cell>
          <table:table-cell office:value-type="float" office:value="636.75" calcext:value-type="float">
            <text:p>636.75</text:p>
          </table:table-cell>
          <table:table-cell office:value-type="float" office:value="48.536" calcext:value-type="float">
            <text:p>48.536</text:p>
          </table:table-cell>
          <table:table-cell office:value-type="float" office:value="6.7208" calcext:value-type="float">
            <text:p>6.7208</text:p>
          </table:table-cell>
          <table:table-cell office:value-type="float" office:value="4.0451" calcext:value-type="float">
            <text:p>4.0451</text:p>
          </table:table-cell>
          <table:table-cell office:value-type="float" office:value="2.0202" calcext:value-type="float">
            <text:p>2.0202</text:p>
          </table:table-cell>
          <table:table-cell office:value-type="float" office:value="3.4297" calcext:value-type="float">
            <text:p>3.4297</text:p>
          </table:table-cell>
          <table:table-cell office:value-type="float" office:value="0.000011615" calcext:value-type="float">
            <text:p>1.16E-05</text:p>
          </table:table-cell>
          <table:table-cell office:value-type="float" office:value="12.227" calcext:value-type="float">
            <text:p>12.227</text:p>
          </table:table-cell>
          <table:table-cell office:value-type="float" office:value="283.27" calcext:value-type="float">
            <text:p>283.27</text:p>
          </table:table-cell>
          <table:table-cell office:value-type="float" office:value="0.00022325" calcext:value-type="float">
            <text:p>0.00022325</text:p>
          </table:table-cell>
          <table:table-cell office:value-type="float" office:value="-0.00054653" calcext:value-type="float">
            <text:p>-0.00054653</text:p>
          </table:table-cell>
          <table:table-cell office:value-type="float" office:value="31.355" calcext:value-type="float">
            <text:p>31.355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.781" calcext:value-type="float">
            <text:p>50.781</text:p>
          </table:table-cell>
          <table:table-cell office:value-type="float" office:value="168.82" calcext:value-type="float">
            <text:p>168.82</text:p>
          </table:table-cell>
          <table:table-cell office:value-type="float" office:value="1.3982" calcext:value-type="float">
            <text:p>1.3982</text:p>
          </table:table-cell>
          <table:table-cell office:value-type="float" office:value="1.2303" calcext:value-type="float">
            <text:p>1.2303</text:p>
          </table:table-cell>
          <table:table-cell office:value-type="float" office:value="1.1159" calcext:value-type="float">
            <text:p>1.1159</text:p>
          </table:table-cell>
          <table:table-cell office:value-type="float" office:value="0.61187" calcext:value-type="float">
            <text:p>0.61187</text:p>
          </table:table-cell>
          <table:table-cell office:value-type="float" office:value="2.9063" calcext:value-type="float">
            <text:p>2.9063</text:p>
          </table:table-cell>
          <table:table-cell office:value-type="float" office:value="0.000027907" calcext:value-type="float">
            <text:p>2.79E-05</text:p>
          </table:table-cell>
          <table:table-cell office:value-type="float" office:value="1.0174" calcext:value-type="float">
            <text:p>1.0174</text:p>
          </table:table-cell>
          <table:table-cell office:value-type="float" office:value="81.966" calcext:value-type="float">
            <text:p>81.966</text:p>
          </table:table-cell>
          <table:table-cell office:value-type="float" office:value="0.00029471" calcext:value-type="float">
            <text:p>0.00029471</text:p>
          </table:table-cell>
          <table:table-cell office:value-type="float" office:value="0.0019095" calcext:value-type="float">
            <text:p>0.0019095</text:p>
          </table:table-cell>
          <table:table-cell office:value-type="float" office:value="5.7247" calcext:value-type="float">
            <text:p>5.7247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2.571" calcext:value-type="float">
            <text:p>22.571</text:p>
          </table:table-cell>
          <table:table-cell office:value-type="float" office:value="9.4619" calcext:value-type="float">
            <text:p>9.4619</text:p>
          </table:table-cell>
          <table:table-cell office:value-type="float" office:value="1.6938" calcext:value-type="float">
            <text:p>1.6938</text:p>
          </table:table-cell>
          <table:table-cell office:value-type="float" office:value="0.83303" calcext:value-type="float">
            <text:p>0.83303</text:p>
          </table:table-cell>
          <table:table-cell office:value-type="float" office:value="0.90423" calcext:value-type="float">
            <text:p>0.90423</text:p>
          </table:table-cell>
          <table:table-cell office:value-type="float" office:value="0.13657" calcext:value-type="float">
            <text:p>0.13657</text:p>
          </table:table-cell>
          <table:table-cell office:value-type="float" office:value="2.6917" calcext:value-type="float">
            <text:p>2.6917</text:p>
          </table:table-cell>
          <table:table-cell table:style-name="ce2" office:value-type="float" office:value="0.0003743" calcext:value-type="float">
            <text:p>0.0003743</text:p>
          </table:table-cell>
          <table:table-cell office:value-type="float" office:value="0.82086" calcext:value-type="float">
            <text:p>0.82086</text:p>
          </table:table-cell>
          <table:table-cell office:value-type="float" office:value="0.22505" calcext:value-type="float">
            <text:p>0.22505</text:p>
          </table:table-cell>
          <table:table-cell office:value-type="float" office:value="0.0010589" calcext:value-type="float">
            <text:p>0.0010589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1.245" calcext:value-type="float">
            <text:p>1.245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.287" calcext:value-type="float">
            <text:p>58.287</text:p>
          </table:table-cell>
          <table:table-cell office:value-type="float" office:value="253.6" calcext:value-type="float">
            <text:p>253.6</text:p>
          </table:table-cell>
          <table:table-cell table:style-name="ce4" office:value-type="float" office:value="223180" calcext:value-type="float">
            <text:p>2.23E+05</text:p>
          </table:table-cell>
          <table:table-cell office:value-type="float" office:value="1.9847" calcext:value-type="float">
            <text:p>1.9847</text:p>
          </table:table-cell>
          <table:table-cell office:value-type="float" office:value="2.4445" calcext:value-type="float">
            <text:p>2.4445</text:p>
          </table:table-cell>
          <table:table-cell office:value-type="float" office:value="22.209" calcext:value-type="float">
            <text:p>22.209</text:p>
          </table:table-cell>
          <table:table-cell office:value-type="float" office:value="3.353" calcext:value-type="float">
            <text:p>3.353</text:p>
          </table:table-cell>
          <table:table-cell office:value-type="float" office:value="0.000014195" calcext:value-type="float">
            <text:p>1.42E-05</text:p>
          </table:table-cell>
          <table:table-cell office:value-type="float" office:value="1.5889" calcext:value-type="float">
            <text:p>1.5889</text:p>
          </table:table-cell>
          <table:table-cell office:value-type="float" office:value="128.92" calcext:value-type="float">
            <text:p>128.92</text:p>
          </table:table-cell>
          <table:table-cell office:value-type="float" office:value="0.00023532" calcext:value-type="float">
            <text:p>0.00023532</text:p>
          </table:table-cell>
          <table:table-cell office:value-type="float" office:value="0.00039013" calcext:value-type="float">
            <text:p>0.00039013</text:p>
          </table:table-cell>
          <table:table-cell office:value-type="float" office:value="1.0187" calcext:value-type="float">
            <text:p>1.0187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.513" calcext:value-type="float">
            <text:p>38.513</text:p>
          </table:table-cell>
          <table:table-cell office:value-type="float" office:value="28.503" calcext:value-type="float">
            <text:p>28.503</text:p>
          </table:table-cell>
          <table:table-cell office:value-type="float" office:value="0.70573" calcext:value-type="float">
            <text:p>0.70573</text:p>
          </table:table-cell>
          <table:table-cell office:value-type="float" office:value="0.67714" calcext:value-type="float">
            <text:p>0.67714</text:p>
          </table:table-cell>
          <table:table-cell office:value-type="float" office:value="0.3302" calcext:value-type="float">
            <text:p>0.3302</text:p>
          </table:table-cell>
          <table:table-cell office:value-type="float" office:value="0.184" calcext:value-type="float">
            <text:p>0.184</text:p>
          </table:table-cell>
          <table:table-cell office:value-type="float" office:value="3.1363" calcext:value-type="float">
            <text:p>3.1363</text:p>
          </table:table-cell>
          <table:table-cell office:value-type="float" office:value="0.000031062" calcext:value-type="float">
            <text:p>3.11E-05</text:p>
          </table:table-cell>
          <table:table-cell office:value-type="float" office:value="0.52432" calcext:value-type="float">
            <text:p>0.52432</text:p>
          </table:table-cell>
          <table:table-cell office:value-type="float" office:value="1.8667" calcext:value-type="float">
            <text:p>1.8667</text:p>
          </table:table-cell>
          <table:table-cell office:value-type="float" office:value="0.0004117" calcext:value-type="float">
            <text:p>0.0004117</text:p>
          </table:table-cell>
          <table:table-cell office:value-type="float" office:value="0.00051078" calcext:value-type="float">
            <text:p>0.00051078</text:p>
          </table:table-cell>
          <table:table-cell office:value-type="float" office:value="0.26916" calcext:value-type="float">
            <text:p>0.26916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.916" calcext:value-type="float">
            <text:p>53.916</text:p>
          </table:table-cell>
          <table:table-cell office:value-type="float" office:value="94.909" calcext:value-type="float">
            <text:p>94.909</text:p>
          </table:table-cell>
          <table:table-cell office:value-type="float" office:value="61.04" calcext:value-type="float">
            <text:p>61.04</text:p>
          </table:table-cell>
          <table:table-cell office:value-type="float" office:value="43.009" calcext:value-type="float">
            <text:p>43.009</text:p>
          </table:table-cell>
          <table:table-cell office:value-type="float" office:value="3.9333" calcext:value-type="float">
            <text:p>3.9333</text:p>
          </table:table-cell>
          <table:table-cell office:value-type="float" office:value="39.855" calcext:value-type="float">
            <text:p>39.855</text:p>
          </table:table-cell>
          <table:table-cell office:value-type="float" office:value="2.4697" calcext:value-type="float">
            <text:p>2.4697</text:p>
          </table:table-cell>
          <table:table-cell office:value-type="float" office:value="0.000019761" calcext:value-type="float">
            <text:p>1.98E-05</text:p>
          </table:table-cell>
          <table:table-cell office:value-type="float" office:value="34.153" calcext:value-type="float">
            <text:p>34.153</text:p>
          </table:table-cell>
          <table:table-cell office:value-type="float" office:value="62.398" calcext:value-type="float">
            <text:p>62.398</text:p>
          </table:table-cell>
          <table:table-cell office:value-type="float" office:value="0.00011839" calcext:value-type="float">
            <text:p>0.00011839</text:p>
          </table:table-cell>
          <table:table-cell office:value-type="float" office:value="0.0035738" calcext:value-type="float">
            <text:p>0.0035738</text:p>
          </table:table-cell>
          <table:table-cell office:value-type="float" office:value="53.748" calcext:value-type="float">
            <text:p>53.748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.186" calcext:value-type="float">
            <text:p>26.186</text:p>
          </table:table-cell>
          <table:table-cell office:value-type="float" office:value="25.809" calcext:value-type="float">
            <text:p>25.809</text:p>
          </table:table-cell>
          <table:table-cell office:value-type="float" office:value="2.0767" calcext:value-type="float">
            <text:p>2.0767</text:p>
          </table:table-cell>
          <table:table-cell office:value-type="float" office:value="0.22976" calcext:value-type="float">
            <text:p>0.22976</text:p>
          </table:table-cell>
          <table:table-cell office:value-type="float" office:value="0.21433" calcext:value-type="float">
            <text:p>0.21433</text:p>
          </table:table-cell>
          <table:table-cell office:value-type="float" office:value="0.14999" calcext:value-type="float">
            <text:p>0.14999</text:p>
          </table:table-cell>
          <table:table-cell office:value-type="float" office:value="3.4454" calcext:value-type="float">
            <text:p>3.4454</text:p>
          </table:table-cell>
          <table:table-cell office:value-type="float" office:value="0.000097527" calcext:value-type="float">
            <text:p>9.75E-05</text:p>
          </table:table-cell>
          <table:table-cell office:value-type="float" office:value="0.28339" calcext:value-type="float">
            <text:p>0.28339</text:p>
          </table:table-cell>
          <table:table-cell office:value-type="float" office:value="8.751" calcext:value-type="float">
            <text:p>8.751</text:p>
          </table:table-cell>
          <table:table-cell office:value-type="float" office:value="0.0014272" calcext:value-type="float">
            <text:p>0.0014272</text:p>
          </table:table-cell>
          <table:table-cell office:value-type="float" office:value="-0.0028398" calcext:value-type="float">
            <text:p>-0.0028398</text:p>
          </table:table-cell>
          <table:table-cell office:value-type="float" office:value="0.6614" calcext:value-type="float">
            <text:p>0.6614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2.197" calcext:value-type="float">
            <text:p>72.197</text:p>
          </table:table-cell>
          <table:table-cell office:value-type="float" office:value="1502.9" calcext:value-type="float">
            <text:p>1502.9</text:p>
          </table:table-cell>
          <table:table-cell office:value-type="float" office:value="174.81" calcext:value-type="float">
            <text:p>174.81</text:p>
          </table:table-cell>
          <table:table-cell office:value-type="float" office:value="45.435" calcext:value-type="float">
            <text:p>45.435</text:p>
          </table:table-cell>
          <table:table-cell office:value-type="float" office:value="23.302" calcext:value-type="float">
            <text:p>23.302</text:p>
          </table:table-cell>
          <table:table-cell office:value-type="float" office:value="121.97" calcext:value-type="float">
            <text:p>121.97</text:p>
          </table:table-cell>
          <table:table-cell office:value-type="float" office:value="4.0422" calcext:value-type="float">
            <text:p>4.0422</text:p>
          </table:table-cell>
          <table:table-cell office:value-type="float" office:value="0.00002178" calcext:value-type="float">
            <text:p>2.18E-05</text:p>
          </table:table-cell>
          <table:table-cell office:value-type="float" office:value="22.418" calcext:value-type="float">
            <text:p>22.418</text:p>
          </table:table-cell>
          <table:table-cell office:value-type="float" office:value="675.37" calcext:value-type="float">
            <text:p>675.37</text:p>
          </table:table-cell>
          <table:table-cell office:value-type="float" office:value="0.00029748" calcext:value-type="float">
            <text:p>0.00029748</text:p>
          </table:table-cell>
          <table:table-cell office:value-type="float" office:value="-0.00098497" calcext:value-type="float">
            <text:p>-0.00098497</text:p>
          </table:table-cell>
          <table:table-cell office:value-type="float" office:value="28.31" calcext:value-type="float">
            <text:p>28.31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.41" calcext:value-type="float">
            <text:p>64.41</text:p>
          </table:table-cell>
          <table:table-cell office:value-type="float" office:value="79.41" calcext:value-type="float">
            <text:p>79.41</text:p>
          </table:table-cell>
          <table:table-cell office:value-type="float" office:value="15.065" calcext:value-type="float">
            <text:p>15.065</text:p>
          </table:table-cell>
          <table:table-cell office:value-type="float" office:value="9.1495" calcext:value-type="float">
            <text:p>9.1495</text:p>
          </table:table-cell>
          <table:table-cell office:value-type="float" office:value="2.4773" calcext:value-type="float">
            <text:p>2.4773</text:p>
          </table:table-cell>
          <table:table-cell office:value-type="float" office:value="1.7284" calcext:value-type="float">
            <text:p>1.7284</text:p>
          </table:table-cell>
          <table:table-cell office:value-type="float" office:value="2.5524" calcext:value-type="float">
            <text:p>2.5524</text:p>
          </table:table-cell>
          <table:table-cell office:value-type="float" office:value="0.000015303" calcext:value-type="float">
            <text:p>1.53E-05</text:p>
          </table:table-cell>
          <table:table-cell office:value-type="float" office:value="4.419" calcext:value-type="float">
            <text:p>4.419</text:p>
          </table:table-cell>
          <table:table-cell office:value-type="float" office:value="20.77" calcext:value-type="float">
            <text:p>20.77</text:p>
          </table:table-cell>
          <table:table-cell office:value-type="float" office:value="0.00014701" calcext:value-type="float">
            <text:p>0.00014701</text:p>
          </table:table-cell>
          <table:table-cell office:value-type="float" office:value="0.0018146" calcext:value-type="float">
            <text:p>0.0018146</text:p>
          </table:table-cell>
          <table:table-cell office:value-type="float" office:value="26.129" calcext:value-type="float">
            <text:p>26.129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046" calcext:value-type="float">
            <text:p>58.046</text:p>
          </table:table-cell>
          <table:table-cell office:value-type="float" office:value="148.42" calcext:value-type="float">
            <text:p>148.42</text:p>
          </table:table-cell>
          <table:table-cell table:style-name="ce4" office:value-type="float" office:value="228930" calcext:value-type="float">
            <text:p>2.29E+05</text:p>
          </table:table-cell>
          <table:table-cell office:value-type="float" office:value="62.582" calcext:value-type="float">
            <text:p>62.582</text:p>
          </table:table-cell>
          <table:table-cell office:value-type="float" office:value="11.472" calcext:value-type="float">
            <text:p>11.472</text:p>
          </table:table-cell>
          <table:table-cell office:value-type="float" office:value="6.9786" calcext:value-type="float">
            <text:p>6.9786</text:p>
          </table:table-cell>
          <table:table-cell office:value-type="float" office:value="1.5018" calcext:value-type="float">
            <text:p>1.5018</text:p>
          </table:table-cell>
          <table:table-cell office:value-type="float" office:value="0.0000083891" calcext:value-type="float">
            <text:p>8.39E-06</text:p>
          </table:table-cell>
          <table:table-cell office:value-type="float" office:value="105.9" calcext:value-type="float">
            <text:p>105.9</text:p>
          </table:table-cell>
          <table:table-cell office:value-type="float" office:value="182.75" calcext:value-type="float">
            <text:p>182.75</text:p>
          </table:table-cell>
          <table:table-cell office:value-type="float" office:value="-0.00017037" calcext:value-type="float">
            <text:p>-0.00017037</text:p>
          </table:table-cell>
          <table:table-cell office:value-type="float" office:value="0.0054798" calcext:value-type="float">
            <text:p>0.0054798</text:p>
          </table:table-cell>
          <table:table-cell office:value-type="float" office:value="65.317" calcext:value-type="float">
            <text:p>65.317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.59" calcext:value-type="float">
            <text:p>35.59</text:p>
          </table:table-cell>
          <table:table-cell office:value-type="float" office:value="1.0406" calcext:value-type="float">
            <text:p>1.0406</text:p>
          </table:table-cell>
          <table:table-cell office:value-type="float" office:value="0.73497" calcext:value-type="float">
            <text:p>0.73497</text:p>
          </table:table-cell>
          <table:table-cell office:value-type="float" office:value="0.27829" calcext:value-type="float">
            <text:p>0.27829</text:p>
          </table:table-cell>
          <table:table-cell office:value-type="float" office:value="0.26913" calcext:value-type="float">
            <text:p>0.26913</text:p>
          </table:table-cell>
          <table:table-cell office:value-type="float" office:value="0.30372" calcext:value-type="float">
            <text:p>0.30372</text:p>
          </table:table-cell>
          <table:table-cell office:value-type="float" office:value="2.5102" calcext:value-type="float">
            <text:p>2.5102</text:p>
          </table:table-cell>
          <table:table-cell office:value-type="float" office:value="0.000024072" calcext:value-type="float">
            <text:p>2.41E-05</text:p>
          </table:table-cell>
          <table:table-cell office:value-type="float" office:value="0.19858" calcext:value-type="float">
            <text:p>0.19858</text:p>
          </table:table-cell>
          <table:table-cell office:value-type="float" office:value="0.38423" calcext:value-type="float">
            <text:p>0.38423</text:p>
          </table:table-cell>
          <table:table-cell office:value-type="float" office:value="0.00035903" calcext:value-type="float">
            <text:p>0.00035903</text:p>
          </table:table-cell>
          <table:table-cell office:value-type="float" office:value="-0.0001407" calcext:value-type="float">
            <text:p>-0.0001407</text:p>
          </table:table-cell>
          <table:table-cell office:value-type="float" office:value="1.2663" calcext:value-type="float">
            <text:p>1.2663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.05" calcext:value-type="float">
            <text:p>21.05</text:p>
          </table:table-cell>
          <table:table-cell office:value-type="float" office:value="61.178" calcext:value-type="float">
            <text:p>61.178</text:p>
          </table:table-cell>
          <table:table-cell office:value-type="float" office:value="19.37" calcext:value-type="float">
            <text:p>19.37</text:p>
          </table:table-cell>
          <table:table-cell office:value-type="float" office:value="4.0547" calcext:value-type="float">
            <text:p>4.0547</text:p>
          </table:table-cell>
          <table:table-cell office:value-type="float" office:value="0.86853" calcext:value-type="float">
            <text:p>0.86853</text:p>
          </table:table-cell>
          <table:table-cell office:value-type="float" office:value="0.26243" calcext:value-type="float">
            <text:p>0.26243</text:p>
          </table:table-cell>
          <table:table-cell office:value-type="float" office:value="5.3748" calcext:value-type="float">
            <text:p>5.3748</text:p>
          </table:table-cell>
          <table:table-cell table:style-name="ce2" office:value-type="float" office:value="0.00030019" calcext:value-type="float">
            <text:p>0.00030019</text:p>
          </table:table-cell>
          <table:table-cell office:value-type="float" office:value="0.53154" calcext:value-type="float">
            <text:p>0.53154</text:p>
          </table:table-cell>
          <table:table-cell office:value-type="float" office:value="19.195" calcext:value-type="float">
            <text:p>19.195</text:p>
          </table:table-cell>
          <table:table-cell office:value-type="float" office:value="0.0042782" calcext:value-type="float">
            <text:p>0.0042782</text:p>
          </table:table-cell>
          <table:table-cell office:value-type="float" office:value="-0.0095383" calcext:value-type="float">
            <text:p>-0.0095383</text:p>
          </table:table-cell>
          <table:table-cell office:value-type="float" office:value="0.16967" calcext:value-type="float">
            <text:p>0.16967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.309" calcext:value-type="float">
            <text:p>75.309</text:p>
          </table:table-cell>
          <table:table-cell office:value-type="float" office:value="850.34" calcext:value-type="float">
            <text:p>850.34</text:p>
          </table:table-cell>
          <table:table-cell office:value-type="float" office:value="44.455" calcext:value-type="float">
            <text:p>44.455</text:p>
          </table:table-cell>
          <table:table-cell office:value-type="float" office:value="13.216" calcext:value-type="float">
            <text:p>13.216</text:p>
          </table:table-cell>
          <table:table-cell office:value-type="float" office:value="41.173" calcext:value-type="float">
            <text:p>41.173</text:p>
          </table:table-cell>
          <table:table-cell office:value-type="float" office:value="61.195" calcext:value-type="float">
            <text:p>61.195</text:p>
          </table:table-cell>
          <table:table-cell office:value-type="float" office:value="3.4195" calcext:value-type="float">
            <text:p>3.4195</text:p>
          </table:table-cell>
          <table:table-cell office:value-type="float" office:value="0.0000098182" calcext:value-type="float">
            <text:p>9.82E-06</text:p>
          </table:table-cell>
          <table:table-cell office:value-type="float" office:value="12.551" calcext:value-type="float">
            <text:p>12.551</text:p>
          </table:table-cell>
          <table:table-cell office:value-type="float" office:value="267.45" calcext:value-type="float">
            <text:p>267.45</text:p>
          </table:table-cell>
          <table:table-cell office:value-type="float" office:value="0.00017291" calcext:value-type="float">
            <text:p>0.00017291</text:p>
          </table:table-cell>
          <table:table-cell office:value-type="float" office:value="0.00020984" calcext:value-type="float">
            <text:p>0.00020984</text:p>
          </table:table-cell>
          <table:table-cell office:value-type="float" office:value="13.845" calcext:value-type="float">
            <text:p>13.845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7.384" calcext:value-type="float">
            <text:p>57.384</text:p>
          </table:table-cell>
          <table:table-cell office:value-type="float" office:value="16.309" calcext:value-type="float">
            <text:p>16.309</text:p>
          </table:table-cell>
          <table:table-cell office:value-type="float" office:value="17.062" calcext:value-type="float">
            <text:p>17.062</text:p>
          </table:table-cell>
          <table:table-cell office:value-type="float" office:value="1.2394" calcext:value-type="float">
            <text:p>1.2394</text:p>
          </table:table-cell>
          <table:table-cell office:value-type="float" office:value="0.35437" calcext:value-type="float">
            <text:p>0.35437</text:p>
          </table:table-cell>
          <table:table-cell office:value-type="float" office:value="0.1062" calcext:value-type="float">
            <text:p>0.1062</text:p>
          </table:table-cell>
          <table:table-cell office:value-type="float" office:value="2.3549" calcext:value-type="float">
            <text:p>2.3549</text:p>
          </table:table-cell>
          <table:table-cell office:value-type="float" office:value="0.000008729" calcext:value-type="float">
            <text:p>8.73E-06</text:p>
          </table:table-cell>
          <table:table-cell office:value-type="float" office:value="0.56451" calcext:value-type="float">
            <text:p>0.56451</text:p>
          </table:table-cell>
          <table:table-cell office:value-type="float" office:value="3.6368" calcext:value-type="float">
            <text:p>3.6368</text:p>
          </table:table-cell>
          <table:table-cell table:style-name="ce4" office:value-type="float" office:value="0.000058962" calcext:value-type="float">
            <text:p>5.90E-05</text:p>
          </table:table-cell>
          <table:table-cell office:value-type="float" office:value="0.0018167" calcext:value-type="float">
            <text:p>0.0018167</text:p>
          </table:table-cell>
          <table:table-cell office:value-type="float" office:value="1.5848" calcext:value-type="float">
            <text:p>1.5848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2.089" calcext:value-type="float">
            <text:p>52.089</text:p>
          </table:table-cell>
          <table:table-cell office:value-type="float" office:value="160.2" calcext:value-type="float">
            <text:p>160.2</text:p>
          </table:table-cell>
          <table:table-cell table:style-name="ce4" office:value-type="float" office:value="180600" calcext:value-type="float">
            <text:p>1.81E+05</text:p>
          </table:table-cell>
          <table:table-cell office:value-type="float" office:value="4.4118" calcext:value-type="float">
            <text:p>4.4118</text:p>
          </table:table-cell>
          <table:table-cell office:value-type="float" office:value="1.3425" calcext:value-type="float">
            <text:p>1.3425</text:p>
          </table:table-cell>
          <table:table-cell office:value-type="float" office:value="47.56" calcext:value-type="float">
            <text:p>47.56</text:p>
          </table:table-cell>
          <table:table-cell office:value-type="float" office:value="4.1672" calcext:value-type="float">
            <text:p>4.1672</text:p>
          </table:table-cell>
          <table:table-cell office:value-type="float" office:value="0.000019552" calcext:value-type="float">
            <text:p>1.96E-05</text:p>
          </table:table-cell>
          <table:table-cell office:value-type="float" office:value="0.57342" calcext:value-type="float">
            <text:p>0.57342</text:p>
          </table:table-cell>
          <table:table-cell office:value-type="float" office:value="11.221" calcext:value-type="float">
            <text:p>11.221</text:p>
          </table:table-cell>
          <table:table-cell office:value-type="float" office:value="0.00044613" calcext:value-type="float">
            <text:p>0.00044613</text:p>
          </table:table-cell>
          <table:table-cell office:value-type="float" office:value="-0.0028554" calcext:value-type="float">
            <text:p>-0.0028554</text:p>
          </table:table-cell>
          <table:table-cell office:value-type="float" office:value="1.1316" calcext:value-type="float">
            <text:p>1.1316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.043" calcext:value-type="float">
            <text:p>20.043</text:p>
          </table:table-cell>
          <table:table-cell office:value-type="float" office:value="44.584" calcext:value-type="float">
            <text:p>44.584</text:p>
          </table:table-cell>
          <table:table-cell office:value-type="float" office:value="19.087" calcext:value-type="float">
            <text:p>19.087</text:p>
          </table:table-cell>
          <table:table-cell office:value-type="float" office:value="0.40927" calcext:value-type="float">
            <text:p>0.40927</text:p>
          </table:table-cell>
          <table:table-cell office:value-type="float" office:value="0.35031" calcext:value-type="float">
            <text:p>0.35031</text:p>
          </table:table-cell>
          <table:table-cell office:value-type="float" office:value="0.053455" calcext:value-type="float">
            <text:p>0.053455</text:p>
          </table:table-cell>
          <table:table-cell office:value-type="float" office:value="5.3033" calcext:value-type="float">
            <text:p>5.3033</text:p>
          </table:table-cell>
          <table:table-cell table:style-name="ce2" office:value-type="float" office:value="0.00018889" calcext:value-type="float">
            <text:p>0.00018889</text:p>
          </table:table-cell>
          <table:table-cell office:value-type="float" office:value="3.2713" calcext:value-type="float">
            <text:p>3.2713</text:p>
          </table:table-cell>
          <table:table-cell office:value-type="float" office:value="26.723" calcext:value-type="float">
            <text:p>26.723</text:p>
          </table:table-cell>
          <table:table-cell office:value-type="float" office:value="0.0046978" calcext:value-type="float">
            <text:p>0.0046978</text:p>
          </table:table-cell>
          <table:table-cell office:value-type="float" office:value="-0.016723" calcext:value-type="float">
            <text:p>-0.016723</text:p>
          </table:table-cell>
          <table:table-cell office:value-type="float" office:value="1.1945" calcext:value-type="float">
            <text:p>1.1945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3.982" calcext:value-type="float">
            <text:p>63.982</text:p>
          </table:table-cell>
          <table:table-cell office:value-type="float" office:value="460.49" calcext:value-type="float">
            <text:p>460.49</text:p>
          </table:table-cell>
          <table:table-cell table:style-name="ce4" office:value-type="float" office:value="236810" calcext:value-type="float">
            <text:p>2.37E+05</text:p>
          </table:table-cell>
          <table:table-cell office:value-type="float" office:value="0.8873" calcext:value-type="float">
            <text:p>0.8873</text:p>
          </table:table-cell>
          <table:table-cell office:value-type="float" office:value="9.7222" calcext:value-type="float">
            <text:p>9.7222</text:p>
          </table:table-cell>
          <table:table-cell office:value-type="float" office:value="38" calcext:value-type="float">
            <text:p>38</text:p>
          </table:table-cell>
          <table:table-cell office:value-type="float" office:value="3.4048" calcext:value-type="float">
            <text:p>3.4048</text:p>
          </table:table-cell>
          <table:table-cell office:value-type="float" office:value="0.000013644" calcext:value-type="float">
            <text:p>1.36E-05</text:p>
          </table:table-cell>
          <table:table-cell office:value-type="float" office:value="0.57689" calcext:value-type="float">
            <text:p>0.57689</text:p>
          </table:table-cell>
          <table:table-cell office:value-type="float" office:value="230.76" calcext:value-type="float">
            <text:p>230.76</text:p>
          </table:table-cell>
          <table:table-cell office:value-type="float" office:value="0.00022735" calcext:value-type="float">
            <text:p>0.00022735</text:p>
          </table:table-cell>
          <table:table-cell office:value-type="float" office:value="0.00025716" calcext:value-type="float">
            <text:p>0.00025716</text:p>
          </table:table-cell>
          <table:table-cell office:value-type="float" office:value="4.3594" calcext:value-type="float">
            <text:p>4.3594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1.772" calcext:value-type="float">
            <text:p>51.772</text:p>
          </table:table-cell>
          <table:table-cell office:value-type="float" office:value="192.76" calcext:value-type="float">
            <text:p>192.76</text:p>
          </table:table-cell>
          <table:table-cell office:value-type="float" office:value="27.551" calcext:value-type="float">
            <text:p>27.551</text:p>
          </table:table-cell>
          <table:table-cell office:value-type="float" office:value="7.1977" calcext:value-type="float">
            <text:p>7.1977</text:p>
          </table:table-cell>
          <table:table-cell office:value-type="float" office:value="0.16292" calcext:value-type="float">
            <text:p>0.16292</text:p>
          </table:table-cell>
          <table:table-cell office:value-type="float" office:value="0.12634" calcext:value-type="float">
            <text:p>0.12634</text:p>
          </table:table-cell>
          <table:table-cell office:value-type="float" office:value="4.7307" calcext:value-type="float">
            <text:p>4.7307</text:p>
          </table:table-cell>
          <table:table-cell office:value-type="float" office:value="0.000015816" calcext:value-type="float">
            <text:p>1.58E-05</text:p>
          </table:table-cell>
          <table:table-cell office:value-type="float" office:value="0.57764" calcext:value-type="float">
            <text:p>0.57764</text:p>
          </table:table-cell>
          <table:table-cell office:value-type="float" office:value="33.764" calcext:value-type="float">
            <text:p>33.764</text:p>
          </table:table-cell>
          <table:table-cell office:value-type="float" office:value="0.00040303" calcext:value-type="float">
            <text:p>0.00040303</text:p>
          </table:table-cell>
          <table:table-cell office:value-type="float" office:value="-0.0028743" calcext:value-type="float">
            <text:p>-0.0028743</text:p>
          </table:table-cell>
          <table:table-cell office:value-type="float" office:value="3.0772" calcext:value-type="float">
            <text:p>3.0772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.962" calcext:value-type="float">
            <text:p>36.962</text:p>
          </table:table-cell>
          <table:table-cell office:value-type="float" office:value="43.049" calcext:value-type="float">
            <text:p>43.049</text:p>
          </table:table-cell>
          <table:table-cell office:value-type="float" office:value="0.66361" calcext:value-type="float">
            <text:p>0.66361</text:p>
          </table:table-cell>
          <table:table-cell office:value-type="float" office:value="0.77344" calcext:value-type="float">
            <text:p>0.77344</text:p>
          </table:table-cell>
          <table:table-cell office:value-type="float" office:value="0.58581" calcext:value-type="float">
            <text:p>0.58581</text:p>
          </table:table-cell>
          <table:table-cell office:value-type="float" office:value="0.20656" calcext:value-type="float">
            <text:p>0.20656</text:p>
          </table:table-cell>
          <table:table-cell office:value-type="float" office:value="2.9775" calcext:value-type="float">
            <text:p>2.9775</text:p>
          </table:table-cell>
          <table:table-cell office:value-type="float" office:value="0.000042198" calcext:value-type="float">
            <text:p>4.22E-05</text:p>
          </table:table-cell>
          <table:table-cell office:value-type="float" office:value="0.64734" calcext:value-type="float">
            <text:p>0.64734</text:p>
          </table:table-cell>
          <table:table-cell office:value-type="float" office:value="8.6829" calcext:value-type="float">
            <text:p>8.6829</text:p>
          </table:table-cell>
          <table:table-cell office:value-type="float" office:value="0.00050629" calcext:value-type="float">
            <text:p>0.00050629</text:p>
          </table:table-cell>
          <table:table-cell office:value-type="float" office:value="0.00062486" calcext:value-type="float">
            <text:p>0.00062486</text:p>
          </table:table-cell>
          <table:table-cell office:value-type="float" office:value="1.3756" calcext:value-type="float">
            <text:p>1.3756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.161" calcext:value-type="float">
            <text:p>20.161</text:p>
          </table:table-cell>
          <table:table-cell office:value-type="float" office:value="17.703" calcext:value-type="float">
            <text:p>17.703</text:p>
          </table:table-cell>
          <table:table-cell office:value-type="float" office:value="2.2063" calcext:value-type="float">
            <text:p>2.2063</text:p>
          </table:table-cell>
          <table:table-cell office:value-type="float" office:value="0.65396" calcext:value-type="float">
            <text:p>0.65396</text:p>
          </table:table-cell>
          <table:table-cell office:value-type="float" office:value="0.16968" calcext:value-type="float">
            <text:p>0.16968</text:p>
          </table:table-cell>
          <table:table-cell office:value-type="float" office:value="0.11364" calcext:value-type="float">
            <text:p>0.11364</text:p>
          </table:table-cell>
          <table:table-cell office:value-type="float" office:value="3.447" calcext:value-type="float">
            <text:p>3.447</text:p>
          </table:table-cell>
          <table:table-cell table:style-name="ce2" office:value-type="float" office:value="0.00024585" calcext:value-type="float">
            <text:p>0.00024585</text:p>
          </table:table-cell>
          <table:table-cell office:value-type="float" office:value="0.97768" calcext:value-type="float">
            <text:p>0.97768</text:p>
          </table:table-cell>
          <table:table-cell office:value-type="float" office:value="6.4594" calcext:value-type="float">
            <text:p>6.4594</text:p>
          </table:table-cell>
          <table:table-cell office:value-type="float" office:value="0.0025953" calcext:value-type="float">
            <text:p>0.0025953</text:p>
          </table:table-cell>
          <table:table-cell office:value-type="float" office:value="-0.0012787" calcext:value-type="float">
            <text:p>-0.0012787</text:p>
          </table:table-cell>
          <table:table-cell office:value-type="float" office:value="1.6487" calcext:value-type="float">
            <text:p>1.6487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.011" calcext:value-type="float">
            <text:p>20.011</text:p>
          </table:table-cell>
          <table:table-cell office:value-type="float" office:value="6.8858" calcext:value-type="float">
            <text:p>6.8858</text:p>
          </table:table-cell>
          <table:table-cell office:value-type="float" office:value="0.21353" calcext:value-type="float">
            <text:p>0.21353</text:p>
          </table:table-cell>
          <table:table-cell office:value-type="float" office:value="0.16312" calcext:value-type="float">
            <text:p>0.16312</text:p>
          </table:table-cell>
          <table:table-cell office:value-type="float" office:value="0.093526" calcext:value-type="float">
            <text:p>0.093526</text:p>
          </table:table-cell>
          <table:table-cell office:value-type="float" office:value="0.075511" calcext:value-type="float">
            <text:p>0.075511</text:p>
          </table:table-cell>
          <table:table-cell office:value-type="float" office:value="3.2089" calcext:value-type="float">
            <text:p>3.2089</text:p>
          </table:table-cell>
          <table:table-cell table:style-name="ce2" office:value-type="float" office:value="0.00019738" calcext:value-type="float">
            <text:p>0.00019738</text:p>
          </table:table-cell>
          <table:table-cell office:value-type="float" office:value="0.12078" calcext:value-type="float">
            <text:p>0.12078</text:p>
          </table:table-cell>
          <table:table-cell office:value-type="float" office:value="1.1085" calcext:value-type="float">
            <text:p>1.1085</text:p>
          </table:table-cell>
          <table:table-cell office:value-type="float" office:value="0.0018812" calcext:value-type="float">
            <text:p>0.0018812</text:p>
          </table:table-cell>
          <table:table-cell office:value-type="float" office:value="0.00097041" calcext:value-type="float">
            <text:p>0.00097041</text:p>
          </table:table-cell>
          <table:table-cell office:value-type="float" office:value="0.09384" calcext:value-type="float">
            <text:p>0.09384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.819" calcext:value-type="float">
            <text:p>18.819</text:p>
          </table:table-cell>
          <table:table-cell office:value-type="float" office:value="0.844" calcext:value-type="float">
            <text:p>0.844</text:p>
          </table:table-cell>
          <table:table-cell office:value-type="float" office:value="3.2788" calcext:value-type="float">
            <text:p>3.2788</text:p>
          </table:table-cell>
          <table:table-cell office:value-type="float" office:value="0.76337" calcext:value-type="float">
            <text:p>0.76337</text:p>
          </table:table-cell>
          <table:table-cell office:value-type="float" office:value="0.024319" calcext:value-type="float">
            <text:p>0.024319</text:p>
          </table:table-cell>
          <table:table-cell office:value-type="float" office:value="0.023956" calcext:value-type="float">
            <text:p>0.023956</text:p>
          </table:table-cell>
          <table:table-cell office:value-type="float" office:value="2.148" calcext:value-type="float">
            <text:p>2.148</text:p>
          </table:table-cell>
          <table:table-cell table:style-name="ce2" office:value-type="float" office:value="0.00031223" calcext:value-type="float">
            <text:p>0.00031223</text:p>
          </table:table-cell>
          <table:table-cell office:value-type="float" office:value="0.35999" calcext:value-type="float">
            <text:p>0.35999</text:p>
          </table:table-cell>
          <table:table-cell office:value-type="float" office:value="0.55192" calcext:value-type="float">
            <text:p>0.55192</text:p>
          </table:table-cell>
          <table:table-cell office:value-type="float" office:value="0.00075035" calcext:value-type="float">
            <text:p>0.00075035</text:p>
          </table:table-cell>
          <table:table-cell office:value-type="float" office:value="0.011842" calcext:value-type="float">
            <text:p>0.011842</text:p>
          </table:table-cell>
          <table:table-cell office:value-type="float" office:value="1.2856" calcext:value-type="float">
            <text:p>1.2856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.396" calcext:value-type="float">
            <text:p>19.396</text:p>
          </table:table-cell>
          <table:table-cell office:value-type="float" office:value="45.56" calcext:value-type="float">
            <text:p>45.56</text:p>
          </table:table-cell>
          <table:table-cell office:value-type="float" office:value="15.073" calcext:value-type="float">
            <text:p>15.073</text:p>
          </table:table-cell>
          <table:table-cell office:value-type="float" office:value="6.6984" calcext:value-type="float">
            <text:p>6.6984</text:p>
          </table:table-cell>
          <table:table-cell office:value-type="float" office:value="2.5637" calcext:value-type="float">
            <text:p>2.5637</text:p>
          </table:table-cell>
          <table:table-cell office:value-type="float" office:value="1.4653" calcext:value-type="float">
            <text:p>1.4653</text:p>
          </table:table-cell>
          <table:table-cell office:value-type="float" office:value="5.5861" calcext:value-type="float">
            <text:p>5.5861</text:p>
          </table:table-cell>
          <table:table-cell table:style-name="ce2" office:value-type="float" office:value="0.00086575" calcext:value-type="float">
            <text:p>0.00086575</text:p>
          </table:table-cell>
          <table:table-cell office:value-type="float" office:value="2.3629" calcext:value-type="float">
            <text:p>2.3629</text:p>
          </table:table-cell>
          <table:table-cell office:value-type="float" office:value="45.902" calcext:value-type="float">
            <text:p>45.902</text:p>
          </table:table-cell>
          <table:table-cell office:value-type="float" office:value="0.0066174" calcext:value-type="float">
            <text:p>0.0066174</text:p>
          </table:table-cell>
          <table:table-cell office:value-type="float" office:value="-0.0078872" calcext:value-type="float">
            <text:p>-0.0078872</text:p>
          </table:table-cell>
          <table:table-cell office:value-type="float" office:value="0.81484" calcext:value-type="float">
            <text:p>0.81484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26T00:39:28.334000000</dc:date>
    <meta:editing-duration>PT10M26S</meta:editing-duration>
    <meta:editing-cycles>2</meta:editing-cycles>
    <meta:generator>LibreOffice/7.3.4.2$Windows_X86_64 LibreOffice_project/728fec16bd5f605073805c3c9e7c4212a0120dc5</meta:generator>
    <meta:document-statistic meta:table-count="1" meta:cell-count="3666" meta:object-count="0"/>
  </office:meta>
</office:document-meta>
</file>